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1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/>
          <table:table-cell office:value-type="float" office:value="24911" calcext:value-type="float">
            <text:p>24911.0</text:p>
          </table:table-cell>
          <table:table-cell office:value-type="float" office:value="30774" calcext:value-type="float">
            <text:p>30774.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24970" calcext:value-type="float">
            <text:p>24970.0</text:p>
          </table:table-cell>
          <table:table-cell office:value-type="float" office:value="30444" calcext:value-type="float">
            <text:p>30444.0</text:p>
          </table:table-cell>
          <table:table-cell office:value-type="float" office:value="20" calcext:value-type="float">
            <text:p>20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/>
          <table:table-cell office:value-type="float" office:value="25095" calcext:value-type="float">
            <text:p>25095.0</text:p>
          </table:table-cell>
          <table:table-cell office:value-type="float" office:value="30344" calcext:value-type="float">
            <text:p>30344.0</text:p>
          </table:table-cell>
          <table:table-cell office:value-type="float" office:value="21" calcext:value-type="float">
            <text:p>21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/>
          <table:table-cell office:value-type="float" office:value="24847" calcext:value-type="float">
            <text:p>24847.0</text:p>
          </table:table-cell>
          <table:table-cell office:value-type="float" office:value="30504" calcext:value-type="float">
            <text:p>30504.0</text:p>
          </table:table-cell>
          <table:table-cell office:value-type="float" office:value="24" calcext:value-type="float">
            <text:p>24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/>
          <table:table-cell office:value-type="float" office:value="25113" calcext:value-type="float">
            <text:p>25113.0</text:p>
          </table:table-cell>
          <table:table-cell office:value-type="float" office:value="31072" calcext:value-type="float">
            <text:p>31072.0</text:p>
          </table:table-cell>
          <table:table-cell office:value-type="float" office:value="1" calcext:value-type="float">
            <text:p>1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/>
          <table:table-cell office:value-type="float" office:value="24961" calcext:value-type="float">
            <text:p>24961.0</text:p>
          </table:table-cell>
          <table:table-cell office:value-type="float" office:value="30387" calcext:value-type="float">
            <text:p>30387.0</text:p>
          </table:table-cell>
          <table:table-cell office:value-type="float" office:value="21" calcext:value-type="float">
            <text:p>21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/>
          <table:table-cell office:value-type="float" office:value="25102" calcext:value-type="float">
            <text:p>25102.0</text:p>
          </table:table-cell>
          <table:table-cell office:value-type="float" office:value="30320" calcext:value-type="float">
            <text:p>30320.0</text:p>
          </table:table-cell>
          <table:table-cell office:value-type="float" office:value="23" calcext:value-type="float">
            <text:p>23.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/>
          <table:table-cell office:value-type="float" office:value="24853" calcext:value-type="float">
            <text:p>24853.0</text:p>
          </table:table-cell>
          <table:table-cell office:value-type="float" office:value="30483" calcext:value-type="float">
            <text:p>30483.0</text:p>
          </table:table-cell>
          <table:table-cell office:value-type="float" office:value="25" calcext:value-type="float">
            <text:p>25.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/>
          <table:table-cell office:value-type="float" office:value="25107" calcext:value-type="float">
            <text:p>25107.0</text:p>
          </table:table-cell>
          <table:table-cell office:value-type="float" office:value="31097" calcext:value-type="float">
            <text:p>31097.0</text:p>
          </table:table-cell>
          <table:table-cell office:value-type="float" office:value="2" calcext:value-type="float">
            <text:p>2.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/>
          <table:table-cell office:value-type="float" office:value="24974" calcext:value-type="float">
            <text:p>24974.0</text:p>
          </table:table-cell>
          <table:table-cell office:value-type="float" office:value="30352" calcext:value-type="float">
            <text:p>30352.0</text:p>
          </table:table-cell>
          <table:table-cell office:value-type="float" office:value="23" calcext:value-type="float">
            <text:p>23.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/>
          <table:table-cell office:value-type="float" office:value="25107" calcext:value-type="float">
            <text:p>25107.0</text:p>
          </table:table-cell>
          <table:table-cell office:value-type="float" office:value="30289" calcext:value-type="float">
            <text:p>30289.0</text:p>
          </table:table-cell>
          <table:table-cell office:value-type="float" office:value="24" calcext:value-type="float">
            <text:p>24.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/>
          <table:table-cell office:value-type="float" office:value="24877" calcext:value-type="float">
            <text:p>24877.0</text:p>
          </table:table-cell>
          <table:table-cell office:value-type="float" office:value="30437" calcext:value-type="float">
            <text:p>30437.0</text:p>
          </table:table-cell>
          <table:table-cell office:value-type="float" office:value="26" calcext:value-type="float">
            <text:p>26.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/>
          <table:table-cell office:value-type="float" office:value="25111" calcext:value-type="float">
            <text:p>25111.0</text:p>
          </table:table-cell>
          <table:table-cell office:value-type="float" office:value="31097" calcext:value-type="float">
            <text:p>31097.0</text:p>
          </table:table-cell>
          <table:table-cell office:value-type="float" office:value="4" calcext:value-type="float">
            <text:p>4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/>
          <table:table-cell office:value-type="float" office:value="24972" calcext:value-type="float">
            <text:p>24972.0</text:p>
          </table:table-cell>
          <table:table-cell office:value-type="float" office:value="30341" calcext:value-type="float">
            <text:p>30341.0</text:p>
          </table:table-cell>
          <table:table-cell office:value-type="float" office:value="24" calcext:value-type="float">
            <text:p>24.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/>
          <table:table-cell office:value-type="float" office:value="25106" calcext:value-type="float">
            <text:p>25106.0</text:p>
          </table:table-cell>
          <table:table-cell office:value-type="float" office:value="30279" calcext:value-type="float">
            <text:p>30279.0</text:p>
          </table:table-cell>
          <table:table-cell office:value-type="float" office:value="25" calcext:value-type="float">
            <text:p>25.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/>
          <table:table-cell office:value-type="float" office:value="24889" calcext:value-type="float">
            <text:p>24889.0</text:p>
          </table:table-cell>
          <table:table-cell office:value-type="float" office:value="30409" calcext:value-type="float">
            <text:p>30409.0</text:p>
          </table:table-cell>
          <table:table-cell office:value-type="float" office:value="27" calcext:value-type="float">
            <text:p>27.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/>
          <table:table-cell office:value-type="float" office:value="25114" calcext:value-type="float">
            <text:p>25114.0</text:p>
          </table:table-cell>
          <table:table-cell office:value-type="float" office:value="31101" calcext:value-type="float">
            <text:p>31101.0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/>
          <table:table-cell office:value-type="float" office:value="25112" calcext:value-type="float">
            <text:p>25112.0</text:p>
          </table:table-cell>
          <table:table-cell office:value-type="float" office:value="30262" calcext:value-type="float">
            <text:p>30262.0</text:p>
          </table:table-cell>
          <table:table-cell office:value-type="float" office:value="26" calcext:value-type="float">
            <text:p>26.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/>
          <table:table-cell office:value-type="float" office:value="24897" calcext:value-type="float">
            <text:p>24897.0</text:p>
          </table:table-cell>
          <table:table-cell office:value-type="float" office:value="30394" calcext:value-type="float">
            <text:p>30394.0</text:p>
          </table:table-cell>
          <table:table-cell office:value-type="float" office:value="28" calcext:value-type="float">
            <text:p>28.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/>
          <table:table-cell office:value-type="float" office:value="25114" calcext:value-type="float">
            <text:p>25114.0</text:p>
          </table:table-cell>
          <table:table-cell office:value-type="float" office:value="31094" calcext:value-type="float">
            <text:p>31094.0</text:p>
          </table:table-cell>
          <table:table-cell office:value-type="float" office:value="6" calcext:value-type="float">
            <text:p>6.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/>
          <table:table-cell office:value-type="float" office:value="25133" calcext:value-type="float">
            <text:p>25133.0</text:p>
          </table:table-cell>
          <table:table-cell office:value-type="float" office:value="30225" calcext:value-type="float">
            <text:p>30225.0</text:p>
          </table:table-cell>
          <table:table-cell office:value-type="float" office:value="27" calcext:value-type="float">
            <text:p>27.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/>
          <table:table-cell office:value-type="float" office:value="24898" calcext:value-type="float">
            <text:p>24898.0</text:p>
          </table:table-cell>
          <table:table-cell office:value-type="float" office:value="30369" calcext:value-type="float">
            <text:p>30369.0</text:p>
          </table:table-cell>
          <table:table-cell office:value-type="float" office:value="29" calcext:value-type="float">
            <text:p>29.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/>
          <table:table-cell office:value-type="float" office:value="25148" calcext:value-type="float">
            <text:p>25148.0</text:p>
          </table:table-cell>
          <table:table-cell office:value-type="float" office:value="31100" calcext:value-type="float">
            <text:p>31100.0</text:p>
          </table:table-cell>
          <table:table-cell office:value-type="float" office:value="8" calcext:value-type="float">
            <text:p>8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/>
          <table:table-cell office:value-type="float" office:value="25185" calcext:value-type="float">
            <text:p>25185.0</text:p>
          </table:table-cell>
          <table:table-cell office:value-type="float" office:value="30157" calcext:value-type="float">
            <text:p>30157.0</text:p>
          </table:table-cell>
          <table:table-cell office:value-type="float" office:value="27" calcext:value-type="float">
            <text:p>27.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/>
          <table:table-cell office:value-type="float" office:value="24897" calcext:value-type="float">
            <text:p>24897.0</text:p>
          </table:table-cell>
          <table:table-cell office:value-type="float" office:value="30338" calcext:value-type="float">
            <text:p>30338.0</text:p>
          </table:table-cell>
          <table:table-cell office:value-type="float" office:value="30" calcext:value-type="float">
            <text:p>30.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/>
          <table:table-cell office:value-type="float" office:value="25113" calcext:value-type="float">
            <text:p>25113.0</text:p>
          </table:table-cell>
          <table:table-cell office:value-type="float" office:value="31108" calcext:value-type="float">
            <text:p>31108.0</text:p>
          </table:table-cell>
          <table:table-cell office:value-type="float" office:value="10" calcext:value-type="float">
            <text:p>10.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/>
          <table:table-cell office:value-type="float" office:value="25183" calcext:value-type="float">
            <text:p>25183.0</text:p>
          </table:table-cell>
          <table:table-cell office:value-type="float" office:value="30151" calcext:value-type="float">
            <text:p>30151.0</text:p>
          </table:table-cell>
          <table:table-cell office:value-type="float" office:value="28" calcext:value-type="float">
            <text:p>28.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/>
          <table:table-cell office:value-type="float" office:value="24895" calcext:value-type="float">
            <text:p>24895.0</text:p>
          </table:table-cell>
          <table:table-cell office:value-type="float" office:value="30319" calcext:value-type="float">
            <text:p>30319.0</text:p>
          </table:table-cell>
          <table:table-cell office:value-type="float" office:value="31" calcext:value-type="float">
            <text:p>31.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/>
          <table:table-cell office:value-type="float" office:value="25119" calcext:value-type="float">
            <text:p>25119.0</text:p>
          </table:table-cell>
          <table:table-cell office:value-type="float" office:value="31115" calcext:value-type="float">
            <text:p>31115.0</text:p>
          </table:table-cell>
          <table:table-cell office:value-type="float" office:value="12" calcext:value-type="float">
            <text:p>12.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/>
          <table:table-cell office:value-type="float" office:value="25180" calcext:value-type="float">
            <text:p>25180.0</text:p>
          </table:table-cell>
          <table:table-cell office:value-type="float" office:value="30129" calcext:value-type="float">
            <text:p>30129.0</text:p>
          </table:table-cell>
          <table:table-cell office:value-type="float" office:value="29" calcext:value-type="float">
            <text:p>29.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/>
          <table:table-cell office:value-type="float" office:value="24899" calcext:value-type="float">
            <text:p>24899.0</text:p>
          </table:table-cell>
          <table:table-cell office:value-type="float" office:value="30295" calcext:value-type="float">
            <text:p>30295.0</text:p>
          </table:table-cell>
          <table:table-cell office:value-type="float" office:value="31" calcext:value-type="float">
            <text:p>31.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/>
          <table:table-cell office:value-type="float" office:value="25126" calcext:value-type="float">
            <text:p>25126.0</text:p>
          </table:table-cell>
          <table:table-cell office:value-type="float" office:value="31146" calcext:value-type="float">
            <text:p>31146.0</text:p>
          </table:table-cell>
          <table:table-cell office:value-type="float" office:value="14" calcext:value-type="float">
            <text:p>14.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/>
          <table:table-cell office:value-type="float" office:value="25178" calcext:value-type="float">
            <text:p>25178.0</text:p>
          </table:table-cell>
          <table:table-cell office:value-type="float" office:value="30117" calcext:value-type="float">
            <text:p>30117.0</text:p>
          </table:table-cell>
          <table:table-cell office:value-type="float" office:value="31" calcext:value-type="float">
            <text:p>31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/>
          <table:table-cell office:value-type="float" office:value="24904" calcext:value-type="float">
            <text:p>24904.0</text:p>
          </table:table-cell>
          <table:table-cell office:value-type="float" office:value="30269" calcext:value-type="float">
            <text:p>30269.0</text:p>
          </table:table-cell>
          <table:table-cell office:value-type="float" office:value="32" calcext:value-type="float">
            <text:p>32.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/>
          <table:table-cell office:value-type="float" office:value="25108" calcext:value-type="float">
            <text:p>25108.0</text:p>
          </table:table-cell>
          <table:table-cell office:value-type="float" office:value="31169" calcext:value-type="float">
            <text:p>31169.0</text:p>
          </table:table-cell>
          <table:table-cell office:value-type="float" office:value="16" calcext:value-type="float">
            <text:p>16.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/>
          <table:table-cell office:value-type="float" office:value="25173" calcext:value-type="float">
            <text:p>25173.0</text:p>
          </table:table-cell>
          <table:table-cell office:value-type="float" office:value="30098" calcext:value-type="float">
            <text:p>30098.0</text:p>
          </table:table-cell>
          <table:table-cell office:value-type="float" office:value="32" calcext:value-type="float">
            <text:p>32.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/>
          <table:table-cell office:value-type="float" office:value="24898" calcext:value-type="float">
            <text:p>24898.0</text:p>
          </table:table-cell>
          <table:table-cell office:value-type="float" office:value="30244" calcext:value-type="float">
            <text:p>30244.0</text:p>
          </table:table-cell>
          <table:table-cell office:value-type="float" office:value="33" calcext:value-type="float">
            <text:p>33.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/>
          <table:table-cell office:value-type="float" office:value="25098" calcext:value-type="float">
            <text:p>25098.0</text:p>
          </table:table-cell>
          <table:table-cell office:value-type="float" office:value="31178" calcext:value-type="float">
            <text:p>31178.0</text:p>
          </table:table-cell>
          <table:table-cell office:value-type="float" office:value="17" calcext:value-type="float">
            <text:p>17.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5170" calcext:value-type="float">
            <text:p>25170.0</text:p>
          </table:table-cell>
          <table:table-cell office:value-type="float" office:value="30085" calcext:value-type="float">
            <text:p>30085.0</text:p>
          </table:table-cell>
          <table:table-cell office:value-type="float" office:value="34" calcext:value-type="float">
            <text:p>34.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/>
          <table:table-cell office:value-type="float" office:value="24902" calcext:value-type="float">
            <text:p>24902.0</text:p>
          </table:table-cell>
          <table:table-cell office:value-type="float" office:value="30206" calcext:value-type="float">
            <text:p>30206.0</text:p>
          </table:table-cell>
          <table:table-cell office:value-type="float" office:value="33" calcext:value-type="float">
            <text:p>33.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/>
          <table:table-cell office:value-type="float" office:value="25091" calcext:value-type="float">
            <text:p>25091.0</text:p>
          </table:table-cell>
          <table:table-cell office:value-type="float" office:value="31183" calcext:value-type="float">
            <text:p>31183.0</text:p>
          </table:table-cell>
          <table:table-cell office:value-type="float" office:value="18" calcext:value-type="float">
            <text:p>18.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/>
          <table:table-cell office:value-type="float" office:value="25168" calcext:value-type="float">
            <text:p>25168.0</text:p>
          </table:table-cell>
          <table:table-cell office:value-type="float" office:value="30050" calcext:value-type="float">
            <text:p>30050.0</text:p>
          </table:table-cell>
          <table:table-cell office:value-type="float" office:value="36" calcext:value-type="float">
            <text:p>36.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/>
          <table:table-cell office:value-type="float" office:value="24905" calcext:value-type="float">
            <text:p>24905.0</text:p>
          </table:table-cell>
          <table:table-cell office:value-type="float" office:value="30197" calcext:value-type="float">
            <text:p>30197.0</text:p>
          </table:table-cell>
          <table:table-cell office:value-type="float" office:value="34" calcext:value-type="float">
            <text:p>34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/>
          <table:table-cell office:value-type="float" office:value="25086" calcext:value-type="float">
            <text:p>25086.0</text:p>
          </table:table-cell>
          <table:table-cell office:value-type="float" office:value="31189" calcext:value-type="float">
            <text:p>31189.0</text:p>
          </table:table-cell>
          <table:table-cell office:value-type="float" office:value="20" calcext:value-type="float">
            <text:p>20.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/>
          <table:table-cell office:value-type="float" office:value="25175" calcext:value-type="float">
            <text:p>25175.0</text:p>
          </table:table-cell>
          <table:table-cell office:value-type="float" office:value="30019" calcext:value-type="float">
            <text:p>30019.0</text:p>
          </table:table-cell>
          <table:table-cell office:value-type="float" office:value="37" calcext:value-type="float">
            <text:p>37.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/>
          <table:table-cell office:value-type="float" office:value="24912" calcext:value-type="float">
            <text:p>24912.0</text:p>
          </table:table-cell>
          <table:table-cell office:value-type="float" office:value="30176" calcext:value-type="float">
            <text:p>30176.0</text:p>
          </table:table-cell>
          <table:table-cell office:value-type="float" office:value="35" calcext:value-type="float">
            <text:p>35.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/>
          <table:table-cell office:value-type="float" office:value="25078" calcext:value-type="float">
            <text:p>25078.0</text:p>
          </table:table-cell>
          <table:table-cell office:value-type="float" office:value="31185" calcext:value-type="float">
            <text:p>31185.0</text:p>
          </table:table-cell>
          <table:table-cell office:value-type="float" office:value="21" calcext:value-type="float">
            <text:p>21.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/>
          <table:table-cell office:value-type="float" office:value="25173" calcext:value-type="float">
            <text:p>25173.0</text:p>
          </table:table-cell>
          <table:table-cell office:value-type="float" office:value="30005" calcext:value-type="float">
            <text:p>30005.0</text:p>
          </table:table-cell>
          <table:table-cell office:value-type="float" office:value="38" calcext:value-type="float">
            <text:p>38.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/>
          <table:table-cell office:value-type="float" office:value="24926" calcext:value-type="float">
            <text:p>24926.0</text:p>
          </table:table-cell>
          <table:table-cell office:value-type="float" office:value="30143" calcext:value-type="float">
            <text:p>30143.0</text:p>
          </table:table-cell>
          <table:table-cell office:value-type="float" office:value="36" calcext:value-type="float">
            <text:p>36.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/>
          <table:table-cell office:value-type="float" office:value="25076" calcext:value-type="float">
            <text:p>25076.0</text:p>
          </table:table-cell>
          <table:table-cell office:value-type="float" office:value="31186" calcext:value-type="float">
            <text:p>31186.0</text:p>
          </table:table-cell>
          <table:table-cell office:value-type="float" office:value="23" calcext:value-type="float">
            <text:p>23.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/>
          <table:table-cell office:value-type="float" office:value="25168" calcext:value-type="float">
            <text:p>25168.0</text:p>
          </table:table-cell>
          <table:table-cell office:value-type="float" office:value="29980" calcext:value-type="float">
            <text:p>29980.0</text:p>
          </table:table-cell>
          <table:table-cell office:value-type="float" office:value="39" calcext:value-type="float">
            <text:p>39.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/>
          <table:table-cell office:value-type="float" office:value="24949" calcext:value-type="float">
            <text:p>24949.0</text:p>
          </table:table-cell>
          <table:table-cell office:value-type="float" office:value="30101" calcext:value-type="float">
            <text:p>30101.0</text:p>
          </table:table-cell>
          <table:table-cell office:value-type="float" office:value="37" calcext:value-type="float">
            <text:p>37.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/>
          <table:table-cell office:value-type="float" office:value="25061" calcext:value-type="float">
            <text:p>25061.0</text:p>
          </table:table-cell>
          <table:table-cell office:value-type="float" office:value="31190" calcext:value-type="float">
            <text:p>31190.0</text:p>
          </table:table-cell>
          <table:table-cell office:value-type="float" office:value="25" calcext:value-type="float">
            <text:p>25.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/>
          <table:table-cell office:value-type="float" office:value="25166" calcext:value-type="float">
            <text:p>25166.0</text:p>
          </table:table-cell>
          <table:table-cell office:value-type="float" office:value="29948" calcext:value-type="float">
            <text:p>29948.0</text:p>
          </table:table-cell>
          <table:table-cell office:value-type="float" office:value="40" calcext:value-type="float">
            <text:p>40.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/>
          <table:table-cell office:value-type="float" office:value="24980" calcext:value-type="float">
            <text:p>24980.0</text:p>
          </table:table-cell>
          <table:table-cell office:value-type="float" office:value="30040" calcext:value-type="float">
            <text:p>30040.0</text:p>
          </table:table-cell>
          <table:table-cell office:value-type="float" office:value="37" calcext:value-type="float">
            <text:p>37.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5059" calcext:value-type="float">
            <text:p>25059.0</text:p>
          </table:table-cell>
          <table:table-cell office:value-type="float" office:value="31191" calcext:value-type="float">
            <text:p>31191.0</text:p>
          </table:table-cell>
          <table:table-cell office:value-type="float" office:value="27" calcext:value-type="float">
            <text:p>27.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/>
          <table:table-cell office:value-type="float" office:value="25164" calcext:value-type="float">
            <text:p>25164.0</text:p>
          </table:table-cell>
          <table:table-cell office:value-type="float" office:value="29935" calcext:value-type="float">
            <text:p>29935.0</text:p>
          </table:table-cell>
          <table:table-cell office:value-type="float" office:value="41" calcext:value-type="float">
            <text:p>41.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/>
          <table:table-cell office:value-type="float" office:value="24993" calcext:value-type="float">
            <text:p>24993.0</text:p>
          </table:table-cell>
          <table:table-cell office:value-type="float" office:value="30020" calcext:value-type="float">
            <text:p>30020.0</text:p>
          </table:table-cell>
          <table:table-cell office:value-type="float" office:value="38" calcext:value-type="float">
            <text:p>38.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/>
          <table:table-cell office:value-type="float" office:value="25058" calcext:value-type="float">
            <text:p>25058.0</text:p>
          </table:table-cell>
          <table:table-cell office:value-type="float" office:value="31185" calcext:value-type="float">
            <text:p>31185.0</text:p>
          </table:table-cell>
          <table:table-cell office:value-type="float" office:value="29" calcext:value-type="float">
            <text:p>29.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/>
          <table:table-cell office:value-type="float" office:value="25157" calcext:value-type="float">
            <text:p>25157.0</text:p>
          </table:table-cell>
          <table:table-cell office:value-type="float" office:value="29922" calcext:value-type="float">
            <text:p>29922.0</text:p>
          </table:table-cell>
          <table:table-cell office:value-type="float" office:value="42" calcext:value-type="float">
            <text:p>42.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/>
          <table:table-cell office:value-type="float" office:value="25006" calcext:value-type="float">
            <text:p>25006.0</text:p>
          </table:table-cell>
          <table:table-cell office:value-type="float" office:value="30015" calcext:value-type="float">
            <text:p>30015.0</text:p>
          </table:table-cell>
          <table:table-cell office:value-type="float" office:value="39" calcext:value-type="float">
            <text:p>39.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/>
          <table:table-cell office:value-type="float" office:value="25058" calcext:value-type="float">
            <text:p>25058.0</text:p>
          </table:table-cell>
          <table:table-cell office:value-type="float" office:value="31178" calcext:value-type="float">
            <text:p>31178.0</text:p>
          </table:table-cell>
          <table:table-cell office:value-type="float" office:value="31" calcext:value-type="float">
            <text:p>31.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/>
          <table:table-cell office:value-type="float" office:value="25154" calcext:value-type="float">
            <text:p>25154.0</text:p>
          </table:table-cell>
          <table:table-cell office:value-type="float" office:value="29919" calcext:value-type="float">
            <text:p>29919.0</text:p>
          </table:table-cell>
          <table:table-cell office:value-type="float" office:value="43" calcext:value-type="float">
            <text:p>43.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/>
          <table:table-cell office:value-type="float" office:value="25049" calcext:value-type="float">
            <text:p>25049.0</text:p>
          </table:table-cell>
          <table:table-cell office:value-type="float" office:value="30011" calcext:value-type="float">
            <text:p>30011.0</text:p>
          </table:table-cell>
          <table:table-cell office:value-type="float" office:value="39" calcext:value-type="float">
            <text:p>39.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/>
          <table:table-cell office:value-type="float" office:value="25058" calcext:value-type="float">
            <text:p>25058.0</text:p>
          </table:table-cell>
          <table:table-cell office:value-type="float" office:value="31178" calcext:value-type="float">
            <text:p>31178.0</text:p>
          </table:table-cell>
          <table:table-cell office:value-type="float" office:value="34" calcext:value-type="float">
            <text:p>34.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/>
          <table:table-cell office:value-type="float" office:value="25157" calcext:value-type="float">
            <text:p>25157.0</text:p>
          </table:table-cell>
          <table:table-cell office:value-type="float" office:value="29888" calcext:value-type="float">
            <text:p>29888.0</text:p>
          </table:table-cell>
          <table:table-cell office:value-type="float" office:value="44" calcext:value-type="float">
            <text:p>44.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5098" calcext:value-type="float">
            <text:p>25098.0</text:p>
          </table:table-cell>
          <table:table-cell office:value-type="float" office:value="30075" calcext:value-type="float">
            <text:p>30075.0</text:p>
          </table:table-cell>
          <table:table-cell office:value-type="float" office:value="39" calcext:value-type="float">
            <text:p>39.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re-check</text:p>
          </table:table-cell>
          <table:table-cell office:value-type="float" office:value="25089" calcext:value-type="float">
            <text:p>25089.0</text:p>
          </table:table-cell>
          <table:table-cell office:value-type="float" office:value="29994" calcext:value-type="float">
            <text:p>29994.0</text:p>
          </table:table-cell>
          <table:table-cell office:value-type="float" office:value="40" calcext:value-type="float">
            <text:p>40.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/>
          <table:table-cell office:value-type="float" office:value="25050" calcext:value-type="float">
            <text:p>25050.0</text:p>
          </table:table-cell>
          <table:table-cell office:value-type="float" office:value="31174" calcext:value-type="float">
            <text:p>31174.0</text:p>
          </table:table-cell>
          <table:table-cell office:value-type="float" office:value="36" calcext:value-type="float">
            <text:p>36.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/>
          <table:table-cell office:value-type="float" office:value="25148" calcext:value-type="float">
            <text:p>25148.0</text:p>
          </table:table-cell>
          <table:table-cell office:value-type="float" office:value="29866" calcext:value-type="float">
            <text:p>29866.0</text:p>
          </table:table-cell>
          <table:table-cell office:value-type="float" office:value="45" calcext:value-type="float">
            <text:p>45.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/>
          <table:table-cell office:value-type="float" office:value="25104" calcext:value-type="float">
            <text:p>25104.0</text:p>
          </table:table-cell>
          <table:table-cell office:value-type="float" office:value="30103" calcext:value-type="float">
            <text:p>30103.0</text:p>
          </table:table-cell>
          <table:table-cell office:value-type="float" office:value="38" calcext:value-type="float">
            <text:p>38.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/>
          <table:table-cell office:value-type="float" office:value="25090" calcext:value-type="float">
            <text:p>25090.0</text:p>
          </table:table-cell>
          <table:table-cell office:value-type="float" office:value="29994" calcext:value-type="float">
            <text:p>29994.0</text:p>
          </table:table-cell>
          <table:table-cell office:value-type="float" office:value="41" calcext:value-type="float">
            <text:p>41.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/>
          <table:table-cell office:value-type="float" office:value="25032" calcext:value-type="float">
            <text:p>25032.0</text:p>
          </table:table-cell>
          <table:table-cell office:value-type="float" office:value="31163" calcext:value-type="float">
            <text:p>31163.0</text:p>
          </table:table-cell>
          <table:table-cell office:value-type="float" office:value="38" calcext:value-type="float">
            <text:p>38.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/>
          <table:table-cell office:value-type="float" office:value="25152" calcext:value-type="float">
            <text:p>25152.0</text:p>
          </table:table-cell>
          <table:table-cell office:value-type="float" office:value="29857" calcext:value-type="float">
            <text:p>29857.0</text:p>
          </table:table-cell>
          <table:table-cell office:value-type="float" office:value="46" calcext:value-type="float">
            <text:p>46.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/>
          <table:table-cell office:value-type="float" office:value="25102" calcext:value-type="float">
            <text:p>25102.0</text:p>
          </table:table-cell>
          <table:table-cell office:value-type="float" office:value="30132" calcext:value-type="float">
            <text:p>30132.0</text:p>
          </table:table-cell>
          <table:table-cell office:value-type="float" office:value="37" calcext:value-type="float">
            <text:p>37.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/>
          <table:table-cell office:value-type="float" office:value="25101" calcext:value-type="float">
            <text:p>25101.0</text:p>
          </table:table-cell>
          <table:table-cell office:value-type="float" office:value="29977" calcext:value-type="float">
            <text:p>29977.0</text:p>
          </table:table-cell>
          <table:table-cell office:value-type="float" office:value="42" calcext:value-type="float">
            <text:p>42.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/>
          <table:table-cell office:value-type="float" office:value="25030" calcext:value-type="float">
            <text:p>25030.0</text:p>
          </table:table-cell>
          <table:table-cell office:value-type="float" office:value="31157" calcext:value-type="float">
            <text:p>31157.0</text:p>
          </table:table-cell>
          <table:table-cell office:value-type="float" office:value="39" calcext:value-type="float">
            <text:p>39.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/>
          <table:table-cell office:value-type="float" office:value="25140" calcext:value-type="float">
            <text:p>25140.0</text:p>
          </table:table-cell>
          <table:table-cell office:value-type="float" office:value="29837" calcext:value-type="float">
            <text:p>29837.0</text:p>
          </table:table-cell>
          <table:table-cell office:value-type="float" office:value="47" calcext:value-type="float">
            <text:p>47.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/>
          <table:table-cell office:value-type="float" office:value="25103" calcext:value-type="float">
            <text:p>25103.0</text:p>
          </table:table-cell>
          <table:table-cell office:value-type="float" office:value="30149" calcext:value-type="float">
            <text:p>30149.0</text:p>
          </table:table-cell>
          <table:table-cell office:value-type="float" office:value="36" calcext:value-type="float">
            <text:p>36.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/>
          <table:table-cell office:value-type="float" office:value="25117" calcext:value-type="float">
            <text:p>25117.0</text:p>
          </table:table-cell>
          <table:table-cell office:value-type="float" office:value="29954" calcext:value-type="float">
            <text:p>29954.0</text:p>
          </table:table-cell>
          <table:table-cell office:value-type="float" office:value="44" calcext:value-type="float">
            <text:p>44.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/>
          <table:table-cell office:value-type="float" office:value="25017" calcext:value-type="float">
            <text:p>25017.0</text:p>
          </table:table-cell>
          <table:table-cell office:value-type="float" office:value="31144" calcext:value-type="float">
            <text:p>31144.0</text:p>
          </table:table-cell>
          <table:table-cell office:value-type="float" office:value="40" calcext:value-type="float">
            <text:p>40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/>
          <table:table-cell office:value-type="float" office:value="25130" calcext:value-type="float">
            <text:p>25130.0</text:p>
          </table:table-cell>
          <table:table-cell office:value-type="float" office:value="29819" calcext:value-type="float">
            <text:p>29819.0</text:p>
          </table:table-cell>
          <table:table-cell office:value-type="float" office:value="48" calcext:value-type="float">
            <text:p>48.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/>
          <table:table-cell office:value-type="float" office:value="25093" calcext:value-type="float">
            <text:p>25093.0</text:p>
          </table:table-cell>
          <table:table-cell office:value-type="float" office:value="30173" calcext:value-type="float">
            <text:p>30173.0</text:p>
          </table:table-cell>
          <table:table-cell office:value-type="float" office:value="35" calcext:value-type="float">
            <text:p>35.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/>
          <table:table-cell office:value-type="float" office:value="25129" calcext:value-type="float">
            <text:p>25129.0</text:p>
          </table:table-cell>
          <table:table-cell office:value-type="float" office:value="29950" calcext:value-type="float">
            <text:p>29950.0</text:p>
          </table:table-cell>
          <table:table-cell office:value-type="float" office:value="45" calcext:value-type="float">
            <text:p>45.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/>
          <table:table-cell office:value-type="float" office:value="25018" calcext:value-type="float">
            <text:p>25018.0</text:p>
          </table:table-cell>
          <table:table-cell office:value-type="float" office:value="31131" calcext:value-type="float">
            <text:p>31131.0</text:p>
          </table:table-cell>
          <table:table-cell office:value-type="float" office:value="41" calcext:value-type="float">
            <text:p>41.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/>
          <table:table-cell office:value-type="float" office:value="25124" calcext:value-type="float">
            <text:p>25124.0</text:p>
          </table:table-cell>
          <table:table-cell office:value-type="float" office:value="29764" calcext:value-type="float">
            <text:p>29764.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/>
          <table:table-cell office:value-type="float" office:value="25138" calcext:value-type="float">
            <text:p>25138.0</text:p>
          </table:table-cell>
          <table:table-cell office:value-type="float" office:value="29940" calcext:value-type="float">
            <text:p>29940.0</text:p>
          </table:table-cell>
          <table:table-cell office:value-type="float" office:value="46" calcext:value-type="float">
            <text:p>46.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/>
          <table:table-cell office:value-type="float" office:value="25015" calcext:value-type="float">
            <text:p>25015.0</text:p>
          </table:table-cell>
          <table:table-cell office:value-type="float" office:value="31101" calcext:value-type="float">
            <text:p>31101.0</text:p>
          </table:table-cell>
          <table:table-cell office:value-type="float" office:value="42" calcext:value-type="float">
            <text:p>42.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/>
          <table:table-cell office:value-type="float" office:value="25118" calcext:value-type="float">
            <text:p>25118.0</text:p>
          </table:table-cell>
          <table:table-cell office:value-type="float" office:value="29739" calcext:value-type="float">
            <text:p>29739.0</text:p>
          </table:table-cell>
          <table:table-cell office:value-type="float" office:value="51" calcext:value-type="float">
            <text:p>51.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/>
          <table:table-cell office:value-type="float" office:value="25139" calcext:value-type="float">
            <text:p>25139.0</text:p>
          </table:table-cell>
          <table:table-cell office:value-type="float" office:value="29940" calcext:value-type="float">
            <text:p>29940.0</text:p>
          </table:table-cell>
          <table:table-cell office:value-type="float" office:value="47" calcext:value-type="float">
            <text:p>47.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/>
          <table:table-cell office:value-type="float" office:value="25014" calcext:value-type="float">
            <text:p>25014.0</text:p>
          </table:table-cell>
          <table:table-cell office:value-type="float" office:value="31110" calcext:value-type="float">
            <text:p>31110.0</text:p>
          </table:table-cell>
          <table:table-cell office:value-type="float" office:value="43" calcext:value-type="float">
            <text:p>43.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/>
          <table:table-cell office:value-type="float" office:value="25105" calcext:value-type="float">
            <text:p>25105.0</text:p>
          </table:table-cell>
          <table:table-cell office:value-type="float" office:value="29720" calcext:value-type="float">
            <text:p>29720.0</text:p>
          </table:table-cell>
          <table:table-cell office:value-type="float" office:value="52" calcext:value-type="float">
            <text:p>52.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/>
          <table:table-cell office:value-type="float" office:value="25146" calcext:value-type="float">
            <text:p>25146.0</text:p>
          </table:table-cell>
          <table:table-cell office:value-type="float" office:value="29919" calcext:value-type="float">
            <text:p>29919.0</text:p>
          </table:table-cell>
          <table:table-cell office:value-type="float" office:value="48" calcext:value-type="float">
            <text:p>48.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/>
          <table:table-cell office:value-type="float" office:value="25013" calcext:value-type="float">
            <text:p>25013.0</text:p>
          </table:table-cell>
          <table:table-cell office:value-type="float" office:value="31075" calcext:value-type="float">
            <text:p>31075.0</text:p>
          </table:table-cell>
          <table:table-cell office:value-type="float" office:value="44" calcext:value-type="float">
            <text:p>44.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/>
          <table:table-cell office:value-type="float" office:value="25104" calcext:value-type="float">
            <text:p>25104.0</text:p>
          </table:table-cell>
          <table:table-cell office:value-type="float" office:value="29689" calcext:value-type="float">
            <text:p>29689.0</text:p>
          </table:table-cell>
          <table:table-cell office:value-type="float" office:value="53" calcext:value-type="float">
            <text:p>53.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/>
          <table:table-cell office:value-type="float" office:value="25161" calcext:value-type="float">
            <text:p>25161.0</text:p>
          </table:table-cell>
          <table:table-cell office:value-type="float" office:value="29894" calcext:value-type="float">
            <text:p>29894.0</text:p>
          </table:table-cell>
          <table:table-cell office:value-type="float" office:value="49" calcext:value-type="float">
            <text:p>49.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/>
          <table:table-cell office:value-type="float" office:value="25015" calcext:value-type="float">
            <text:p>25015.0</text:p>
          </table:table-cell>
          <table:table-cell office:value-type="float" office:value="31075" calcext:value-type="float">
            <text:p>31075.0</text:p>
          </table:table-cell>
          <table:table-cell office:value-type="float" office:value="45" calcext:value-type="float">
            <text:p>45.0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/>
          <table:table-cell office:value-type="float" office:value="25100" calcext:value-type="float">
            <text:p>25100.0</text:p>
          </table:table-cell>
          <table:table-cell office:value-type="float" office:value="29666" calcext:value-type="float">
            <text:p>29666.0</text:p>
          </table:table-cell>
          <table:table-cell office:value-type="float" office:value="54" calcext:value-type="float">
            <text:p>54.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/>
          <table:table-cell office:value-type="float" office:value="25169" calcext:value-type="float">
            <text:p>25169.0</text:p>
          </table:table-cell>
          <table:table-cell office:value-type="float" office:value="29862" calcext:value-type="float">
            <text:p>29862.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25016" calcext:value-type="float">
            <text:p>25016.0</text:p>
          </table:table-cell>
          <table:table-cell office:value-type="float" office:value="31057" calcext:value-type="float">
            <text:p>31057.0</text:p>
          </table:table-cell>
          <table:table-cell office:value-type="float" office:value="46" calcext:value-type="float">
            <text:p>46.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/>
          <table:table-cell office:value-type="float" office:value="25089" calcext:value-type="float">
            <text:p>25089.0</text:p>
          </table:table-cell>
          <table:table-cell office:value-type="float" office:value="29648" calcext:value-type="float">
            <text:p>29648.0</text:p>
          </table:table-cell>
          <table:table-cell office:value-type="float" office:value="55" calcext:value-type="float">
            <text:p>55.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/>
          <table:table-cell office:value-type="float" office:value="25172" calcext:value-type="float">
            <text:p>25172.0</text:p>
          </table:table-cell>
          <table:table-cell office:value-type="float" office:value="29830" calcext:value-type="float">
            <text:p>29830.0</text:p>
          </table:table-cell>
          <table:table-cell office:value-type="float" office:value="51" calcext:value-type="float">
            <text:p>51.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/>
          <table:table-cell office:value-type="float" office:value="25005" calcext:value-type="float">
            <text:p>25005.0</text:p>
          </table:table-cell>
          <table:table-cell office:value-type="float" office:value="31039" calcext:value-type="float">
            <text:p>31039.0</text:p>
          </table:table-cell>
          <table:table-cell office:value-type="float" office:value="47" calcext:value-type="float">
            <text:p>47.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/>
          <table:table-cell office:value-type="float" office:value="25081" calcext:value-type="float">
            <text:p>25081.0</text:p>
          </table:table-cell>
          <table:table-cell office:value-type="float" office:value="29626" calcext:value-type="float">
            <text:p>29626.0</text:p>
          </table:table-cell>
          <table:table-cell office:value-type="float" office:value="56" calcext:value-type="float">
            <text:p>56.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/>
          <table:table-cell office:value-type="float" office:value="25182" calcext:value-type="float">
            <text:p>25182.0</text:p>
          </table:table-cell>
          <table:table-cell office:value-type="float" office:value="29791" calcext:value-type="float">
            <text:p>29791.0</text:p>
          </table:table-cell>
          <table:table-cell office:value-type="float" office:value="52" calcext:value-type="float">
            <text:p>52.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/>
          <table:table-cell office:value-type="float" office:value="25009" calcext:value-type="float">
            <text:p>25009.0</text:p>
          </table:table-cell>
          <table:table-cell office:value-type="float" office:value="31031" calcext:value-type="float">
            <text:p>31031.0</text:p>
          </table:table-cell>
          <table:table-cell office:value-type="float" office:value="48" calcext:value-type="float">
            <text:p>48.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/>
          <table:table-cell office:value-type="float" office:value="25077" calcext:value-type="float">
            <text:p>25077.0</text:p>
          </table:table-cell>
          <table:table-cell office:value-type="float" office:value="29615" calcext:value-type="float">
            <text:p>29615.0</text:p>
          </table:table-cell>
          <table:table-cell office:value-type="float" office:value="57" calcext:value-type="float">
            <text:p>57.0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/>
          <table:table-cell office:value-type="float" office:value="25185" calcext:value-type="float">
            <text:p>25185.0</text:p>
          </table:table-cell>
          <table:table-cell office:value-type="float" office:value="29734" calcext:value-type="float">
            <text:p>29734.0</text:p>
          </table:table-cell>
          <table:table-cell office:value-type="float" office:value="53" calcext:value-type="float">
            <text:p>53.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/>
          <table:table-cell office:value-type="float" office:value="25007" calcext:value-type="float">
            <text:p>25007.0</text:p>
          </table:table-cell>
          <table:table-cell office:value-type="float" office:value="31026" calcext:value-type="float">
            <text:p>31026.0</text:p>
          </table:table-cell>
          <table:table-cell office:value-type="float" office:value="49" calcext:value-type="float">
            <text:p>49.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/>
          <table:table-cell office:value-type="float" office:value="25067" calcext:value-type="float">
            <text:p>25067.0</text:p>
          </table:table-cell>
          <table:table-cell office:value-type="float" office:value="29584" calcext:value-type="float">
            <text:p>29584.0</text:p>
          </table:table-cell>
          <table:table-cell office:value-type="float" office:value="59" calcext:value-type="float">
            <text:p>59.0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/>
          <table:table-cell office:value-type="float" office:value="25175" calcext:value-type="float">
            <text:p>25175.0</text:p>
          </table:table-cell>
          <table:table-cell office:value-type="float" office:value="29708" calcext:value-type="float">
            <text:p>29708.0</text:p>
          </table:table-cell>
          <table:table-cell office:value-type="float" office:value="54" calcext:value-type="float">
            <text:p>54.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/>
          <table:table-cell office:value-type="float" office:value="25006" calcext:value-type="float">
            <text:p>25006.0</text:p>
          </table:table-cell>
          <table:table-cell office:value-type="float" office:value="31018" calcext:value-type="float">
            <text:p>31018.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/>
          <table:table-cell office:value-type="float" office:value="25062" calcext:value-type="float">
            <text:p>25062.0</text:p>
          </table:table-cell>
          <table:table-cell office:value-type="float" office:value="29566" calcext:value-type="float">
            <text:p>29566.0</text:p>
          </table:table-cell>
          <table:table-cell office:value-type="float" office:value="60" calcext:value-type="float">
            <text:p>60.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/>
          <table:table-cell office:value-type="float" office:value="25172" calcext:value-type="float">
            <text:p>25172.0</text:p>
          </table:table-cell>
          <table:table-cell office:value-type="float" office:value="29680" calcext:value-type="float">
            <text:p>29680.0</text:p>
          </table:table-cell>
          <table:table-cell office:value-type="float" office:value="55" calcext:value-type="float">
            <text:p>55.0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/>
          <table:table-cell office:value-type="float" office:value="25006" calcext:value-type="float">
            <text:p>25006.0</text:p>
          </table:table-cell>
          <table:table-cell office:value-type="float" office:value="31006" calcext:value-type="float">
            <text:p>31006.0</text:p>
          </table:table-cell>
          <table:table-cell office:value-type="float" office:value="51" calcext:value-type="float">
            <text:p>51.0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/>
          <table:table-cell office:value-type="float" office:value="25056" calcext:value-type="float">
            <text:p>25056.0</text:p>
          </table:table-cell>
          <table:table-cell office:value-type="float" office:value="29549" calcext:value-type="float">
            <text:p>29549.0</text:p>
          </table:table-cell>
          <table:table-cell office:value-type="float" office:value="61" calcext:value-type="float">
            <text:p>61.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/>
          <table:table-cell office:value-type="float" office:value="25160" calcext:value-type="float">
            <text:p>25160.0</text:p>
          </table:table-cell>
          <table:table-cell office:value-type="float" office:value="29665" calcext:value-type="float">
            <text:p>29665.0</text:p>
          </table:table-cell>
          <table:table-cell office:value-type="float" office:value="56" calcext:value-type="float">
            <text:p>56.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/>
          <table:table-cell office:value-type="float" office:value="25004" calcext:value-type="float">
            <text:p>25004.0</text:p>
          </table:table-cell>
          <table:table-cell office:value-type="float" office:value="31000" calcext:value-type="float">
            <text:p>31000.0</text:p>
          </table:table-cell>
          <table:table-cell office:value-type="float" office:value="52" calcext:value-type="float">
            <text:p>52.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/>
          <table:table-cell office:value-type="float" office:value="25045" calcext:value-type="float">
            <text:p>25045.0</text:p>
          </table:table-cell>
          <table:table-cell office:value-type="float" office:value="29533" calcext:value-type="float">
            <text:p>29533.0</text:p>
          </table:table-cell>
          <table:table-cell office:value-type="float" office:value="63" calcext:value-type="float">
            <text:p>63.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/>
          <table:table-cell office:value-type="float" office:value="25152" calcext:value-type="float">
            <text:p>25152.0</text:p>
          </table:table-cell>
          <table:table-cell office:value-type="float" office:value="29655" calcext:value-type="float">
            <text:p>29655.0</text:p>
          </table:table-cell>
          <table:table-cell office:value-type="float" office:value="57" calcext:value-type="float">
            <text:p>57.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/>
          <table:table-cell office:value-type="float" office:value="25004" calcext:value-type="float">
            <text:p>25004.0</text:p>
          </table:table-cell>
          <table:table-cell office:value-type="float" office:value="30990" calcext:value-type="float">
            <text:p>30990.0</text:p>
          </table:table-cell>
          <table:table-cell office:value-type="float" office:value="53" calcext:value-type="float">
            <text:p>53.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/>
          <table:table-cell office:value-type="float" office:value="25045" calcext:value-type="float">
            <text:p>25045.0</text:p>
          </table:table-cell>
          <table:table-cell office:value-type="float" office:value="29521" calcext:value-type="float">
            <text:p>29521.0</text:p>
          </table:table-cell>
          <table:table-cell office:value-type="float" office:value="64" calcext:value-type="float">
            <text:p>64.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/>
          <table:table-cell office:value-type="float" office:value="25146" calcext:value-type="float">
            <text:p>25146.0</text:p>
          </table:table-cell>
          <table:table-cell office:value-type="float" office:value="29640" calcext:value-type="float">
            <text:p>29640.0</text:p>
          </table:table-cell>
          <table:table-cell office:value-type="float" office:value="58" calcext:value-type="float">
            <text:p>58.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/>
          <table:table-cell office:value-type="float" office:value="25000" calcext:value-type="float">
            <text:p>25000.0</text:p>
          </table:table-cell>
          <table:table-cell office:value-type="float" office:value="30980" calcext:value-type="float">
            <text:p>30980.0</text:p>
          </table:table-cell>
          <table:table-cell office:value-type="float" office:value="54" calcext:value-type="float">
            <text:p>54.0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/>
          <table:table-cell office:value-type="float" office:value="25046" calcext:value-type="float">
            <text:p>25046.0</text:p>
          </table:table-cell>
          <table:table-cell office:value-type="float" office:value="29509" calcext:value-type="float">
            <text:p>29509.0</text:p>
          </table:table-cell>
          <table:table-cell office:value-type="float" office:value="66" calcext:value-type="float">
            <text:p>66.0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/>
          <table:table-cell office:value-type="float" office:value="25143" calcext:value-type="float">
            <text:p>25143.0</text:p>
          </table:table-cell>
          <table:table-cell office:value-type="float" office:value="29619" calcext:value-type="float">
            <text:p>29619.0</text:p>
          </table:table-cell>
          <table:table-cell office:value-type="float" office:value="59" calcext:value-type="float">
            <text:p>59.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/>
          <table:table-cell office:value-type="float" office:value="24991" calcext:value-type="float">
            <text:p>24991.0</text:p>
          </table:table-cell>
          <table:table-cell office:value-type="float" office:value="30976" calcext:value-type="float">
            <text:p>30976.0</text:p>
          </table:table-cell>
          <table:table-cell office:value-type="float" office:value="55" calcext:value-type="float">
            <text:p>55.0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/>
          <table:table-cell office:value-type="float" office:value="25046" calcext:value-type="float">
            <text:p>25046.0</text:p>
          </table:table-cell>
          <table:table-cell office:value-type="float" office:value="29498" calcext:value-type="float">
            <text:p>29498.0</text:p>
          </table:table-cell>
          <table:table-cell office:value-type="float" office:value="68" calcext:value-type="float">
            <text:p>68.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/>
          <table:table-cell office:value-type="float" office:value="25136" calcext:value-type="float">
            <text:p>25136.0</text:p>
          </table:table-cell>
          <table:table-cell office:value-type="float" office:value="29600" calcext:value-type="float">
            <text:p>29600.0</text:p>
          </table:table-cell>
          <table:table-cell office:value-type="float" office:value="60" calcext:value-type="float">
            <text:p>60.0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/>
          <table:table-cell office:value-type="float" office:value="24980" calcext:value-type="float">
            <text:p>24980.0</text:p>
          </table:table-cell>
          <table:table-cell office:value-type="float" office:value="30966" calcext:value-type="float">
            <text:p>30966.0</text:p>
          </table:table-cell>
          <table:table-cell office:value-type="float" office:value="56" calcext:value-type="float">
            <text:p>56.0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/>
          <table:table-cell office:value-type="float" office:value="25044" calcext:value-type="float">
            <text:p>25044.0</text:p>
          </table:table-cell>
          <table:table-cell office:value-type="float" office:value="29488" calcext:value-type="float">
            <text:p>29488.0</text:p>
          </table:table-cell>
          <table:table-cell office:value-type="float" office:value="70" calcext:value-type="float">
            <text:p>70.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/>
          <table:table-cell office:value-type="float" office:value="25124" calcext:value-type="float">
            <text:p>25124.0</text:p>
          </table:table-cell>
          <table:table-cell office:value-type="float" office:value="29588" calcext:value-type="float">
            <text:p>29588.0</text:p>
          </table:table-cell>
          <table:table-cell office:value-type="float" office:value="62" calcext:value-type="float">
            <text:p>62.0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/>
          <table:table-cell office:value-type="float" office:value="24970" calcext:value-type="float">
            <text:p>24970.0</text:p>
          </table:table-cell>
          <table:table-cell office:value-type="float" office:value="30954" calcext:value-type="float">
            <text:p>30954.0</text:p>
          </table:table-cell>
          <table:table-cell office:value-type="float" office:value="57" calcext:value-type="float">
            <text:p>57.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/>
          <table:table-cell office:value-type="float" office:value="25033" calcext:value-type="float">
            <text:p>25033.0</text:p>
          </table:table-cell>
          <table:table-cell office:value-type="float" office:value="29467" calcext:value-type="float">
            <text:p>29467.0</text:p>
          </table:table-cell>
          <table:table-cell office:value-type="float" office:value="72" calcext:value-type="float">
            <text:p>72.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/>
          <table:table-cell office:value-type="float" office:value="25113" calcext:value-type="float">
            <text:p>25113.0</text:p>
          </table:table-cell>
          <table:table-cell office:value-type="float" office:value="29580" calcext:value-type="float">
            <text:p>29580.0</text:p>
          </table:table-cell>
          <table:table-cell office:value-type="float" office:value="63" calcext:value-type="float">
            <text:p>63.0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/>
          <table:table-cell office:value-type="float" office:value="24970" calcext:value-type="float">
            <text:p>24970.0</text:p>
          </table:table-cell>
          <table:table-cell office:value-type="float" office:value="30951" calcext:value-type="float">
            <text:p>30951.0</text:p>
          </table:table-cell>
          <table:table-cell office:value-type="float" office:value="58" calcext:value-type="float">
            <text:p>58.0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/>
          <table:table-cell office:value-type="float" office:value="25012" calcext:value-type="float">
            <text:p>25012.0</text:p>
          </table:table-cell>
          <table:table-cell office:value-type="float" office:value="29453" calcext:value-type="float">
            <text:p>29453.0</text:p>
          </table:table-cell>
          <table:table-cell office:value-type="float" office:value="73" calcext:value-type="float">
            <text:p>73.0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/>
          <table:table-cell office:value-type="float" office:value="25108" calcext:value-type="float">
            <text:p>25108.0</text:p>
          </table:table-cell>
          <table:table-cell office:value-type="float" office:value="29573" calcext:value-type="float">
            <text:p>29573.0</text:p>
          </table:table-cell>
          <table:table-cell office:value-type="float" office:value="64" calcext:value-type="float">
            <text:p>64.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/>
          <table:table-cell office:value-type="float" office:value="24953" calcext:value-type="float">
            <text:p>24953.0</text:p>
          </table:table-cell>
          <table:table-cell office:value-type="float" office:value="30941" calcext:value-type="float">
            <text:p>30941.0</text:p>
          </table:table-cell>
          <table:table-cell office:value-type="float" office:value="59" calcext:value-type="float">
            <text:p>59.0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/>
          <table:table-cell office:value-type="float" office:value="24997" calcext:value-type="float">
            <text:p>24997.0</text:p>
          </table:table-cell>
          <table:table-cell office:value-type="float" office:value="29441" calcext:value-type="float">
            <text:p>29441.0</text:p>
          </table:table-cell>
          <table:table-cell office:value-type="float" office:value="74" calcext:value-type="float">
            <text:p>74.0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/>
          <table:table-cell office:value-type="float" office:value="25112" calcext:value-type="float">
            <text:p>25112.0</text:p>
          </table:table-cell>
          <table:table-cell office:value-type="float" office:value="29572" calcext:value-type="float">
            <text:p>29572.0</text:p>
          </table:table-cell>
          <table:table-cell office:value-type="float" office:value="65" calcext:value-type="float">
            <text:p>65.0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/>
          <table:table-cell office:value-type="float" office:value="24931" calcext:value-type="float">
            <text:p>24931.0</text:p>
          </table:table-cell>
          <table:table-cell office:value-type="float" office:value="30928" calcext:value-type="float">
            <text:p>30928.0</text:p>
          </table:table-cell>
          <table:table-cell office:value-type="float" office:value="60" calcext:value-type="float">
            <text:p>60.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/>
          <table:table-cell office:value-type="float" office:value="24997" calcext:value-type="float">
            <text:p>24997.0</text:p>
          </table:table-cell>
          <table:table-cell office:value-type="float" office:value="29419" calcext:value-type="float">
            <text:p>29419.0</text:p>
          </table:table-cell>
          <table:table-cell office:value-type="float" office:value="75" calcext:value-type="float">
            <text:p>75.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/>
          <table:table-cell office:value-type="float" office:value="25110" calcext:value-type="float">
            <text:p>25110.0</text:p>
          </table:table-cell>
          <table:table-cell office:value-type="float" office:value="29551" calcext:value-type="float">
            <text:p>29551.0</text:p>
          </table:table-cell>
          <table:table-cell office:value-type="float" office:value="67" calcext:value-type="float">
            <text:p>67.0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/>
          <table:table-cell office:value-type="float" office:value="24867" calcext:value-type="float">
            <text:p>24867.0</text:p>
          </table:table-cell>
          <table:table-cell office:value-type="float" office:value="30907" calcext:value-type="float">
            <text:p>30907.0</text:p>
          </table:table-cell>
          <table:table-cell office:value-type="float" office:value="60" calcext:value-type="float">
            <text:p>60.0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/>
          <table:table-cell office:value-type="float" office:value="24976" calcext:value-type="float">
            <text:p>24976.0</text:p>
          </table:table-cell>
          <table:table-cell office:value-type="float" office:value="29408" calcext:value-type="float">
            <text:p>29408.0</text:p>
          </table:table-cell>
          <table:table-cell office:value-type="float" office:value="77" calcext:value-type="float">
            <text:p>77.0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/>
          <table:table-cell office:value-type="float" office:value="25114" calcext:value-type="float">
            <text:p>25114.0</text:p>
          </table:table-cell>
          <table:table-cell office:value-type="float" office:value="29536" calcext:value-type="float">
            <text:p>29536.0</text:p>
          </table:table-cell>
          <table:table-cell office:value-type="float" office:value="69" calcext:value-type="float">
            <text:p>69.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/>
          <table:table-cell office:value-type="float" office:value="24863" calcext:value-type="float">
            <text:p>24863.0</text:p>
          </table:table-cell>
          <table:table-cell office:value-type="float" office:value="30904" calcext:value-type="float">
            <text:p>30904.0</text:p>
          </table:table-cell>
          <table:table-cell office:value-type="float" office:value="61" calcext:value-type="float">
            <text:p>61.0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/>
          <table:table-cell office:value-type="float" office:value="24970" calcext:value-type="float">
            <text:p>24970.0</text:p>
          </table:table-cell>
          <table:table-cell office:value-type="float" office:value="29393" calcext:value-type="float">
            <text:p>29393.0</text:p>
          </table:table-cell>
          <table:table-cell office:value-type="float" office:value="78" calcext:value-type="float">
            <text:p>78.0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/>
          <table:table-cell office:value-type="float" office:value="25107" calcext:value-type="float">
            <text:p>25107.0</text:p>
          </table:table-cell>
          <table:table-cell office:value-type="float" office:value="29522" calcext:value-type="float">
            <text:p>29522.0</text:p>
          </table:table-cell>
          <table:table-cell office:value-type="float" office:value="71" calcext:value-type="float">
            <text:p>71.0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"/>
          <table:table-cell office:value-type="float" office:value="24859" calcext:value-type="float">
            <text:p>24859.0</text:p>
          </table:table-cell>
          <table:table-cell office:value-type="float" office:value="30893" calcext:value-type="float">
            <text:p>30893.0</text:p>
          </table:table-cell>
          <table:table-cell office:value-type="float" office:value="62" calcext:value-type="float">
            <text:p>62.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GapJunction</text:p>
          </table:table-cell>
          <table:table-cell office:value-type="float" office:value="24965" calcext:value-type="float">
            <text:p>24965.0</text:p>
          </table:table-cell>
          <table:table-cell office:value-type="float" office:value="29391" calcext:value-type="float">
            <text:p>29391.0</text:p>
          </table:table-cell>
          <table:table-cell office:value-type="float" office:value="80" calcext:value-type="float">
            <text:p>80.0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"/>
          <table:table-cell office:value-type="float" office:value="25112" calcext:value-type="float">
            <text:p>25112.0</text:p>
          </table:table-cell>
          <table:table-cell office:value-type="float" office:value="29510" calcext:value-type="float">
            <text:p>29510.0</text:p>
          </table:table-cell>
          <table:table-cell office:value-type="float" office:value="73" calcext:value-type="float">
            <text:p>73.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"/>
          <table:table-cell office:value-type="float" office:value="24846" calcext:value-type="float">
            <text:p>24846.0</text:p>
          </table:table-cell>
          <table:table-cell office:value-type="float" office:value="30885" calcext:value-type="float">
            <text:p>30885.0</text:p>
          </table:table-cell>
          <table:table-cell office:value-type="float" office:value="63" calcext:value-type="float">
            <text:p>63.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"/>
          <table:table-cell office:value-type="float" office:value="24954" calcext:value-type="float">
            <text:p>24954.0</text:p>
          </table:table-cell>
          <table:table-cell office:value-type="float" office:value="29383" calcext:value-type="float">
            <text:p>29383.0</text:p>
          </table:table-cell>
          <table:table-cell office:value-type="float" office:value="82" calcext:value-type="float">
            <text:p>82.0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"/>
          <table:table-cell office:value-type="float" office:value="25112" calcext:value-type="float">
            <text:p>25112.0</text:p>
          </table:table-cell>
          <table:table-cell office:value-type="float" office:value="29510" calcext:value-type="float">
            <text:p>29510.0</text:p>
          </table:table-cell>
          <table:table-cell office:value-type="float" office:value="75" calcext:value-type="float">
            <text:p>75.0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"/>
          <table:table-cell office:value-type="float" office:value="24844" calcext:value-type="float">
            <text:p>24844.0</text:p>
          </table:table-cell>
          <table:table-cell office:value-type="float" office:value="30881" calcext:value-type="float">
            <text:p>30881.0</text:p>
          </table:table-cell>
          <table:table-cell office:value-type="float" office:value="64" calcext:value-type="float">
            <text:p>64.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"/>
          <table:table-cell office:value-type="float" office:value="24959" calcext:value-type="float">
            <text:p>24959.0</text:p>
          </table:table-cell>
          <table:table-cell office:value-type="float" office:value="29380" calcext:value-type="float">
            <text:p>29380.0</text:p>
          </table:table-cell>
          <table:table-cell office:value-type="float" office:value="84" calcext:value-type="float">
            <text:p>84.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"/>
          <table:table-cell office:value-type="float" office:value="25109" calcext:value-type="float">
            <text:p>25109.0</text:p>
          </table:table-cell>
          <table:table-cell office:value-type="float" office:value="29503" calcext:value-type="float">
            <text:p>29503.0</text:p>
          </table:table-cell>
          <table:table-cell office:value-type="float" office:value="77" calcext:value-type="float">
            <text:p>77.0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/>
          <table:table-cell office:value-type="float" office:value="24843" calcext:value-type="float">
            <text:p>24843.0</text:p>
          </table:table-cell>
          <table:table-cell office:value-type="float" office:value="30876" calcext:value-type="float">
            <text:p>30876.0</text:p>
          </table:table-cell>
          <table:table-cell office:value-type="float" office:value="65" calcext:value-type="float">
            <text:p>65.0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"/>
          <table:table-cell office:value-type="float" office:value="24959" calcext:value-type="float">
            <text:p>24959.0</text:p>
          </table:table-cell>
          <table:table-cell office:value-type="float" office:value="29380" calcext:value-type="float">
            <text:p>29380.0</text:p>
          </table:table-cell>
          <table:table-cell office:value-type="float" office:value="86" calcext:value-type="float">
            <text:p>86.0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"/>
          <table:table-cell office:value-type="float" office:value="25102" calcext:value-type="float">
            <text:p>25102.0</text:p>
          </table:table-cell>
          <table:table-cell office:value-type="float" office:value="29496" calcext:value-type="float">
            <text:p>29496.0</text:p>
          </table:table-cell>
          <table:table-cell office:value-type="float" office:value="79" calcext:value-type="float">
            <text:p>79.0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"/>
          <table:table-cell office:value-type="float" office:value="24843" calcext:value-type="float">
            <text:p>24843.0</text:p>
          </table:table-cell>
          <table:table-cell office:value-type="float" office:value="30876" calcext:value-type="float">
            <text:p>30876.0</text:p>
          </table:table-cell>
          <table:table-cell office:value-type="float" office:value="66" calcext:value-type="float">
            <text:p>66.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"/>
          <table:table-cell office:value-type="float" office:value="24966" calcext:value-type="float">
            <text:p>24966.0</text:p>
          </table:table-cell>
          <table:table-cell office:value-type="float" office:value="29378" calcext:value-type="float">
            <text:p>29378.0</text:p>
          </table:table-cell>
          <table:table-cell office:value-type="float" office:value="88" calcext:value-type="float">
            <text:p>88.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"/>
          <table:table-cell office:value-type="float" office:value="25102" calcext:value-type="float">
            <text:p>25102.0</text:p>
          </table:table-cell>
          <table:table-cell office:value-type="float" office:value="29494" calcext:value-type="float">
            <text:p>29494.0</text:p>
          </table:table-cell>
          <table:table-cell office:value-type="float" office:value="81" calcext:value-type="float">
            <text:p>81.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"/>
          <table:table-cell office:value-type="float" office:value="24839" calcext:value-type="float">
            <text:p>24839.0</text:p>
          </table:table-cell>
          <table:table-cell office:value-type="float" office:value="30867" calcext:value-type="float">
            <text:p>30867.0</text:p>
          </table:table-cell>
          <table:table-cell office:value-type="float" office:value="67" calcext:value-type="float">
            <text:p>67.0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1"/>
          <table:table-cell office:value-type="float" office:value="24988" calcext:value-type="float">
            <text:p>24988.0</text:p>
          </table:table-cell>
          <table:table-cell office:value-type="float" office:value="29386" calcext:value-type="float">
            <text:p>29386.0</text:p>
          </table:table-cell>
          <table:table-cell office:value-type="float" office:value="90" calcext:value-type="float">
            <text:p>90.0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"/>
          <table:table-cell office:value-type="float" office:value="25102" calcext:value-type="float">
            <text:p>25102.0</text:p>
          </table:table-cell>
          <table:table-cell office:value-type="float" office:value="29493" calcext:value-type="float">
            <text:p>29493.0</text:p>
          </table:table-cell>
          <table:table-cell office:value-type="float" office:value="82" calcext:value-type="float">
            <text:p>82.0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"/>
          <table:table-cell office:value-type="float" office:value="24828" calcext:value-type="float">
            <text:p>24828.0</text:p>
          </table:table-cell>
          <table:table-cell office:value-type="float" office:value="30866" calcext:value-type="float">
            <text:p>30866.0</text:p>
          </table:table-cell>
          <table:table-cell office:value-type="float" office:value="68" calcext:value-type="float">
            <text:p>68.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"/>
          <table:table-cell office:value-type="float" office:value="24995" calcext:value-type="float">
            <text:p>24995.0</text:p>
          </table:table-cell>
          <table:table-cell office:value-type="float" office:value="29396" calcext:value-type="float">
            <text:p>29396.0</text:p>
          </table:table-cell>
          <table:table-cell office:value-type="float" office:value="92" calcext:value-type="float">
            <text:p>92.0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"/>
          <table:table-cell office:value-type="float" office:value="25104" calcext:value-type="float">
            <text:p>25104.0</text:p>
          </table:table-cell>
          <table:table-cell office:value-type="float" office:value="29487" calcext:value-type="float">
            <text:p>29487.0</text:p>
          </table:table-cell>
          <table:table-cell office:value-type="float" office:value="84" calcext:value-type="float">
            <text:p>84.0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"/>
          <table:table-cell office:value-type="float" office:value="24833" calcext:value-type="float">
            <text:p>24833.0</text:p>
          </table:table-cell>
          <table:table-cell office:value-type="float" office:value="30865" calcext:value-type="float">
            <text:p>30865.0</text:p>
          </table:table-cell>
          <table:table-cell office:value-type="float" office:value="69" calcext:value-type="float">
            <text:p>69.0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"/>
          <table:table-cell office:value-type="float" office:value="25009" calcext:value-type="float">
            <text:p>25009.0</text:p>
          </table:table-cell>
          <table:table-cell office:value-type="float" office:value="29397" calcext:value-type="float">
            <text:p>29397.0</text:p>
          </table:table-cell>
          <table:table-cell office:value-type="float" office:value="94" calcext:value-type="float">
            <text:p>94.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"/>
          <table:table-cell office:value-type="float" office:value="25108" calcext:value-type="float">
            <text:p>25108.0</text:p>
          </table:table-cell>
          <table:table-cell office:value-type="float" office:value="29479" calcext:value-type="float">
            <text:p>29479.0</text:p>
          </table:table-cell>
          <table:table-cell office:value-type="float" office:value="86" calcext:value-type="float">
            <text:p>86.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"/>
          <table:table-cell office:value-type="float" office:value="24833" calcext:value-type="float">
            <text:p>24833.0</text:p>
          </table:table-cell>
          <table:table-cell office:value-type="float" office:value="30865" calcext:value-type="float">
            <text:p>30865.0</text:p>
          </table:table-cell>
          <table:table-cell office:value-type="float" office:value="70" calcext:value-type="float">
            <text:p>70.0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1"/>
          <table:table-cell office:value-type="float" office:value="25023" calcext:value-type="float">
            <text:p>25023.0</text:p>
          </table:table-cell>
          <table:table-cell office:value-type="float" office:value="29404" calcext:value-type="float">
            <text:p>29404.0</text:p>
          </table:table-cell>
          <table:table-cell office:value-type="float" office:value="96" calcext:value-type="float">
            <text:p>96.0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"/>
          <table:table-cell office:value-type="float" office:value="25108" calcext:value-type="float">
            <text:p>25108.0</text:p>
          </table:table-cell>
          <table:table-cell office:value-type="float" office:value="29479" calcext:value-type="float">
            <text:p>29479.0</text:p>
          </table:table-cell>
          <table:table-cell office:value-type="float" office:value="88" calcext:value-type="float">
            <text:p>88.0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"/>
          <table:table-cell office:value-type="float" office:value="24825" calcext:value-type="float">
            <text:p>24825.0</text:p>
          </table:table-cell>
          <table:table-cell office:value-type="float" office:value="30882" calcext:value-type="float">
            <text:p>30882.0</text:p>
          </table:table-cell>
          <table:table-cell office:value-type="float" office:value="71" calcext:value-type="float">
            <text:p>71.0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"/>
          <table:table-cell office:value-type="float" office:value="25024" calcext:value-type="float">
            <text:p>25024.0</text:p>
          </table:table-cell>
          <table:table-cell office:value-type="float" office:value="29406" calcext:value-type="float">
            <text:p>29406.0</text:p>
          </table:table-cell>
          <table:table-cell office:value-type="float" office:value="98" calcext:value-type="float">
            <text:p>98.0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"/>
          <table:table-cell office:value-type="float" office:value="25110" calcext:value-type="float">
            <text:p>25110.0</text:p>
          </table:table-cell>
          <table:table-cell office:value-type="float" office:value="29468" calcext:value-type="float">
            <text:p>29468.0</text:p>
          </table:table-cell>
          <table:table-cell office:value-type="float" office:value="90" calcext:value-type="float">
            <text:p>90.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1"/>
          <table:table-cell office:value-type="float" office:value="24827" calcext:value-type="float">
            <text:p>24827.0</text:p>
          </table:table-cell>
          <table:table-cell office:value-type="float" office:value="30883" calcext:value-type="float">
            <text:p>30883.0</text:p>
          </table:table-cell>
          <table:table-cell office:value-type="float" office:value="72" calcext:value-type="float">
            <text:p>72.0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"/>
          <table:table-cell office:value-type="float" office:value="25033" calcext:value-type="float">
            <text:p>25033.0</text:p>
          </table:table-cell>
          <table:table-cell office:value-type="float" office:value="29402" calcext:value-type="float">
            <text:p>29402.0</text:p>
          </table:table-cell>
          <table:table-cell office:value-type="float" office:value="100" calcext:value-type="float">
            <text:p>100.0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"/>
          <table:table-cell office:value-type="float" office:value="25109" calcext:value-type="float">
            <text:p>25109.0</text:p>
          </table:table-cell>
          <table:table-cell office:value-type="float" office:value="29466" calcext:value-type="float">
            <text:p>29466.0</text:p>
          </table:table-cell>
          <table:table-cell office:value-type="float" office:value="91" calcext:value-type="float">
            <text:p>91.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"/>
          <table:table-cell office:value-type="float" office:value="24818" calcext:value-type="float">
            <text:p>24818.0</text:p>
          </table:table-cell>
          <table:table-cell office:value-type="float" office:value="30887" calcext:value-type="float">
            <text:p>30887.0</text:p>
          </table:table-cell>
          <table:table-cell office:value-type="float" office:value="73" calcext:value-type="float">
            <text:p>73.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"/>
          <table:table-cell office:value-type="float" office:value="25034" calcext:value-type="float">
            <text:p>25034.0</text:p>
          </table:table-cell>
          <table:table-cell office:value-type="float" office:value="29403" calcext:value-type="float">
            <text:p>29403.0</text:p>
          </table:table-cell>
          <table:table-cell office:value-type="float" office:value="102" calcext:value-type="float">
            <text:p>102.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"/>
          <table:table-cell office:value-type="float" office:value="25110" calcext:value-type="float">
            <text:p>25110.0</text:p>
          </table:table-cell>
          <table:table-cell office:value-type="float" office:value="29459" calcext:value-type="float">
            <text:p>29459.0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"/>
          <table:table-cell office:value-type="float" office:value="24810" calcext:value-type="float">
            <text:p>24810.0</text:p>
          </table:table-cell>
          <table:table-cell office:value-type="float" office:value="30888" calcext:value-type="float">
            <text:p>30888.0</text:p>
          </table:table-cell>
          <table:table-cell office:value-type="float" office:value="74" calcext:value-type="float">
            <text:p>74.0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"/>
          <table:table-cell office:value-type="float" office:value="25041" calcext:value-type="float">
            <text:p>25041.0</text:p>
          </table:table-cell>
          <table:table-cell office:value-type="float" office:value="29400" calcext:value-type="float">
            <text:p>29400.0</text:p>
          </table:table-cell>
          <table:table-cell office:value-type="float" office:value="104" calcext:value-type="float">
            <text:p>104.0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"/>
          <table:table-cell office:value-type="float" office:value="25114" calcext:value-type="float">
            <text:p>25114.0</text:p>
          </table:table-cell>
          <table:table-cell office:value-type="float" office:value="29453" calcext:value-type="float">
            <text:p>29453.0</text:p>
          </table:table-cell>
          <table:table-cell office:value-type="float" office:value="94" calcext:value-type="float">
            <text:p>94.0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1"/>
          <table:table-cell office:value-type="float" office:value="24794" calcext:value-type="float">
            <text:p>24794.0</text:p>
          </table:table-cell>
          <table:table-cell office:value-type="float" office:value="30897" calcext:value-type="float">
            <text:p>30897.0</text:p>
          </table:table-cell>
          <table:table-cell office:value-type="float" office:value="75" calcext:value-type="float">
            <text:p>75.0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"/>
          <table:table-cell office:value-type="float" office:value="25043" calcext:value-type="float">
            <text:p>25043.0</text:p>
          </table:table-cell>
          <table:table-cell office:value-type="float" office:value="29398" calcext:value-type="float">
            <text:p>29398.0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"/>
          <table:table-cell office:value-type="float" office:value="25111" calcext:value-type="float">
            <text:p>25111.0</text:p>
          </table:table-cell>
          <table:table-cell office:value-type="float" office:value="29454" calcext:value-type="float">
            <text:p>29454.0</text:p>
          </table:table-cell>
          <table:table-cell office:value-type="float" office:value="96" calcext:value-type="float">
            <text:p>96.0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1"/>
          <table:table-cell office:value-type="float" office:value="24770" calcext:value-type="float">
            <text:p>24770.0</text:p>
          </table:table-cell>
          <table:table-cell office:value-type="float" office:value="30909" calcext:value-type="float">
            <text:p>30909.0</text:p>
          </table:table-cell>
          <table:table-cell office:value-type="float" office:value="76" calcext:value-type="float">
            <text:p>76.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"/>
          <table:table-cell office:value-type="float" office:value="25045" calcext:value-type="float">
            <text:p>25045.0</text:p>
          </table:table-cell>
          <table:table-cell office:value-type="float" office:value="29391" calcext:value-type="float">
            <text:p>29391.0</text:p>
          </table:table-cell>
          <table:table-cell office:value-type="float" office:value="108" calcext:value-type="float">
            <text:p>108.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"/>
          <table:table-cell office:value-type="float" office:value="25116" calcext:value-type="float">
            <text:p>25116.0</text:p>
          </table:table-cell>
          <table:table-cell office:value-type="float" office:value="29450" calcext:value-type="float">
            <text:p>29450.0</text:p>
          </table:table-cell>
          <table:table-cell office:value-type="float" office:value="98" calcext:value-type="float">
            <text:p>98.0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"/>
          <table:table-cell office:value-type="float" office:value="24754" calcext:value-type="float">
            <text:p>24754.0</text:p>
          </table:table-cell>
          <table:table-cell office:value-type="float" office:value="30922" calcext:value-type="float">
            <text:p>30922.0</text:p>
          </table:table-cell>
          <table:table-cell office:value-type="float" office:value="77" calcext:value-type="float">
            <text:p>77.0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"/>
          <table:table-cell office:value-type="float" office:value="25040" calcext:value-type="float">
            <text:p>25040.0</text:p>
          </table:table-cell>
          <table:table-cell office:value-type="float" office:value="29392" calcext:value-type="float">
            <text:p>29392.0</text:p>
          </table:table-cell>
          <table:table-cell office:value-type="float" office:value="110" calcext:value-type="float">
            <text:p>110.0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"/>
          <table:table-cell office:value-type="float" office:value="25120" calcext:value-type="float">
            <text:p>25120.0</text:p>
          </table:table-cell>
          <table:table-cell office:value-type="float" office:value="29454" calcext:value-type="float">
            <text:p>29454.0</text:p>
          </table:table-cell>
          <table:table-cell office:value-type="float" office:value="100" calcext:value-type="float">
            <text:p>100.0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"/>
          <table:table-cell office:value-type="float" office:value="24716" calcext:value-type="float">
            <text:p>24716.0</text:p>
          </table:table-cell>
          <table:table-cell office:value-type="float" office:value="30919" calcext:value-type="float">
            <text:p>30919.0</text:p>
          </table:table-cell>
          <table:table-cell office:value-type="float" office:value="77" calcext:value-type="float">
            <text:p>77.0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/>
          <table:table-cell office:value-type="float" office:value="24769" calcext:value-type="float">
            <text:p>24769.0</text:p>
          </table:table-cell>
          <table:table-cell office:value-type="float" office:value="30923" calcext:value-type="float">
            <text:p>30923.0</text:p>
          </table:table-cell>
          <table:table-cell office:value-type="float" office:value="78" calcext:value-type="float">
            <text:p>78.0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"/>
          <table:table-cell office:value-type="float" office:value="25032" calcext:value-type="float">
            <text:p>25032.0</text:p>
          </table:table-cell>
          <table:table-cell office:value-type="float" office:value="29391" calcext:value-type="float">
            <text:p>29391.0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"/>
          <table:table-cell office:value-type="float" office:value="25127" calcext:value-type="float">
            <text:p>25127.0</text:p>
          </table:table-cell>
          <table:table-cell office:value-type="float" office:value="29459" calcext:value-type="float">
            <text:p>29459.0</text:p>
          </table:table-cell>
          <table:table-cell office:value-type="float" office:value="102" calcext:value-type="float">
            <text:p>102.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"/>
          <table:table-cell office:value-type="float" office:value="24706" calcext:value-type="float">
            <text:p>24706.0</text:p>
          </table:table-cell>
          <table:table-cell office:value-type="float" office:value="30912" calcext:value-type="float">
            <text:p>30912.0</text:p>
          </table:table-cell>
          <table:table-cell office:value-type="float" office:value="78" calcext:value-type="float">
            <text:p>78.0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"/>
          <table:table-cell office:value-type="float" office:value="24767" calcext:value-type="float">
            <text:p>24767.0</text:p>
          </table:table-cell>
          <table:table-cell office:value-type="float" office:value="30926" calcext:value-type="float">
            <text:p>30926.0</text:p>
          </table:table-cell>
          <table:table-cell office:value-type="float" office:value="79" calcext:value-type="float">
            <text:p>79.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"/>
          <table:table-cell office:value-type="float" office:value="25030" calcext:value-type="float">
            <text:p>25030.0</text:p>
          </table:table-cell>
          <table:table-cell office:value-type="float" office:value="29387" calcext:value-type="float">
            <text:p>29387.0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"/>
          <table:table-cell office:value-type="float" office:value="25131" calcext:value-type="float">
            <text:p>25131.0</text:p>
          </table:table-cell>
          <table:table-cell office:value-type="float" office:value="29451" calcext:value-type="float">
            <text:p>29451.0</text:p>
          </table:table-cell>
          <table:table-cell office:value-type="float" office:value="104" calcext:value-type="float">
            <text:p>104.0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"/>
          <table:table-cell office:value-type="float" office:value="24704" calcext:value-type="float">
            <text:p>24704.0</text:p>
          </table:table-cell>
          <table:table-cell office:value-type="float" office:value="30906" calcext:value-type="float">
            <text:p>30906.0</text:p>
          </table:table-cell>
          <table:table-cell office:value-type="float" office:value="79" calcext:value-type="float">
            <text:p>79.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"/>
          <table:table-cell office:value-type="float" office:value="24765" calcext:value-type="float">
            <text:p>24765.0</text:p>
          </table:table-cell>
          <table:table-cell office:value-type="float" office:value="30931" calcext:value-type="float">
            <text:p>30931.0</text:p>
          </table:table-cell>
          <table:table-cell office:value-type="float" office:value="80" calcext:value-type="float">
            <text:p>80.0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"/>
          <table:table-cell office:value-type="float" office:value="25018" calcext:value-type="float">
            <text:p>25018.0</text:p>
          </table:table-cell>
          <table:table-cell office:value-type="float" office:value="29384" calcext:value-type="float">
            <text:p>29384.0</text:p>
          </table:table-cell>
          <table:table-cell office:value-type="float" office:value="115" calcext:value-type="float">
            <text:p>115.0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"/>
          <table:table-cell office:value-type="float" office:value="25137" calcext:value-type="float">
            <text:p>25137.0</text:p>
          </table:table-cell>
          <table:table-cell office:value-type="float" office:value="29447" calcext:value-type="float">
            <text:p>29447.0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"/>
          <table:table-cell office:value-type="float" office:value="24708" calcext:value-type="float">
            <text:p>24708.0</text:p>
          </table:table-cell>
          <table:table-cell office:value-type="float" office:value="30896" calcext:value-type="float">
            <text:p>30896.0</text:p>
          </table:table-cell>
          <table:table-cell office:value-type="float" office:value="80" calcext:value-type="float">
            <text:p>80.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"/>
          <table:table-cell office:value-type="float" office:value="24760" calcext:value-type="float">
            <text:p>24760.0</text:p>
          </table:table-cell>
          <table:table-cell office:value-type="float" office:value="30936" calcext:value-type="float">
            <text:p>30936.0</text:p>
          </table:table-cell>
          <table:table-cell office:value-type="float" office:value="81" calcext:value-type="float">
            <text:p>81.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"/>
          <table:table-cell office:value-type="float" office:value="25015" calcext:value-type="float">
            <text:p>25015.0</text:p>
          </table:table-cell>
          <table:table-cell office:value-type="float" office:value="29385" calcext:value-type="float">
            <text:p>29385.0</text:p>
          </table:table-cell>
          <table:table-cell office:value-type="float" office:value="117" calcext:value-type="float">
            <text:p>117.0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1"/>
          <table:table-cell office:value-type="float" office:value="25133" calcext:value-type="float">
            <text:p>25133.0</text:p>
          </table:table-cell>
          <table:table-cell office:value-type="float" office:value="29442" calcext:value-type="float">
            <text:p>29442.0</text:p>
          </table:table-cell>
          <table:table-cell office:value-type="float" office:value="108" calcext:value-type="float">
            <text:p>108.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re-check</text:p>
          </table:table-cell>
          <table:table-cell office:value-type="float" office:value="24709" calcext:value-type="float">
            <text:p>24709.0</text:p>
          </table:table-cell>
          <table:table-cell office:value-type="float" office:value="30884" calcext:value-type="float">
            <text:p>30884.0</text:p>
          </table:table-cell>
          <table:table-cell office:value-type="float" office:value="81" calcext:value-type="float">
            <text:p>81.0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"/>
          <table:table-cell office:value-type="float" office:value="24746" calcext:value-type="float">
            <text:p>24746.0</text:p>
          </table:table-cell>
          <table:table-cell office:value-type="float" office:value="30934" calcext:value-type="float">
            <text:p>30934.0</text:p>
          </table:table-cell>
          <table:table-cell office:value-type="float" office:value="82" calcext:value-type="float">
            <text:p>82.0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"/>
          <table:table-cell office:value-type="float" office:value="25005" calcext:value-type="float">
            <text:p>25005.0</text:p>
          </table:table-cell>
          <table:table-cell office:value-type="float" office:value="29379" calcext:value-type="float">
            <text:p>29379.0</text:p>
          </table:table-cell>
          <table:table-cell office:value-type="float" office:value="118" calcext:value-type="float">
            <text:p>118.0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"/>
          <table:table-cell office:value-type="float" office:value="25130" calcext:value-type="float">
            <text:p>25130.0</text:p>
          </table:table-cell>
          <table:table-cell office:value-type="float" office:value="29442" calcext:value-type="float">
            <text:p>29442.0</text:p>
          </table:table-cell>
          <table:table-cell office:value-type="float" office:value="110" calcext:value-type="float">
            <text:p>110.0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1"/>
          <table:table-cell office:value-type="float" office:value="24748" calcext:value-type="float">
            <text:p>24748.0</text:p>
          </table:table-cell>
          <table:table-cell office:value-type="float" office:value="30930" calcext:value-type="float">
            <text:p>30930.0</text:p>
          </table:table-cell>
          <table:table-cell office:value-type="float" office:value="83" calcext:value-type="float">
            <text:p>83.0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1"/>
          <table:table-cell office:value-type="float" office:value="24992" calcext:value-type="float">
            <text:p>24992.0</text:p>
          </table:table-cell>
          <table:table-cell office:value-type="float" office:value="29365" calcext:value-type="float">
            <text:p>29365.0</text:p>
          </table:table-cell>
          <table:table-cell office:value-type="float" office:value="120" calcext:value-type="float">
            <text:p>120.0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1"/>
          <table:table-cell office:value-type="float" office:value="25129" calcext:value-type="float">
            <text:p>25129.0</text:p>
          </table:table-cell>
          <table:table-cell office:value-type="float" office:value="29441" calcext:value-type="float">
            <text:p>29441.0</text:p>
          </table:table-cell>
          <table:table-cell office:value-type="float" office:value="112" calcext:value-type="float">
            <text:p>112.0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1"/>
          <table:table-cell office:value-type="float" office:value="24738" calcext:value-type="float">
            <text:p>24738.0</text:p>
          </table:table-cell>
          <table:table-cell office:value-type="float" office:value="30930" calcext:value-type="float">
            <text:p>30930.0</text:p>
          </table:table-cell>
          <table:table-cell office:value-type="float" office:value="84" calcext:value-type="float">
            <text:p>84.0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1"/>
          <table:table-cell office:value-type="float" office:value="24976" calcext:value-type="float">
            <text:p>24976.0</text:p>
          </table:table-cell>
          <table:table-cell office:value-type="float" office:value="29357" calcext:value-type="float">
            <text:p>29357.0</text:p>
          </table:table-cell>
          <table:table-cell office:value-type="float" office:value="122" calcext:value-type="float">
            <text:p>122.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1"/>
          <table:table-cell office:value-type="float" office:value="25136" calcext:value-type="float">
            <text:p>25136.0</text:p>
          </table:table-cell>
          <table:table-cell office:value-type="float" office:value="29435" calcext:value-type="float">
            <text:p>29435.0</text:p>
          </table:table-cell>
          <table:table-cell office:value-type="float" office:value="114" calcext:value-type="float">
            <text:p>114.0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1"/>
          <table:table-cell office:value-type="float" office:value="24733" calcext:value-type="float">
            <text:p>24733.0</text:p>
          </table:table-cell>
          <table:table-cell office:value-type="float" office:value="30936" calcext:value-type="float">
            <text:p>30936.0</text:p>
          </table:table-cell>
          <table:table-cell office:value-type="float" office:value="85" calcext:value-type="float">
            <text:p>85.0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1"/>
          <table:table-cell office:value-type="float" office:value="24949" calcext:value-type="float">
            <text:p>24949.0</text:p>
          </table:table-cell>
          <table:table-cell office:value-type="float" office:value="29353" calcext:value-type="float">
            <text:p>29353.0</text:p>
          </table:table-cell>
          <table:table-cell office:value-type="float" office:value="124" calcext:value-type="float">
            <text:p>124.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"/>
          <table:table-cell office:value-type="float" office:value="25134" calcext:value-type="float">
            <text:p>25134.0</text:p>
          </table:table-cell>
          <table:table-cell office:value-type="float" office:value="29449" calcext:value-type="float">
            <text:p>29449.0</text:p>
          </table:table-cell>
          <table:table-cell office:value-type="float" office:value="116" calcext:value-type="float">
            <text:p>116.0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1"/>
          <table:table-cell office:value-type="float" office:value="24724" calcext:value-type="float">
            <text:p>24724.0</text:p>
          </table:table-cell>
          <table:table-cell office:value-type="float" office:value="30937" calcext:value-type="float">
            <text:p>30937.0</text:p>
          </table:table-cell>
          <table:table-cell office:value-type="float" office:value="86" calcext:value-type="float">
            <text:p>86.0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"/>
          <table:table-cell office:value-type="float" office:value="24950" calcext:value-type="float">
            <text:p>24950.0</text:p>
          </table:table-cell>
          <table:table-cell office:value-type="float" office:value="29353" calcext:value-type="float">
            <text:p>29353.0</text:p>
          </table:table-cell>
          <table:table-cell office:value-type="float" office:value="126" calcext:value-type="float">
            <text:p>126.0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1"/>
          <table:table-cell office:value-type="float" office:value="25134" calcext:value-type="float">
            <text:p>25134.0</text:p>
          </table:table-cell>
          <table:table-cell office:value-type="float" office:value="29449" calcext:value-type="float">
            <text:p>29449.0</text:p>
          </table:table-cell>
          <table:table-cell office:value-type="float" office:value="118" calcext:value-type="float">
            <text:p>118.0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"/>
          <table:table-cell office:value-type="float" office:value="24725" calcext:value-type="float">
            <text:p>24725.0</text:p>
          </table:table-cell>
          <table:table-cell office:value-type="float" office:value="30941" calcext:value-type="float">
            <text:p>30941.0</text:p>
          </table:table-cell>
          <table:table-cell office:value-type="float" office:value="87" calcext:value-type="float">
            <text:p>87.0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1"/>
          <table:table-cell office:value-type="float" office:value="24950" calcext:value-type="float">
            <text:p>24950.0</text:p>
          </table:table-cell>
          <table:table-cell office:value-type="float" office:value="29353" calcext:value-type="float">
            <text:p>29353.0</text:p>
          </table:table-cell>
          <table:table-cell office:value-type="float" office:value="128" calcext:value-type="float">
            <text:p>128.0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1"/>
          <table:table-cell office:value-type="float" office:value="25133" calcext:value-type="float">
            <text:p>25133.0</text:p>
          </table:table-cell>
          <table:table-cell office:value-type="float" office:value="29452" calcext:value-type="float">
            <text:p>29452.0</text:p>
          </table:table-cell>
          <table:table-cell office:value-type="float" office:value="119" calcext:value-type="float">
            <text:p>119.0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1"/>
          <table:table-cell office:value-type="float" office:value="24725" calcext:value-type="float">
            <text:p>24725.0</text:p>
          </table:table-cell>
          <table:table-cell office:value-type="float" office:value="30937" calcext:value-type="float">
            <text:p>30937.0</text:p>
          </table:table-cell>
          <table:table-cell office:value-type="float" office:value="88" calcext:value-type="float">
            <text:p>88.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1"/>
          <table:table-cell office:value-type="float" office:value="24940" calcext:value-type="float">
            <text:p>24940.0</text:p>
          </table:table-cell>
          <table:table-cell office:value-type="float" office:value="29353" calcext:value-type="float">
            <text:p>29353.0</text:p>
          </table:table-cell>
          <table:table-cell office:value-type="float" office:value="130" calcext:value-type="float">
            <text:p>13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1"/>
          <table:table-cell office:value-type="float" office:value="25133" calcext:value-type="float">
            <text:p>25133.0</text:p>
          </table:table-cell>
          <table:table-cell office:value-type="float" office:value="29455" calcext:value-type="float">
            <text:p>29455.0</text:p>
          </table:table-cell>
          <table:table-cell office:value-type="float" office:value="121" calcext:value-type="float">
            <text:p>121.0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1"/>
          <table:table-cell office:value-type="float" office:value="24721" calcext:value-type="float">
            <text:p>24721.0</text:p>
          </table:table-cell>
          <table:table-cell office:value-type="float" office:value="30922" calcext:value-type="float">
            <text:p>30922.0</text:p>
          </table:table-cell>
          <table:table-cell office:value-type="float" office:value="89" calcext:value-type="float">
            <text:p>89.0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1"/>
          <table:table-cell office:value-type="float" office:value="24922" calcext:value-type="float">
            <text:p>24922.0</text:p>
          </table:table-cell>
          <table:table-cell office:value-type="float" office:value="29358" calcext:value-type="float">
            <text:p>29358.0</text:p>
          </table:table-cell>
          <table:table-cell office:value-type="float" office:value="132" calcext:value-type="float">
            <text:p>132.0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"/>
          <table:table-cell office:value-type="float" office:value="25124" calcext:value-type="float">
            <text:p>25124.0</text:p>
          </table:table-cell>
          <table:table-cell office:value-type="float" office:value="29463" calcext:value-type="float">
            <text:p>29463.0</text:p>
          </table:table-cell>
          <table:table-cell office:value-type="float" office:value="123" calcext:value-type="float">
            <text:p>123.0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"/>
          <table:table-cell office:value-type="float" office:value="24712" calcext:value-type="float">
            <text:p>24712.0</text:p>
          </table:table-cell>
          <table:table-cell office:value-type="float" office:value="30916" calcext:value-type="float">
            <text:p>30916.0</text:p>
          </table:table-cell>
          <table:table-cell office:value-type="float" office:value="90" calcext:value-type="float">
            <text:p>90.0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"/>
          <table:table-cell office:value-type="float" office:value="24900" calcext:value-type="float">
            <text:p>24900.0</text:p>
          </table:table-cell>
          <table:table-cell office:value-type="float" office:value="29355" calcext:value-type="float">
            <text:p>29355.0</text:p>
          </table:table-cell>
          <table:table-cell office:value-type="float" office:value="134" calcext:value-type="float">
            <text:p>134.0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1"/>
          <table:table-cell office:value-type="float" office:value="25138" calcext:value-type="float">
            <text:p>25138.0</text:p>
          </table:table-cell>
          <table:table-cell office:value-type="float" office:value="29472" calcext:value-type="float">
            <text:p>29472.0</text:p>
          </table:table-cell>
          <table:table-cell office:value-type="float" office:value="125" calcext:value-type="float">
            <text:p>125.0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1"/>
          <table:table-cell office:value-type="float" office:value="24710" calcext:value-type="float">
            <text:p>24710.0</text:p>
          </table:table-cell>
          <table:table-cell office:value-type="float" office:value="30917" calcext:value-type="float">
            <text:p>30917.0</text:p>
          </table:table-cell>
          <table:table-cell office:value-type="float" office:value="91" calcext:value-type="float">
            <text:p>91.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1"/>
          <table:table-cell office:value-type="float" office:value="24863" calcext:value-type="float">
            <text:p>24863.0</text:p>
          </table:table-cell>
          <table:table-cell office:value-type="float" office:value="29345" calcext:value-type="float">
            <text:p>29345.0</text:p>
          </table:table-cell>
          <table:table-cell office:value-type="float" office:value="135" calcext:value-type="float">
            <text:p>135.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1"/>
          <table:table-cell office:value-type="float" office:value="25133" calcext:value-type="float">
            <text:p>25133.0</text:p>
          </table:table-cell>
          <table:table-cell office:value-type="float" office:value="29481" calcext:value-type="float">
            <text:p>29481.0</text:p>
          </table:table-cell>
          <table:table-cell office:value-type="float" office:value="127" calcext:value-type="float">
            <text:p>127.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1"/>
          <table:table-cell office:value-type="float" office:value="24709" calcext:value-type="float">
            <text:p>24709.0</text:p>
          </table:table-cell>
          <table:table-cell office:value-type="float" office:value="30918" calcext:value-type="float">
            <text:p>30918.0</text:p>
          </table:table-cell>
          <table:table-cell office:value-type="float" office:value="92" calcext:value-type="float">
            <text:p>92.0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1"/>
          <table:table-cell office:value-type="float" office:value="24841" calcext:value-type="float">
            <text:p>24841.0</text:p>
          </table:table-cell>
          <table:table-cell office:value-type="float" office:value="29340" calcext:value-type="float">
            <text:p>29340.0</text:p>
          </table:table-cell>
          <table:table-cell office:value-type="float" office:value="137" calcext:value-type="float">
            <text:p>137.0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"/>
          <table:table-cell office:value-type="float" office:value="25130" calcext:value-type="float">
            <text:p>25130.0</text:p>
          </table:table-cell>
          <table:table-cell office:value-type="float" office:value="29493" calcext:value-type="float">
            <text:p>29493.0</text:p>
          </table:table-cell>
          <table:table-cell office:value-type="float" office:value="129" calcext:value-type="float">
            <text:p>129.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1"/>
          <table:table-cell office:value-type="float" office:value="24709" calcext:value-type="float">
            <text:p>24709.0</text:p>
          </table:table-cell>
          <table:table-cell office:value-type="float" office:value="30919" calcext:value-type="float">
            <text:p>30919.0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1"/>
          <table:table-cell office:value-type="float" office:value="24807" calcext:value-type="float">
            <text:p>24807.0</text:p>
          </table:table-cell>
          <table:table-cell office:value-type="float" office:value="29324" calcext:value-type="float">
            <text:p>29324.0</text:p>
          </table:table-cell>
          <table:table-cell office:value-type="float" office:value="140" calcext:value-type="float">
            <text:p>140.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1"/>
          <table:table-cell office:value-type="float" office:value="25129" calcext:value-type="float">
            <text:p>25129.0</text:p>
          </table:table-cell>
          <table:table-cell office:value-type="float" office:value="29503" calcext:value-type="float">
            <text:p>29503.0</text:p>
          </table:table-cell>
          <table:table-cell office:value-type="float" office:value="131" calcext:value-type="float">
            <text:p>131.0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1"/>
          <table:table-cell office:value-type="float" office:value="24703" calcext:value-type="float">
            <text:p>24703.0</text:p>
          </table:table-cell>
          <table:table-cell office:value-type="float" office:value="30920" calcext:value-type="float">
            <text:p>30920.0</text:p>
          </table:table-cell>
          <table:table-cell office:value-type="float" office:value="94" calcext:value-type="float">
            <text:p>94.0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"/>
          <table:table-cell office:value-type="float" office:value="24762" calcext:value-type="float">
            <text:p>24762.0</text:p>
          </table:table-cell>
          <table:table-cell office:value-type="float" office:value="29305" calcext:value-type="float">
            <text:p>29305.0</text:p>
          </table:table-cell>
          <table:table-cell office:value-type="float" office:value="140" calcext:value-type="float">
            <text:p>140.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1"/>
          <table:table-cell office:value-type="float" office:value="25138" calcext:value-type="float">
            <text:p>25138.0</text:p>
          </table:table-cell>
          <table:table-cell office:value-type="float" office:value="29522" calcext:value-type="float">
            <text:p>29522.0</text:p>
          </table:table-cell>
          <table:table-cell office:value-type="float" office:value="133" calcext:value-type="float">
            <text:p>133.0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1"/>
          <table:table-cell office:value-type="float" office:value="24704" calcext:value-type="float">
            <text:p>24704.0</text:p>
          </table:table-cell>
          <table:table-cell office:value-type="float" office:value="30915" calcext:value-type="float">
            <text:p>30915.0</text:p>
          </table:table-cell>
          <table:table-cell office:value-type="float" office:value="96" calcext:value-type="float">
            <text:p>96.0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/>
          <table:table-cell office:value-type="float" office:value="24751" calcext:value-type="float">
            <text:p>24751.0</text:p>
          </table:table-cell>
          <table:table-cell office:value-type="float" office:value="29299" calcext:value-type="float">
            <text:p>29299.0</text:p>
          </table:table-cell>
          <table:table-cell office:value-type="float" office:value="141" calcext:value-type="float">
            <text:p>141.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1"/>
          <table:table-cell office:value-type="float" office:value="25140" calcext:value-type="float">
            <text:p>25140.0</text:p>
          </table:table-cell>
          <table:table-cell office:value-type="float" office:value="29517" calcext:value-type="float">
            <text:p>29517.0</text:p>
          </table:table-cell>
          <table:table-cell office:value-type="float" office:value="135" calcext:value-type="float">
            <text:p>135.0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1"/>
          <table:table-cell office:value-type="float" office:value="24704" calcext:value-type="float">
            <text:p>24704.0</text:p>
          </table:table-cell>
          <table:table-cell office:value-type="float" office:value="30912" calcext:value-type="float">
            <text:p>30912.0</text:p>
          </table:table-cell>
          <table:table-cell office:value-type="float" office:value="98" calcext:value-type="float">
            <text:p>98.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1"/>
          <table:table-cell office:value-type="float" office:value="24720" calcext:value-type="float">
            <text:p>24720.0</text:p>
          </table:table-cell>
          <table:table-cell office:value-type="float" office:value="29288" calcext:value-type="float">
            <text:p>29288.0</text:p>
          </table:table-cell>
          <table:table-cell office:value-type="float" office:value="142" calcext:value-type="float">
            <text:p>142.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1"/>
          <table:table-cell office:value-type="float" office:value="25140" calcext:value-type="float">
            <text:p>25140.0</text:p>
          </table:table-cell>
          <table:table-cell office:value-type="float" office:value="29517" calcext:value-type="float">
            <text:p>29517.0</text:p>
          </table:table-cell>
          <table:table-cell office:value-type="float" office:value="139" calcext:value-type="float">
            <text:p>139.0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1"/>
          <table:table-cell office:value-type="float" office:value="24704" calcext:value-type="float">
            <text:p>24704.0</text:p>
          </table:table-cell>
          <table:table-cell office:value-type="float" office:value="30910" calcext:value-type="float">
            <text:p>30910.0</text:p>
          </table:table-cell>
          <table:table-cell office:value-type="float" office:value="100" calcext:value-type="float">
            <text:p>100.0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1"/>
          <table:table-cell office:value-type="float" office:value="24692" calcext:value-type="float">
            <text:p>24692.0</text:p>
          </table:table-cell>
          <table:table-cell office:value-type="float" office:value="29284" calcext:value-type="float">
            <text:p>29284.0</text:p>
          </table:table-cell>
          <table:table-cell office:value-type="float" office:value="143" calcext:value-type="float">
            <text:p>143.0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1"/>
          <table:table-cell office:value-type="float" office:value="25140" calcext:value-type="float">
            <text:p>25140.0</text:p>
          </table:table-cell>
          <table:table-cell office:value-type="float" office:value="29519" calcext:value-type="float">
            <text:p>29519.0</text:p>
          </table:table-cell>
          <table:table-cell office:value-type="float" office:value="141" calcext:value-type="float">
            <text:p>141.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1"/>
          <table:table-cell office:value-type="float" office:value="24695" calcext:value-type="float">
            <text:p>24695.0</text:p>
          </table:table-cell>
          <table:table-cell office:value-type="float" office:value="30908" calcext:value-type="float">
            <text:p>30908.0</text:p>
          </table:table-cell>
          <table:table-cell office:value-type="float" office:value="102" calcext:value-type="float">
            <text:p>102.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1"/>
          <table:table-cell office:value-type="float" office:value="24686" calcext:value-type="float">
            <text:p>24686.0</text:p>
          </table:table-cell>
          <table:table-cell office:value-type="float" office:value="29288" calcext:value-type="float">
            <text:p>29288.0</text:p>
          </table:table-cell>
          <table:table-cell office:value-type="float" office:value="144" calcext:value-type="float">
            <text:p>144.0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1"/>
          <table:table-cell office:value-type="float" office:value="25130" calcext:value-type="float">
            <text:p>25130.0</text:p>
          </table:table-cell>
          <table:table-cell office:value-type="float" office:value="29521" calcext:value-type="float">
            <text:p>29521.0</text:p>
          </table:table-cell>
          <table:table-cell office:value-type="float" office:value="143" calcext:value-type="float">
            <text:p>143.0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1"/>
          <table:table-cell office:value-type="float" office:value="24697" calcext:value-type="float">
            <text:p>24697.0</text:p>
          </table:table-cell>
          <table:table-cell office:value-type="float" office:value="30899" calcext:value-type="float">
            <text:p>30899.0</text:p>
          </table:table-cell>
          <table:table-cell office:value-type="float" office:value="104" calcext:value-type="float">
            <text:p>104.0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1"/>
          <table:table-cell office:value-type="float" office:value="24642" calcext:value-type="float">
            <text:p>24642.0</text:p>
          </table:table-cell>
          <table:table-cell office:value-type="float" office:value="29302" calcext:value-type="float">
            <text:p>29302.0</text:p>
          </table:table-cell>
          <table:table-cell office:value-type="float" office:value="145" calcext:value-type="float">
            <text:p>145.0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1"/>
          <table:table-cell office:value-type="float" office:value="25109" calcext:value-type="float">
            <text:p>25109.0</text:p>
          </table:table-cell>
          <table:table-cell office:value-type="float" office:value="29542" calcext:value-type="float">
            <text:p>29542.0</text:p>
          </table:table-cell>
          <table:table-cell office:value-type="float" office:value="145" calcext:value-type="float">
            <text:p>145.0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1"/>
          <table:table-cell office:value-type="float" office:value="24695" calcext:value-type="float">
            <text:p>24695.0</text:p>
          </table:table-cell>
          <table:table-cell office:value-type="float" office:value="30896" calcext:value-type="float">
            <text:p>30896.0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1"/>
          <table:table-cell office:value-type="float" office:value="24599" calcext:value-type="float">
            <text:p>24599.0</text:p>
          </table:table-cell>
          <table:table-cell office:value-type="float" office:value="29305" calcext:value-type="float">
            <text:p>29305.0</text:p>
          </table:table-cell>
          <table:table-cell office:value-type="float" office:value="146" calcext:value-type="float">
            <text:p>146.0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1"/>
          <table:table-cell office:value-type="float" office:value="25100" calcext:value-type="float">
            <text:p>25100.0</text:p>
          </table:table-cell>
          <table:table-cell office:value-type="float" office:value="29557" calcext:value-type="float">
            <text:p>29557.0</text:p>
          </table:table-cell>
          <table:table-cell office:value-type="float" office:value="146" calcext:value-type="float">
            <text:p>146.0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1"/>
          <table:table-cell office:value-type="float" office:value="24687" calcext:value-type="float">
            <text:p>24687.0</text:p>
          </table:table-cell>
          <table:table-cell office:value-type="float" office:value="30885" calcext:value-type="float">
            <text:p>30885.0</text:p>
          </table:table-cell>
          <table:table-cell office:value-type="float" office:value="108" calcext:value-type="float">
            <text:p>108.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1"/>
          <table:table-cell office:value-type="float" office:value="24566" calcext:value-type="float">
            <text:p>24566.0</text:p>
          </table:table-cell>
          <table:table-cell office:value-type="float" office:value="29296" calcext:value-type="float">
            <text:p>29296.0</text:p>
          </table:table-cell>
          <table:table-cell office:value-type="float" office:value="146" calcext:value-type="float">
            <text:p>146.0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1"/>
          <table:table-cell office:value-type="float" office:value="25091" calcext:value-type="float">
            <text:p>25091.0</text:p>
          </table:table-cell>
          <table:table-cell office:value-type="float" office:value="29570" calcext:value-type="float">
            <text:p>29570.0</text:p>
          </table:table-cell>
          <table:table-cell office:value-type="float" office:value="147" calcext:value-type="float">
            <text:p>147.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1"/>
          <table:table-cell office:value-type="float" office:value="24680" calcext:value-type="float">
            <text:p>24680.0</text:p>
          </table:table-cell>
          <table:table-cell office:value-type="float" office:value="30880" calcext:value-type="float">
            <text:p>30880.0</text:p>
          </table:table-cell>
          <table:table-cell office:value-type="float" office:value="110" calcext:value-type="float">
            <text:p>110.0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1"/>
          <table:table-cell office:value-type="float" office:value="24521" calcext:value-type="float">
            <text:p>24521.0</text:p>
          </table:table-cell>
          <table:table-cell office:value-type="float" office:value="29247" calcext:value-type="float">
            <text:p>29247.0</text:p>
          </table:table-cell>
          <table:table-cell office:value-type="float" office:value="146" calcext:value-type="float">
            <text:p>146.0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1"/>
          <table:table-cell office:value-type="float" office:value="25080" calcext:value-type="float">
            <text:p>25080.0</text:p>
          </table:table-cell>
          <table:table-cell office:value-type="float" office:value="29591" calcext:value-type="float">
            <text:p>29591.0</text:p>
          </table:table-cell>
          <table:table-cell office:value-type="float" office:value="148" calcext:value-type="float">
            <text:p>148.0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1"/>
          <table:table-cell office:value-type="float" office:value="24657" calcext:value-type="float">
            <text:p>24657.0</text:p>
          </table:table-cell>
          <table:table-cell office:value-type="float" office:value="30866" calcext:value-type="float">
            <text:p>30866.0</text:p>
          </table:table-cell>
          <table:table-cell office:value-type="float" office:value="112" calcext:value-type="float">
            <text:p>112.0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1"/>
          <table:table-cell office:value-type="float" office:value="24462" calcext:value-type="float">
            <text:p>24462.0</text:p>
          </table:table-cell>
          <table:table-cell office:value-type="float" office:value="29190" calcext:value-type="float">
            <text:p>29190.0</text:p>
          </table:table-cell>
          <table:table-cell office:value-type="float" office:value="146" calcext:value-type="float">
            <text:p>146.0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1"/>
          <table:table-cell office:value-type="float" office:value="25064" calcext:value-type="float">
            <text:p>25064.0</text:p>
          </table:table-cell>
          <table:table-cell office:value-type="float" office:value="29606" calcext:value-type="float">
            <text:p>29606.0</text:p>
          </table:table-cell>
          <table:table-cell office:value-type="float" office:value="149" calcext:value-type="float">
            <text:p>149.0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1"/>
          <table:table-cell office:value-type="float" office:value="24638" calcext:value-type="float">
            <text:p>24638.0</text:p>
          </table:table-cell>
          <table:table-cell office:value-type="float" office:value="30859" calcext:value-type="float">
            <text:p>30859.0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1"/>
          <table:table-cell office:value-type="float" office:value="24378" calcext:value-type="float">
            <text:p>24378.0</text:p>
          </table:table-cell>
          <table:table-cell office:value-type="float" office:value="29149" calcext:value-type="float">
            <text:p>29149.0</text:p>
          </table:table-cell>
          <table:table-cell office:value-type="float" office:value="146" calcext:value-type="float">
            <text:p>146.0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1"/>
          <table:table-cell office:value-type="float" office:value="25062" calcext:value-type="float">
            <text:p>25062.0</text:p>
          </table:table-cell>
          <table:table-cell office:value-type="float" office:value="29609" calcext:value-type="float">
            <text:p>29609.0</text:p>
          </table:table-cell>
          <table:table-cell office:value-type="float" office:value="150" calcext:value-type="float">
            <text:p>150.0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1"/>
          <table:table-cell office:value-type="float" office:value="24633" calcext:value-type="float">
            <text:p>24633.0</text:p>
          </table:table-cell>
          <table:table-cell office:value-type="float" office:value="30856" calcext:value-type="float">
            <text:p>30856.0</text:p>
          </table:table-cell>
          <table:table-cell office:value-type="float" office:value="114" calcext:value-type="float">
            <text:p>114.0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1"/>
          <table:table-cell office:value-type="float" office:value="24213" calcext:value-type="float">
            <text:p>24213.0</text:p>
          </table:table-cell>
          <table:table-cell office:value-type="float" office:value="29020" calcext:value-type="float">
            <text:p>29020.0</text:p>
          </table:table-cell>
          <table:table-cell office:value-type="float" office:value="146" calcext:value-type="float">
            <text:p>146.0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1"/>
          <table:table-cell office:value-type="float" office:value="25041" calcext:value-type="float">
            <text:p>25041.0</text:p>
          </table:table-cell>
          <table:table-cell office:value-type="float" office:value="29613" calcext:value-type="float">
            <text:p>29613.0</text:p>
          </table:table-cell>
          <table:table-cell office:value-type="float" office:value="151" calcext:value-type="float">
            <text:p>151.0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1"/>
          <table:table-cell office:value-type="float" office:value="24636" calcext:value-type="float">
            <text:p>24636.0</text:p>
          </table:table-cell>
          <table:table-cell office:value-type="float" office:value="30845" calcext:value-type="float">
            <text:p>30845.0</text:p>
          </table:table-cell>
          <table:table-cell office:value-type="float" office:value="115" calcext:value-type="float">
            <text:p>115.0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1"/>
          <table:table-cell office:value-type="float" office:value="24191" calcext:value-type="float">
            <text:p>24191.0</text:p>
          </table:table-cell>
          <table:table-cell office:value-type="float" office:value="29007" calcext:value-type="float">
            <text:p>29007.0</text:p>
          </table:table-cell>
          <table:table-cell office:value-type="float" office:value="147" calcext:value-type="float">
            <text:p>147.0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1"/>
          <table:table-cell office:value-type="float" office:value="25035" calcext:value-type="float">
            <text:p>25035.0</text:p>
          </table:table-cell>
          <table:table-cell office:value-type="float" office:value="29615" calcext:value-type="float">
            <text:p>29615.0</text:p>
          </table:table-cell>
          <table:table-cell office:value-type="float" office:value="152" calcext:value-type="float">
            <text:p>152.0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1"/>
          <table:table-cell office:value-type="float" office:value="24629" calcext:value-type="float">
            <text:p>24629.0</text:p>
          </table:table-cell>
          <table:table-cell office:value-type="float" office:value="30837" calcext:value-type="float">
            <text:p>30837.0</text:p>
          </table:table-cell>
          <table:table-cell office:value-type="float" office:value="117" calcext:value-type="float">
            <text:p>117.0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1"/>
          <table:table-cell office:value-type="float" office:value="24173" calcext:value-type="float">
            <text:p>24173.0</text:p>
          </table:table-cell>
          <table:table-cell office:value-type="float" office:value="28994" calcext:value-type="float">
            <text:p>28994.0</text:p>
          </table:table-cell>
          <table:table-cell office:value-type="float" office:value="148" calcext:value-type="float">
            <text:p>148.0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1"/>
          <table:table-cell office:value-type="float" office:value="25023" calcext:value-type="float">
            <text:p>25023.0</text:p>
          </table:table-cell>
          <table:table-cell office:value-type="float" office:value="29631" calcext:value-type="float">
            <text:p>29631.0</text:p>
          </table:table-cell>
          <table:table-cell office:value-type="float" office:value="153" calcext:value-type="float">
            <text:p>153.0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1"/>
          <table:table-cell office:value-type="float" office:value="24625" calcext:value-type="float">
            <text:p>24625.0</text:p>
          </table:table-cell>
          <table:table-cell office:value-type="float" office:value="30833" calcext:value-type="float">
            <text:p>30833.0</text:p>
          </table:table-cell>
          <table:table-cell office:value-type="float" office:value="119" calcext:value-type="float">
            <text:p>119.0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1"/>
          <table:table-cell office:value-type="float" office:value="24153" calcext:value-type="float">
            <text:p>24153.0</text:p>
          </table:table-cell>
          <table:table-cell office:value-type="float" office:value="28979" calcext:value-type="float">
            <text:p>28979.0</text:p>
          </table:table-cell>
          <table:table-cell office:value-type="float" office:value="149" calcext:value-type="float">
            <text:p>149.0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1"/>
          <table:table-cell office:value-type="float" office:value="25017" calcext:value-type="float">
            <text:p>25017.0</text:p>
          </table:table-cell>
          <table:table-cell office:value-type="float" office:value="29652" calcext:value-type="float">
            <text:p>29652.0</text:p>
          </table:table-cell>
          <table:table-cell office:value-type="float" office:value="154" calcext:value-type="float">
            <text:p>154.0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1"/>
          <table:table-cell office:value-type="float" office:value="24625" calcext:value-type="float">
            <text:p>24625.0</text:p>
          </table:table-cell>
          <table:table-cell office:value-type="float" office:value="30826" calcext:value-type="float">
            <text:p>30826.0</text:p>
          </table:table-cell>
          <table:table-cell office:value-type="float" office:value="121" calcext:value-type="float">
            <text:p>121.0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1"/>
          <table:table-cell office:value-type="float" office:value="24143" calcext:value-type="float">
            <text:p>24143.0</text:p>
          </table:table-cell>
          <table:table-cell office:value-type="float" office:value="28970" calcext:value-type="float">
            <text:p>28970.0</text:p>
          </table:table-cell>
          <table:table-cell office:value-type="float" office:value="150" calcext:value-type="float">
            <text:p>150.0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1"/>
          <table:table-cell office:value-type="float" office:value="25002" calcext:value-type="float">
            <text:p>25002.0</text:p>
          </table:table-cell>
          <table:table-cell office:value-type="float" office:value="29667" calcext:value-type="float">
            <text:p>29667.0</text:p>
          </table:table-cell>
          <table:table-cell office:value-type="float" office:value="156" calcext:value-type="float">
            <text:p>156.0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/>
          <table:table-cell office:value-type="float" office:value="24619" calcext:value-type="float">
            <text:p>24619.0</text:p>
          </table:table-cell>
          <table:table-cell office:value-type="float" office:value="30823" calcext:value-type="float">
            <text:p>30823.0</text:p>
          </table:table-cell>
          <table:table-cell office:value-type="float" office:value="123" calcext:value-type="float">
            <text:p>123.0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1"/>
          <table:table-cell office:value-type="float" office:value="24122" calcext:value-type="float">
            <text:p>24122.0</text:p>
          </table:table-cell>
          <table:table-cell office:value-type="float" office:value="28961" calcext:value-type="float">
            <text:p>28961.0</text:p>
          </table:table-cell>
          <table:table-cell office:value-type="float" office:value="151" calcext:value-type="float">
            <text:p>151.0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1"/>
          <table:table-cell office:value-type="float" office:value="24989" calcext:value-type="float">
            <text:p>24989.0</text:p>
          </table:table-cell>
          <table:table-cell office:value-type="float" office:value="29684" calcext:value-type="float">
            <text:p>29684.0</text:p>
          </table:table-cell>
          <table:table-cell office:value-type="float" office:value="158" calcext:value-type="float">
            <text:p>158.0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1"/>
          <table:table-cell office:value-type="float" office:value="24610" calcext:value-type="float">
            <text:p>24610.0</text:p>
          </table:table-cell>
          <table:table-cell office:value-type="float" office:value="30823" calcext:value-type="float">
            <text:p>30823.0</text:p>
          </table:table-cell>
          <table:table-cell office:value-type="float" office:value="125" calcext:value-type="float">
            <text:p>125.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1"/>
          <table:table-cell office:value-type="float" office:value="24100" calcext:value-type="float">
            <text:p>24100.0</text:p>
          </table:table-cell>
          <table:table-cell office:value-type="float" office:value="28950" calcext:value-type="float">
            <text:p>28950.0</text:p>
          </table:table-cell>
          <table:table-cell office:value-type="float" office:value="152" calcext:value-type="float">
            <text:p>152.0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1"/>
          <table:table-cell office:value-type="float" office:value="24986" calcext:value-type="float">
            <text:p>24986.0</text:p>
          </table:table-cell>
          <table:table-cell office:value-type="float" office:value="29697" calcext:value-type="float">
            <text:p>29697.0</text:p>
          </table:table-cell>
          <table:table-cell office:value-type="float" office:value="159" calcext:value-type="float">
            <text:p>159.0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1"/>
          <table:table-cell office:value-type="float" office:value="24597" calcext:value-type="float">
            <text:p>24597.0</text:p>
          </table:table-cell>
          <table:table-cell office:value-type="float" office:value="30820" calcext:value-type="float">
            <text:p>30820.0</text:p>
          </table:table-cell>
          <table:table-cell office:value-type="float" office:value="127" calcext:value-type="float">
            <text:p>127.0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1"/>
          <table:table-cell office:value-type="float" office:value="24077" calcext:value-type="float">
            <text:p>24077.0</text:p>
          </table:table-cell>
          <table:table-cell office:value-type="float" office:value="28938" calcext:value-type="float">
            <text:p>28938.0</text:p>
          </table:table-cell>
          <table:table-cell office:value-type="float" office:value="153" calcext:value-type="float">
            <text:p>153.0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1"/>
          <table:table-cell office:value-type="float" office:value="24981" calcext:value-type="float">
            <text:p>24981.0</text:p>
          </table:table-cell>
          <table:table-cell office:value-type="float" office:value="29720" calcext:value-type="float">
            <text:p>29720.0</text:p>
          </table:table-cell>
          <table:table-cell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1"/>
          <table:table-cell office:value-type="float" office:value="24593" calcext:value-type="float">
            <text:p>24593.0</text:p>
          </table:table-cell>
          <table:table-cell office:value-type="float" office:value="30829" calcext:value-type="float">
            <text:p>30829.0</text:p>
          </table:table-cell>
          <table:table-cell office:value-type="float" office:value="129" calcext:value-type="float">
            <text:p>129.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1"/>
          <table:table-cell office:value-type="float" office:value="24048" calcext:value-type="float">
            <text:p>24048.0</text:p>
          </table:table-cell>
          <table:table-cell office:value-type="float" office:value="28929" calcext:value-type="float">
            <text:p>28929.0</text:p>
          </table:table-cell>
          <table:table-cell office:value-type="float" office:value="154" calcext:value-type="float">
            <text:p>154.0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1"/>
          <table:table-cell office:value-type="float" office:value="24968" calcext:value-type="float">
            <text:p>24968.0</text:p>
          </table:table-cell>
          <table:table-cell office:value-type="float" office:value="29749" calcext:value-type="float">
            <text:p>29749.0</text:p>
          </table:table-cell>
          <table:table-cell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"/>
          <table:table-cell office:value-type="float" office:value="24584" calcext:value-type="float">
            <text:p>24584.0</text:p>
          </table:table-cell>
          <table:table-cell office:value-type="float" office:value="30830" calcext:value-type="float">
            <text:p>30830.0</text:p>
          </table:table-cell>
          <table:table-cell office:value-type="float" office:value="131" calcext:value-type="float">
            <text:p>131.0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1"/>
          <table:table-cell office:value-type="float" office:value="24035" calcext:value-type="float">
            <text:p>24035.0</text:p>
          </table:table-cell>
          <table:table-cell office:value-type="float" office:value="28922" calcext:value-type="float">
            <text:p>28922.0</text:p>
          </table:table-cell>
          <table:table-cell office:value-type="float" office:value="155" calcext:value-type="float">
            <text:p>155.0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1"/>
          <table:table-cell office:value-type="float" office:value="24968" calcext:value-type="float">
            <text:p>24968.0</text:p>
          </table:table-cell>
          <table:table-cell office:value-type="float" office:value="29753" calcext:value-type="float">
            <text:p>29753.0</text:p>
          </table:table-cell>
          <table:table-cell office:value-type="float" office:value="161" calcext:value-type="float">
            <text:p>161.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1"/>
          <table:table-cell office:value-type="float" office:value="24575" calcext:value-type="float">
            <text:p>24575.0</text:p>
          </table:table-cell>
          <table:table-cell office:value-type="float" office:value="30840" calcext:value-type="float">
            <text:p>30840.0</text:p>
          </table:table-cell>
          <table:table-cell office:value-type="float" office:value="132" calcext:value-type="float">
            <text:p>132.0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1"/>
          <table:table-cell office:value-type="float" office:value="24016" calcext:value-type="float">
            <text:p>24016.0</text:p>
          </table:table-cell>
          <table:table-cell office:value-type="float" office:value="28925" calcext:value-type="float">
            <text:p>28925.0</text:p>
          </table:table-cell>
          <table:table-cell office:value-type="float" office:value="156" calcext:value-type="float">
            <text:p>156.0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1"/>
          <table:table-cell office:value-type="float" office:value="24962" calcext:value-type="float">
            <text:p>24962.0</text:p>
          </table:table-cell>
          <table:table-cell office:value-type="float" office:value="29798" calcext:value-type="float">
            <text:p>29798.0</text:p>
          </table:table-cell>
          <table:table-cell office:value-type="float" office:value="159" calcext:value-type="float">
            <text:p>159.0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1"/>
          <table:table-cell office:value-type="float" office:value="24563" calcext:value-type="float">
            <text:p>24563.0</text:p>
          </table:table-cell>
          <table:table-cell office:value-type="float" office:value="30840" calcext:value-type="float">
            <text:p>30840.0</text:p>
          </table:table-cell>
          <table:table-cell office:value-type="float" office:value="134" calcext:value-type="float">
            <text:p>134.0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1"/>
          <table:table-cell office:value-type="float" office:value="24007" calcext:value-type="float">
            <text:p>24007.0</text:p>
          </table:table-cell>
          <table:table-cell office:value-type="float" office:value="28924" calcext:value-type="float">
            <text:p>28924.0</text:p>
          </table:table-cell>
          <table:table-cell office:value-type="float" office:value="157" calcext:value-type="float">
            <text:p>157.0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1"/>
          <table:table-cell office:value-type="float" office:value="24945" calcext:value-type="float">
            <text:p>24945.0</text:p>
          </table:table-cell>
          <table:table-cell office:value-type="float" office:value="29819" calcext:value-type="float">
            <text:p>29819.0</text:p>
          </table:table-cell>
          <table:table-cell office:value-type="float" office:value="158" calcext:value-type="float">
            <text:p>158.0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1"/>
          <table:table-cell office:value-type="float" office:value="24551" calcext:value-type="float">
            <text:p>24551.0</text:p>
          </table:table-cell>
          <table:table-cell office:value-type="float" office:value="30821" calcext:value-type="float">
            <text:p>30821.0</text:p>
          </table:table-cell>
          <table:table-cell office:value-type="float" office:value="137" calcext:value-type="float">
            <text:p>137.0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"/>
          <table:table-cell office:value-type="float" office:value="23989" calcext:value-type="float">
            <text:p>23989.0</text:p>
          </table:table-cell>
          <table:table-cell office:value-type="float" office:value="28915" calcext:value-type="float">
            <text:p>28915.0</text:p>
          </table:table-cell>
          <table:table-cell office:value-type="float" office:value="158" calcext:value-type="float">
            <text:p>158.0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1"/>
          <table:table-cell office:value-type="float" office:value="24924" calcext:value-type="float">
            <text:p>24924.0</text:p>
          </table:table-cell>
          <table:table-cell office:value-type="float" office:value="29840" calcext:value-type="float">
            <text:p>29840.0</text:p>
          </table:table-cell>
          <table:table-cell office:value-type="float" office:value="157" calcext:value-type="float">
            <text:p>157.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1"/>
          <table:table-cell office:value-type="float" office:value="24536" calcext:value-type="float">
            <text:p>24536.0</text:p>
          </table:table-cell>
          <table:table-cell office:value-type="float" office:value="30817" calcext:value-type="float">
            <text:p>30817.0</text:p>
          </table:table-cell>
          <table:table-cell office:value-type="float" office:value="140" calcext:value-type="float">
            <text:p>140.0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1"/>
          <table:table-cell office:value-type="float" office:value="23979" calcext:value-type="float">
            <text:p>23979.0</text:p>
          </table:table-cell>
          <table:table-cell office:value-type="float" office:value="28907" calcext:value-type="float">
            <text:p>28907.0</text:p>
          </table:table-cell>
          <table:table-cell office:value-type="float" office:value="159" calcext:value-type="float">
            <text:p>159.0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1"/>
          <table:table-cell office:value-type="float" office:value="24911" calcext:value-type="float">
            <text:p>24911.0</text:p>
          </table:table-cell>
          <table:table-cell office:value-type="float" office:value="29847" calcext:value-type="float">
            <text:p>29847.0</text:p>
          </table:table-cell>
          <table:table-cell office:value-type="float" office:value="156" calcext:value-type="float">
            <text:p>156.0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1"/>
          <table:table-cell office:value-type="float" office:value="24522" calcext:value-type="float">
            <text:p>24522.0</text:p>
          </table:table-cell>
          <table:table-cell office:value-type="float" office:value="30809" calcext:value-type="float">
            <text:p>30809.0</text:p>
          </table:table-cell>
          <table:table-cell office:value-type="float" office:value="142" calcext:value-type="float">
            <text:p>142.0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1"/>
          <table:table-cell office:value-type="float" office:value="23948" calcext:value-type="float">
            <text:p>23948.0</text:p>
          </table:table-cell>
          <table:table-cell office:value-type="float" office:value="28904" calcext:value-type="float">
            <text:p>28904.0</text:p>
          </table:table-cell>
          <table:table-cell office:value-type="float" office:value="161" calcext:value-type="float">
            <text:p>161.0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1"/>
          <table:table-cell office:value-type="float" office:value="24899" calcext:value-type="float">
            <text:p>24899.0</text:p>
          </table:table-cell>
          <table:table-cell office:value-type="float" office:value="29869" calcext:value-type="float">
            <text:p>29869.0</text:p>
          </table:table-cell>
          <table:table-cell office:value-type="float" office:value="155" calcext:value-type="float">
            <text:p>155.0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1"/>
          <table:table-cell office:value-type="float" office:value="24509" calcext:value-type="float">
            <text:p>24509.0</text:p>
          </table:table-cell>
          <table:table-cell office:value-type="float" office:value="30795" calcext:value-type="float">
            <text:p>30795.0</text:p>
          </table:table-cell>
          <table:table-cell office:value-type="float" office:value="144" calcext:value-type="float">
            <text:p>144.0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1"/>
          <table:table-cell office:value-type="float" office:value="23931" calcext:value-type="float">
            <text:p>23931.0</text:p>
          </table:table-cell>
          <table:table-cell office:value-type="float" office:value="28905" calcext:value-type="float">
            <text:p>28905.0</text:p>
          </table:table-cell>
          <table:table-cell office:value-type="float" office:value="162" calcext:value-type="float">
            <text:p>162.0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1"/>
          <table:table-cell office:value-type="float" office:value="24890" calcext:value-type="float">
            <text:p>24890.0</text:p>
          </table:table-cell>
          <table:table-cell office:value-type="float" office:value="29885" calcext:value-type="float">
            <text:p>29885.0</text:p>
          </table:table-cell>
          <table:table-cell office:value-type="float" office:value="154" calcext:value-type="float">
            <text:p>154.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1"/>
          <table:table-cell office:value-type="float" office:value="24511" calcext:value-type="float">
            <text:p>24511.0</text:p>
          </table:table-cell>
          <table:table-cell office:value-type="float" office:value="30789" calcext:value-type="float">
            <text:p>30789.0</text:p>
          </table:table-cell>
          <table:table-cell office:value-type="float" office:value="146" calcext:value-type="float">
            <text:p>146.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1"/>
          <table:table-cell office:value-type="float" office:value="23908" calcext:value-type="float">
            <text:p>23908.0</text:p>
          </table:table-cell>
          <table:table-cell office:value-type="float" office:value="28901" calcext:value-type="float">
            <text:p>28901.0</text:p>
          </table:table-cell>
          <table:table-cell office:value-type="float" office:value="163" calcext:value-type="float">
            <text:p>163.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1"/>
          <table:table-cell office:value-type="float" office:value="24863" calcext:value-type="float">
            <text:p>24863.0</text:p>
          </table:table-cell>
          <table:table-cell office:value-type="float" office:value="29918" calcext:value-type="float">
            <text:p>29918.0</text:p>
          </table:table-cell>
          <table:table-cell office:value-type="float" office:value="154" calcext:value-type="float">
            <text:p>154.0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1"/>
          <table:table-cell office:value-type="float" office:value="24507" calcext:value-type="float">
            <text:p>24507.0</text:p>
          </table:table-cell>
          <table:table-cell office:value-type="float" office:value="30779" calcext:value-type="float">
            <text:p>30779.0</text:p>
          </table:table-cell>
          <table:table-cell office:value-type="float" office:value="147" calcext:value-type="float">
            <text:p>147.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1"/>
          <table:table-cell office:value-type="float" office:value="23881" calcext:value-type="float">
            <text:p>23881.0</text:p>
          </table:table-cell>
          <table:table-cell office:value-type="float" office:value="28894" calcext:value-type="float">
            <text:p>28894.0</text:p>
          </table:table-cell>
          <table:table-cell office:value-type="float" office:value="164" calcext:value-type="float">
            <text:p>164.0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1"/>
          <table:table-cell office:value-type="float" office:value="24824" calcext:value-type="float">
            <text:p>24824.0</text:p>
          </table:table-cell>
          <table:table-cell office:value-type="float" office:value="29935" calcext:value-type="float">
            <text:p>29935.0</text:p>
          </table:table-cell>
          <table:table-cell office:value-type="float" office:value="154" calcext:value-type="float">
            <text:p>154.0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1"/>
          <table:table-cell office:value-type="float" office:value="24501" calcext:value-type="float">
            <text:p>24501.0</text:p>
          </table:table-cell>
          <table:table-cell office:value-type="float" office:value="30774" calcext:value-type="float">
            <text:p>30774.0</text:p>
          </table:table-cell>
          <table:table-cell office:value-type="float" office:value="148" calcext:value-type="float">
            <text:p>148.0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1"/>
          <table:table-cell office:value-type="float" office:value="23860" calcext:value-type="float">
            <text:p>23860.0</text:p>
          </table:table-cell>
          <table:table-cell office:value-type="float" office:value="28893" calcext:value-type="float">
            <text:p>28893.0</text:p>
          </table:table-cell>
          <table:table-cell office:value-type="float" office:value="165" calcext:value-type="float">
            <text:p>165.0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1"/>
          <table:table-cell office:value-type="float" office:value="24808" calcext:value-type="float">
            <text:p>24808.0</text:p>
          </table:table-cell>
          <table:table-cell office:value-type="float" office:value="29944" calcext:value-type="float">
            <text:p>29944.0</text:p>
          </table:table-cell>
          <table:table-cell office:value-type="float" office:value="155" calcext:value-type="float">
            <text:p>155.0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1"/>
          <table:table-cell office:value-type="float" office:value="24499" calcext:value-type="float">
            <text:p>24499.0</text:p>
          </table:table-cell>
          <table:table-cell office:value-type="float" office:value="30769" calcext:value-type="float">
            <text:p>30769.0</text:p>
          </table:table-cell>
          <table:table-cell office:value-type="float" office:value="149" calcext:value-type="float">
            <text:p>149.0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1"/>
          <table:table-cell office:value-type="float" office:value="23848" calcext:value-type="float">
            <text:p>23848.0</text:p>
          </table:table-cell>
          <table:table-cell office:value-type="float" office:value="28883" calcext:value-type="float">
            <text:p>28883.0</text:p>
          </table:table-cell>
          <table:table-cell office:value-type="float" office:value="166" calcext:value-type="float">
            <text:p>166.0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1"/>
          <table:table-cell office:value-type="float" office:value="24785" calcext:value-type="float">
            <text:p>24785.0</text:p>
          </table:table-cell>
          <table:table-cell office:value-type="float" office:value="29944" calcext:value-type="float">
            <text:p>29944.0</text:p>
          </table:table-cell>
          <table:table-cell office:value-type="float" office:value="156" calcext:value-type="float">
            <text:p>156.0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1"/>
          <table:table-cell office:value-type="float" office:value="24482" calcext:value-type="float">
            <text:p>24482.0</text:p>
          </table:table-cell>
          <table:table-cell office:value-type="float" office:value="30751" calcext:value-type="float">
            <text:p>30751.0</text:p>
          </table:table-cell>
          <table:table-cell office:value-type="float" office:value="151" calcext:value-type="float">
            <text:p>151.0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1"/>
          <table:table-cell office:value-type="float" office:value="23810" calcext:value-type="float">
            <text:p>23810.0</text:p>
          </table:table-cell>
          <table:table-cell office:value-type="float" office:value="28874" calcext:value-type="float">
            <text:p>28874.0</text:p>
          </table:table-cell>
          <table:table-cell office:value-type="float" office:value="168" calcext:value-type="float">
            <text:p>168.0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1"/>
          <table:table-cell office:value-type="float" office:value="24763" calcext:value-type="float">
            <text:p>24763.0</text:p>
          </table:table-cell>
          <table:table-cell office:value-type="float" office:value="29947" calcext:value-type="float">
            <text:p>29947.0</text:p>
          </table:table-cell>
          <table:table-cell office:value-type="float" office:value="157" calcext:value-type="float">
            <text:p>157.0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1"/>
          <table:table-cell office:value-type="float" office:value="24472" calcext:value-type="float">
            <text:p>24472.0</text:p>
          </table:table-cell>
          <table:table-cell office:value-type="float" office:value="30744" calcext:value-type="float">
            <text:p>30744.0</text:p>
          </table:table-cell>
          <table:table-cell office:value-type="float" office:value="153" calcext:value-type="float">
            <text:p>153.0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1"/>
          <table:table-cell office:value-type="float" office:value="23787" calcext:value-type="float">
            <text:p>23787.0</text:p>
          </table:table-cell>
          <table:table-cell office:value-type="float" office:value="28859" calcext:value-type="float">
            <text:p>28859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1"/>
          <table:table-cell office:value-type="float" office:value="24751" calcext:value-type="float">
            <text:p>24751.0</text:p>
          </table:table-cell>
          <table:table-cell office:value-type="float" office:value="29950" calcext:value-type="float">
            <text:p>29950.0</text:p>
          </table:table-cell>
          <table:table-cell office:value-type="float" office:value="158" calcext:value-type="float">
            <text:p>158.0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1"/>
          <table:table-cell office:value-type="float" office:value="24452" calcext:value-type="float">
            <text:p>24452.0</text:p>
          </table:table-cell>
          <table:table-cell office:value-type="float" office:value="30731" calcext:value-type="float">
            <text:p>30731.0</text:p>
          </table:table-cell>
          <table:table-cell office:value-type="float" office:value="155" calcext:value-type="float">
            <text:p>155.0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1"/>
          <table:table-cell office:value-type="float" office:value="23782" calcext:value-type="float">
            <text:p>23782.0</text:p>
          </table:table-cell>
          <table:table-cell office:value-type="float" office:value="28858" calcext:value-type="float">
            <text:p>28858.0</text:p>
          </table:table-cell>
          <table:table-cell office:value-type="float" office:value="172" calcext:value-type="float">
            <text:p>172.0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1"/>
          <table:table-cell office:value-type="float" office:value="24750" calcext:value-type="float">
            <text:p>24750.0</text:p>
          </table:table-cell>
          <table:table-cell office:value-type="float" office:value="29950" calcext:value-type="float">
            <text:p>29950.0</text:p>
          </table:table-cell>
          <table:table-cell office:value-type="float" office:value="159" calcext:value-type="float">
            <text:p>159.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1"/>
          <table:table-cell office:value-type="float" office:value="24435" calcext:value-type="float">
            <text:p>24435.0</text:p>
          </table:table-cell>
          <table:table-cell office:value-type="float" office:value="30728" calcext:value-type="float">
            <text:p>30728.0</text:p>
          </table:table-cell>
          <table:table-cell office:value-type="float" office:value="157" calcext:value-type="float">
            <text:p>157.0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1"/>
          <table:table-cell office:value-type="float" office:value="23770" calcext:value-type="float">
            <text:p>23770.0</text:p>
          </table:table-cell>
          <table:table-cell office:value-type="float" office:value="28853" calcext:value-type="float">
            <text:p>28853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1"/>
          <table:table-cell office:value-type="float" office:value="24744" calcext:value-type="float">
            <text:p>24744.0</text:p>
          </table:table-cell>
          <table:table-cell office:value-type="float" office:value="29951" calcext:value-type="float">
            <text:p>29951.0</text:p>
          </table:table-cell>
          <table:table-cell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1"/>
          <table:table-cell office:value-type="float" office:value="24418" calcext:value-type="float">
            <text:p>24418.0</text:p>
          </table:table-cell>
          <table:table-cell office:value-type="float" office:value="30728" calcext:value-type="float">
            <text:p>30728.0</text:p>
          </table:table-cell>
          <table:table-cell office:value-type="float" office:value="159" calcext:value-type="float">
            <text:p>159.0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1"/>
          <table:table-cell office:value-type="float" office:value="23759" calcext:value-type="float">
            <text:p>23759.0</text:p>
          </table:table-cell>
          <table:table-cell office:value-type="float" office:value="28844" calcext:value-type="float">
            <text:p>28844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1"/>
          <table:table-cell office:value-type="float" office:value="24709" calcext:value-type="float">
            <text:p>24709.0</text:p>
          </table:table-cell>
          <table:table-cell office:value-type="float" office:value="29954" calcext:value-type="float">
            <text:p>29954.0</text:p>
          </table:table-cell>
          <table:table-cell office:value-type="float" office:value="161" calcext:value-type="float">
            <text:p>161.0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1"/>
          <table:table-cell office:value-type="float" office:value="24405" calcext:value-type="float">
            <text:p>24405.0</text:p>
          </table:table-cell>
          <table:table-cell office:value-type="float" office:value="30730" calcext:value-type="float">
            <text:p>30730.0</text:p>
          </table:table-cell>
          <table:table-cell office:value-type="float" office:value="161" calcext:value-type="float">
            <text:p>161.0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1"/>
          <table:table-cell office:value-type="float" office:value="23746" calcext:value-type="float">
            <text:p>23746.0</text:p>
          </table:table-cell>
          <table:table-cell office:value-type="float" office:value="28836" calcext:value-type="float">
            <text:p>28836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1"/>
          <table:table-cell office:value-type="float" office:value="24677" calcext:value-type="float">
            <text:p>24677.0</text:p>
          </table:table-cell>
          <table:table-cell office:value-type="float" office:value="29943" calcext:value-type="float">
            <text:p>29943.0</text:p>
          </table:table-cell>
          <table:table-cell office:value-type="float" office:value="162" calcext:value-type="float">
            <text:p>162.0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1"/>
          <table:table-cell office:value-type="float" office:value="24394" calcext:value-type="float">
            <text:p>24394.0</text:p>
          </table:table-cell>
          <table:table-cell office:value-type="float" office:value="30726" calcext:value-type="float">
            <text:p>30726.0</text:p>
          </table:table-cell>
          <table:table-cell office:value-type="float" office:value="163" calcext:value-type="float">
            <text:p>163.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1"/>
          <table:table-cell office:value-type="float" office:value="23731" calcext:value-type="float">
            <text:p>23731.0</text:p>
          </table:table-cell>
          <table:table-cell office:value-type="float" office:value="28831" calcext:value-type="float">
            <text:p>28831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1"/>
          <table:table-cell office:value-type="float" office:value="24665" calcext:value-type="float">
            <text:p>24665.0</text:p>
          </table:table-cell>
          <table:table-cell office:value-type="float" office:value="29939" calcext:value-type="float">
            <text:p>29939.0</text:p>
          </table:table-cell>
          <table:table-cell office:value-type="float" office:value="163" calcext:value-type="float">
            <text:p>163.0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1"/>
          <table:table-cell office:value-type="float" office:value="24383" calcext:value-type="float">
            <text:p>24383.0</text:p>
          </table:table-cell>
          <table:table-cell office:value-type="float" office:value="30724" calcext:value-type="float">
            <text:p>30724.0</text:p>
          </table:table-cell>
          <table:table-cell office:value-type="float" office:value="165" calcext:value-type="float">
            <text:p>165.0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1"/>
          <table:table-cell office:value-type="float" office:value="23718" calcext:value-type="float">
            <text:p>23718.0</text:p>
          </table:table-cell>
          <table:table-cell office:value-type="float" office:value="28826" calcext:value-type="float">
            <text:p>28826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1"/>
          <table:table-cell office:value-type="float" office:value="24658" calcext:value-type="float">
            <text:p>24658.0</text:p>
          </table:table-cell>
          <table:table-cell office:value-type="float" office:value="29947" calcext:value-type="float">
            <text:p>29947.0</text:p>
          </table:table-cell>
          <table:table-cell office:value-type="float" office:value="164" calcext:value-type="float">
            <text:p>164.0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1"/>
          <table:table-cell office:value-type="float" office:value="24365" calcext:value-type="float">
            <text:p>24365.0</text:p>
          </table:table-cell>
          <table:table-cell office:value-type="float" office:value="30727" calcext:value-type="float">
            <text:p>30727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1"/>
          <table:table-cell office:value-type="float" office:value="23699" calcext:value-type="float">
            <text:p>23699.0</text:p>
          </table:table-cell>
          <table:table-cell office:value-type="float" office:value="28821" calcext:value-type="float">
            <text:p>28821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1"/>
          <table:table-cell office:value-type="float" office:value="24643" calcext:value-type="float">
            <text:p>24643.0</text:p>
          </table:table-cell>
          <table:table-cell office:value-type="float" office:value="29957" calcext:value-type="float">
            <text:p>29957.0</text:p>
          </table:table-cell>
          <table:table-cell office:value-type="float" office:value="166" calcext:value-type="float">
            <text:p>166.0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1"/>
          <table:table-cell office:value-type="float" office:value="24357" calcext:value-type="float">
            <text:p>24357.0</text:p>
          </table:table-cell>
          <table:table-cell office:value-type="float" office:value="30727" calcext:value-type="float">
            <text:p>30727.0</text:p>
          </table:table-cell>
          <table:table-cell office:value-type="float" office:value="169" calcext:value-type="float">
            <text:p>169.0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1"/>
          <table:table-cell office:value-type="float" office:value="23681" calcext:value-type="float">
            <text:p>23681.0</text:p>
          </table:table-cell>
          <table:table-cell office:value-type="float" office:value="28819" calcext:value-type="float">
            <text:p>28819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1"/>
          <table:table-cell office:value-type="float" office:value="24624" calcext:value-type="float">
            <text:p>24624.0</text:p>
          </table:table-cell>
          <table:table-cell office:value-type="float" office:value="29963" calcext:value-type="float">
            <text:p>29963.0</text:p>
          </table:table-cell>
          <table:table-cell office:value-type="float" office:value="168" calcext:value-type="float">
            <text:p>168.0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1"/>
          <table:table-cell office:value-type="float" office:value="24344" calcext:value-type="float">
            <text:p>24344.0</text:p>
          </table:table-cell>
          <table:table-cell office:value-type="float" office:value="30707" calcext:value-type="float">
            <text:p>30707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1"/>
          <table:table-cell office:value-type="float" office:value="23660" calcext:value-type="float">
            <text:p>23660.0</text:p>
          </table:table-cell>
          <table:table-cell office:value-type="float" office:value="28808" calcext:value-type="float">
            <text:p>28808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1"/>
          <table:table-cell office:value-type="float" office:value="24609" calcext:value-type="float">
            <text:p>24609.0</text:p>
          </table:table-cell>
          <table:table-cell office:value-type="float" office:value="29953" calcext:value-type="float">
            <text:p>29953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1"/>
          <table:table-cell office:value-type="float" office:value="24323" calcext:value-type="float">
            <text:p>24323.0</text:p>
          </table:table-cell>
          <table:table-cell office:value-type="float" office:value="30708" calcext:value-type="float">
            <text:p>30708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1"/>
          <table:table-cell office:value-type="float" office:value="23653" calcext:value-type="float">
            <text:p>23653.0</text:p>
          </table:table-cell>
          <table:table-cell office:value-type="float" office:value="28807" calcext:value-type="float">
            <text:p>28807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1"/>
          <table:table-cell office:value-type="float" office:value="24592" calcext:value-type="float">
            <text:p>24592.0</text:p>
          </table:table-cell>
          <table:table-cell office:value-type="float" office:value="29947" calcext:value-type="float">
            <text:p>29947.0</text:p>
          </table:table-cell>
          <table:table-cell office:value-type="float" office:value="172" calcext:value-type="float">
            <text:p>172.0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1"/>
          <table:table-cell office:value-type="float" office:value="24308" calcext:value-type="float">
            <text:p>24308.0</text:p>
          </table:table-cell>
          <table:table-cell office:value-type="float" office:value="30709" calcext:value-type="float">
            <text:p>30709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1"/>
          <table:table-cell office:value-type="float" office:value="23653" calcext:value-type="float">
            <text:p>23653.0</text:p>
          </table:table-cell>
          <table:table-cell office:value-type="float" office:value="28807" calcext:value-type="float">
            <text:p>28807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1"/>
          <table:table-cell office:value-type="float" office:value="24584" calcext:value-type="float">
            <text:p>24584.0</text:p>
          </table:table-cell>
          <table:table-cell office:value-type="float" office:value="29944" calcext:value-type="float">
            <text:p>29944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1"/>
          <table:table-cell office:value-type="float" office:value="24294" calcext:value-type="float">
            <text:p>24294.0</text:p>
          </table:table-cell>
          <table:table-cell office:value-type="float" office:value="30714" calcext:value-type="float">
            <text:p>30714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1"/>
          <table:table-cell office:value-type="float" office:value="23632" calcext:value-type="float">
            <text:p>23632.0</text:p>
          </table:table-cell>
          <table:table-cell office:value-type="float" office:value="28804" calcext:value-type="float">
            <text:p>28804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1"/>
          <table:table-cell office:value-type="float" office:value="24575" calcext:value-type="float">
            <text:p>24575.0</text:p>
          </table:table-cell>
          <table:table-cell office:value-type="float" office:value="29939" calcext:value-type="float">
            <text:p>29939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1"/>
          <table:table-cell office:value-type="float" office:value="24275" calcext:value-type="float">
            <text:p>24275.0</text:p>
          </table:table-cell>
          <table:table-cell office:value-type="float" office:value="30717" calcext:value-type="float">
            <text:p>30717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1"/>
          <table:table-cell office:value-type="float" office:value="23621" calcext:value-type="float">
            <text:p>23621.0</text:p>
          </table:table-cell>
          <table:table-cell office:value-type="float" office:value="28795" calcext:value-type="float">
            <text:p>28795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1"/>
          <table:table-cell office:value-type="float" office:value="24563" calcext:value-type="float">
            <text:p>24563.0</text:p>
          </table:table-cell>
          <table:table-cell office:value-type="float" office:value="29934" calcext:value-type="float">
            <text:p>29934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1"/>
          <table:table-cell office:value-type="float" office:value="24265" calcext:value-type="float">
            <text:p>24265.0</text:p>
          </table:table-cell>
          <table:table-cell office:value-type="float" office:value="30717" calcext:value-type="float">
            <text:p>30717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1"/>
          <table:table-cell office:value-type="float" office:value="23605" calcext:value-type="float">
            <text:p>23605.0</text:p>
          </table:table-cell>
          <table:table-cell office:value-type="float" office:value="28787" calcext:value-type="float">
            <text:p>28787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1"/>
          <table:table-cell office:value-type="float" office:value="24567" calcext:value-type="float">
            <text:p>24567.0</text:p>
          </table:table-cell>
          <table:table-cell office:value-type="float" office:value="29935" calcext:value-type="float">
            <text:p>29935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1"/>
          <table:table-cell office:value-type="float" office:value="24268" calcext:value-type="float">
            <text:p>24268.0</text:p>
          </table:table-cell>
          <table:table-cell office:value-type="float" office:value="30702" calcext:value-type="float">
            <text:p>30702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1"/>
          <table:table-cell office:value-type="float" office:value="23596" calcext:value-type="float">
            <text:p>23596.0</text:p>
          </table:table-cell>
          <table:table-cell office:value-type="float" office:value="28787" calcext:value-type="float">
            <text:p>28787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1"/>
          <table:table-cell office:value-type="float" office:value="24567" calcext:value-type="float">
            <text:p>24567.0</text:p>
          </table:table-cell>
          <table:table-cell office:value-type="float" office:value="29935" calcext:value-type="float">
            <text:p>29935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1"/>
          <table:table-cell office:value-type="float" office:value="24268" calcext:value-type="float">
            <text:p>24268.0</text:p>
          </table:table-cell>
          <table:table-cell office:value-type="float" office:value="30695" calcext:value-type="float">
            <text:p>30695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1"/>
          <table:table-cell office:value-type="float" office:value="23585" calcext:value-type="float">
            <text:p>23585.0</text:p>
          </table:table-cell>
          <table:table-cell office:value-type="float" office:value="28788" calcext:value-type="float">
            <text:p>28788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1"/>
          <table:table-cell office:value-type="float" office:value="24571" calcext:value-type="float">
            <text:p>24571.0</text:p>
          </table:table-cell>
          <table:table-cell office:value-type="float" office:value="29939" calcext:value-type="float">
            <text:p>29939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1"/>
          <table:table-cell office:value-type="float" office:value="24281" calcext:value-type="float">
            <text:p>24281.0</text:p>
          </table:table-cell>
          <table:table-cell office:value-type="float" office:value="30689" calcext:value-type="float">
            <text:p>30689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/>
          <table:table-cell office:value-type="float" office:value="23575" calcext:value-type="float">
            <text:p>23575.0</text:p>
          </table:table-cell>
          <table:table-cell office:value-type="float" office:value="28787" calcext:value-type="float">
            <text:p>28787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1"/>
          <table:table-cell office:value-type="float" office:value="24314" calcext:value-type="float">
            <text:p>24314.0</text:p>
          </table:table-cell>
          <table:table-cell office:value-type="float" office:value="30697" calcext:value-type="float">
            <text:p>30697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1"/>
          <table:table-cell office:value-type="float" office:value="23563" calcext:value-type="float">
            <text:p>23563.0</text:p>
          </table:table-cell>
          <table:table-cell office:value-type="float" office:value="28783" calcext:value-type="float">
            <text:p>28783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1"/>
          <table:table-cell office:value-type="float" office:value="24322" calcext:value-type="float">
            <text:p>24322.0</text:p>
          </table:table-cell>
          <table:table-cell office:value-type="float" office:value="30690" calcext:value-type="float">
            <text:p>30690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1"/>
          <table:table-cell office:value-type="float" office:value="23549" calcext:value-type="float">
            <text:p>23549.0</text:p>
          </table:table-cell>
          <table:table-cell office:value-type="float" office:value="28781" calcext:value-type="float">
            <text:p>28781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1"/>
          <table:table-cell office:value-type="float" office:value="24324" calcext:value-type="float">
            <text:p>24324.0</text:p>
          </table:table-cell>
          <table:table-cell office:value-type="float" office:value="30688" calcext:value-type="float">
            <text:p>30688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1"/>
          <table:table-cell office:value-type="float" office:value="23506" calcext:value-type="float">
            <text:p>23506.0</text:p>
          </table:table-cell>
          <table:table-cell office:value-type="float" office:value="28746" calcext:value-type="float">
            <text:p>28746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1"/>
          <table:table-cell office:value-type="float" office:value="24336" calcext:value-type="float">
            <text:p>24336.0</text:p>
          </table:table-cell>
          <table:table-cell office:value-type="float" office:value="30682" calcext:value-type="float">
            <text:p>30682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1"/>
          <table:table-cell office:value-type="float" office:value="23488" calcext:value-type="float">
            <text:p>23488.0</text:p>
          </table:table-cell>
          <table:table-cell office:value-type="float" office:value="28738" calcext:value-type="float">
            <text:p>28738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1"/>
          <table:table-cell office:value-type="float" office:value="24343" calcext:value-type="float">
            <text:p>24343.0</text:p>
          </table:table-cell>
          <table:table-cell office:value-type="float" office:value="30672" calcext:value-type="float">
            <text:p>30672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1"/>
          <table:table-cell office:value-type="float" office:value="23487" calcext:value-type="float">
            <text:p>23487.0</text:p>
          </table:table-cell>
          <table:table-cell office:value-type="float" office:value="28744" calcext:value-type="float">
            <text:p>28744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1"/>
          <table:table-cell office:value-type="float" office:value="24350" calcext:value-type="float">
            <text:p>24350.0</text:p>
          </table:table-cell>
          <table:table-cell office:value-type="float" office:value="30670" calcext:value-type="float">
            <text:p>30670.0</text:p>
          </table:table-cell>
          <table:table-cell office:value-type="float" office:value="196" calcext:value-type="float">
            <text:p>196.0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"/>
          <table:table-cell office:value-type="float" office:value="23472" calcext:value-type="float">
            <text:p>23472.0</text:p>
          </table:table-cell>
          <table:table-cell office:value-type="float" office:value="28738" calcext:value-type="float">
            <text:p>28738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1"/>
          <table:table-cell office:value-type="float" office:value="24349" calcext:value-type="float">
            <text:p>24349.0</text:p>
          </table:table-cell>
          <table:table-cell office:value-type="float" office:value="30658" calcext:value-type="float">
            <text:p>30658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1"/>
          <table:table-cell office:value-type="float" office:value="23460" calcext:value-type="float">
            <text:p>23460.0</text:p>
          </table:table-cell>
          <table:table-cell office:value-type="float" office:value="28733" calcext:value-type="float">
            <text:p>28733.0</text:p>
          </table:table-cell>
          <table:table-cell office:value-type="float" office:value="201" calcext:value-type="float">
            <text:p>201.0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1"/>
          <table:table-cell office:value-type="float" office:value="24351" calcext:value-type="float">
            <text:p>24351.0</text:p>
          </table:table-cell>
          <table:table-cell office:value-type="float" office:value="30655" calcext:value-type="float">
            <text:p>30655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1"/>
          <table:table-cell office:value-type="float" office:value="23445" calcext:value-type="float">
            <text:p>23445.0</text:p>
          </table:table-cell>
          <table:table-cell office:value-type="float" office:value="28724" calcext:value-type="float">
            <text:p>28724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1"/>
          <table:table-cell office:value-type="float" office:value="24361" calcext:value-type="float">
            <text:p>24361.0</text:p>
          </table:table-cell>
          <table:table-cell office:value-type="float" office:value="30653" calcext:value-type="float">
            <text:p>30653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1"/>
          <table:table-cell office:value-type="float" office:value="23426" calcext:value-type="float">
            <text:p>23426.0</text:p>
          </table:table-cell>
          <table:table-cell office:value-type="float" office:value="28708" calcext:value-type="float">
            <text:p>28708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1"/>
          <table:table-cell office:value-type="float" office:value="24364" calcext:value-type="float">
            <text:p>24364.0</text:p>
          </table:table-cell>
          <table:table-cell office:value-type="float" office:value="30656" calcext:value-type="float">
            <text:p>30656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"/>
          <table:table-cell office:value-type="float" office:value="23413" calcext:value-type="float">
            <text:p>23413.0</text:p>
          </table:table-cell>
          <table:table-cell office:value-type="float" office:value="28689" calcext:value-type="float">
            <text:p>28689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1"/>
          <table:table-cell office:value-type="float" office:value="24367" calcext:value-type="float">
            <text:p>24367.0</text:p>
          </table:table-cell>
          <table:table-cell office:value-type="float" office:value="30642" calcext:value-type="float">
            <text:p>30642.0</text:p>
          </table:table-cell>
          <table:table-cell office:value-type="float" office:value="206" calcext:value-type="float">
            <text:p>206.0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1"/>
          <table:table-cell office:value-type="float" office:value="23388" calcext:value-type="float">
            <text:p>23388.0</text:p>
          </table:table-cell>
          <table:table-cell office:value-type="float" office:value="28669" calcext:value-type="float">
            <text:p>28669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1"/>
          <table:table-cell office:value-type="float" office:value="24373" calcext:value-type="float">
            <text:p>24373.0</text:p>
          </table:table-cell>
          <table:table-cell office:value-type="float" office:value="30630" calcext:value-type="float">
            <text:p>30630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1"/>
          <table:table-cell office:value-type="float" office:value="23365" calcext:value-type="float">
            <text:p>23365.0</text:p>
          </table:table-cell>
          <table:table-cell office:value-type="float" office:value="28663" calcext:value-type="float">
            <text:p>28663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1"/>
          <table:table-cell office:value-type="float" office:value="24376" calcext:value-type="float">
            <text:p>24376.0</text:p>
          </table:table-cell>
          <table:table-cell office:value-type="float" office:value="30633" calcext:value-type="float">
            <text:p>30633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1"/>
          <table:table-cell office:value-type="float" office:value="23357" calcext:value-type="float">
            <text:p>23357.0</text:p>
          </table:table-cell>
          <table:table-cell office:value-type="float" office:value="28657" calcext:value-type="float">
            <text:p>28657.0</text:p>
          </table:table-cell>
          <table:table-cell office:value-type="float" office:value="212" calcext:value-type="float">
            <text:p>212.0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1"/>
          <table:table-cell office:value-type="float" office:value="24374" calcext:value-type="float">
            <text:p>24374.0</text:p>
          </table:table-cell>
          <table:table-cell office:value-type="float" office:value="30626" calcext:value-type="float">
            <text:p>30626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1"/>
          <table:table-cell office:value-type="float" office:value="23335" calcext:value-type="float">
            <text:p>23335.0</text:p>
          </table:table-cell>
          <table:table-cell office:value-type="float" office:value="28649" calcext:value-type="float">
            <text:p>28649.0</text:p>
          </table:table-cell>
          <table:table-cell office:value-type="float" office:value="214" calcext:value-type="float">
            <text:p>214.0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1"/>
          <table:table-cell office:value-type="float" office:value="24375" calcext:value-type="float">
            <text:p>24375.0</text:p>
          </table:table-cell>
          <table:table-cell office:value-type="float" office:value="30617" calcext:value-type="float">
            <text:p>30617.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1"/>
          <table:table-cell office:value-type="float" office:value="23327" calcext:value-type="float">
            <text:p>23327.0</text:p>
          </table:table-cell>
          <table:table-cell office:value-type="float" office:value="28644" calcext:value-type="float">
            <text:p>28644.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1"/>
          <table:table-cell office:value-type="float" office:value="24377" calcext:value-type="float">
            <text:p>24377.0</text:p>
          </table:table-cell>
          <table:table-cell office:value-type="float" office:value="30613" calcext:value-type="float">
            <text:p>30613.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1"/>
          <table:table-cell office:value-type="float" office:value="23312" calcext:value-type="float">
            <text:p>23312.0</text:p>
          </table:table-cell>
          <table:table-cell office:value-type="float" office:value="28629" calcext:value-type="float">
            <text:p>28629.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1"/>
          <table:table-cell office:value-type="float" office:value="24372" calcext:value-type="float">
            <text:p>24372.0</text:p>
          </table:table-cell>
          <table:table-cell office:value-type="float" office:value="30610" calcext:value-type="float">
            <text:p>30610.0</text:p>
          </table:table-cell>
          <table:table-cell office:value-type="float" office:value="216" calcext:value-type="float">
            <text:p>216.0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1"/>
          <table:table-cell office:value-type="float" office:value="23300" calcext:value-type="float">
            <text:p>23300.0</text:p>
          </table:table-cell>
          <table:table-cell office:value-type="float" office:value="28623" calcext:value-type="float">
            <text:p>28623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1"/>
          <table:table-cell office:value-type="float" office:value="24355" calcext:value-type="float">
            <text:p>24355.0</text:p>
          </table:table-cell>
          <table:table-cell office:value-type="float" office:value="30604" calcext:value-type="float">
            <text:p>30604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1"/>
          <table:table-cell office:value-type="float" office:value="23282" calcext:value-type="float">
            <text:p>23282.0</text:p>
          </table:table-cell>
          <table:table-cell office:value-type="float" office:value="28609" calcext:value-type="float">
            <text:p>28609.0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1"/>
          <table:table-cell office:value-type="float" office:value="24346" calcext:value-type="float">
            <text:p>24346.0</text:p>
          </table:table-cell>
          <table:table-cell office:value-type="float" office:value="30601" calcext:value-type="float">
            <text:p>30601.0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1"/>
          <table:table-cell office:value-type="float" office:value="23276" calcext:value-type="float">
            <text:p>23276.0</text:p>
          </table:table-cell>
          <table:table-cell office:value-type="float" office:value="28589" calcext:value-type="float">
            <text:p>28589.0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1"/>
          <table:table-cell office:value-type="float" office:value="24343" calcext:value-type="float">
            <text:p>24343.0</text:p>
          </table:table-cell>
          <table:table-cell office:value-type="float" office:value="30588" calcext:value-type="float">
            <text:p>30588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1"/>
          <table:table-cell office:value-type="float" office:value="23275" calcext:value-type="float">
            <text:p>23275.0</text:p>
          </table:table-cell>
          <table:table-cell office:value-type="float" office:value="28582" calcext:value-type="float">
            <text:p>28582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1"/>
          <table:table-cell office:value-type="float" office:value="24343" calcext:value-type="float">
            <text:p>24343.0</text:p>
          </table:table-cell>
          <table:table-cell office:value-type="float" office:value="30569" calcext:value-type="float">
            <text:p>30569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1"/>
          <table:table-cell office:value-type="float" office:value="23273" calcext:value-type="float">
            <text:p>23273.0</text:p>
          </table:table-cell>
          <table:table-cell office:value-type="float" office:value="28565" calcext:value-type="float">
            <text:p>28565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1"/>
          <table:table-cell office:value-type="float" office:value="24332" calcext:value-type="float">
            <text:p>24332.0</text:p>
          </table:table-cell>
          <table:table-cell office:value-type="float" office:value="30569" calcext:value-type="float">
            <text:p>30569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1"/>
          <table:table-cell office:value-type="float" office:value="23262" calcext:value-type="float">
            <text:p>23262.0</text:p>
          </table:table-cell>
          <table:table-cell office:value-type="float" office:value="28555" calcext:value-type="float">
            <text:p>28555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1"/>
          <table:table-cell office:value-type="float" office:value="24318" calcext:value-type="float">
            <text:p>24318.0</text:p>
          </table:table-cell>
          <table:table-cell office:value-type="float" office:value="30559" calcext:value-type="float">
            <text:p>30559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1"/>
          <table:table-cell office:value-type="float" office:value="23237" calcext:value-type="float">
            <text:p>23237.0</text:p>
          </table:table-cell>
          <table:table-cell office:value-type="float" office:value="28544" calcext:value-type="float">
            <text:p>28544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1"/>
          <table:table-cell office:value-type="float" office:value="24304" calcext:value-type="float">
            <text:p>24304.0</text:p>
          </table:table-cell>
          <table:table-cell office:value-type="float" office:value="30554" calcext:value-type="float">
            <text:p>30554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1"/>
          <table:table-cell office:value-type="float" office:value="23216" calcext:value-type="float">
            <text:p>23216.0</text:p>
          </table:table-cell>
          <table:table-cell office:value-type="float" office:value="28520" calcext:value-type="float">
            <text:p>28520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1"/>
          <table:table-cell office:value-type="float" office:value="24300" calcext:value-type="float">
            <text:p>24300.0</text:p>
          </table:table-cell>
          <table:table-cell office:value-type="float" office:value="30562" calcext:value-type="float">
            <text:p>30562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1"/>
          <table:table-cell office:value-type="float" office:value="23209" calcext:value-type="float">
            <text:p>23209.0</text:p>
          </table:table-cell>
          <table:table-cell office:value-type="float" office:value="28515" calcext:value-type="float">
            <text:p>28515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1"/>
          <table:table-cell office:value-type="float" office:value="24305" calcext:value-type="float">
            <text:p>24305.0</text:p>
          </table:table-cell>
          <table:table-cell office:value-type="float" office:value="30571" calcext:value-type="float">
            <text:p>30571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1"/>
          <table:table-cell office:value-type="float" office:value="23194" calcext:value-type="float">
            <text:p>23194.0</text:p>
          </table:table-cell>
          <table:table-cell office:value-type="float" office:value="28495" calcext:value-type="float">
            <text:p>28495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1"/>
          <table:table-cell office:value-type="float" office:value="24298" calcext:value-type="float">
            <text:p>24298.0</text:p>
          </table:table-cell>
          <table:table-cell office:value-type="float" office:value="30576" calcext:value-type="float">
            <text:p>30576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1"/>
          <table:table-cell office:value-type="float" office:value="23166" calcext:value-type="float">
            <text:p>23166.0</text:p>
          </table:table-cell>
          <table:table-cell office:value-type="float" office:value="28476" calcext:value-type="float">
            <text:p>28476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1"/>
          <table:table-cell office:value-type="float" office:value="24294" calcext:value-type="float">
            <text:p>24294.0</text:p>
          </table:table-cell>
          <table:table-cell office:value-type="float" office:value="30578" calcext:value-type="float">
            <text:p>30578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1"/>
          <table:table-cell office:value-type="float" office:value="23145" calcext:value-type="float">
            <text:p>23145.0</text:p>
          </table:table-cell>
          <table:table-cell office:value-type="float" office:value="28446" calcext:value-type="float">
            <text:p>28446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1"/>
          <table:table-cell office:value-type="float" office:value="24295" calcext:value-type="float">
            <text:p>24295.0</text:p>
          </table:table-cell>
          <table:table-cell office:value-type="float" office:value="30584" calcext:value-type="float">
            <text:p>30584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1"/>
          <table:table-cell office:value-type="float" office:value="23139" calcext:value-type="float">
            <text:p>23139.0</text:p>
          </table:table-cell>
          <table:table-cell office:value-type="float" office:value="28428" calcext:value-type="float">
            <text:p>28428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1"/>
          <table:table-cell office:value-type="float" office:value="24297" calcext:value-type="float">
            <text:p>24297.0</text:p>
          </table:table-cell>
          <table:table-cell office:value-type="float" office:value="30588" calcext:value-type="float">
            <text:p>30588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1"/>
          <table:table-cell office:value-type="float" office:value="23125" calcext:value-type="float">
            <text:p>23125.0</text:p>
          </table:table-cell>
          <table:table-cell office:value-type="float" office:value="28411" calcext:value-type="float">
            <text:p>28411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1"/>
          <table:table-cell office:value-type="float" office:value="24300" calcext:value-type="float">
            <text:p>24300.0</text:p>
          </table:table-cell>
          <table:table-cell office:value-type="float" office:value="30585" calcext:value-type="float">
            <text:p>30585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1"/>
          <table:table-cell office:value-type="float" office:value="23112" calcext:value-type="float">
            <text:p>23112.0</text:p>
          </table:table-cell>
          <table:table-cell office:value-type="float" office:value="28392" calcext:value-type="float">
            <text:p>28392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1"/>
          <table:table-cell office:value-type="float" office:value="24300" calcext:value-type="float">
            <text:p>24300.0</text:p>
          </table:table-cell>
          <table:table-cell office:value-type="float" office:value="30576" calcext:value-type="float">
            <text:p>30576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1"/>
          <table:table-cell office:value-type="float" office:value="23107" calcext:value-type="float">
            <text:p>23107.0</text:p>
          </table:table-cell>
          <table:table-cell office:value-type="float" office:value="28384" calcext:value-type="float">
            <text:p>28384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1"/>
          <table:table-cell office:value-type="float" office:value="24310" calcext:value-type="float">
            <text:p>24310.0</text:p>
          </table:table-cell>
          <table:table-cell office:value-type="float" office:value="30577" calcext:value-type="float">
            <text:p>30577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1"/>
          <table:table-cell office:value-type="float" office:value="23095" calcext:value-type="float">
            <text:p>23095.0</text:p>
          </table:table-cell>
          <table:table-cell office:value-type="float" office:value="28378" calcext:value-type="float">
            <text:p>28378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1"/>
          <table:table-cell office:value-type="float" office:value="24307" calcext:value-type="float">
            <text:p>24307.0</text:p>
          </table:table-cell>
          <table:table-cell office:value-type="float" office:value="30570" calcext:value-type="float">
            <text:p>30570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1"/>
          <table:table-cell office:value-type="float" office:value="23086" calcext:value-type="float">
            <text:p>23086.0</text:p>
          </table:table-cell>
          <table:table-cell office:value-type="float" office:value="28373" calcext:value-type="float">
            <text:p>28373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1"/>
          <table:table-cell office:value-type="float" office:value="24292" calcext:value-type="float">
            <text:p>24292.0</text:p>
          </table:table-cell>
          <table:table-cell office:value-type="float" office:value="30549" calcext:value-type="float">
            <text:p>30549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1"/>
          <table:table-cell office:value-type="float" office:value="23074" calcext:value-type="float">
            <text:p>23074.0</text:p>
          </table:table-cell>
          <table:table-cell office:value-type="float" office:value="28351" calcext:value-type="float">
            <text:p>28351.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1"/>
          <table:table-cell office:value-type="float" office:value="24292" calcext:value-type="float">
            <text:p>24292.0</text:p>
          </table:table-cell>
          <table:table-cell office:value-type="float" office:value="30541" calcext:value-type="float">
            <text:p>30541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1"/>
          <table:table-cell office:value-type="float" office:value="23057" calcext:value-type="float">
            <text:p>23057.0</text:p>
          </table:table-cell>
          <table:table-cell office:value-type="float" office:value="28342" calcext:value-type="float">
            <text:p>28342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1"/>
          <table:table-cell office:value-type="float" office:value="24287" calcext:value-type="float">
            <text:p>24287.0</text:p>
          </table:table-cell>
          <table:table-cell office:value-type="float" office:value="30535" calcext:value-type="float">
            <text:p>30535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1"/>
          <table:table-cell office:value-type="float" office:value="23045" calcext:value-type="float">
            <text:p>23045.0</text:p>
          </table:table-cell>
          <table:table-cell office:value-type="float" office:value="28332" calcext:value-type="float">
            <text:p>28332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1"/>
          <table:table-cell office:value-type="float" office:value="24285" calcext:value-type="float">
            <text:p>24285.0</text:p>
          </table:table-cell>
          <table:table-cell office:value-type="float" office:value="30520" calcext:value-type="float">
            <text:p>30520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1"/>
          <table:table-cell office:value-type="float" office:value="23034" calcext:value-type="float">
            <text:p>23034.0</text:p>
          </table:table-cell>
          <table:table-cell office:value-type="float" office:value="28320" calcext:value-type="float">
            <text:p>28320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1"/>
          <table:table-cell office:value-type="float" office:value="24287" calcext:value-type="float">
            <text:p>24287.0</text:p>
          </table:table-cell>
          <table:table-cell office:value-type="float" office:value="30512" calcext:value-type="float">
            <text:p>30512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1"/>
          <table:table-cell office:value-type="float" office:value="23031" calcext:value-type="float">
            <text:p>23031.0</text:p>
          </table:table-cell>
          <table:table-cell office:value-type="float" office:value="28309" calcext:value-type="float">
            <text:p>28309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1"/>
          <table:table-cell office:value-type="float" office:value="24284" calcext:value-type="float">
            <text:p>24284.0</text:p>
          </table:table-cell>
          <table:table-cell office:value-type="float" office:value="30509" calcext:value-type="float">
            <text:p>30509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"/>
          <table:table-cell office:value-type="float" office:value="23006" calcext:value-type="float">
            <text:p>23006.0</text:p>
          </table:table-cell>
          <table:table-cell office:value-type="float" office:value="28299" calcext:value-type="float">
            <text:p>28299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1"/>
          <table:table-cell office:value-type="float" office:value="24286" calcext:value-type="float">
            <text:p>24286.0</text:p>
          </table:table-cell>
          <table:table-cell office:value-type="float" office:value="30498" calcext:value-type="float">
            <text:p>30498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1"/>
          <table:table-cell office:value-type="float" office:value="22992" calcext:value-type="float">
            <text:p>22992.0</text:p>
          </table:table-cell>
          <table:table-cell office:value-type="float" office:value="28294" calcext:value-type="float">
            <text:p>28294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1"/>
          <table:table-cell office:value-type="float" office:value="24287" calcext:value-type="float">
            <text:p>24287.0</text:p>
          </table:table-cell>
          <table:table-cell office:value-type="float" office:value="30490" calcext:value-type="float">
            <text:p>30490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1"/>
          <table:table-cell office:value-type="float" office:value="22989" calcext:value-type="float">
            <text:p>22989.0</text:p>
          </table:table-cell>
          <table:table-cell office:value-type="float" office:value="28290" calcext:value-type="float">
            <text:p>28290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1"/>
          <table:table-cell office:value-type="float" office:value="24270" calcext:value-type="float">
            <text:p>24270.0</text:p>
          </table:table-cell>
          <table:table-cell office:value-type="float" office:value="30492" calcext:value-type="float">
            <text:p>30492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1"/>
          <table:table-cell office:value-type="float" office:value="22979" calcext:value-type="float">
            <text:p>22979.0</text:p>
          </table:table-cell>
          <table:table-cell office:value-type="float" office:value="28282" calcext:value-type="float">
            <text:p>28282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1"/>
          <table:table-cell office:value-type="float" office:value="24254" calcext:value-type="float">
            <text:p>24254.0</text:p>
          </table:table-cell>
          <table:table-cell office:value-type="float" office:value="30491" calcext:value-type="float">
            <text:p>30491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2967" calcext:value-type="float">
            <text:p>22967.0</text:p>
          </table:table-cell>
          <table:table-cell office:value-type="float" office:value="28273" calcext:value-type="float">
            <text:p>28273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1"/>
          <table:table-cell office:value-type="float" office:value="24240" calcext:value-type="float">
            <text:p>24240.0</text:p>
          </table:table-cell>
          <table:table-cell office:value-type="float" office:value="30482" calcext:value-type="float">
            <text:p>30482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1"/>
          <table:table-cell office:value-type="float" office:value="22959" calcext:value-type="float">
            <text:p>22959.0</text:p>
          </table:table-cell>
          <table:table-cell office:value-type="float" office:value="28268" calcext:value-type="float">
            <text:p>28268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1"/>
          <table:table-cell office:value-type="float" office:value="24240" calcext:value-type="float">
            <text:p>24240.0</text:p>
          </table:table-cell>
          <table:table-cell office:value-type="float" office:value="30480" calcext:value-type="float">
            <text:p>30480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1"/>
          <table:table-cell office:value-type="float" office:value="22943" calcext:value-type="float">
            <text:p>22943.0</text:p>
          </table:table-cell>
          <table:table-cell office:value-type="float" office:value="28259" calcext:value-type="float">
            <text:p>28259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1"/>
          <table:table-cell office:value-type="float" office:value="24234" calcext:value-type="float">
            <text:p>24234.0</text:p>
          </table:table-cell>
          <table:table-cell office:value-type="float" office:value="30483" calcext:value-type="float">
            <text:p>30483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1"/>
          <table:table-cell office:value-type="float" office:value="22925" calcext:value-type="float">
            <text:p>22925.0</text:p>
          </table:table-cell>
          <table:table-cell office:value-type="float" office:value="28239" calcext:value-type="float">
            <text:p>28239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1"/>
          <table:table-cell office:value-type="float" office:value="24224" calcext:value-type="float">
            <text:p>24224.0</text:p>
          </table:table-cell>
          <table:table-cell office:value-type="float" office:value="30492" calcext:value-type="float">
            <text:p>30492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1"/>
          <table:table-cell office:value-type="float" office:value="22907" calcext:value-type="float">
            <text:p>22907.0</text:p>
          </table:table-cell>
          <table:table-cell office:value-type="float" office:value="28222" calcext:value-type="float">
            <text:p>28222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1"/>
          <table:table-cell office:value-type="float" office:value="24220" calcext:value-type="float">
            <text:p>24220.0</text:p>
          </table:table-cell>
          <table:table-cell office:value-type="float" office:value="30490" calcext:value-type="float">
            <text:p>30490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1"/>
          <table:table-cell office:value-type="float" office:value="22894" calcext:value-type="float">
            <text:p>22894.0</text:p>
          </table:table-cell>
          <table:table-cell office:value-type="float" office:value="28208" calcext:value-type="float">
            <text:p>28208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1"/>
          <table:table-cell office:value-type="float" office:value="24209" calcext:value-type="float">
            <text:p>24209.0</text:p>
          </table:table-cell>
          <table:table-cell office:value-type="float" office:value="30501" calcext:value-type="float">
            <text:p>30501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/>
          <table:table-cell office:value-type="float" office:value="22886" calcext:value-type="float">
            <text:p>22886.0</text:p>
          </table:table-cell>
          <table:table-cell office:value-type="float" office:value="28198" calcext:value-type="float">
            <text:p>28198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1"/>
          <table:table-cell office:value-type="float" office:value="24200" calcext:value-type="float">
            <text:p>24200.0</text:p>
          </table:table-cell>
          <table:table-cell office:value-type="float" office:value="30506" calcext:value-type="float">
            <text:p>30506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1"/>
          <table:table-cell office:value-type="float" office:value="22878" calcext:value-type="float">
            <text:p>22878.0</text:p>
          </table:table-cell>
          <table:table-cell office:value-type="float" office:value="28192" calcext:value-type="float">
            <text:p>28192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1"/>
          <table:table-cell office:value-type="float" office:value="24182" calcext:value-type="float">
            <text:p>24182.0</text:p>
          </table:table-cell>
          <table:table-cell office:value-type="float" office:value="30520" calcext:value-type="float">
            <text:p>30520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1"/>
          <table:table-cell office:value-type="float" office:value="22868" calcext:value-type="float">
            <text:p>22868.0</text:p>
          </table:table-cell>
          <table:table-cell office:value-type="float" office:value="28190" calcext:value-type="float">
            <text:p>28190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1"/>
          <table:table-cell office:value-type="float" office:value="24174" calcext:value-type="float">
            <text:p>24174.0</text:p>
          </table:table-cell>
          <table:table-cell office:value-type="float" office:value="30525" calcext:value-type="float">
            <text:p>30525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1"/>
          <table:table-cell office:value-type="float" office:value="22854" calcext:value-type="float">
            <text:p>22854.0</text:p>
          </table:table-cell>
          <table:table-cell office:value-type="float" office:value="28190" calcext:value-type="float">
            <text:p>28190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1"/>
          <table:table-cell office:value-type="float" office:value="24170" calcext:value-type="float">
            <text:p>24170.0</text:p>
          </table:table-cell>
          <table:table-cell office:value-type="float" office:value="30533" calcext:value-type="float">
            <text:p>30533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2850" calcext:value-type="float">
            <text:p>22850.0</text:p>
          </table:table-cell>
          <table:table-cell office:value-type="float" office:value="28189" calcext:value-type="float">
            <text:p>28189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1"/>
          <table:table-cell office:value-type="float" office:value="24165" calcext:value-type="float">
            <text:p>24165.0</text:p>
          </table:table-cell>
          <table:table-cell office:value-type="float" office:value="30541" calcext:value-type="float">
            <text:p>30541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1"/>
          <table:table-cell office:value-type="float" office:value="22847" calcext:value-type="float">
            <text:p>22847.0</text:p>
          </table:table-cell>
          <table:table-cell office:value-type="float" office:value="28183" calcext:value-type="float">
            <text:p>28183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1"/>
          <table:table-cell office:value-type="float" office:value="24155" calcext:value-type="float">
            <text:p>24155.0</text:p>
          </table:table-cell>
          <table:table-cell office:value-type="float" office:value="30547" calcext:value-type="float">
            <text:p>30547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/>
          <table:table-cell office:value-type="float" office:value="22837" calcext:value-type="float">
            <text:p>22837.0</text:p>
          </table:table-cell>
          <table:table-cell office:value-type="float" office:value="28184" calcext:value-type="float">
            <text:p>28184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"/>
          <table:table-cell office:value-type="float" office:value="24145" calcext:value-type="float">
            <text:p>24145.0</text:p>
          </table:table-cell>
          <table:table-cell office:value-type="float" office:value="30569" calcext:value-type="float">
            <text:p>30569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1"/>
          <table:table-cell office:value-type="float" office:value="22830" calcext:value-type="float">
            <text:p>22830.0</text:p>
          </table:table-cell>
          <table:table-cell office:value-type="float" office:value="28182" calcext:value-type="float">
            <text:p>28182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1"/>
          <table:table-cell office:value-type="float" office:value="24121" calcext:value-type="float">
            <text:p>24121.0</text:p>
          </table:table-cell>
          <table:table-cell office:value-type="float" office:value="30612" calcext:value-type="float">
            <text:p>30612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1"/>
          <table:table-cell office:value-type="float" office:value="22823" calcext:value-type="float">
            <text:p>22823.0</text:p>
          </table:table-cell>
          <table:table-cell office:value-type="float" office:value="28187" calcext:value-type="float">
            <text:p>28187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1"/>
          <table:table-cell office:value-type="float" office:value="24104" calcext:value-type="float">
            <text:p>24104.0</text:p>
          </table:table-cell>
          <table:table-cell office:value-type="float" office:value="30628" calcext:value-type="float">
            <text:p>30628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1"/>
          <table:table-cell office:value-type="float" office:value="22836" calcext:value-type="float">
            <text:p>22836.0</text:p>
          </table:table-cell>
          <table:table-cell office:value-type="float" office:value="28245" calcext:value-type="float">
            <text:p>28245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1"/>
          <table:table-cell office:value-type="float" office:value="22805" calcext:value-type="float">
            <text:p>22805.0</text:p>
          </table:table-cell>
          <table:table-cell office:value-type="float" office:value="28178" calcext:value-type="float">
            <text:p>28178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1"/>
          <table:table-cell office:value-type="float" office:value="24090" calcext:value-type="float">
            <text:p>24090.0</text:p>
          </table:table-cell>
          <table:table-cell office:value-type="float" office:value="30638" calcext:value-type="float">
            <text:p>30638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1"/>
          <table:table-cell office:value-type="float" office:value="22838" calcext:value-type="float">
            <text:p>22838.0</text:p>
          </table:table-cell>
          <table:table-cell office:value-type="float" office:value="28263" calcext:value-type="float">
            <text:p>28263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1"/>
          <table:table-cell office:value-type="float" office:value="22790" calcext:value-type="float">
            <text:p>22790.0</text:p>
          </table:table-cell>
          <table:table-cell office:value-type="float" office:value="28162" calcext:value-type="float">
            <text:p>28162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1"/>
          <table:table-cell office:value-type="float" office:value="24084" calcext:value-type="float">
            <text:p>24084.0</text:p>
          </table:table-cell>
          <table:table-cell office:value-type="float" office:value="30648" calcext:value-type="float">
            <text:p>30648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1"/>
          <table:table-cell office:value-type="float" office:value="22844" calcext:value-type="float">
            <text:p>22844.0</text:p>
          </table:table-cell>
          <table:table-cell office:value-type="float" office:value="28274" calcext:value-type="float">
            <text:p>28274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2784" calcext:value-type="float">
            <text:p>22784.0</text:p>
          </table:table-cell>
          <table:table-cell office:value-type="float" office:value="28157" calcext:value-type="float">
            <text:p>28157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1"/>
          <table:table-cell office:value-type="float" office:value="24071" calcext:value-type="float">
            <text:p>24071.0</text:p>
          </table:table-cell>
          <table:table-cell office:value-type="float" office:value="30666" calcext:value-type="float">
            <text:p>30666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1"/>
          <table:table-cell office:value-type="float" office:value="22846" calcext:value-type="float">
            <text:p>22846.0</text:p>
          </table:table-cell>
          <table:table-cell office:value-type="float" office:value="28287" calcext:value-type="float">
            <text:p>28287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1"/>
          <table:table-cell office:value-type="float" office:value="22776" calcext:value-type="float">
            <text:p>22776.0</text:p>
          </table:table-cell>
          <table:table-cell office:value-type="float" office:value="28148" calcext:value-type="float">
            <text:p>28148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1"/>
          <table:table-cell office:value-type="float" office:value="24042" calcext:value-type="float">
            <text:p>24042.0</text:p>
          </table:table-cell>
          <table:table-cell office:value-type="float" office:value="30701" calcext:value-type="float">
            <text:p>30701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1"/>
          <table:table-cell office:value-type="float" office:value="22855" calcext:value-type="float">
            <text:p>22855.0</text:p>
          </table:table-cell>
          <table:table-cell office:value-type="float" office:value="28294" calcext:value-type="float">
            <text:p>28294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1"/>
          <table:table-cell office:value-type="float" office:value="22772" calcext:value-type="float">
            <text:p>22772.0</text:p>
          </table:table-cell>
          <table:table-cell office:value-type="float" office:value="28142" calcext:value-type="float">
            <text:p>28142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1"/>
          <table:table-cell office:value-type="float" office:value="24016" calcext:value-type="float">
            <text:p>24016.0</text:p>
          </table:table-cell>
          <table:table-cell office:value-type="float" office:value="30719" calcext:value-type="float">
            <text:p>30719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1"/>
          <table:table-cell office:value-type="float" office:value="22865" calcext:value-type="float">
            <text:p>22865.0</text:p>
          </table:table-cell>
          <table:table-cell office:value-type="float" office:value="28309" calcext:value-type="float">
            <text:p>28309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1"/>
          <table:table-cell office:value-type="float" office:value="22768" calcext:value-type="float">
            <text:p>22768.0</text:p>
          </table:table-cell>
          <table:table-cell office:value-type="float" office:value="28139" calcext:value-type="float">
            <text:p>28139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1"/>
          <table:table-cell office:value-type="float" office:value="23990" calcext:value-type="float">
            <text:p>23990.0</text:p>
          </table:table-cell>
          <table:table-cell office:value-type="float" office:value="30738" calcext:value-type="float">
            <text:p>30738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1"/>
          <table:table-cell office:value-type="float" office:value="22874" calcext:value-type="float">
            <text:p>22874.0</text:p>
          </table:table-cell>
          <table:table-cell office:value-type="float" office:value="28335" calcext:value-type="float">
            <text:p>28335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1"/>
          <table:table-cell office:value-type="float" office:value="22756" calcext:value-type="float">
            <text:p>22756.0</text:p>
          </table:table-cell>
          <table:table-cell office:value-type="float" office:value="28124" calcext:value-type="float">
            <text:p>28124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1"/>
          <table:table-cell office:value-type="float" office:value="23950" calcext:value-type="float">
            <text:p>23950.0</text:p>
          </table:table-cell>
          <table:table-cell office:value-type="float" office:value="30758" calcext:value-type="float">
            <text:p>30758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1"/>
          <table:table-cell office:value-type="float" office:value="22892" calcext:value-type="float">
            <text:p>22892.0</text:p>
          </table:table-cell>
          <table:table-cell office:value-type="float" office:value="28352" calcext:value-type="float">
            <text:p>28352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1"/>
          <table:table-cell office:value-type="float" office:value="22746" calcext:value-type="float">
            <text:p>22746.0</text:p>
          </table:table-cell>
          <table:table-cell office:value-type="float" office:value="28107" calcext:value-type="float">
            <text:p>28107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1"/>
          <table:table-cell office:value-type="float" office:value="23919" calcext:value-type="float">
            <text:p>23919.0</text:p>
          </table:table-cell>
          <table:table-cell office:value-type="float" office:value="30779" calcext:value-type="float">
            <text:p>30779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1"/>
          <table:table-cell office:value-type="float" office:value="22906" calcext:value-type="float">
            <text:p>22906.0</text:p>
          </table:table-cell>
          <table:table-cell office:value-type="float" office:value="28371" calcext:value-type="float">
            <text:p>28371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1"/>
          <table:table-cell office:value-type="float" office:value="22741" calcext:value-type="float">
            <text:p>22741.0</text:p>
          </table:table-cell>
          <table:table-cell office:value-type="float" office:value="28091" calcext:value-type="float">
            <text:p>28091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1"/>
          <table:table-cell office:value-type="float" office:value="23917" calcext:value-type="float">
            <text:p>23917.0</text:p>
          </table:table-cell>
          <table:table-cell office:value-type="float" office:value="30779" calcext:value-type="float">
            <text:p>30779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1"/>
          <table:table-cell office:value-type="float" office:value="22910" calcext:value-type="float">
            <text:p>22910.0</text:p>
          </table:table-cell>
          <table:table-cell office:value-type="float" office:value="28384" calcext:value-type="float">
            <text:p>28384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1"/>
          <table:table-cell office:value-type="float" office:value="22744" calcext:value-type="float">
            <text:p>22744.0</text:p>
          </table:table-cell>
          <table:table-cell office:value-type="float" office:value="28077" calcext:value-type="float">
            <text:p>28077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1"/>
          <table:table-cell office:value-type="float" office:value="23913" calcext:value-type="float">
            <text:p>23913.0</text:p>
          </table:table-cell>
          <table:table-cell office:value-type="float" office:value="30782" calcext:value-type="float">
            <text:p>30782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1"/>
          <table:table-cell office:value-type="float" office:value="22927" calcext:value-type="float">
            <text:p>22927.0</text:p>
          </table:table-cell>
          <table:table-cell office:value-type="float" office:value="28404" calcext:value-type="float">
            <text:p>28404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1"/>
          <table:table-cell office:value-type="float" office:value="22734" calcext:value-type="float">
            <text:p>22734.0</text:p>
          </table:table-cell>
          <table:table-cell office:value-type="float" office:value="28065" calcext:value-type="float">
            <text:p>28065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1"/>
          <table:table-cell office:value-type="float" office:value="23899" calcext:value-type="float">
            <text:p>23899.0</text:p>
          </table:table-cell>
          <table:table-cell office:value-type="float" office:value="30796" calcext:value-type="float">
            <text:p>30796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1"/>
          <table:table-cell office:value-type="float" office:value="22942" calcext:value-type="float">
            <text:p>22942.0</text:p>
          </table:table-cell>
          <table:table-cell office:value-type="float" office:value="28403" calcext:value-type="float">
            <text:p>28403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1"/>
          <table:table-cell office:value-type="float" office:value="22729" calcext:value-type="float">
            <text:p>22729.0</text:p>
          </table:table-cell>
          <table:table-cell office:value-type="float" office:value="28054" calcext:value-type="float">
            <text:p>28054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1"/>
          <table:table-cell office:value-type="float" office:value="23893" calcext:value-type="float">
            <text:p>23893.0</text:p>
          </table:table-cell>
          <table:table-cell office:value-type="float" office:value="30801" calcext:value-type="float">
            <text:p>30801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1"/>
          <table:table-cell office:value-type="float" office:value="22949" calcext:value-type="float">
            <text:p>22949.0</text:p>
          </table:table-cell>
          <table:table-cell office:value-type="float" office:value="28411" calcext:value-type="float">
            <text:p>28411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1"/>
          <table:table-cell office:value-type="float" office:value="22722" calcext:value-type="float">
            <text:p>22722.0</text:p>
          </table:table-cell>
          <table:table-cell office:value-type="float" office:value="28038" calcext:value-type="float">
            <text:p>28038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1"/>
          <table:table-cell office:value-type="float" office:value="23882" calcext:value-type="float">
            <text:p>23882.0</text:p>
          </table:table-cell>
          <table:table-cell office:value-type="float" office:value="30803" calcext:value-type="float">
            <text:p>30803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1"/>
          <table:table-cell office:value-type="float" office:value="22952" calcext:value-type="float">
            <text:p>22952.0</text:p>
          </table:table-cell>
          <table:table-cell office:value-type="float" office:value="28422" calcext:value-type="float">
            <text:p>28422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1"/>
          <table:table-cell office:value-type="float" office:value="22716" calcext:value-type="float">
            <text:p>22716.0</text:p>
          </table:table-cell>
          <table:table-cell office:value-type="float" office:value="27980" calcext:value-type="float">
            <text:p>27980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1"/>
          <table:table-cell office:value-type="float" office:value="23874" calcext:value-type="float">
            <text:p>23874.0</text:p>
          </table:table-cell>
          <table:table-cell office:value-type="float" office:value="30816" calcext:value-type="float">
            <text:p>30816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1"/>
          <table:table-cell office:value-type="float" office:value="22963" calcext:value-type="float">
            <text:p>22963.0</text:p>
          </table:table-cell>
          <table:table-cell office:value-type="float" office:value="28439" calcext:value-type="float">
            <text:p>28439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1"/>
          <table:table-cell office:value-type="float" office:value="22709" calcext:value-type="float">
            <text:p>22709.0</text:p>
          </table:table-cell>
          <table:table-cell office:value-type="float" office:value="27962" calcext:value-type="float">
            <text:p>27962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1"/>
          <table:table-cell office:value-type="float" office:value="23867" calcext:value-type="float">
            <text:p>23867.0</text:p>
          </table:table-cell>
          <table:table-cell office:value-type="float" office:value="30821" calcext:value-type="float">
            <text:p>30821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1"/>
          <table:table-cell office:value-type="float" office:value="22965" calcext:value-type="float">
            <text:p>22965.0</text:p>
          </table:table-cell>
          <table:table-cell office:value-type="float" office:value="28454" calcext:value-type="float">
            <text:p>28454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1"/>
          <table:table-cell office:value-type="float" office:value="22710" calcext:value-type="float">
            <text:p>22710.0</text:p>
          </table:table-cell>
          <table:table-cell office:value-type="float" office:value="27952" calcext:value-type="float">
            <text:p>27952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1"/>
          <table:table-cell office:value-type="float" office:value="23864" calcext:value-type="float">
            <text:p>23864.0</text:p>
          </table:table-cell>
          <table:table-cell office:value-type="float" office:value="30820" calcext:value-type="float">
            <text:p>30820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1"/>
          <table:table-cell office:value-type="float" office:value="22967" calcext:value-type="float">
            <text:p>22967.0</text:p>
          </table:table-cell>
          <table:table-cell office:value-type="float" office:value="28455" calcext:value-type="float">
            <text:p>28455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1"/>
          <table:table-cell office:value-type="float" office:value="22705" calcext:value-type="float">
            <text:p>22705.0</text:p>
          </table:table-cell>
          <table:table-cell office:value-type="float" office:value="27935" calcext:value-type="float">
            <text:p>27935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1"/>
          <table:table-cell office:value-type="float" office:value="23849" calcext:value-type="float">
            <text:p>23849.0</text:p>
          </table:table-cell>
          <table:table-cell office:value-type="float" office:value="30823" calcext:value-type="float">
            <text:p>30823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1"/>
          <table:table-cell office:value-type="float" office:value="22967" calcext:value-type="float">
            <text:p>22967.0</text:p>
          </table:table-cell>
          <table:table-cell office:value-type="float" office:value="28463" calcext:value-type="float">
            <text:p>28463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1"/>
          <table:table-cell office:value-type="float" office:value="22706" calcext:value-type="float">
            <text:p>22706.0</text:p>
          </table:table-cell>
          <table:table-cell office:value-type="float" office:value="27925" calcext:value-type="float">
            <text:p>27925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1"/>
          <table:table-cell office:value-type="float" office:value="23830" calcext:value-type="float">
            <text:p>23830.0</text:p>
          </table:table-cell>
          <table:table-cell office:value-type="float" office:value="30823" calcext:value-type="float">
            <text:p>30823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1"/>
          <table:table-cell office:value-type="float" office:value="22972" calcext:value-type="float">
            <text:p>22972.0</text:p>
          </table:table-cell>
          <table:table-cell office:value-type="float" office:value="28475" calcext:value-type="float">
            <text:p>28475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1"/>
          <table:table-cell office:value-type="float" office:value="22694" calcext:value-type="float">
            <text:p>22694.0</text:p>
          </table:table-cell>
          <table:table-cell office:value-type="float" office:value="27922" calcext:value-type="float">
            <text:p>27922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1"/>
          <table:table-cell office:value-type="float" office:value="23829" calcext:value-type="float">
            <text:p>23829.0</text:p>
          </table:table-cell>
          <table:table-cell office:value-type="float" office:value="30825" calcext:value-type="float">
            <text:p>30825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1"/>
          <table:table-cell office:value-type="float" office:value="22974" calcext:value-type="float">
            <text:p>22974.0</text:p>
          </table:table-cell>
          <table:table-cell office:value-type="float" office:value="28482" calcext:value-type="float">
            <text:p>28482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1"/>
          <table:table-cell office:value-type="float" office:value="22689" calcext:value-type="float">
            <text:p>22689.0</text:p>
          </table:table-cell>
          <table:table-cell office:value-type="float" office:value="27921" calcext:value-type="float">
            <text:p>27921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1"/>
          <table:table-cell office:value-type="float" office:value="23828" calcext:value-type="float">
            <text:p>23828.0</text:p>
          </table:table-cell>
          <table:table-cell office:value-type="float" office:value="30809" calcext:value-type="float">
            <text:p>30809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1"/>
          <table:table-cell office:value-type="float" office:value="22975" calcext:value-type="float">
            <text:p>22975.0</text:p>
          </table:table-cell>
          <table:table-cell office:value-type="float" office:value="28485" calcext:value-type="float">
            <text:p>28485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1"/>
          <table:table-cell office:value-type="float" office:value="22675" calcext:value-type="float">
            <text:p>22675.0</text:p>
          </table:table-cell>
          <table:table-cell office:value-type="float" office:value="27900" calcext:value-type="float">
            <text:p>27900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1"/>
          <table:table-cell office:value-type="float" office:value="23816" calcext:value-type="float">
            <text:p>23816.0</text:p>
          </table:table-cell>
          <table:table-cell office:value-type="float" office:value="30811" calcext:value-type="float">
            <text:p>30811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1"/>
          <table:table-cell office:value-type="float" office:value="22976" calcext:value-type="float">
            <text:p>22976.0</text:p>
          </table:table-cell>
          <table:table-cell office:value-type="float" office:value="28498" calcext:value-type="float">
            <text:p>28498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1"/>
          <table:table-cell office:value-type="float" office:value="22648" calcext:value-type="float">
            <text:p>22648.0</text:p>
          </table:table-cell>
          <table:table-cell office:value-type="float" office:value="27873" calcext:value-type="float">
            <text:p>27873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1"/>
          <table:table-cell office:value-type="float" office:value="23813" calcext:value-type="float">
            <text:p>23813.0</text:p>
          </table:table-cell>
          <table:table-cell office:value-type="float" office:value="30811" calcext:value-type="float">
            <text:p>30811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1"/>
          <table:table-cell office:value-type="float" office:value="22988" calcext:value-type="float">
            <text:p>22988.0</text:p>
          </table:table-cell>
          <table:table-cell office:value-type="float" office:value="28504" calcext:value-type="float">
            <text:p>28504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1"/>
          <table:table-cell office:value-type="float" office:value="22632" calcext:value-type="float">
            <text:p>22632.0</text:p>
          </table:table-cell>
          <table:table-cell office:value-type="float" office:value="27859" calcext:value-type="float">
            <text:p>27859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1"/>
          <table:table-cell office:value-type="float" office:value="23811" calcext:value-type="float">
            <text:p>23811.0</text:p>
          </table:table-cell>
          <table:table-cell office:value-type="float" office:value="30810" calcext:value-type="float">
            <text:p>30810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1"/>
          <table:table-cell office:value-type="float" office:value="22997" calcext:value-type="float">
            <text:p>22997.0</text:p>
          </table:table-cell>
          <table:table-cell office:value-type="float" office:value="28515" calcext:value-type="float">
            <text:p>28515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1"/>
          <table:table-cell office:value-type="float" office:value="22620" calcext:value-type="float">
            <text:p>22620.0</text:p>
          </table:table-cell>
          <table:table-cell office:value-type="float" office:value="27844" calcext:value-type="float">
            <text:p>27844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1"/>
          <table:table-cell office:value-type="float" office:value="23794" calcext:value-type="float">
            <text:p>23794.0</text:p>
          </table:table-cell>
          <table:table-cell office:value-type="float" office:value="30800" calcext:value-type="float">
            <text:p>30800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1"/>
          <table:table-cell office:value-type="float" office:value="23005" calcext:value-type="float">
            <text:p>23005.0</text:p>
          </table:table-cell>
          <table:table-cell office:value-type="float" office:value="28517" calcext:value-type="float">
            <text:p>28517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1"/>
          <table:table-cell office:value-type="float" office:value="22612" calcext:value-type="float">
            <text:p>22612.0</text:p>
          </table:table-cell>
          <table:table-cell office:value-type="float" office:value="27838" calcext:value-type="float">
            <text:p>27838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1"/>
          <table:table-cell office:value-type="float" office:value="23791" calcext:value-type="float">
            <text:p>23791.0</text:p>
          </table:table-cell>
          <table:table-cell office:value-type="float" office:value="30808" calcext:value-type="float">
            <text:p>30808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1"/>
          <table:table-cell office:value-type="float" office:value="22599" calcext:value-type="float">
            <text:p>22599.0</text:p>
          </table:table-cell>
          <table:table-cell office:value-type="float" office:value="27821" calcext:value-type="float">
            <text:p>27821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1"/>
          <table:table-cell office:value-type="float" office:value="23786" calcext:value-type="float">
            <text:p>23786.0</text:p>
          </table:table-cell>
          <table:table-cell office:value-type="float" office:value="30819" calcext:value-type="float">
            <text:p>30819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1"/>
          <table:table-cell office:value-type="float" office:value="22614" calcext:value-type="float">
            <text:p>22614.0</text:p>
          </table:table-cell>
          <table:table-cell office:value-type="float" office:value="27786" calcext:value-type="float">
            <text:p>27786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1"/>
          <table:table-cell office:value-type="float" office:value="22576" calcext:value-type="float">
            <text:p>22576.0</text:p>
          </table:table-cell>
          <table:table-cell office:value-type="float" office:value="27847" calcext:value-type="float">
            <text:p>27847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1"/>
          <table:table-cell office:value-type="float" office:value="23770" calcext:value-type="float">
            <text:p>23770.0</text:p>
          </table:table-cell>
          <table:table-cell office:value-type="float" office:value="30830" calcext:value-type="float">
            <text:p>30830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1"/>
          <table:table-cell office:value-type="float" office:value="22610" calcext:value-type="float">
            <text:p>22610.0</text:p>
          </table:table-cell>
          <table:table-cell office:value-type="float" office:value="27777" calcext:value-type="float">
            <text:p>27777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1"/>
          <table:table-cell office:value-type="float" office:value="22560" calcext:value-type="float">
            <text:p>22560.0</text:p>
          </table:table-cell>
          <table:table-cell office:value-type="float" office:value="27848" calcext:value-type="float">
            <text:p>27848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"/>
          <table:table-cell office:value-type="float" office:value="23753" calcext:value-type="float">
            <text:p>23753.0</text:p>
          </table:table-cell>
          <table:table-cell office:value-type="float" office:value="30841" calcext:value-type="float">
            <text:p>30841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1"/>
          <table:table-cell office:value-type="float" office:value="22608" calcext:value-type="float">
            <text:p>22608.0</text:p>
          </table:table-cell>
          <table:table-cell office:value-type="float" office:value="27768" calcext:value-type="float">
            <text:p>27768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1"/>
          <table:table-cell office:value-type="float" office:value="22546" calcext:value-type="float">
            <text:p>22546.0</text:p>
          </table:table-cell>
          <table:table-cell office:value-type="float" office:value="27852" calcext:value-type="float">
            <text:p>27852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1"/>
          <table:table-cell office:value-type="float" office:value="23750" calcext:value-type="float">
            <text:p>23750.0</text:p>
          </table:table-cell>
          <table:table-cell office:value-type="float" office:value="30844" calcext:value-type="float">
            <text:p>30844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1"/>
          <table:table-cell office:value-type="float" office:value="22605" calcext:value-type="float">
            <text:p>22605.0</text:p>
          </table:table-cell>
          <table:table-cell office:value-type="float" office:value="27758" calcext:value-type="float">
            <text:p>27758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1"/>
          <table:table-cell office:value-type="float" office:value="22545" calcext:value-type="float">
            <text:p>22545.0</text:p>
          </table:table-cell>
          <table:table-cell office:value-type="float" office:value="27852" calcext:value-type="float">
            <text:p>27852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1"/>
          <table:table-cell office:value-type="float" office:value="23745" calcext:value-type="float">
            <text:p>23745.0</text:p>
          </table:table-cell>
          <table:table-cell office:value-type="float" office:value="30851" calcext:value-type="float">
            <text:p>30851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1"/>
          <table:table-cell office:value-type="float" office:value="22598" calcext:value-type="float">
            <text:p>22598.0</text:p>
          </table:table-cell>
          <table:table-cell office:value-type="float" office:value="27727" calcext:value-type="float">
            <text:p>27727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1"/>
          <table:table-cell office:value-type="float" office:value="22538" calcext:value-type="float">
            <text:p>22538.0</text:p>
          </table:table-cell>
          <table:table-cell office:value-type="float" office:value="27848" calcext:value-type="float">
            <text:p>27848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1"/>
          <table:table-cell office:value-type="float" office:value="23739" calcext:value-type="float">
            <text:p>23739.0</text:p>
          </table:table-cell>
          <table:table-cell office:value-type="float" office:value="30852" calcext:value-type="float">
            <text:p>30852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1"/>
          <table:table-cell office:value-type="float" office:value="22598" calcext:value-type="float">
            <text:p>22598.0</text:p>
          </table:table-cell>
          <table:table-cell office:value-type="float" office:value="27712" calcext:value-type="float">
            <text:p>27712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1"/>
          <table:table-cell office:value-type="float" office:value="22536" calcext:value-type="float">
            <text:p>22536.0</text:p>
          </table:table-cell>
          <table:table-cell office:value-type="float" office:value="27829" calcext:value-type="float">
            <text:p>27829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1"/>
          <table:table-cell office:value-type="float" office:value="23736" calcext:value-type="float">
            <text:p>23736.0</text:p>
          </table:table-cell>
          <table:table-cell office:value-type="float" office:value="30848" calcext:value-type="float">
            <text:p>30848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1"/>
          <table:table-cell office:value-type="float" office:value="22590" calcext:value-type="float">
            <text:p>22590.0</text:p>
          </table:table-cell>
          <table:table-cell office:value-type="float" office:value="27703" calcext:value-type="float">
            <text:p>27703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1"/>
          <table:table-cell office:value-type="float" office:value="22535" calcext:value-type="float">
            <text:p>22535.0</text:p>
          </table:table-cell>
          <table:table-cell office:value-type="float" office:value="27835" calcext:value-type="float">
            <text:p>27835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1"/>
          <table:table-cell office:value-type="float" office:value="23720" calcext:value-type="float">
            <text:p>23720.0</text:p>
          </table:table-cell>
          <table:table-cell office:value-type="float" office:value="30857" calcext:value-type="float">
            <text:p>30857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1"/>
          <table:table-cell office:value-type="float" office:value="22588" calcext:value-type="float">
            <text:p>22588.0</text:p>
          </table:table-cell>
          <table:table-cell office:value-type="float" office:value="27697" calcext:value-type="float">
            <text:p>27697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1"/>
          <table:table-cell office:value-type="float" office:value="22528" calcext:value-type="float">
            <text:p>22528.0</text:p>
          </table:table-cell>
          <table:table-cell office:value-type="float" office:value="27839" calcext:value-type="float">
            <text:p>27839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1"/>
          <table:table-cell office:value-type="float" office:value="23706" calcext:value-type="float">
            <text:p>23706.0</text:p>
          </table:table-cell>
          <table:table-cell office:value-type="float" office:value="30866" calcext:value-type="float">
            <text:p>30866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1"/>
          <table:table-cell office:value-type="float" office:value="22581" calcext:value-type="float">
            <text:p>22581.0</text:p>
          </table:table-cell>
          <table:table-cell office:value-type="float" office:value="27673" calcext:value-type="float">
            <text:p>27673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1"/>
          <table:table-cell office:value-type="float" office:value="22527" calcext:value-type="float">
            <text:p>22527.0</text:p>
          </table:table-cell>
          <table:table-cell office:value-type="float" office:value="27838" calcext:value-type="float">
            <text:p>27838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1"/>
          <table:table-cell office:value-type="float" office:value="23695" calcext:value-type="float">
            <text:p>23695.0</text:p>
          </table:table-cell>
          <table:table-cell office:value-type="float" office:value="30872" calcext:value-type="float">
            <text:p>30872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1"/>
          <table:table-cell office:value-type="float" office:value="22589" calcext:value-type="float">
            <text:p>22589.0</text:p>
          </table:table-cell>
          <table:table-cell office:value-type="float" office:value="27658" calcext:value-type="float">
            <text:p>27658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1"/>
          <table:table-cell office:value-type="float" office:value="22520" calcext:value-type="float">
            <text:p>22520.0</text:p>
          </table:table-cell>
          <table:table-cell office:value-type="float" office:value="27842" calcext:value-type="float">
            <text:p>27842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1"/>
          <table:table-cell office:value-type="float" office:value="23685" calcext:value-type="float">
            <text:p>23685.0</text:p>
          </table:table-cell>
          <table:table-cell office:value-type="float" office:value="30875" calcext:value-type="float">
            <text:p>30875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1"/>
          <table:table-cell office:value-type="float" office:value="22586" calcext:value-type="float">
            <text:p>22586.0</text:p>
          </table:table-cell>
          <table:table-cell office:value-type="float" office:value="27646" calcext:value-type="float">
            <text:p>27646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1"/>
          <table:table-cell office:value-type="float" office:value="22509" calcext:value-type="float">
            <text:p>22509.0</text:p>
          </table:table-cell>
          <table:table-cell office:value-type="float" office:value="27853" calcext:value-type="float">
            <text:p>27853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1"/>
          <table:table-cell office:value-type="float" office:value="23662" calcext:value-type="float">
            <text:p>23662.0</text:p>
          </table:table-cell>
          <table:table-cell office:value-type="float" office:value="30880" calcext:value-type="float">
            <text:p>30880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1"/>
          <table:table-cell office:value-type="float" office:value="22578" calcext:value-type="float">
            <text:p>22578.0</text:p>
          </table:table-cell>
          <table:table-cell office:value-type="float" office:value="27618" calcext:value-type="float">
            <text:p>27618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1"/>
          <table:table-cell office:value-type="float" office:value="22500" calcext:value-type="float">
            <text:p>22500.0</text:p>
          </table:table-cell>
          <table:table-cell office:value-type="float" office:value="27858" calcext:value-type="float">
            <text:p>27858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1"/>
          <table:table-cell office:value-type="float" office:value="23650" calcext:value-type="float">
            <text:p>23650.0</text:p>
          </table:table-cell>
          <table:table-cell office:value-type="float" office:value="30879" calcext:value-type="float">
            <text:p>30879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1"/>
          <table:table-cell office:value-type="float" office:value="22570" calcext:value-type="float">
            <text:p>22570.0</text:p>
          </table:table-cell>
          <table:table-cell office:value-type="float" office:value="27606" calcext:value-type="float">
            <text:p>27606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1"/>
          <table:table-cell office:value-type="float" office:value="22490" calcext:value-type="float">
            <text:p>22490.0</text:p>
          </table:table-cell>
          <table:table-cell office:value-type="float" office:value="27863" calcext:value-type="float">
            <text:p>27863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1"/>
          <table:table-cell office:value-type="float" office:value="23612" calcext:value-type="float">
            <text:p>23612.0</text:p>
          </table:table-cell>
          <table:table-cell office:value-type="float" office:value="30889" calcext:value-type="float">
            <text:p>30889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1"/>
          <table:table-cell office:value-type="float" office:value="22561" calcext:value-type="float">
            <text:p>22561.0</text:p>
          </table:table-cell>
          <table:table-cell office:value-type="float" office:value="27594" calcext:value-type="float">
            <text:p>27594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1"/>
          <table:table-cell office:value-type="float" office:value="22482" calcext:value-type="float">
            <text:p>22482.0</text:p>
          </table:table-cell>
          <table:table-cell office:value-type="float" office:value="27872" calcext:value-type="float">
            <text:p>27872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1"/>
          <table:table-cell office:value-type="float" office:value="23559" calcext:value-type="float">
            <text:p>23559.0</text:p>
          </table:table-cell>
          <table:table-cell office:value-type="float" office:value="30899" calcext:value-type="float">
            <text:p>30899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1"/>
          <table:table-cell office:value-type="float" office:value="22562" calcext:value-type="float">
            <text:p>22562.0</text:p>
          </table:table-cell>
          <table:table-cell office:value-type="float" office:value="27551" calcext:value-type="float">
            <text:p>27551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1"/>
          <table:table-cell office:value-type="float" office:value="22480" calcext:value-type="float">
            <text:p>22480.0</text:p>
          </table:table-cell>
          <table:table-cell office:value-type="float" office:value="27884" calcext:value-type="float">
            <text:p>27884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1"/>
          <table:table-cell office:value-type="float" office:value="23540" calcext:value-type="float">
            <text:p>23540.0</text:p>
          </table:table-cell>
          <table:table-cell office:value-type="float" office:value="30893" calcext:value-type="float">
            <text:p>30893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1"/>
          <table:table-cell office:value-type="float" office:value="22567" calcext:value-type="float">
            <text:p>22567.0</text:p>
          </table:table-cell>
          <table:table-cell office:value-type="float" office:value="27534" calcext:value-type="float">
            <text:p>27534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1"/>
          <table:table-cell office:value-type="float" office:value="22489" calcext:value-type="float">
            <text:p>22489.0</text:p>
          </table:table-cell>
          <table:table-cell office:value-type="float" office:value="27956" calcext:value-type="float">
            <text:p>27956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1"/>
          <table:table-cell office:value-type="float" office:value="23519" calcext:value-type="float">
            <text:p>23519.0</text:p>
          </table:table-cell>
          <table:table-cell office:value-type="float" office:value="30895" calcext:value-type="float">
            <text:p>30895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1"/>
          <table:table-cell office:value-type="float" office:value="22538" calcext:value-type="float">
            <text:p>22538.0</text:p>
          </table:table-cell>
          <table:table-cell office:value-type="float" office:value="27532" calcext:value-type="float">
            <text:p>27532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1"/>
          <table:table-cell office:value-type="float" office:value="22499" calcext:value-type="float">
            <text:p>22499.0</text:p>
          </table:table-cell>
          <table:table-cell office:value-type="float" office:value="27992" calcext:value-type="float">
            <text:p>27992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1"/>
          <table:table-cell office:value-type="float" office:value="23505" calcext:value-type="float">
            <text:p>23505.0</text:p>
          </table:table-cell>
          <table:table-cell office:value-type="float" office:value="30895" calcext:value-type="float">
            <text:p>30895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1"/>
          <table:table-cell office:value-type="float" office:value="22527" calcext:value-type="float">
            <text:p>22527.0</text:p>
          </table:table-cell>
          <table:table-cell office:value-type="float" office:value="27514" calcext:value-type="float">
            <text:p>27514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1"/>
          <table:table-cell office:value-type="float" office:value="22513" calcext:value-type="float">
            <text:p>22513.0</text:p>
          </table:table-cell>
          <table:table-cell office:value-type="float" office:value="28022" calcext:value-type="float">
            <text:p>28022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1"/>
          <table:table-cell office:value-type="float" office:value="23494" calcext:value-type="float">
            <text:p>23494.0</text:p>
          </table:table-cell>
          <table:table-cell office:value-type="float" office:value="30895" calcext:value-type="float">
            <text:p>30895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1"/>
          <table:table-cell office:value-type="float" office:value="22528" calcext:value-type="float">
            <text:p>22528.0</text:p>
          </table:table-cell>
          <table:table-cell office:value-type="float" office:value="27482" calcext:value-type="float">
            <text:p>27482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1"/>
          <table:table-cell office:value-type="float" office:value="22515" calcext:value-type="float">
            <text:p>22515.0</text:p>
          </table:table-cell>
          <table:table-cell office:value-type="float" office:value="28024" calcext:value-type="float">
            <text:p>28024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1"/>
          <table:table-cell office:value-type="float" office:value="23471" calcext:value-type="float">
            <text:p>23471.0</text:p>
          </table:table-cell>
          <table:table-cell office:value-type="float" office:value="30897" calcext:value-type="float">
            <text:p>30897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1"/>
          <table:table-cell office:value-type="float" office:value="22529" calcext:value-type="float">
            <text:p>22529.0</text:p>
          </table:table-cell>
          <table:table-cell office:value-type="float" office:value="27458" calcext:value-type="float">
            <text:p>27458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1"/>
          <table:table-cell office:value-type="float" office:value="22534" calcext:value-type="float">
            <text:p>22534.0</text:p>
          </table:table-cell>
          <table:table-cell office:value-type="float" office:value="28012" calcext:value-type="float">
            <text:p>28012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1"/>
          <table:table-cell office:value-type="float" office:value="23448" calcext:value-type="float">
            <text:p>23448.0</text:p>
          </table:table-cell>
          <table:table-cell office:value-type="float" office:value="30901" calcext:value-type="float">
            <text:p>30901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1"/>
          <table:table-cell office:value-type="float" office:value="22533" calcext:value-type="float">
            <text:p>22533.0</text:p>
          </table:table-cell>
          <table:table-cell office:value-type="float" office:value="27426" calcext:value-type="float">
            <text:p>27426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1"/>
          <table:table-cell office:value-type="float" office:value="22542" calcext:value-type="float">
            <text:p>22542.0</text:p>
          </table:table-cell>
          <table:table-cell office:value-type="float" office:value="27995" calcext:value-type="float">
            <text:p>27995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1"/>
          <table:table-cell office:value-type="float" office:value="23442" calcext:value-type="float">
            <text:p>23442.0</text:p>
          </table:table-cell>
          <table:table-cell office:value-type="float" office:value="30897" calcext:value-type="float">
            <text:p>30897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1"/>
          <table:table-cell office:value-type="float" office:value="22529" calcext:value-type="float">
            <text:p>22529.0</text:p>
          </table:table-cell>
          <table:table-cell office:value-type="float" office:value="27409" calcext:value-type="float">
            <text:p>27409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1"/>
          <table:table-cell office:value-type="float" office:value="22542" calcext:value-type="float">
            <text:p>22542.0</text:p>
          </table:table-cell>
          <table:table-cell office:value-type="float" office:value="27992" calcext:value-type="float">
            <text:p>27992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1"/>
          <table:table-cell office:value-type="float" office:value="23421" calcext:value-type="float">
            <text:p>23421.0</text:p>
          </table:table-cell>
          <table:table-cell office:value-type="float" office:value="30893" calcext:value-type="float">
            <text:p>30893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1"/>
          <table:table-cell office:value-type="float" office:value="22524" calcext:value-type="float">
            <text:p>22524.0</text:p>
          </table:table-cell>
          <table:table-cell office:value-type="float" office:value="27387" calcext:value-type="float">
            <text:p>27387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1"/>
          <table:table-cell office:value-type="float" office:value="22550" calcext:value-type="float">
            <text:p>22550.0</text:p>
          </table:table-cell>
          <table:table-cell office:value-type="float" office:value="27986" calcext:value-type="float">
            <text:p>27986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1"/>
          <table:table-cell office:value-type="float" office:value="22554" calcext:value-type="float">
            <text:p>22554.0</text:p>
          </table:table-cell>
          <table:table-cell office:value-type="float" office:value="28035" calcext:value-type="float">
            <text:p>28035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1"/>
          <table:table-cell office:value-type="float" office:value="23409" calcext:value-type="float">
            <text:p>23409.0</text:p>
          </table:table-cell>
          <table:table-cell office:value-type="float" office:value="30888" calcext:value-type="float">
            <text:p>30888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1"/>
          <table:table-cell office:value-type="float" office:value="22522" calcext:value-type="float">
            <text:p>22522.0</text:p>
          </table:table-cell>
          <table:table-cell office:value-type="float" office:value="27366" calcext:value-type="float">
            <text:p>27366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1"/>
          <table:table-cell office:value-type="float" office:value="22547" calcext:value-type="float">
            <text:p>22547.0</text:p>
          </table:table-cell>
          <table:table-cell office:value-type="float" office:value="27965" calcext:value-type="float">
            <text:p>27965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1"/>
          <table:table-cell office:value-type="float" office:value="22541" calcext:value-type="float">
            <text:p>22541.0</text:p>
          </table:table-cell>
          <table:table-cell office:value-type="float" office:value="28070" calcext:value-type="float">
            <text:p>28070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1"/>
          <table:table-cell office:value-type="float" office:value="23399" calcext:value-type="float">
            <text:p>23399.0</text:p>
          </table:table-cell>
          <table:table-cell office:value-type="float" office:value="30881" calcext:value-type="float">
            <text:p>30881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1"/>
          <table:table-cell office:value-type="float" office:value="22524" calcext:value-type="float">
            <text:p>22524.0</text:p>
          </table:table-cell>
          <table:table-cell office:value-type="float" office:value="27348" calcext:value-type="float">
            <text:p>27348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1"/>
          <table:table-cell office:value-type="float" office:value="22553" calcext:value-type="float">
            <text:p>22553.0</text:p>
          </table:table-cell>
          <table:table-cell office:value-type="float" office:value="27928" calcext:value-type="float">
            <text:p>27928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1"/>
          <table:table-cell office:value-type="float" office:value="22540" calcext:value-type="float">
            <text:p>22540.0</text:p>
          </table:table-cell>
          <table:table-cell office:value-type="float" office:value="28090" calcext:value-type="float">
            <text:p>28090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1"/>
          <table:table-cell office:value-type="float" office:value="23388" calcext:value-type="float">
            <text:p>23388.0</text:p>
          </table:table-cell>
          <table:table-cell office:value-type="float" office:value="30884" calcext:value-type="float">
            <text:p>30884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1"/>
          <table:table-cell office:value-type="float" office:value="22523" calcext:value-type="float">
            <text:p>22523.0</text:p>
          </table:table-cell>
          <table:table-cell office:value-type="float" office:value="27331" calcext:value-type="float">
            <text:p>27331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1"/>
          <table:table-cell office:value-type="float" office:value="22562" calcext:value-type="float">
            <text:p>22562.0</text:p>
          </table:table-cell>
          <table:table-cell office:value-type="float" office:value="27909" calcext:value-type="float">
            <text:p>27909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1"/>
          <table:table-cell office:value-type="float" office:value="22544" calcext:value-type="float">
            <text:p>22544.0</text:p>
          </table:table-cell>
          <table:table-cell office:value-type="float" office:value="28104" calcext:value-type="float">
            <text:p>28104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1"/>
          <table:table-cell office:value-type="float" office:value="23377" calcext:value-type="float">
            <text:p>23377.0</text:p>
          </table:table-cell>
          <table:table-cell office:value-type="float" office:value="30883" calcext:value-type="float">
            <text:p>30883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1"/>
          <table:table-cell office:value-type="float" office:value="22510" calcext:value-type="float">
            <text:p>22510.0</text:p>
          </table:table-cell>
          <table:table-cell office:value-type="float" office:value="27323" calcext:value-type="float">
            <text:p>27323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1"/>
          <table:table-cell office:value-type="float" office:value="22563" calcext:value-type="float">
            <text:p>22563.0</text:p>
          </table:table-cell>
          <table:table-cell office:value-type="float" office:value="27905" calcext:value-type="float">
            <text:p>27905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1"/>
          <table:table-cell office:value-type="float" office:value="22544" calcext:value-type="float">
            <text:p>22544.0</text:p>
          </table:table-cell>
          <table:table-cell office:value-type="float" office:value="28115" calcext:value-type="float">
            <text:p>28115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1"/>
          <table:table-cell office:value-type="float" office:value="23368" calcext:value-type="float">
            <text:p>23368.0</text:p>
          </table:table-cell>
          <table:table-cell office:value-type="float" office:value="30883" calcext:value-type="float">
            <text:p>30883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1"/>
          <table:table-cell office:value-type="float" office:value="22505" calcext:value-type="float">
            <text:p>22505.0</text:p>
          </table:table-cell>
          <table:table-cell office:value-type="float" office:value="27306" calcext:value-type="float">
            <text:p>27306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1"/>
          <table:table-cell office:value-type="float" office:value="22552" calcext:value-type="float">
            <text:p>22552.0</text:p>
          </table:table-cell>
          <table:table-cell office:value-type="float" office:value="27895" calcext:value-type="float">
            <text:p>27895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1"/>
          <table:table-cell office:value-type="float" office:value="22540" calcext:value-type="float">
            <text:p>22540.0</text:p>
          </table:table-cell>
          <table:table-cell office:value-type="float" office:value="28129" calcext:value-type="float">
            <text:p>28129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1"/>
          <table:table-cell office:value-type="float" office:value="23359" calcext:value-type="float">
            <text:p>23359.0</text:p>
          </table:table-cell>
          <table:table-cell office:value-type="float" office:value="30876" calcext:value-type="float">
            <text:p>30876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1"/>
          <table:table-cell office:value-type="float" office:value="22501" calcext:value-type="float">
            <text:p>22501.0</text:p>
          </table:table-cell>
          <table:table-cell office:value-type="float" office:value="27297" calcext:value-type="float">
            <text:p>27297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1"/>
          <table:table-cell office:value-type="float" office:value="22553" calcext:value-type="float">
            <text:p>22553.0</text:p>
          </table:table-cell>
          <table:table-cell office:value-type="float" office:value="27884" calcext:value-type="float">
            <text:p>27884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1"/>
          <table:table-cell office:value-type="float" office:value="22536" calcext:value-type="float">
            <text:p>22536.0</text:p>
          </table:table-cell>
          <table:table-cell office:value-type="float" office:value="28135" calcext:value-type="float">
            <text:p>28135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1"/>
          <table:table-cell office:value-type="float" office:value="23354" calcext:value-type="float">
            <text:p>23354.0</text:p>
          </table:table-cell>
          <table:table-cell office:value-type="float" office:value="30877" calcext:value-type="float">
            <text:p>30877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1"/>
          <table:table-cell office:value-type="float" office:value="22498" calcext:value-type="float">
            <text:p>22498.0</text:p>
          </table:table-cell>
          <table:table-cell office:value-type="float" office:value="27280" calcext:value-type="float">
            <text:p>27280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2544" calcext:value-type="float">
            <text:p>22544.0</text:p>
          </table:table-cell>
          <table:table-cell office:value-type="float" office:value="27863" calcext:value-type="float">
            <text:p>27863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1"/>
          <table:table-cell office:value-type="float" office:value="22536" calcext:value-type="float">
            <text:p>22536.0</text:p>
          </table:table-cell>
          <table:table-cell office:value-type="float" office:value="28145" calcext:value-type="float">
            <text:p>28145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1"/>
          <table:table-cell office:value-type="float" office:value="23349" calcext:value-type="float">
            <text:p>23349.0</text:p>
          </table:table-cell>
          <table:table-cell office:value-type="float" office:value="30881" calcext:value-type="float">
            <text:p>30881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1"/>
          <table:table-cell office:value-type="float" office:value="22495" calcext:value-type="float">
            <text:p>22495.0</text:p>
          </table:table-cell>
          <table:table-cell office:value-type="float" office:value="27270" calcext:value-type="float">
            <text:p>27270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1"/>
          <table:table-cell office:value-type="float" office:value="22545" calcext:value-type="float">
            <text:p>22545.0</text:p>
          </table:table-cell>
          <table:table-cell office:value-type="float" office:value="27857" calcext:value-type="float">
            <text:p>27857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1"/>
          <table:table-cell office:value-type="float" office:value="22542" calcext:value-type="float">
            <text:p>22542.0</text:p>
          </table:table-cell>
          <table:table-cell office:value-type="float" office:value="28156" calcext:value-type="float">
            <text:p>28156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1"/>
          <table:table-cell office:value-type="float" office:value="23342" calcext:value-type="float">
            <text:p>23342.0</text:p>
          </table:table-cell>
          <table:table-cell office:value-type="float" office:value="30887" calcext:value-type="float">
            <text:p>30887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1"/>
          <table:table-cell office:value-type="float" office:value="22490" calcext:value-type="float">
            <text:p>22490.0</text:p>
          </table:table-cell>
          <table:table-cell office:value-type="float" office:value="27266" calcext:value-type="float">
            <text:p>27266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1"/>
          <table:table-cell office:value-type="float" office:value="22545" calcext:value-type="float">
            <text:p>22545.0</text:p>
          </table:table-cell>
          <table:table-cell office:value-type="float" office:value="27855" calcext:value-type="float">
            <text:p>27855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1"/>
          <table:table-cell office:value-type="float" office:value="22543" calcext:value-type="float">
            <text:p>22543.0</text:p>
          </table:table-cell>
          <table:table-cell office:value-type="float" office:value="28164" calcext:value-type="float">
            <text:p>28164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1"/>
          <table:table-cell office:value-type="float" office:value="23329" calcext:value-type="float">
            <text:p>23329.0</text:p>
          </table:table-cell>
          <table:table-cell office:value-type="float" office:value="30891" calcext:value-type="float">
            <text:p>30891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1"/>
          <table:table-cell office:value-type="float" office:value="22486" calcext:value-type="float">
            <text:p>22486.0</text:p>
          </table:table-cell>
          <table:table-cell office:value-type="float" office:value="27253" calcext:value-type="float">
            <text:p>27253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1"/>
          <table:table-cell office:value-type="float" office:value="22544" calcext:value-type="float">
            <text:p>22544.0</text:p>
          </table:table-cell>
          <table:table-cell office:value-type="float" office:value="27845" calcext:value-type="float">
            <text:p>27845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1"/>
          <table:table-cell office:value-type="float" office:value="22526" calcext:value-type="float">
            <text:p>22526.0</text:p>
          </table:table-cell>
          <table:table-cell office:value-type="float" office:value="28193" calcext:value-type="float">
            <text:p>28193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1"/>
          <table:table-cell office:value-type="float" office:value="22567" calcext:value-type="float">
            <text:p>22567.0</text:p>
          </table:table-cell>
          <table:table-cell office:value-type="float" office:value="28178" calcext:value-type="float">
            <text:p>28178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1"/>
          <table:table-cell office:value-type="float" office:value="23324" calcext:value-type="float">
            <text:p>23324.0</text:p>
          </table:table-cell>
          <table:table-cell office:value-type="float" office:value="30887" calcext:value-type="float">
            <text:p>30887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1"/>
          <table:table-cell office:value-type="float" office:value="22493" calcext:value-type="float">
            <text:p>22493.0</text:p>
          </table:table-cell>
          <table:table-cell office:value-type="float" office:value="27240" calcext:value-type="float">
            <text:p>27240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1"/>
          <table:table-cell office:value-type="float" office:value="22512" calcext:value-type="float">
            <text:p>22512.0</text:p>
          </table:table-cell>
          <table:table-cell office:value-type="float" office:value="28221" calcext:value-type="float">
            <text:p>28221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1"/>
          <table:table-cell office:value-type="float" office:value="22586" calcext:value-type="float">
            <text:p>22586.0</text:p>
          </table:table-cell>
          <table:table-cell office:value-type="float" office:value="28201" calcext:value-type="float">
            <text:p>28201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1"/>
          <table:table-cell office:value-type="float" office:value="23309" calcext:value-type="float">
            <text:p>23309.0</text:p>
          </table:table-cell>
          <table:table-cell office:value-type="float" office:value="30884" calcext:value-type="float">
            <text:p>30884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1"/>
          <table:table-cell office:value-type="float" office:value="22494" calcext:value-type="float">
            <text:p>22494.0</text:p>
          </table:table-cell>
          <table:table-cell office:value-type="float" office:value="27222" calcext:value-type="float">
            <text:p>27222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1"/>
          <table:table-cell office:value-type="float" office:value="22493" calcext:value-type="float">
            <text:p>22493.0</text:p>
          </table:table-cell>
          <table:table-cell office:value-type="float" office:value="28259" calcext:value-type="float">
            <text:p>28259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1"/>
          <table:table-cell office:value-type="float" office:value="22610" calcext:value-type="float">
            <text:p>22610.0</text:p>
          </table:table-cell>
          <table:table-cell office:value-type="float" office:value="28215" calcext:value-type="float">
            <text:p>28215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1"/>
          <table:table-cell office:value-type="float" office:value="23300" calcext:value-type="float">
            <text:p>23300.0</text:p>
          </table:table-cell>
          <table:table-cell office:value-type="float" office:value="30877" calcext:value-type="float">
            <text:p>30877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1"/>
          <table:table-cell office:value-type="float" office:value="22491" calcext:value-type="float">
            <text:p>22491.0</text:p>
          </table:table-cell>
          <table:table-cell office:value-type="float" office:value="27214" calcext:value-type="float">
            <text:p>27214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1"/>
          <table:table-cell office:value-type="float" office:value="22478" calcext:value-type="float">
            <text:p>22478.0</text:p>
          </table:table-cell>
          <table:table-cell office:value-type="float" office:value="28302" calcext:value-type="float">
            <text:p>28302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1"/>
          <table:table-cell office:value-type="float" office:value="22629" calcext:value-type="float">
            <text:p>22629.0</text:p>
          </table:table-cell>
          <table:table-cell office:value-type="float" office:value="28237" calcext:value-type="float">
            <text:p>28237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1"/>
          <table:table-cell office:value-type="float" office:value="23287" calcext:value-type="float">
            <text:p>23287.0</text:p>
          </table:table-cell>
          <table:table-cell office:value-type="float" office:value="30872" calcext:value-type="float">
            <text:p>30872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1"/>
          <table:table-cell office:value-type="float" office:value="22493" calcext:value-type="float">
            <text:p>22493.0</text:p>
          </table:table-cell>
          <table:table-cell office:value-type="float" office:value="27200" calcext:value-type="float">
            <text:p>27200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1"/>
          <table:table-cell office:value-type="float" office:value="22474" calcext:value-type="float">
            <text:p>22474.0</text:p>
          </table:table-cell>
          <table:table-cell office:value-type="float" office:value="28331" calcext:value-type="float">
            <text:p>28331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"/>
          <table:table-cell office:value-type="float" office:value="22654" calcext:value-type="float">
            <text:p>22654.0</text:p>
          </table:table-cell>
          <table:table-cell office:value-type="float" office:value="28248" calcext:value-type="float">
            <text:p>28248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1"/>
          <table:table-cell office:value-type="float" office:value="23268" calcext:value-type="float">
            <text:p>23268.0</text:p>
          </table:table-cell>
          <table:table-cell office:value-type="float" office:value="30868" calcext:value-type="float">
            <text:p>30868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1"/>
          <table:table-cell office:value-type="float" office:value="22487" calcext:value-type="float">
            <text:p>22487.0</text:p>
          </table:table-cell>
          <table:table-cell office:value-type="float" office:value="27185" calcext:value-type="float">
            <text:p>27185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1"/>
          <table:table-cell office:value-type="float" office:value="22463" calcext:value-type="float">
            <text:p>22463.0</text:p>
          </table:table-cell>
          <table:table-cell office:value-type="float" office:value="28358" calcext:value-type="float">
            <text:p>28358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1"/>
          <table:table-cell office:value-type="float" office:value="22674" calcext:value-type="float">
            <text:p>22674.0</text:p>
          </table:table-cell>
          <table:table-cell office:value-type="float" office:value="28242" calcext:value-type="float">
            <text:p>28242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1"/>
          <table:table-cell office:value-type="float" office:value="23250" calcext:value-type="float">
            <text:p>23250.0</text:p>
          </table:table-cell>
          <table:table-cell office:value-type="float" office:value="30870" calcext:value-type="float">
            <text:p>30870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1"/>
          <table:table-cell office:value-type="float" office:value="22488" calcext:value-type="float">
            <text:p>22488.0</text:p>
          </table:table-cell>
          <table:table-cell office:value-type="float" office:value="27177" calcext:value-type="float">
            <text:p>27177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1"/>
          <table:table-cell office:value-type="float" office:value="22459" calcext:value-type="float">
            <text:p>22459.0</text:p>
          </table:table-cell>
          <table:table-cell office:value-type="float" office:value="28378" calcext:value-type="float">
            <text:p>28378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1"/>
          <table:table-cell office:value-type="float" office:value="22685" calcext:value-type="float">
            <text:p>22685.0</text:p>
          </table:table-cell>
          <table:table-cell office:value-type="float" office:value="28233" calcext:value-type="float">
            <text:p>28233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1"/>
          <table:table-cell office:value-type="float" office:value="23239" calcext:value-type="float">
            <text:p>23239.0</text:p>
          </table:table-cell>
          <table:table-cell office:value-type="float" office:value="30870" calcext:value-type="float">
            <text:p>30870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725" calcext:value-type="float">
            <text:p>7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1"/>
          <table:table-cell office:value-type="float" office:value="22481" calcext:value-type="float">
            <text:p>22481.0</text:p>
          </table:table-cell>
          <table:table-cell office:value-type="float" office:value="27156" calcext:value-type="float">
            <text:p>27156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1"/>
          <table:table-cell office:value-type="float" office:value="22460" calcext:value-type="float">
            <text:p>22460.0</text:p>
          </table:table-cell>
          <table:table-cell office:value-type="float" office:value="28407" calcext:value-type="float">
            <text:p>28407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1"/>
          <table:table-cell office:value-type="float" office:value="22714" calcext:value-type="float">
            <text:p>22714.0</text:p>
          </table:table-cell>
          <table:table-cell office:value-type="float" office:value="28243" calcext:value-type="float">
            <text:p>28243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1"/>
          <table:table-cell office:value-type="float" office:value="23233" calcext:value-type="float">
            <text:p>23233.0</text:p>
          </table:table-cell>
          <table:table-cell office:value-type="float" office:value="30871" calcext:value-type="float">
            <text:p>30871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1"/>
          <table:table-cell office:value-type="float" office:value="22483" calcext:value-type="float">
            <text:p>22483.0</text:p>
          </table:table-cell>
          <table:table-cell office:value-type="float" office:value="27133" calcext:value-type="float">
            <text:p>27133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1"/>
          <table:table-cell office:value-type="float" office:value="22456" calcext:value-type="float">
            <text:p>22456.0</text:p>
          </table:table-cell>
          <table:table-cell office:value-type="float" office:value="28465" calcext:value-type="float">
            <text:p>28465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1"/>
          <table:table-cell office:value-type="float" office:value="22763" calcext:value-type="float">
            <text:p>22763.0</text:p>
          </table:table-cell>
          <table:table-cell office:value-type="float" office:value="28266" calcext:value-type="float">
            <text:p>28266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1"/>
          <table:table-cell office:value-type="float" office:value="23193" calcext:value-type="float">
            <text:p>23193.0</text:p>
          </table:table-cell>
          <table:table-cell office:value-type="float" office:value="30875" calcext:value-type="float">
            <text:p>30875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1"/>
          <table:table-cell office:value-type="float" office:value="22480" calcext:value-type="float">
            <text:p>22480.0</text:p>
          </table:table-cell>
          <table:table-cell office:value-type="float" office:value="27127" calcext:value-type="float">
            <text:p>27127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1"/>
          <table:table-cell office:value-type="float" office:value="22458" calcext:value-type="float">
            <text:p>22458.0</text:p>
          </table:table-cell>
          <table:table-cell office:value-type="float" office:value="28492" calcext:value-type="float">
            <text:p>28492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1"/>
          <table:table-cell office:value-type="float" office:value="22780" calcext:value-type="float">
            <text:p>22780.0</text:p>
          </table:table-cell>
          <table:table-cell office:value-type="float" office:value="28289" calcext:value-type="float">
            <text:p>28289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1"/>
          <table:table-cell office:value-type="float" office:value="23172" calcext:value-type="float">
            <text:p>23172.0</text:p>
          </table:table-cell>
          <table:table-cell office:value-type="float" office:value="30875" calcext:value-type="float">
            <text:p>30875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1"/>
          <table:table-cell office:value-type="float" office:value="22476" calcext:value-type="float">
            <text:p>22476.0</text:p>
          </table:table-cell>
          <table:table-cell office:value-type="float" office:value="27113" calcext:value-type="float">
            <text:p>27113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1"/>
          <table:table-cell office:value-type="float" office:value="22469" calcext:value-type="float">
            <text:p>22469.0</text:p>
          </table:table-cell>
          <table:table-cell office:value-type="float" office:value="28520" calcext:value-type="float">
            <text:p>28520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1"/>
          <table:table-cell office:value-type="float" office:value="22795" calcext:value-type="float">
            <text:p>22795.0</text:p>
          </table:table-cell>
          <table:table-cell office:value-type="float" office:value="28295" calcext:value-type="float">
            <text:p>28295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1"/>
          <table:table-cell office:value-type="float" office:value="23155" calcext:value-type="float">
            <text:p>23155.0</text:p>
          </table:table-cell>
          <table:table-cell office:value-type="float" office:value="30867" calcext:value-type="float">
            <text:p>30867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1"/>
          <table:table-cell office:value-type="float" office:value="22481" calcext:value-type="float">
            <text:p>22481.0</text:p>
          </table:table-cell>
          <table:table-cell office:value-type="float" office:value="27101" calcext:value-type="float">
            <text:p>27101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1"/>
          <table:table-cell office:value-type="float" office:value="22482" calcext:value-type="float">
            <text:p>22482.0</text:p>
          </table:table-cell>
          <table:table-cell office:value-type="float" office:value="28562" calcext:value-type="float">
            <text:p>28562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1"/>
          <table:table-cell office:value-type="float" office:value="22799" calcext:value-type="float">
            <text:p>22799.0</text:p>
          </table:table-cell>
          <table:table-cell office:value-type="float" office:value="28301" calcext:value-type="float">
            <text:p>28301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1"/>
          <table:table-cell office:value-type="float" office:value="23135" calcext:value-type="float">
            <text:p>23135.0</text:p>
          </table:table-cell>
          <table:table-cell office:value-type="float" office:value="30858" calcext:value-type="float">
            <text:p>30858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/>
          <table:table-cell office:value-type="float" office:value="22481" calcext:value-type="float">
            <text:p>22481.0</text:p>
          </table:table-cell>
          <table:table-cell office:value-type="float" office:value="27084" calcext:value-type="float">
            <text:p>27084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1"/>
          <table:table-cell office:value-type="float" office:value="22502" calcext:value-type="float">
            <text:p>22502.0</text:p>
          </table:table-cell>
          <table:table-cell office:value-type="float" office:value="28589" calcext:value-type="float">
            <text:p>28589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1"/>
          <table:table-cell office:value-type="float" office:value="22799" calcext:value-type="float">
            <text:p>22799.0</text:p>
          </table:table-cell>
          <table:table-cell office:value-type="float" office:value="28306" calcext:value-type="float">
            <text:p>28306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1"/>
          <table:table-cell office:value-type="float" office:value="23127" calcext:value-type="float">
            <text:p>23127.0</text:p>
          </table:table-cell>
          <table:table-cell office:value-type="float" office:value="30856" calcext:value-type="float">
            <text:p>30856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1"/>
          <table:table-cell office:value-type="float" office:value="22484" calcext:value-type="float">
            <text:p>22484.0</text:p>
          </table:table-cell>
          <table:table-cell office:value-type="float" office:value="27061" calcext:value-type="float">
            <text:p>27061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1"/>
          <table:table-cell office:value-type="float" office:value="22502" calcext:value-type="float">
            <text:p>22502.0</text:p>
          </table:table-cell>
          <table:table-cell office:value-type="float" office:value="28614" calcext:value-type="float">
            <text:p>28614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1"/>
          <table:table-cell office:value-type="float" office:value="22796" calcext:value-type="float">
            <text:p>22796.0</text:p>
          </table:table-cell>
          <table:table-cell office:value-type="float" office:value="28313" calcext:value-type="float">
            <text:p>28313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1"/>
          <table:table-cell office:value-type="float" office:value="23106" calcext:value-type="float">
            <text:p>23106.0</text:p>
          </table:table-cell>
          <table:table-cell office:value-type="float" office:value="30852" calcext:value-type="float">
            <text:p>30852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1"/>
          <table:table-cell office:value-type="float" office:value="22477" calcext:value-type="float">
            <text:p>22477.0</text:p>
          </table:table-cell>
          <table:table-cell office:value-type="float" office:value="27046" calcext:value-type="float">
            <text:p>27046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1"/>
          <table:table-cell office:value-type="float" office:value="22518" calcext:value-type="float">
            <text:p>22518.0</text:p>
          </table:table-cell>
          <table:table-cell office:value-type="float" office:value="28625" calcext:value-type="float">
            <text:p>28625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1"/>
          <table:table-cell office:value-type="float" office:value="22793" calcext:value-type="float">
            <text:p>22793.0</text:p>
          </table:table-cell>
          <table:table-cell office:value-type="float" office:value="28332" calcext:value-type="float">
            <text:p>28332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1"/>
          <table:table-cell office:value-type="float" office:value="23085" calcext:value-type="float">
            <text:p>23085.0</text:p>
          </table:table-cell>
          <table:table-cell office:value-type="float" office:value="30844" calcext:value-type="float">
            <text:p>30844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1"/>
          <table:table-cell office:value-type="float" office:value="22484" calcext:value-type="float">
            <text:p>22484.0</text:p>
          </table:table-cell>
          <table:table-cell office:value-type="float" office:value="27023" calcext:value-type="float">
            <text:p>27023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1"/>
          <table:table-cell office:value-type="float" office:value="22520" calcext:value-type="float">
            <text:p>22520.0</text:p>
          </table:table-cell>
          <table:table-cell office:value-type="float" office:value="28632" calcext:value-type="float">
            <text:p>28632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1"/>
          <table:table-cell office:value-type="float" office:value="22802" calcext:value-type="float">
            <text:p>22802.0</text:p>
          </table:table-cell>
          <table:table-cell office:value-type="float" office:value="28348" calcext:value-type="float">
            <text:p>28348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1"/>
          <table:table-cell office:value-type="float" office:value="23079" calcext:value-type="float">
            <text:p>23079.0</text:p>
          </table:table-cell>
          <table:table-cell office:value-type="float" office:value="30837" calcext:value-type="float">
            <text:p>30837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1"/>
          <table:table-cell office:value-type="float" office:value="22500" calcext:value-type="float">
            <text:p>22500.0</text:p>
          </table:table-cell>
          <table:table-cell office:value-type="float" office:value="26993" calcext:value-type="float">
            <text:p>26993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1"/>
          <table:table-cell office:value-type="float" office:value="22513" calcext:value-type="float">
            <text:p>22513.0</text:p>
          </table:table-cell>
          <table:table-cell office:value-type="float" office:value="28652" calcext:value-type="float">
            <text:p>28652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1"/>
          <table:table-cell office:value-type="float" office:value="22806" calcext:value-type="float">
            <text:p>22806.0</text:p>
          </table:table-cell>
          <table:table-cell office:value-type="float" office:value="28360" calcext:value-type="float">
            <text:p>28360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1"/>
          <table:table-cell office:value-type="float" office:value="23063" calcext:value-type="float">
            <text:p>23063.0</text:p>
          </table:table-cell>
          <table:table-cell office:value-type="float" office:value="30831" calcext:value-type="float">
            <text:p>30831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1"/>
          <table:table-cell office:value-type="float" office:value="22501" calcext:value-type="float">
            <text:p>22501.0</text:p>
          </table:table-cell>
          <table:table-cell office:value-type="float" office:value="26981" calcext:value-type="float">
            <text:p>26981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1"/>
          <table:table-cell office:value-type="float" office:value="22518" calcext:value-type="float">
            <text:p>22518.0</text:p>
          </table:table-cell>
          <table:table-cell office:value-type="float" office:value="28658" calcext:value-type="float">
            <text:p>28658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1"/>
          <table:table-cell office:value-type="float" office:value="22812" calcext:value-type="float">
            <text:p>22812.0</text:p>
          </table:table-cell>
          <table:table-cell office:value-type="float" office:value="28377" calcext:value-type="float">
            <text:p>28377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1"/>
          <table:table-cell office:value-type="float" office:value="23040" calcext:value-type="float">
            <text:p>23040.0</text:p>
          </table:table-cell>
          <table:table-cell office:value-type="float" office:value="30823" calcext:value-type="float">
            <text:p>30823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1"/>
          <table:table-cell office:value-type="float" office:value="22502" calcext:value-type="float">
            <text:p>22502.0</text:p>
          </table:table-cell>
          <table:table-cell office:value-type="float" office:value="26954" calcext:value-type="float">
            <text:p>26954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1"/>
          <table:table-cell office:value-type="float" office:value="22505" calcext:value-type="float">
            <text:p>22505.0</text:p>
          </table:table-cell>
          <table:table-cell office:value-type="float" office:value="28687" calcext:value-type="float">
            <text:p>28687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1"/>
          <table:table-cell office:value-type="float" office:value="22816" calcext:value-type="float">
            <text:p>22816.0</text:p>
          </table:table-cell>
          <table:table-cell office:value-type="float" office:value="28389" calcext:value-type="float">
            <text:p>28389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1"/>
          <table:table-cell office:value-type="float" office:value="23031" calcext:value-type="float">
            <text:p>23031.0</text:p>
          </table:table-cell>
          <table:table-cell office:value-type="float" office:value="30819" calcext:value-type="float">
            <text:p>30819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773" calcext:value-type="float">
            <text:p>7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1"/>
          <table:table-cell office:value-type="float" office:value="22495" calcext:value-type="float">
            <text:p>22495.0</text:p>
          </table:table-cell>
          <table:table-cell office:value-type="float" office:value="26918" calcext:value-type="float">
            <text:p>26918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774" calcext:value-type="float">
            <text:p>7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1"/>
          <table:table-cell office:value-type="float" office:value="22515" calcext:value-type="float">
            <text:p>22515.0</text:p>
          </table:table-cell>
          <table:table-cell office:value-type="float" office:value="27004" calcext:value-type="float">
            <text:p>27004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774" calcext:value-type="float">
            <text:p>7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1"/>
          <table:table-cell office:value-type="float" office:value="22523" calcext:value-type="float">
            <text:p>22523.0</text:p>
          </table:table-cell>
          <table:table-cell office:value-type="float" office:value="28737" calcext:value-type="float">
            <text:p>28737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1"/>
          <table:table-cell office:value-type="float" office:value="22819" calcext:value-type="float">
            <text:p>22819.0</text:p>
          </table:table-cell>
          <table:table-cell office:value-type="float" office:value="28401" calcext:value-type="float">
            <text:p>28401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1"/>
          <table:table-cell office:value-type="float" office:value="23015" calcext:value-type="float">
            <text:p>23015.0</text:p>
          </table:table-cell>
          <table:table-cell office:value-type="float" office:value="30813" calcext:value-type="float">
            <text:p>30813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1"/>
          <table:table-cell office:value-type="float" office:value="22493" calcext:value-type="float">
            <text:p>22493.0</text:p>
          </table:table-cell>
          <table:table-cell office:value-type="float" office:value="26909" calcext:value-type="float">
            <text:p>26909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778" calcext:value-type="float">
            <text:p>7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1"/>
          <table:table-cell office:value-type="float" office:value="22513" calcext:value-type="float">
            <text:p>22513.0</text:p>
          </table:table-cell>
          <table:table-cell office:value-type="float" office:value="26991" calcext:value-type="float">
            <text:p>26991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1"/>
          <table:table-cell office:value-type="float" office:value="22527" calcext:value-type="float">
            <text:p>22527.0</text:p>
          </table:table-cell>
          <table:table-cell office:value-type="float" office:value="28791" calcext:value-type="float">
            <text:p>28791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1"/>
          <table:table-cell office:value-type="float" office:value="22813" calcext:value-type="float">
            <text:p>22813.0</text:p>
          </table:table-cell>
          <table:table-cell office:value-type="float" office:value="28428" calcext:value-type="float">
            <text:p>28428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1"/>
          <table:table-cell office:value-type="float" office:value="23006" calcext:value-type="float">
            <text:p>23006.0</text:p>
          </table:table-cell>
          <table:table-cell office:value-type="float" office:value="30809" calcext:value-type="float">
            <text:p>30809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2491" calcext:value-type="float">
            <text:p>22491.0</text:p>
          </table:table-cell>
          <table:table-cell office:value-type="float" office:value="26888" calcext:value-type="float">
            <text:p>26888.0</text:p>
          </table:table-cell>
          <table:table-cell office:value-type="float" office:value="386" calcext:value-type="float">
            <text:p>386.0</text:p>
          </table:table-cell>
          <table:table-cell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1"/>
          <table:table-cell office:value-type="float" office:value="22517" calcext:value-type="float">
            <text:p>22517.0</text:p>
          </table:table-cell>
          <table:table-cell office:value-type="float" office:value="26978" calcext:value-type="float">
            <text:p>26978.0</text:p>
          </table:table-cell>
          <table:table-cell office:value-type="float" office:value="386" calcext:value-type="float">
            <text:p>386.0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1"/>
          <table:table-cell office:value-type="float" office:value="22546" calcext:value-type="float">
            <text:p>22546.0</text:p>
          </table:table-cell>
          <table:table-cell office:value-type="float" office:value="28823" calcext:value-type="float">
            <text:p>28823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785" calcext:value-type="float">
            <text:p>7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1"/>
          <table:table-cell office:value-type="float" office:value="22795" calcext:value-type="float">
            <text:p>22795.0</text:p>
          </table:table-cell>
          <table:table-cell office:value-type="float" office:value="28457" calcext:value-type="float">
            <text:p>28457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1"/>
          <table:table-cell office:value-type="float" office:value="22992" calcext:value-type="float">
            <text:p>22992.0</text:p>
          </table:table-cell>
          <table:table-cell office:value-type="float" office:value="30796" calcext:value-type="float">
            <text:p>30796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1"/>
          <table:table-cell office:value-type="float" office:value="22488" calcext:value-type="float">
            <text:p>22488.0</text:p>
          </table:table-cell>
          <table:table-cell office:value-type="float" office:value="26874" calcext:value-type="float">
            <text:p>26874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1"/>
          <table:table-cell office:value-type="float" office:value="22517" calcext:value-type="float">
            <text:p>22517.0</text:p>
          </table:table-cell>
          <table:table-cell office:value-type="float" office:value="26975" calcext:value-type="float">
            <text:p>26975.0</text:p>
          </table:table-cell>
          <table:table-cell office:value-type="float" office:value="388" calcext:value-type="float">
            <text:p>388.0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1"/>
          <table:table-cell office:value-type="float" office:value="22564" calcext:value-type="float">
            <text:p>22564.0</text:p>
          </table:table-cell>
          <table:table-cell office:value-type="float" office:value="28860" calcext:value-type="float">
            <text:p>28860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1"/>
          <table:table-cell office:value-type="float" office:value="22793" calcext:value-type="float">
            <text:p>22793.0</text:p>
          </table:table-cell>
          <table:table-cell office:value-type="float" office:value="28478" calcext:value-type="float">
            <text:p>28478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2987" calcext:value-type="float">
            <text:p>22987.0</text:p>
          </table:table-cell>
          <table:table-cell office:value-type="float" office:value="30786" calcext:value-type="float">
            <text:p>30786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1"/>
          <table:table-cell office:value-type="float" office:value="22484" calcext:value-type="float">
            <text:p>22484.0</text:p>
          </table:table-cell>
          <table:table-cell office:value-type="float" office:value="26853" calcext:value-type="float">
            <text:p>26853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1"/>
          <table:table-cell office:value-type="float" office:value="22517" calcext:value-type="float">
            <text:p>22517.0</text:p>
          </table:table-cell>
          <table:table-cell office:value-type="float" office:value="26974" calcext:value-type="float">
            <text:p>26974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1"/>
          <table:table-cell office:value-type="float" office:value="22565" calcext:value-type="float">
            <text:p>22565.0</text:p>
          </table:table-cell>
          <table:table-cell office:value-type="float" office:value="28872" calcext:value-type="float">
            <text:p>28872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1"/>
          <table:table-cell office:value-type="float" office:value="22806" calcext:value-type="float">
            <text:p>22806.0</text:p>
          </table:table-cell>
          <table:table-cell office:value-type="float" office:value="28495" calcext:value-type="float">
            <text:p>28495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1"/>
          <table:table-cell office:value-type="float" office:value="22980" calcext:value-type="float">
            <text:p>22980.0</text:p>
          </table:table-cell>
          <table:table-cell office:value-type="float" office:value="30784" calcext:value-type="float">
            <text:p>30784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1"/>
          <table:table-cell office:value-type="float" office:value="22474" calcext:value-type="float">
            <text:p>22474.0</text:p>
          </table:table-cell>
          <table:table-cell office:value-type="float" office:value="26834" calcext:value-type="float">
            <text:p>26834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1"/>
          <table:table-cell office:value-type="float" office:value="22514" calcext:value-type="float">
            <text:p>22514.0</text:p>
          </table:table-cell>
          <table:table-cell office:value-type="float" office:value="26966" calcext:value-type="float">
            <text:p>26966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1"/>
          <table:table-cell office:value-type="float" office:value="22572" calcext:value-type="float">
            <text:p>22572.0</text:p>
          </table:table-cell>
          <table:table-cell office:value-type="float" office:value="28877" calcext:value-type="float">
            <text:p>28877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1"/>
          <table:table-cell office:value-type="float" office:value="22801" calcext:value-type="float">
            <text:p>22801.0</text:p>
          </table:table-cell>
          <table:table-cell office:value-type="float" office:value="28502" calcext:value-type="float">
            <text:p>28502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801" calcext:value-type="float">
            <text:p>8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1"/>
          <table:table-cell office:value-type="float" office:value="22973" calcext:value-type="float">
            <text:p>22973.0</text:p>
          </table:table-cell>
          <table:table-cell office:value-type="float" office:value="30786" calcext:value-type="float">
            <text:p>30786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1"/>
          <table:table-cell office:value-type="float" office:value="22461" calcext:value-type="float">
            <text:p>22461.0</text:p>
          </table:table-cell>
          <table:table-cell office:value-type="float" office:value="26801" calcext:value-type="float">
            <text:p>26801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1"/>
          <table:table-cell office:value-type="float" office:value="22495" calcext:value-type="float">
            <text:p>22495.0</text:p>
          </table:table-cell>
          <table:table-cell office:value-type="float" office:value="26940" calcext:value-type="float">
            <text:p>26940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1"/>
          <table:table-cell office:value-type="float" office:value="22574" calcext:value-type="float">
            <text:p>22574.0</text:p>
          </table:table-cell>
          <table:table-cell office:value-type="float" office:value="28887" calcext:value-type="float">
            <text:p>28887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1"/>
          <table:table-cell office:value-type="float" office:value="22961" calcext:value-type="float">
            <text:p>22961.0</text:p>
          </table:table-cell>
          <table:table-cell office:value-type="float" office:value="30791" calcext:value-type="float">
            <text:p>30791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1"/>
          <table:table-cell office:value-type="float" office:value="22444" calcext:value-type="float">
            <text:p>22444.0</text:p>
          </table:table-cell>
          <table:table-cell office:value-type="float" office:value="26776" calcext:value-type="float">
            <text:p>26776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1"/>
          <table:table-cell office:value-type="float" office:value="22494" calcext:value-type="float">
            <text:p>22494.0</text:p>
          </table:table-cell>
          <table:table-cell office:value-type="float" office:value="26931" calcext:value-type="float">
            <text:p>26931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1"/>
          <table:table-cell office:value-type="float" office:value="22582" calcext:value-type="float">
            <text:p>22582.0</text:p>
          </table:table-cell>
          <table:table-cell office:value-type="float" office:value="28896" calcext:value-type="float">
            <text:p>28896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1"/>
          <table:table-cell office:value-type="float" office:value="22953" calcext:value-type="float">
            <text:p>22953.0</text:p>
          </table:table-cell>
          <table:table-cell office:value-type="float" office:value="30793" calcext:value-type="float">
            <text:p>30793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1"/>
          <table:table-cell office:value-type="float" office:value="22433" calcext:value-type="float">
            <text:p>22433.0</text:p>
          </table:table-cell>
          <table:table-cell office:value-type="float" office:value="26757" calcext:value-type="float">
            <text:p>26757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1"/>
          <table:table-cell office:value-type="float" office:value="22491" calcext:value-type="float">
            <text:p>22491.0</text:p>
          </table:table-cell>
          <table:table-cell office:value-type="float" office:value="26931" calcext:value-type="float">
            <text:p>26931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1"/>
          <table:table-cell office:value-type="float" office:value="22581" calcext:value-type="float">
            <text:p>22581.0</text:p>
          </table:table-cell>
          <table:table-cell office:value-type="float" office:value="28908" calcext:value-type="float">
            <text:p>28908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1"/>
          <table:table-cell office:value-type="float" office:value="22941" calcext:value-type="float">
            <text:p>22941.0</text:p>
          </table:table-cell>
          <table:table-cell office:value-type="float" office:value="30795" calcext:value-type="float">
            <text:p>30795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1"/>
          <table:table-cell office:value-type="float" office:value="22419" calcext:value-type="float">
            <text:p>22419.0</text:p>
          </table:table-cell>
          <table:table-cell office:value-type="float" office:value="26738" calcext:value-type="float">
            <text:p>26738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1"/>
          <table:table-cell office:value-type="float" office:value="22491" calcext:value-type="float">
            <text:p>22491.0</text:p>
          </table:table-cell>
          <table:table-cell office:value-type="float" office:value="26931" calcext:value-type="float">
            <text:p>26931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817" calcext:value-type="float">
            <text:p>8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1"/>
          <table:table-cell office:value-type="float" office:value="22573" calcext:value-type="float">
            <text:p>22573.0</text:p>
          </table:table-cell>
          <table:table-cell office:value-type="float" office:value="28914" calcext:value-type="float">
            <text:p>28914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1"/>
          <table:table-cell office:value-type="float" office:value="22937" calcext:value-type="float">
            <text:p>22937.0</text:p>
          </table:table-cell>
          <table:table-cell office:value-type="float" office:value="30800" calcext:value-type="float">
            <text:p>30800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1"/>
          <table:table-cell office:value-type="float" office:value="22407" calcext:value-type="float">
            <text:p>22407.0</text:p>
          </table:table-cell>
          <table:table-cell office:value-type="float" office:value="26722" calcext:value-type="float">
            <text:p>26722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1"/>
          <table:table-cell office:value-type="float" office:value="22482" calcext:value-type="float">
            <text:p>22482.0</text:p>
          </table:table-cell>
          <table:table-cell office:value-type="float" office:value="26926" calcext:value-type="float">
            <text:p>26926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1"/>
          <table:table-cell office:value-type="float" office:value="22548" calcext:value-type="float">
            <text:p>22548.0</text:p>
          </table:table-cell>
          <table:table-cell office:value-type="float" office:value="28939" calcext:value-type="float">
            <text:p>28939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1"/>
          <table:table-cell office:value-type="float" office:value="22920" calcext:value-type="float">
            <text:p>22920.0</text:p>
          </table:table-cell>
          <table:table-cell office:value-type="float" office:value="30808" calcext:value-type="float">
            <text:p>30808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1"/>
          <table:table-cell office:value-type="float" office:value="22395" calcext:value-type="float">
            <text:p>22395.0</text:p>
          </table:table-cell>
          <table:table-cell office:value-type="float" office:value="26707" calcext:value-type="float">
            <text:p>26707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1"/>
          <table:table-cell office:value-type="float" office:value="22477" calcext:value-type="float">
            <text:p>22477.0</text:p>
          </table:table-cell>
          <table:table-cell office:value-type="float" office:value="26922" calcext:value-type="float">
            <text:p>26922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1"/>
          <table:table-cell office:value-type="float" office:value="22530" calcext:value-type="float">
            <text:p>22530.0</text:p>
          </table:table-cell>
          <table:table-cell office:value-type="float" office:value="28972" calcext:value-type="float">
            <text:p>28972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1"/>
          <table:table-cell office:value-type="float" office:value="22900" calcext:value-type="float">
            <text:p>22900.0</text:p>
          </table:table-cell>
          <table:table-cell office:value-type="float" office:value="30825" calcext:value-type="float">
            <text:p>30825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1"/>
          <table:table-cell office:value-type="float" office:value="22370" calcext:value-type="float">
            <text:p>22370.0</text:p>
          </table:table-cell>
          <table:table-cell office:value-type="float" office:value="26700" calcext:value-type="float">
            <text:p>26700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828" calcext:value-type="float">
            <text:p>8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1"/>
          <table:table-cell office:value-type="float" office:value="22455" calcext:value-type="float">
            <text:p>22455.0</text:p>
          </table:table-cell>
          <table:table-cell office:value-type="float" office:value="26922" calcext:value-type="float">
            <text:p>26922.0</text:p>
          </table:table-cell>
          <table:table-cell office:value-type="float" office:value="406" calcext:value-type="float">
            <text:p>406.0</text:p>
          </table:table-cell>
          <table:table-cell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1"/>
          <table:table-cell office:value-type="float" office:value="22525" calcext:value-type="float">
            <text:p>22525.0</text:p>
          </table:table-cell>
          <table:table-cell office:value-type="float" office:value="28982" calcext:value-type="float">
            <text:p>28982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1"/>
          <table:table-cell office:value-type="float" office:value="22889" calcext:value-type="float">
            <text:p>22889.0</text:p>
          </table:table-cell>
          <table:table-cell office:value-type="float" office:value="30821" calcext:value-type="float">
            <text:p>30821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1"/>
          <table:table-cell office:value-type="float" office:value="22316" calcext:value-type="float">
            <text:p>22316.0</text:p>
          </table:table-cell>
          <table:table-cell office:value-type="float" office:value="26682" calcext:value-type="float">
            <text:p>26682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1"/>
          <table:table-cell office:value-type="float" office:value="22452" calcext:value-type="float">
            <text:p>22452.0</text:p>
          </table:table-cell>
          <table:table-cell office:value-type="float" office:value="26922" calcext:value-type="float">
            <text:p>26922.0</text:p>
          </table:table-cell>
          <table:table-cell office:value-type="float" office:value="408" calcext:value-type="float">
            <text:p>408.0</text:p>
          </table:table-cell>
          <table:table-cell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1"/>
          <table:table-cell office:value-type="float" office:value="22524" calcext:value-type="float">
            <text:p>22524.0</text:p>
          </table:table-cell>
          <table:table-cell office:value-type="float" office:value="29013" calcext:value-type="float">
            <text:p>29013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1"/>
          <table:table-cell office:value-type="float" office:value="22878" calcext:value-type="float">
            <text:p>22878.0</text:p>
          </table:table-cell>
          <table:table-cell office:value-type="float" office:value="30818" calcext:value-type="float">
            <text:p>30818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"/>
          <table:table-cell office:value-type="float" office:value="22295" calcext:value-type="float">
            <text:p>22295.0</text:p>
          </table:table-cell>
          <table:table-cell office:value-type="float" office:value="26674" calcext:value-type="float">
            <text:p>26674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1"/>
          <table:table-cell office:value-type="float" office:value="22434" calcext:value-type="float">
            <text:p>22434.0</text:p>
          </table:table-cell>
          <table:table-cell office:value-type="float" office:value="26920" calcext:value-type="float">
            <text:p>26920.0</text:p>
          </table:table-cell>
          <table:table-cell office:value-type="float" office:value="410" calcext:value-type="float">
            <text:p>410.0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1"/>
          <table:table-cell office:value-type="float" office:value="22518" calcext:value-type="float">
            <text:p>22518.0</text:p>
          </table:table-cell>
          <table:table-cell office:value-type="float" office:value="29043" calcext:value-type="float">
            <text:p>29043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1"/>
          <table:table-cell office:value-type="float" office:value="22872" calcext:value-type="float">
            <text:p>22872.0</text:p>
          </table:table-cell>
          <table:table-cell office:value-type="float" office:value="30817" calcext:value-type="float">
            <text:p>30817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"/>
          <table:table-cell office:value-type="float" office:value="22284" calcext:value-type="float">
            <text:p>22284.0</text:p>
          </table:table-cell>
          <table:table-cell office:value-type="float" office:value="26665" calcext:value-type="float">
            <text:p>26665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1"/>
          <table:table-cell office:value-type="float" office:value="22431" calcext:value-type="float">
            <text:p>22431.0</text:p>
          </table:table-cell>
          <table:table-cell office:value-type="float" office:value="26916" calcext:value-type="float">
            <text:p>26916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1"/>
          <table:table-cell office:value-type="float" office:value="22523" calcext:value-type="float">
            <text:p>22523.0</text:p>
          </table:table-cell>
          <table:table-cell office:value-type="float" office:value="29052" calcext:value-type="float">
            <text:p>29052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1"/>
          <table:table-cell office:value-type="float" office:value="22872" calcext:value-type="float">
            <text:p>22872.0</text:p>
          </table:table-cell>
          <table:table-cell office:value-type="float" office:value="30817" calcext:value-type="float">
            <text:p>30817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1"/>
          <table:table-cell office:value-type="float" office:value="22273" calcext:value-type="float">
            <text:p>22273.0</text:p>
          </table:table-cell>
          <table:table-cell office:value-type="float" office:value="26655" calcext:value-type="float">
            <text:p>26655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1"/>
          <table:table-cell office:value-type="float" office:value="22421" calcext:value-type="float">
            <text:p>22421.0</text:p>
          </table:table-cell>
          <table:table-cell office:value-type="float" office:value="26903" calcext:value-type="float">
            <text:p>26903.0</text:p>
          </table:table-cell>
          <table:table-cell office:value-type="float" office:value="414" calcext:value-type="float">
            <text:p>414.0</text:p>
          </table:table-cell>
          <table:table-cell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1"/>
          <table:table-cell office:value-type="float" office:value="22523" calcext:value-type="float">
            <text:p>22523.0</text:p>
          </table:table-cell>
          <table:table-cell office:value-type="float" office:value="29059" calcext:value-type="float">
            <text:p>29059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2879" calcext:value-type="float">
            <text:p>22879.0</text:p>
          </table:table-cell>
          <table:table-cell office:value-type="float" office:value="30818" calcext:value-type="float">
            <text:p>30818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1"/>
          <table:table-cell office:value-type="float" office:value="22260" calcext:value-type="float">
            <text:p>22260.0</text:p>
          </table:table-cell>
          <table:table-cell office:value-type="float" office:value="26649" calcext:value-type="float">
            <text:p>26649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vesicles</text:p>
          </table:table-cell>
          <table:table-cell office:value-type="float" office:value="22412" calcext:value-type="float">
            <text:p>22412.0</text:p>
          </table:table-cell>
          <table:table-cell office:value-type="float" office:value="26928" calcext:value-type="float">
            <text:p>26928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1"/>
          <table:table-cell office:value-type="float" office:value="22524" calcext:value-type="float">
            <text:p>22524.0</text:p>
          </table:table-cell>
          <table:table-cell office:value-type="float" office:value="29067" calcext:value-type="float">
            <text:p>29067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1"/>
          <table:table-cell office:value-type="float" office:value="22880" calcext:value-type="float">
            <text:p>22880.0</text:p>
          </table:table-cell>
          <table:table-cell office:value-type="float" office:value="30821" calcext:value-type="float">
            <text:p>30821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1"/>
          <table:table-cell office:value-type="float" office:value="22256" calcext:value-type="float">
            <text:p>22256.0</text:p>
          </table:table-cell>
          <table:table-cell office:value-type="float" office:value="26645" calcext:value-type="float">
            <text:p>26645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1"/>
          <table:table-cell office:value-type="float" office:value="22401" calcext:value-type="float">
            <text:p>22401.0</text:p>
          </table:table-cell>
          <table:table-cell office:value-type="float" office:value="26932" calcext:value-type="float">
            <text:p>26932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853" calcext:value-type="float">
            <text:p>8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1"/>
          <table:table-cell office:value-type="float" office:value="22884" calcext:value-type="float">
            <text:p>22884.0</text:p>
          </table:table-cell>
          <table:table-cell office:value-type="float" office:value="30827" calcext:value-type="float">
            <text:p>30827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1"/>
          <table:table-cell office:value-type="float" office:value="22248" calcext:value-type="float">
            <text:p>22248.0</text:p>
          </table:table-cell>
          <table:table-cell office:value-type="float" office:value="26637" calcext:value-type="float">
            <text:p>26637.0</text:p>
          </table:table-cell>
          <table:table-cell office:value-type="float" office:value="409" calcext:value-type="float">
            <text:p>409.0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1"/>
          <table:table-cell office:value-type="float" office:value="22385" calcext:value-type="float">
            <text:p>22385.0</text:p>
          </table:table-cell>
          <table:table-cell office:value-type="float" office:value="26942" calcext:value-type="float">
            <text:p>26942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1"/>
          <table:table-cell office:value-type="float" office:value="22880" calcext:value-type="float">
            <text:p>22880.0</text:p>
          </table:table-cell>
          <table:table-cell office:value-type="float" office:value="30827" calcext:value-type="float">
            <text:p>30827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1"/>
          <table:table-cell office:value-type="float" office:value="22228" calcext:value-type="float">
            <text:p>22228.0</text:p>
          </table:table-cell>
          <table:table-cell office:value-type="float" office:value="26634" calcext:value-type="float">
            <text:p>26634.0</text:p>
          </table:table-cell>
          <table:table-cell office:value-type="float" office:value="410" calcext:value-type="float">
            <text:p>410.0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1"/>
          <table:table-cell office:value-type="float" office:value="22360" calcext:value-type="float">
            <text:p>22360.0</text:p>
          </table:table-cell>
          <table:table-cell office:value-type="float" office:value="26956" calcext:value-type="float">
            <text:p>26956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1"/>
          <table:table-cell office:value-type="float" office:value="22880" calcext:value-type="float">
            <text:p>22880.0</text:p>
          </table:table-cell>
          <table:table-cell office:value-type="float" office:value="30819" calcext:value-type="float">
            <text:p>30819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1"/>
          <table:table-cell office:value-type="float" office:value="22837" calcext:value-type="float">
            <text:p>22837.0</text:p>
          </table:table-cell>
          <table:table-cell office:value-type="float" office:value="30812" calcext:value-type="float">
            <text:p>30812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1"/>
          <table:table-cell office:value-type="float" office:value="22215" calcext:value-type="float">
            <text:p>22215.0</text:p>
          </table:table-cell>
          <table:table-cell office:value-type="float" office:value="26618" calcext:value-type="float">
            <text:p>26618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1"/>
          <table:table-cell office:value-type="float" office:value="22881" calcext:value-type="float">
            <text:p>22881.0</text:p>
          </table:table-cell>
          <table:table-cell office:value-type="float" office:value="30814" calcext:value-type="float">
            <text:p>30814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1"/>
          <table:table-cell office:value-type="float" office:value="22830" calcext:value-type="float">
            <text:p>22830.0</text:p>
          </table:table-cell>
          <table:table-cell office:value-type="float" office:value="30804" calcext:value-type="float">
            <text:p>30804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1"/>
          <table:table-cell office:value-type="float" office:value="22212" calcext:value-type="float">
            <text:p>22212.0</text:p>
          </table:table-cell>
          <table:table-cell office:value-type="float" office:value="26612" calcext:value-type="float">
            <text:p>26612.0</text:p>
          </table:table-cell>
          <table:table-cell office:value-type="float" office:value="414" calcext:value-type="float">
            <text:p>414.0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1"/>
          <table:table-cell office:value-type="float" office:value="22881" calcext:value-type="float">
            <text:p>22881.0</text:p>
          </table:table-cell>
          <table:table-cell office:value-type="float" office:value="30814" calcext:value-type="float">
            <text:p>30814.0</text:p>
          </table:table-cell>
          <table:table-cell office:value-type="float" office:value="386" calcext:value-type="float">
            <text:p>386.0</text:p>
          </table:table-cell>
          <table:table-cell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1"/>
          <table:table-cell office:value-type="float" office:value="22819" calcext:value-type="float">
            <text:p>22819.0</text:p>
          </table:table-cell>
          <table:table-cell office:value-type="float" office:value="30800" calcext:value-type="float">
            <text:p>30800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1"/>
          <table:table-cell office:value-type="float" office:value="22194" calcext:value-type="float">
            <text:p>22194.0</text:p>
          </table:table-cell>
          <table:table-cell office:value-type="float" office:value="26603" calcext:value-type="float">
            <text:p>26603.0</text:p>
          </table:table-cell>
          <table:table-cell office:value-type="float" office:value="416" calcext:value-type="float">
            <text:p>416.0</text:p>
          </table:table-cell>
          <table:table-cell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1"/>
          <table:table-cell office:value-type="float" office:value="22881" calcext:value-type="float">
            <text:p>22881.0</text:p>
          </table:table-cell>
          <table:table-cell office:value-type="float" office:value="30814" calcext:value-type="float">
            <text:p>30814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1"/>
          <table:table-cell office:value-type="float" office:value="22814" calcext:value-type="float">
            <text:p>22814.0</text:p>
          </table:table-cell>
          <table:table-cell office:value-type="float" office:value="30800" calcext:value-type="float">
            <text:p>30800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1"/>
          <table:table-cell office:value-type="float" office:value="22179" calcext:value-type="float">
            <text:p>22179.0</text:p>
          </table:table-cell>
          <table:table-cell office:value-type="float" office:value="26587" calcext:value-type="float">
            <text:p>26587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1"/>
          <table:table-cell office:value-type="float" office:value="22810" calcext:value-type="float">
            <text:p>22810.0</text:p>
          </table:table-cell>
          <table:table-cell office:value-type="float" office:value="30804" calcext:value-type="float">
            <text:p>30804.0</text:p>
          </table:table-cell>
          <table:table-cell office:value-type="float" office:value="386" calcext:value-type="float">
            <text:p>386.0</text:p>
          </table:table-cell>
          <table:table-cell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1"/>
          <table:table-cell office:value-type="float" office:value="22165" calcext:value-type="float">
            <text:p>22165.0</text:p>
          </table:table-cell>
          <table:table-cell office:value-type="float" office:value="26578" calcext:value-type="float">
            <text:p>26578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1"/>
          <table:table-cell office:value-type="float" office:value="22799" calcext:value-type="float">
            <text:p>22799.0</text:p>
          </table:table-cell>
          <table:table-cell office:value-type="float" office:value="30816" calcext:value-type="float">
            <text:p>30816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1"/>
          <table:table-cell office:value-type="float" office:value="22141" calcext:value-type="float">
            <text:p>22141.0</text:p>
          </table:table-cell>
          <table:table-cell office:value-type="float" office:value="26435" calcext:value-type="float">
            <text:p>26435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1"/>
          <table:table-cell office:value-type="float" office:value="22802" calcext:value-type="float">
            <text:p>22802.0</text:p>
          </table:table-cell>
          <table:table-cell office:value-type="float" office:value="30823" calcext:value-type="float">
            <text:p>30823.0</text:p>
          </table:table-cell>
          <table:table-cell office:value-type="float" office:value="388" calcext:value-type="float">
            <text:p>388.0</text:p>
          </table:table-cell>
          <table:table-cell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1"/>
          <table:table-cell office:value-type="float" office:value="22141" calcext:value-type="float">
            <text:p>22141.0</text:p>
          </table:table-cell>
          <table:table-cell office:value-type="float" office:value="26422" calcext:value-type="float">
            <text:p>26422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1"/>
          <table:table-cell office:value-type="float" office:value="22804" calcext:value-type="float">
            <text:p>22804.0</text:p>
          </table:table-cell>
          <table:table-cell office:value-type="float" office:value="30827" calcext:value-type="float">
            <text:p>30827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1"/>
          <table:table-cell office:value-type="float" office:value="22131" calcext:value-type="float">
            <text:p>22131.0</text:p>
          </table:table-cell>
          <table:table-cell office:value-type="float" office:value="26402" calcext:value-type="float">
            <text:p>26402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881" calcext:value-type="float">
            <text:p>8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1"/>
          <table:table-cell office:value-type="float" office:value="22809" calcext:value-type="float">
            <text:p>22809.0</text:p>
          </table:table-cell>
          <table:table-cell office:value-type="float" office:value="30828" calcext:value-type="float">
            <text:p>30828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1"/>
          <table:table-cell office:value-type="float" office:value="22123" calcext:value-type="float">
            <text:p>22123.0</text:p>
          </table:table-cell>
          <table:table-cell office:value-type="float" office:value="26390" calcext:value-type="float">
            <text:p>26390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1"/>
          <table:table-cell office:value-type="float" office:value="22826" calcext:value-type="float">
            <text:p>22826.0</text:p>
          </table:table-cell>
          <table:table-cell office:value-type="float" office:value="30813" calcext:value-type="float">
            <text:p>30813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884" calcext:value-type="float">
            <text:p>8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1"/>
          <table:table-cell office:value-type="float" office:value="22112" calcext:value-type="float">
            <text:p>22112.0</text:p>
          </table:table-cell>
          <table:table-cell office:value-type="float" office:value="26369" calcext:value-type="float">
            <text:p>26369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885" calcext:value-type="float">
            <text:p>8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1"/>
          <table:table-cell office:value-type="float" office:value="22837" calcext:value-type="float">
            <text:p>22837.0</text:p>
          </table:table-cell>
          <table:table-cell office:value-type="float" office:value="30812" calcext:value-type="float">
            <text:p>30812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1"/>
          <table:table-cell office:value-type="float" office:value="22097" calcext:value-type="float">
            <text:p>22097.0</text:p>
          </table:table-cell>
          <table:table-cell office:value-type="float" office:value="26354" calcext:value-type="float">
            <text:p>26354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1"/>
          <table:table-cell office:value-type="float" office:value="22847" calcext:value-type="float">
            <text:p>22847.0</text:p>
          </table:table-cell>
          <table:table-cell office:value-type="float" office:value="30799" calcext:value-type="float">
            <text:p>30799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1"/>
          <table:table-cell office:value-type="float" office:value="22088" calcext:value-type="float">
            <text:p>22088.0</text:p>
          </table:table-cell>
          <table:table-cell office:value-type="float" office:value="26359" calcext:value-type="float">
            <text:p>26359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1"/>
          <table:table-cell office:value-type="float" office:value="22803" calcext:value-type="float">
            <text:p>22803.0</text:p>
          </table:table-cell>
          <table:table-cell office:value-type="float" office:value="30766" calcext:value-type="float">
            <text:p>30766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1"/>
          <table:table-cell office:value-type="float" office:value="22878" calcext:value-type="float">
            <text:p>22878.0</text:p>
          </table:table-cell>
          <table:table-cell office:value-type="float" office:value="30779" calcext:value-type="float">
            <text:p>30779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1"/>
          <table:table-cell office:value-type="float" office:value="22067" calcext:value-type="float">
            <text:p>22067.0</text:p>
          </table:table-cell>
          <table:table-cell office:value-type="float" office:value="26355" calcext:value-type="float">
            <text:p>26355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1"/>
          <table:table-cell office:value-type="float" office:value="22798" calcext:value-type="float">
            <text:p>22798.0</text:p>
          </table:table-cell>
          <table:table-cell office:value-type="float" office:value="30753" calcext:value-type="float">
            <text:p>30753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1"/>
          <table:table-cell office:value-type="float" office:value="22882" calcext:value-type="float">
            <text:p>22882.0</text:p>
          </table:table-cell>
          <table:table-cell office:value-type="float" office:value="30766" calcext:value-type="float">
            <text:p>30766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1"/>
          <table:table-cell office:value-type="float" office:value="22023" calcext:value-type="float">
            <text:p>22023.0</text:p>
          </table:table-cell>
          <table:table-cell office:value-type="float" office:value="26331" calcext:value-type="float">
            <text:p>26331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894" calcext:value-type="float">
            <text:p>8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1"/>
          <table:table-cell office:value-type="float" office:value="22796" calcext:value-type="float">
            <text:p>22796.0</text:p>
          </table:table-cell>
          <table:table-cell office:value-type="float" office:value="30740" calcext:value-type="float">
            <text:p>30740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1"/>
          <table:table-cell office:value-type="float" office:value="22881" calcext:value-type="float">
            <text:p>22881.0</text:p>
          </table:table-cell>
          <table:table-cell office:value-type="float" office:value="30765" calcext:value-type="float">
            <text:p>30765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1"/>
          <table:table-cell office:value-type="float" office:value="21994" calcext:value-type="float">
            <text:p>21994.0</text:p>
          </table:table-cell>
          <table:table-cell office:value-type="float" office:value="26322" calcext:value-type="float">
            <text:p>26322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1"/>
          <table:table-cell office:value-type="float" office:value="22796" calcext:value-type="float">
            <text:p>22796.0</text:p>
          </table:table-cell>
          <table:table-cell office:value-type="float" office:value="30738" calcext:value-type="float">
            <text:p>30738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1"/>
          <table:table-cell office:value-type="float" office:value="22884" calcext:value-type="float">
            <text:p>22884.0</text:p>
          </table:table-cell>
          <table:table-cell office:value-type="float" office:value="30755" calcext:value-type="float">
            <text:p>30755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1"/>
          <table:table-cell office:value-type="float" office:value="21982" calcext:value-type="float">
            <text:p>21982.0</text:p>
          </table:table-cell>
          <table:table-cell office:value-type="float" office:value="26314" calcext:value-type="float">
            <text:p>26314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1"/>
          <table:table-cell office:value-type="float" office:value="22805" calcext:value-type="float">
            <text:p>22805.0</text:p>
          </table:table-cell>
          <table:table-cell office:value-type="float" office:value="30732" calcext:value-type="float">
            <text:p>30732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1"/>
          <table:table-cell office:value-type="float" office:value="22867" calcext:value-type="float">
            <text:p>22867.0</text:p>
          </table:table-cell>
          <table:table-cell office:value-type="float" office:value="30786" calcext:value-type="float">
            <text:p>30786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1"/>
          <table:table-cell office:value-type="float" office:value="21961" calcext:value-type="float">
            <text:p>21961.0</text:p>
          </table:table-cell>
          <table:table-cell office:value-type="float" office:value="26312" calcext:value-type="float">
            <text:p>26312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Spine</text:p>
          </table:table-cell>
          <table:table-cell office:value-type="float" office:value="22810" calcext:value-type="float">
            <text:p>22810.0</text:p>
          </table:table-cell>
          <table:table-cell office:value-type="float" office:value="30736" calcext:value-type="float">
            <text:p>30736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1"/>
          <table:table-cell office:value-type="float" office:value="22867" calcext:value-type="float">
            <text:p>22867.0</text:p>
          </table:table-cell>
          <table:table-cell office:value-type="float" office:value="30786" calcext:value-type="float">
            <text:p>30786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1"/>
          <table:table-cell office:value-type="float" office:value="21954" calcext:value-type="float">
            <text:p>21954.0</text:p>
          </table:table-cell>
          <table:table-cell office:value-type="float" office:value="26305" calcext:value-type="float">
            <text:p>26305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1"/>
          <table:table-cell office:value-type="float" office:value="22870" calcext:value-type="float">
            <text:p>22870.0</text:p>
          </table:table-cell>
          <table:table-cell office:value-type="float" office:value="30796" calcext:value-type="float">
            <text:p>30796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1"/>
          <table:table-cell office:value-type="float" office:value="21940" calcext:value-type="float">
            <text:p>21940.0</text:p>
          </table:table-cell>
          <table:table-cell office:value-type="float" office:value="26292" calcext:value-type="float">
            <text:p>26292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1"/>
          <table:table-cell office:value-type="float" office:value="22868" calcext:value-type="float">
            <text:p>22868.0</text:p>
          </table:table-cell>
          <table:table-cell office:value-type="float" office:value="30797" calcext:value-type="float">
            <text:p>30797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1"/>
          <table:table-cell office:value-type="float" office:value="21896" calcext:value-type="float">
            <text:p>21896.0</text:p>
          </table:table-cell>
          <table:table-cell office:value-type="float" office:value="26261" calcext:value-type="float">
            <text:p>26261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1"/>
          <table:table-cell office:value-type="float" office:value="22872" calcext:value-type="float">
            <text:p>22872.0</text:p>
          </table:table-cell>
          <table:table-cell office:value-type="float" office:value="30807" calcext:value-type="float">
            <text:p>30807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1"/>
          <table:table-cell office:value-type="float" office:value="21881" calcext:value-type="float">
            <text:p>21881.0</text:p>
          </table:table-cell>
          <table:table-cell office:value-type="float" office:value="26250" calcext:value-type="float">
            <text:p>26250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1"/>
          <table:table-cell office:value-type="float" office:value="22877" calcext:value-type="float">
            <text:p>22877.0</text:p>
          </table:table-cell>
          <table:table-cell office:value-type="float" office:value="30810" calcext:value-type="float">
            <text:p>30810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1"/>
          <table:table-cell office:value-type="float" office:value="21857" calcext:value-type="float">
            <text:p>21857.0</text:p>
          </table:table-cell>
          <table:table-cell office:value-type="float" office:value="26230" calcext:value-type="float">
            <text:p>26230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1"/>
          <table:table-cell office:value-type="float" office:value="21840" calcext:value-type="float">
            <text:p>21840.0</text:p>
          </table:table-cell>
          <table:table-cell office:value-type="float" office:value="26212" calcext:value-type="float">
            <text:p>26212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1"/>
          <table:table-cell office:value-type="float" office:value="21819" calcext:value-type="float">
            <text:p>21819.0</text:p>
          </table:table-cell>
          <table:table-cell office:value-type="float" office:value="26212" calcext:value-type="float">
            <text:p>26212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1"/>
          <table:table-cell office:value-type="float" office:value="21786" calcext:value-type="float">
            <text:p>21786.0</text:p>
          </table:table-cell>
          <table:table-cell office:value-type="float" office:value="26190" calcext:value-type="float">
            <text:p>26190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1"/>
          <table:table-cell office:value-type="float" office:value="21753" calcext:value-type="float">
            <text:p>21753.0</text:p>
          </table:table-cell>
          <table:table-cell office:value-type="float" office:value="26169" calcext:value-type="float">
            <text:p>26169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1"/>
          <table:table-cell office:value-type="float" office:value="21703" calcext:value-type="float">
            <text:p>21703.0</text:p>
          </table:table-cell>
          <table:table-cell office:value-type="float" office:value="26143" calcext:value-type="float">
            <text:p>26143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1"/>
          <table:table-cell office:value-type="float" office:value="21695" calcext:value-type="float">
            <text:p>21695.0</text:p>
          </table:table-cell>
          <table:table-cell office:value-type="float" office:value="26127" calcext:value-type="float">
            <text:p>26127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1"/>
          <table:table-cell office:value-type="float" office:value="21675" calcext:value-type="float">
            <text:p>21675.0</text:p>
          </table:table-cell>
          <table:table-cell office:value-type="float" office:value="26099" calcext:value-type="float">
            <text:p>26099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1"/>
          <table:table-cell office:value-type="float" office:value="21650" calcext:value-type="float">
            <text:p>21650.0</text:p>
          </table:table-cell>
          <table:table-cell office:value-type="float" office:value="26083" calcext:value-type="float">
            <text:p>26083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1"/>
          <table:table-cell office:value-type="float" office:value="21650" calcext:value-type="float">
            <text:p>21650.0</text:p>
          </table:table-cell>
          <table:table-cell office:value-type="float" office:value="26079" calcext:value-type="float">
            <text:p>26079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1"/>
          <table:table-cell office:value-type="float" office:value="21632" calcext:value-type="float">
            <text:p>21632.0</text:p>
          </table:table-cell>
          <table:table-cell office:value-type="float" office:value="26066" calcext:value-type="float">
            <text:p>26066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1"/>
          <table:table-cell office:value-type="float" office:value="21615" calcext:value-type="float">
            <text:p>21615.0</text:p>
          </table:table-cell>
          <table:table-cell office:value-type="float" office:value="26051" calcext:value-type="float">
            <text:p>26051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ce1"/>
          <table:table-cell office:value-type="float" office:value="21597" calcext:value-type="float">
            <text:p>21597.0</text:p>
          </table:table-cell>
          <table:table-cell office:value-type="float" office:value="26033" calcext:value-type="float">
            <text:p>26033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1"/>
          <table:table-cell office:value-type="float" office:value="21576" calcext:value-type="float">
            <text:p>21576.0</text:p>
          </table:table-cell>
          <table:table-cell office:value-type="float" office:value="26018" calcext:value-type="float">
            <text:p>26018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1"/>
          <table:table-cell office:value-type="float" office:value="21566" calcext:value-type="float">
            <text:p>21566.0</text:p>
          </table:table-cell>
          <table:table-cell office:value-type="float" office:value="26017" calcext:value-type="float">
            <text:p>26017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1"/>
          <table:table-cell office:value-type="float" office:value="21556" calcext:value-type="float">
            <text:p>21556.0</text:p>
          </table:table-cell>
          <table:table-cell office:value-type="float" office:value="26007" calcext:value-type="float">
            <text:p>26007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1"/>
          <table:table-cell office:value-type="float" office:value="21550" calcext:value-type="float">
            <text:p>21550.0</text:p>
          </table:table-cell>
          <table:table-cell office:value-type="float" office:value="25998" calcext:value-type="float">
            <text:p>25998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1"/>
          <table:table-cell office:value-type="float" office:value="21521" calcext:value-type="float">
            <text:p>21521.0</text:p>
          </table:table-cell>
          <table:table-cell office:value-type="float" office:value="25967" calcext:value-type="float">
            <text:p>25967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1"/>
          <table:table-cell office:value-type="float" office:value="21500" calcext:value-type="float">
            <text:p>21500.0</text:p>
          </table:table-cell>
          <table:table-cell office:value-type="float" office:value="25937" calcext:value-type="float">
            <text:p>25937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1"/>
          <table:table-cell office:value-type="float" office:value="21485" calcext:value-type="float">
            <text:p>21485.0</text:p>
          </table:table-cell>
          <table:table-cell office:value-type="float" office:value="25913" calcext:value-type="float">
            <text:p>25913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1"/>
          <table:table-cell office:value-type="float" office:value="21478" calcext:value-type="float">
            <text:p>21478.0</text:p>
          </table:table-cell>
          <table:table-cell office:value-type="float" office:value="25886" calcext:value-type="float">
            <text:p>25886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1"/>
          <table:table-cell office:value-type="float" office:value="21473" calcext:value-type="float">
            <text:p>21473.0</text:p>
          </table:table-cell>
          <table:table-cell office:value-type="float" office:value="25857" calcext:value-type="float">
            <text:p>25857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ce1"/>
          <table:table-cell office:value-type="float" office:value="21449" calcext:value-type="float">
            <text:p>21449.0</text:p>
          </table:table-cell>
          <table:table-cell office:value-type="float" office:value="25777" calcext:value-type="float">
            <text:p>25777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1"/>
          <table:table-cell office:value-type="float" office:value="21426" calcext:value-type="float">
            <text:p>21426.0</text:p>
          </table:table-cell>
          <table:table-cell office:value-type="float" office:value="25729" calcext:value-type="float">
            <text:p>25729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1"/>
          <table:table-cell office:value-type="float" office:value="21406" calcext:value-type="float">
            <text:p>21406.0</text:p>
          </table:table-cell>
          <table:table-cell office:value-type="float" office:value="25672" calcext:value-type="float">
            <text:p>25672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1"/>
          <table:table-cell office:value-type="float" office:value="21361" calcext:value-type="float">
            <text:p>21361.0</text:p>
          </table:table-cell>
          <table:table-cell office:value-type="float" office:value="25610" calcext:value-type="float">
            <text:p>25610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941" calcext:value-type="float">
            <text:p>9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1"/>
          <table:table-cell office:value-type="float" office:value="21355" calcext:value-type="float">
            <text:p>21355.0</text:p>
          </table:table-cell>
          <table:table-cell office:value-type="float" office:value="25598" calcext:value-type="float">
            <text:p>25598.0</text:p>
          </table:table-cell>
          <table:table-cell office:value-type="float" office:value="476" calcext:value-type="float">
            <text:p>476.0</text:p>
          </table:table-cell>
          <table:table-cell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1"/>
          <table:table-cell office:value-type="float" office:value="21346" calcext:value-type="float">
            <text:p>21346.0</text:p>
          </table:table-cell>
          <table:table-cell office:value-type="float" office:value="25588" calcext:value-type="float">
            <text:p>25588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1"/>
          <table:table-cell office:value-type="float" office:value="21336" calcext:value-type="float">
            <text:p>21336.0</text:p>
          </table:table-cell>
          <table:table-cell office:value-type="float" office:value="25580" calcext:value-type="float">
            <text:p>25580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1"/>
          <table:table-cell office:value-type="float" office:value="21313" calcext:value-type="float">
            <text:p>21313.0</text:p>
          </table:table-cell>
          <table:table-cell office:value-type="float" office:value="25565" calcext:value-type="float">
            <text:p>25565.0</text:p>
          </table:table-cell>
          <table:table-cell office:value-type="float" office:value="479" calcext:value-type="float">
            <text:p>479.0</text:p>
          </table:table-cell>
          <table:table-cell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1"/>
          <table:table-cell office:value-type="float" office:value="21268" calcext:value-type="float">
            <text:p>21268.0</text:p>
          </table:table-cell>
          <table:table-cell office:value-type="float" office:value="25565" calcext:value-type="float">
            <text:p>25565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1"/>
          <table:table-cell office:value-type="float" office:value="21298" calcext:value-type="float">
            <text:p>21298.0</text:p>
          </table:table-cell>
          <table:table-cell office:value-type="float" office:value="25540" calcext:value-type="float">
            <text:p>25540.0</text:p>
          </table:table-cell>
          <table:table-cell office:value-type="float" office:value="480" calcext:value-type="float">
            <text:p>480.0</text:p>
          </table:table-cell>
          <table:table-cell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1"/>
          <table:table-cell office:value-type="float" office:value="21226" calcext:value-type="float">
            <text:p>21226.0</text:p>
          </table:table-cell>
          <table:table-cell office:value-type="float" office:value="25561" calcext:value-type="float">
            <text:p>25561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1"/>
          <table:table-cell office:value-type="float" office:value="21289" calcext:value-type="float">
            <text:p>21289.0</text:p>
          </table:table-cell>
          <table:table-cell office:value-type="float" office:value="25526" calcext:value-type="float">
            <text:p>25526.0</text:p>
          </table:table-cell>
          <table:table-cell office:value-type="float" office:value="481" calcext:value-type="float">
            <text:p>481.0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1"/>
          <table:table-cell office:value-type="float" office:value="21185" calcext:value-type="float">
            <text:p>21185.0</text:p>
          </table:table-cell>
          <table:table-cell office:value-type="float" office:value="25550" calcext:value-type="float">
            <text:p>25550.0</text:p>
          </table:table-cell>
          <table:table-cell office:value-type="float" office:value="480" calcext:value-type="float">
            <text:p>480.0</text:p>
          </table:table-cell>
          <table:table-cell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1"/>
          <table:table-cell office:value-type="float" office:value="21279" calcext:value-type="float">
            <text:p>21279.0</text:p>
          </table:table-cell>
          <table:table-cell office:value-type="float" office:value="25511" calcext:value-type="float">
            <text:p>25511.0</text:p>
          </table:table-cell>
          <table:table-cell office:value-type="float" office:value="482" calcext:value-type="float">
            <text:p>482.0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1"/>
          <table:table-cell office:value-type="float" office:value="21174" calcext:value-type="float">
            <text:p>21174.0</text:p>
          </table:table-cell>
          <table:table-cell office:value-type="float" office:value="25541" calcext:value-type="float">
            <text:p>25541.0</text:p>
          </table:table-cell>
          <table:table-cell office:value-type="float" office:value="481" calcext:value-type="float">
            <text:p>481.0</text:p>
          </table:table-cell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1"/>
          <table:table-cell office:value-type="float" office:value="21267" calcext:value-type="float">
            <text:p>21267.0</text:p>
          </table:table-cell>
          <table:table-cell office:value-type="float" office:value="25498" calcext:value-type="float">
            <text:p>25498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1"/>
          <table:table-cell office:value-type="float" office:value="21160" calcext:value-type="float">
            <text:p>21160.0</text:p>
          </table:table-cell>
          <table:table-cell office:value-type="float" office:value="25535" calcext:value-type="float">
            <text:p>25535.0</text:p>
          </table:table-cell>
          <table:table-cell office:value-type="float" office:value="482" calcext:value-type="float">
            <text:p>482.0</text:p>
          </table:table-cell>
          <table:table-cell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1"/>
          <table:table-cell office:value-type="float" office:value="21236" calcext:value-type="float">
            <text:p>21236.0</text:p>
          </table:table-cell>
          <table:table-cell office:value-type="float" office:value="25466" calcext:value-type="float">
            <text:p>25466.0</text:p>
          </table:table-cell>
          <table:table-cell office:value-type="float" office:value="484" calcext:value-type="float">
            <text:p>484.0</text:p>
          </table:table-cell>
          <table:table-cell office:value-type="float" office:value="0" calcext:value-type="float">
            <text:p>0</text:p>
          </table:table-cell>
          <table:table-cell office:value-type="float" office:value="954" calcext:value-type="float">
            <text:p>9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ce1"/>
          <table:table-cell office:value-type="float" office:value="21156" calcext:value-type="float">
            <text:p>21156.0</text:p>
          </table:table-cell>
          <table:table-cell office:value-type="float" office:value="25532" calcext:value-type="float">
            <text:p>25532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1"/>
          <table:table-cell office:value-type="float" office:value="21213" calcext:value-type="float">
            <text:p>21213.0</text:p>
          </table:table-cell>
          <table:table-cell office:value-type="float" office:value="25447" calcext:value-type="float">
            <text:p>25447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956" calcext:value-type="float">
            <text:p>9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1"/>
          <table:table-cell office:value-type="float" office:value="21126" calcext:value-type="float">
            <text:p>21126.0</text:p>
          </table:table-cell>
          <table:table-cell office:value-type="float" office:value="25447" calcext:value-type="float">
            <text:p>25447.0</text:p>
          </table:table-cell>
          <table:table-cell office:value-type="float" office:value="486" calcext:value-type="float">
            <text:p>486.0</text:p>
          </table:table-cell>
          <table:table-cell office:value-type="float" office:value="0" calcext:value-type="float">
            <text:p>0</text:p>
          </table:table-cell>
          <table:table-cell office:value-type="float" office:value="958" calcext:value-type="float">
            <text:p>9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"/>
          <table:table-cell office:value-type="float" office:value="21209" calcext:value-type="float">
            <text:p>21209.0</text:p>
          </table:table-cell>
          <table:table-cell office:value-type="float" office:value="25391" calcext:value-type="float">
            <text:p>25391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958" calcext:value-type="float">
            <text:p>9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1080" calcext:value-type="float">
            <text:p>21080.0</text:p>
          </table:table-cell>
          <table:table-cell office:value-type="float" office:value="25453" calcext:value-type="float">
            <text:p>25453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1"/>
          <table:table-cell office:value-type="float" office:value="21208" calcext:value-type="float">
            <text:p>21208.0</text:p>
          </table:table-cell>
          <table:table-cell office:value-type="float" office:value="25387" calcext:value-type="float">
            <text:p>25387.0</text:p>
          </table:table-cell>
          <table:table-cell office:value-type="float" office:value="486" calcext:value-type="float">
            <text:p>486.0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1"/>
          <table:table-cell office:value-type="float" office:value="21071" calcext:value-type="float">
            <text:p>21071.0</text:p>
          </table:table-cell>
          <table:table-cell office:value-type="float" office:value="25453" calcext:value-type="float">
            <text:p>25453.0</text:p>
          </table:table-cell>
          <table:table-cell office:value-type="float" office:value="484" calcext:value-type="float">
            <text:p>484.0</text:p>
          </table:table-cell>
          <table:table-cell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1"/>
          <table:table-cell office:value-type="float" office:value="21207" calcext:value-type="float">
            <text:p>21207.0</text:p>
          </table:table-cell>
          <table:table-cell office:value-type="float" office:value="25381" calcext:value-type="float">
            <text:p>25381.0</text:p>
          </table:table-cell>
          <table:table-cell office:value-type="float" office:value="487" calcext:value-type="float">
            <text:p>487.0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1"/>
          <table:table-cell office:value-type="float" office:value="21039" calcext:value-type="float">
            <text:p>21039.0</text:p>
          </table:table-cell>
          <table:table-cell office:value-type="float" office:value="25455" calcext:value-type="float">
            <text:p>25455.0</text:p>
          </table:table-cell>
          <table:table-cell office:value-type="float" office:value="484" calcext:value-type="float">
            <text:p>484.0</text:p>
          </table:table-cell>
          <table:table-cell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1"/>
          <table:table-cell office:value-type="float" office:value="21192" calcext:value-type="float">
            <text:p>21192.0</text:p>
          </table:table-cell>
          <table:table-cell office:value-type="float" office:value="25361" calcext:value-type="float">
            <text:p>25361.0</text:p>
          </table:table-cell>
          <table:table-cell office:value-type="float" office:value="488" calcext:value-type="float">
            <text:p>488.0</text:p>
          </table:table-cell>
          <table:table-cell office:value-type="float" office:value="0" calcext:value-type="float">
            <text:p>0</text:p>
          </table:table-cell>
          <table:table-cell office:value-type="float" office:value="964" calcext:value-type="float">
            <text:p>9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1"/>
          <table:table-cell office:value-type="float" office:value="20987" calcext:value-type="float">
            <text:p>20987.0</text:p>
          </table:table-cell>
          <table:table-cell office:value-type="float" office:value="25469" calcext:value-type="float">
            <text:p>25469.0</text:p>
          </table:table-cell>
          <table:table-cell office:value-type="float" office:value="484" calcext:value-type="float">
            <text:p>484.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1"/>
          <table:table-cell office:value-type="float" office:value="21183" calcext:value-type="float">
            <text:p>21183.0</text:p>
          </table:table-cell>
          <table:table-cell office:value-type="float" office:value="25345" calcext:value-type="float">
            <text:p>25345.0</text:p>
          </table:table-cell>
          <table:table-cell office:value-type="float" office:value="489" calcext:value-type="float">
            <text:p>489.0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1"/>
          <table:table-cell office:value-type="float" office:value="20950" calcext:value-type="float">
            <text:p>20950.0</text:p>
          </table:table-cell>
          <table:table-cell office:value-type="float" office:value="25486" calcext:value-type="float">
            <text:p>25486.0</text:p>
          </table:table-cell>
          <table:table-cell office:value-type="float" office:value="484" calcext:value-type="float">
            <text:p>484.0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1"/>
          <table:table-cell office:value-type="float" office:value="21181" calcext:value-type="float">
            <text:p>21181.0</text:p>
          </table:table-cell>
          <table:table-cell office:value-type="float" office:value="25330" calcext:value-type="float">
            <text:p>25330.0</text:p>
          </table:table-cell>
          <table:table-cell office:value-type="float" office:value="490" calcext:value-type="float">
            <text:p>490.0</text:p>
          </table:table-cell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ce1"/>
          <table:table-cell office:value-type="float" office:value="20935" calcext:value-type="float">
            <text:p>20935.0</text:p>
          </table:table-cell>
          <table:table-cell office:value-type="float" office:value="25490" calcext:value-type="float">
            <text:p>25490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1"/>
          <table:table-cell office:value-type="float" office:value="21172" calcext:value-type="float">
            <text:p>21172.0</text:p>
          </table:table-cell>
          <table:table-cell office:value-type="float" office:value="25317" calcext:value-type="float">
            <text:p>25317.0</text:p>
          </table:table-cell>
          <table:table-cell office:value-type="float" office:value="491" calcext:value-type="float">
            <text:p>491.0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ce1"/>
          <table:table-cell office:value-type="float" office:value="20929" calcext:value-type="float">
            <text:p>20929.0</text:p>
          </table:table-cell>
          <table:table-cell office:value-type="float" office:value="25477" calcext:value-type="float">
            <text:p>25477.0</text:p>
          </table:table-cell>
          <table:table-cell office:value-type="float" office:value="486" calcext:value-type="float">
            <text:p>486.0</text:p>
          </table:table-cell>
          <table:table-cell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1"/>
          <table:table-cell office:value-type="float" office:value="21166" calcext:value-type="float">
            <text:p>21166.0</text:p>
          </table:table-cell>
          <table:table-cell office:value-type="float" office:value="25288" calcext:value-type="float">
            <text:p>25288.0</text:p>
          </table:table-cell>
          <table:table-cell office:value-type="float" office:value="492" calcext:value-type="float">
            <text:p>492.0</text:p>
          </table:table-cell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ce1"/>
          <table:table-cell office:value-type="float" office:value="20923" calcext:value-type="float">
            <text:p>20923.0</text:p>
          </table:table-cell>
          <table:table-cell office:value-type="float" office:value="25473" calcext:value-type="float">
            <text:p>25473.0</text:p>
          </table:table-cell>
          <table:table-cell office:value-type="float" office:value="487" calcext:value-type="float">
            <text:p>487.0</text:p>
          </table:table-cell>
          <table:table-cell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1"/>
          <table:table-cell office:value-type="float" office:value="21155" calcext:value-type="float">
            <text:p>21155.0</text:p>
          </table:table-cell>
          <table:table-cell office:value-type="float" office:value="25256" calcext:value-type="float">
            <text:p>25256.0</text:p>
          </table:table-cell>
          <table:table-cell office:value-type="float" office:value="493" calcext:value-type="float">
            <text:p>493.0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ce1"/>
          <table:table-cell office:value-type="float" office:value="20918" calcext:value-type="float">
            <text:p>20918.0</text:p>
          </table:table-cell>
          <table:table-cell office:value-type="float" office:value="25461" calcext:value-type="float">
            <text:p>25461.0</text:p>
          </table:table-cell>
          <table:table-cell office:value-type="float" office:value="488" calcext:value-type="float">
            <text:p>488.0</text:p>
          </table:table-cell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1"/>
          <table:table-cell office:value-type="float" office:value="21147" calcext:value-type="float">
            <text:p>21147.0</text:p>
          </table:table-cell>
          <table:table-cell office:value-type="float" office:value="25233" calcext:value-type="float">
            <text:p>25233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1"/>
          <table:table-cell office:value-type="float" office:value="20894" calcext:value-type="float">
            <text:p>20894.0</text:p>
          </table:table-cell>
          <table:table-cell office:value-type="float" office:value="25451" calcext:value-type="float">
            <text:p>25451.0</text:p>
          </table:table-cell>
          <table:table-cell office:value-type="float" office:value="489" calcext:value-type="float">
            <text:p>489.0</text:p>
          </table:table-cell>
          <table:table-cell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1"/>
          <table:table-cell office:value-type="float" office:value="21142" calcext:value-type="float">
            <text:p>21142.0</text:p>
          </table:table-cell>
          <table:table-cell office:value-type="float" office:value="25210" calcext:value-type="float">
            <text:p>25210.0</text:p>
          </table:table-cell>
          <table:table-cell office:value-type="float" office:value="495" calcext:value-type="float">
            <text:p>495.0</text:p>
          </table:table-cell>
          <table:table-cell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1"/>
          <table:table-cell office:value-type="float" office:value="20857" calcext:value-type="float">
            <text:p>20857.0</text:p>
          </table:table-cell>
          <table:table-cell office:value-type="float" office:value="25449" calcext:value-type="float">
            <text:p>25449.0</text:p>
          </table:table-cell>
          <table:table-cell office:value-type="float" office:value="489" calcext:value-type="float">
            <text:p>489.0</text:p>
          </table:table-cell>
          <table:table-cell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1"/>
          <table:table-cell office:value-type="float" office:value="21138" calcext:value-type="float">
            <text:p>21138.0</text:p>
          </table:table-cell>
          <table:table-cell office:value-type="float" office:value="25169" calcext:value-type="float">
            <text:p>25169.0</text:p>
          </table:table-cell>
          <table:table-cell office:value-type="float" office:value="496" calcext:value-type="float">
            <text:p>496.0</text:p>
          </table:table-cell>
          <table:table-cell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ce1"/>
          <table:table-cell office:value-type="float" office:value="20846" calcext:value-type="float">
            <text:p>20846.0</text:p>
          </table:table-cell>
          <table:table-cell office:value-type="float" office:value="25448" calcext:value-type="float">
            <text:p>25448.0</text:p>
          </table:table-cell>
          <table:table-cell office:value-type="float" office:value="490" calcext:value-type="float">
            <text:p>490.0</text:p>
          </table:table-cell>
          <table:table-cell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1"/>
          <table:table-cell office:value-type="float" office:value="21128" calcext:value-type="float">
            <text:p>21128.0</text:p>
          </table:table-cell>
          <table:table-cell office:value-type="float" office:value="25108" calcext:value-type="float">
            <text:p>25108.0</text:p>
          </table:table-cell>
          <table:table-cell office:value-type="float" office:value="497" calcext:value-type="float">
            <text:p>497.0</text:p>
          </table:table-cell>
          <table:table-cell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ce1"/>
          <table:table-cell office:value-type="float" office:value="20840" calcext:value-type="float">
            <text:p>20840.0</text:p>
          </table:table-cell>
          <table:table-cell office:value-type="float" office:value="25440" calcext:value-type="float">
            <text:p>25440.0</text:p>
          </table:table-cell>
          <table:table-cell office:value-type="float" office:value="491" calcext:value-type="float">
            <text:p>491.0</text:p>
          </table:table-cell>
          <table:table-cell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ce1"/>
          <table:table-cell office:value-type="float" office:value="21115" calcext:value-type="float">
            <text:p>21115.0</text:p>
          </table:table-cell>
          <table:table-cell office:value-type="float" office:value="25086" calcext:value-type="float">
            <text:p>25086.0</text:p>
          </table:table-cell>
          <table:table-cell office:value-type="float" office:value="498" calcext:value-type="float">
            <text:p>498.0</text:p>
          </table:table-cell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1"/>
          <table:table-cell office:value-type="float" office:value="20827" calcext:value-type="float">
            <text:p>20827.0</text:p>
          </table:table-cell>
          <table:table-cell office:value-type="float" office:value="25427" calcext:value-type="float">
            <text:p>25427.0</text:p>
          </table:table-cell>
          <table:table-cell office:value-type="float" office:value="492" calcext:value-type="float">
            <text:p>492.0</text:p>
          </table:table-cell>
          <table:table-cell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1"/>
          <table:table-cell office:value-type="float" office:value="21106" calcext:value-type="float">
            <text:p>21106.0</text:p>
          </table:table-cell>
          <table:table-cell office:value-type="float" office:value="25065" calcext:value-type="float">
            <text:p>25065.0</text:p>
          </table:table-cell>
          <table:table-cell office:value-type="float" office:value="499" calcext:value-type="float">
            <text:p>499.0</text:p>
          </table:table-cell>
          <table:table-cell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ce1"/>
          <table:table-cell office:value-type="float" office:value="20823" calcext:value-type="float">
            <text:p>20823.0</text:p>
          </table:table-cell>
          <table:table-cell office:value-type="float" office:value="25420" calcext:value-type="float">
            <text:p>25420.0</text:p>
          </table:table-cell>
          <table:table-cell office:value-type="float" office:value="493" calcext:value-type="float">
            <text:p>493.0</text:p>
          </table:table-cell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1"/>
          <table:table-cell office:value-type="float" office:value="21086" calcext:value-type="float">
            <text:p>21086.0</text:p>
          </table:table-cell>
          <table:table-cell office:value-type="float" office:value="24976" calcext:value-type="float">
            <text:p>24976.0</text:p>
          </table:table-cell>
          <table:table-cell office:value-type="float" office:value="500" calcext:value-type="float">
            <text:p>500.0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ce1"/>
          <table:table-cell office:value-type="float" office:value="20819" calcext:value-type="float">
            <text:p>20819.0</text:p>
          </table:table-cell>
          <table:table-cell office:value-type="float" office:value="25416" calcext:value-type="float">
            <text:p>25416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1"/>
          <table:table-cell office:value-type="float" office:value="21064" calcext:value-type="float">
            <text:p>21064.0</text:p>
          </table:table-cell>
          <table:table-cell office:value-type="float" office:value="24956" calcext:value-type="float">
            <text:p>24956.0</text:p>
          </table:table-cell>
          <table:table-cell office:value-type="float" office:value="501" calcext:value-type="float">
            <text:p>501.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ce1"/>
          <table:table-cell office:value-type="float" office:value="20813" calcext:value-type="float">
            <text:p>20813.0</text:p>
          </table:table-cell>
          <table:table-cell office:value-type="float" office:value="25415" calcext:value-type="float">
            <text:p>25415.0</text:p>
          </table:table-cell>
          <table:table-cell office:value-type="float" office:value="495" calcext:value-type="float">
            <text:p>495.0</text:p>
          </table:table-cell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1"/>
          <table:table-cell office:value-type="float" office:value="21062" calcext:value-type="float">
            <text:p>21062.0</text:p>
          </table:table-cell>
          <table:table-cell office:value-type="float" office:value="24950" calcext:value-type="float">
            <text:p>24950.0</text:p>
          </table:table-cell>
          <table:table-cell office:value-type="float" office:value="502" calcext:value-type="float">
            <text:p>502.0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1"/>
          <table:table-cell office:value-type="float" office:value="20793" calcext:value-type="float">
            <text:p>20793.0</text:p>
          </table:table-cell>
          <table:table-cell office:value-type="float" office:value="25425" calcext:value-type="float">
            <text:p>25425.0</text:p>
          </table:table-cell>
          <table:table-cell office:value-type="float" office:value="496" calcext:value-type="float">
            <text:p>496.0</text:p>
          </table:table-cell>
          <table:table-cell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1"/>
          <table:table-cell office:value-type="float" office:value="21041" calcext:value-type="float">
            <text:p>21041.0</text:p>
          </table:table-cell>
          <table:table-cell office:value-type="float" office:value="24931" calcext:value-type="float">
            <text:p>24931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1"/>
          <table:table-cell office:value-type="float" office:value="20785" calcext:value-type="float">
            <text:p>20785.0</text:p>
          </table:table-cell>
          <table:table-cell office:value-type="float" office:value="25418" calcext:value-type="float">
            <text:p>25418.0</text:p>
          </table:table-cell>
          <table:table-cell office:value-type="float" office:value="497" calcext:value-type="float">
            <text:p>497.0</text:p>
          </table:table-cell>
          <table:table-cell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1"/>
          <table:table-cell office:value-type="float" office:value="21021" calcext:value-type="float">
            <text:p>21021.0</text:p>
          </table:table-cell>
          <table:table-cell office:value-type="float" office:value="24901" calcext:value-type="float">
            <text:p>24901.0</text:p>
          </table:table-cell>
          <table:table-cell office:value-type="float" office:value="504" calcext:value-type="float">
            <text:p>504.0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1"/>
          <table:table-cell office:value-type="float" office:value="20757" calcext:value-type="float">
            <text:p>20757.0</text:p>
          </table:table-cell>
          <table:table-cell office:value-type="float" office:value="25420" calcext:value-type="float">
            <text:p>25420.0</text:p>
          </table:table-cell>
          <table:table-cell office:value-type="float" office:value="498" calcext:value-type="float">
            <text:p>498.0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/>
          <table:table-cell office:value-type="float" office:value="20988" calcext:value-type="float">
            <text:p>20988.0</text:p>
          </table:table-cell>
          <table:table-cell office:value-type="float" office:value="24878" calcext:value-type="float">
            <text:p>24878.0</text:p>
          </table:table-cell>
          <table:table-cell office:value-type="float" office:value="504" calcext:value-type="float">
            <text:p>504.0</text:p>
          </table:table-cell>
          <table:table-cell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1"/>
          <table:table-cell office:value-type="float" office:value="20720" calcext:value-type="float">
            <text:p>20720.0</text:p>
          </table:table-cell>
          <table:table-cell office:value-type="float" office:value="25430" calcext:value-type="float">
            <text:p>25430.0</text:p>
          </table:table-cell>
          <table:table-cell office:value-type="float" office:value="498" calcext:value-type="float">
            <text:p>498.0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1"/>
          <table:table-cell office:value-type="float" office:value="20966" calcext:value-type="float">
            <text:p>20966.0</text:p>
          </table:table-cell>
          <table:table-cell office:value-type="float" office:value="24862" calcext:value-type="float">
            <text:p>24862.0</text:p>
          </table:table-cell>
          <table:table-cell office:value-type="float" office:value="505" calcext:value-type="float">
            <text:p>505.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1"/>
          <table:table-cell office:value-type="float" office:value="20716" calcext:value-type="float">
            <text:p>20716.0</text:p>
          </table:table-cell>
          <table:table-cell office:value-type="float" office:value="25427" calcext:value-type="float">
            <text:p>25427.0</text:p>
          </table:table-cell>
          <table:table-cell office:value-type="float" office:value="499" calcext:value-type="float">
            <text:p>499.0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1"/>
          <table:table-cell office:value-type="float" office:value="20936" calcext:value-type="float">
            <text:p>20936.0</text:p>
          </table:table-cell>
          <table:table-cell office:value-type="float" office:value="24835" calcext:value-type="float">
            <text:p>24835.0</text:p>
          </table:table-cell>
          <table:table-cell office:value-type="float" office:value="506" calcext:value-type="float">
            <text:p>506.0</text:p>
          </table:table-cell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1"/>
          <table:table-cell office:value-type="float" office:value="20669" calcext:value-type="float">
            <text:p>20669.0</text:p>
          </table:table-cell>
          <table:table-cell office:value-type="float" office:value="25393" calcext:value-type="float">
            <text:p>25393.0</text:p>
          </table:table-cell>
          <table:table-cell office:value-type="float" office:value="500" calcext:value-type="float">
            <text:p>500.0</text:p>
          </table:table-cell>
          <table:table-cell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ce1"/>
          <table:table-cell office:value-type="float" office:value="20900" calcext:value-type="float">
            <text:p>20900.0</text:p>
          </table:table-cell>
          <table:table-cell office:value-type="float" office:value="24806" calcext:value-type="float">
            <text:p>24806.0</text:p>
          </table:table-cell>
          <table:table-cell office:value-type="float" office:value="506" calcext:value-type="float">
            <text:p>506.0</text:p>
          </table:table-cell>
          <table:table-cell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style-name="ce1"/>
          <table:table-cell office:value-type="float" office:value="20626" calcext:value-type="float">
            <text:p>20626.0</text:p>
          </table:table-cell>
          <table:table-cell office:value-type="float" office:value="25365" calcext:value-type="float">
            <text:p>25365.0</text:p>
          </table:table-cell>
          <table:table-cell office:value-type="float" office:value="500" calcext:value-type="float">
            <text:p>500.0</text:p>
          </table:table-cell>
          <table:table-cell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ce1"/>
          <table:table-cell office:value-type="float" office:value="20846" calcext:value-type="float">
            <text:p>20846.0</text:p>
          </table:table-cell>
          <table:table-cell office:value-type="float" office:value="24763" calcext:value-type="float">
            <text:p>24763.0</text:p>
          </table:table-cell>
          <table:table-cell office:value-type="float" office:value="507" calcext:value-type="float">
            <text:p>507.0</text:p>
          </table:table-cell>
          <table:table-cell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ce1"/>
          <table:table-cell office:value-type="float" office:value="20573" calcext:value-type="float">
            <text:p>20573.0</text:p>
          </table:table-cell>
          <table:table-cell office:value-type="float" office:value="25304" calcext:value-type="float">
            <text:p>25304.0</text:p>
          </table:table-cell>
          <table:table-cell office:value-type="float" office:value="500" calcext:value-type="float">
            <text:p>500.0</text:p>
          </table:table-cell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1"/>
          <table:table-cell office:value-type="float" office:value="20593" calcext:value-type="float">
            <text:p>20593.0</text:p>
          </table:table-cell>
          <table:table-cell office:value-type="float" office:value="25359" calcext:value-type="float">
            <text:p>25359.0</text:p>
          </table:table-cell>
          <table:table-cell office:value-type="float" office:value="501" calcext:value-type="float">
            <text:p>501.0</text:p>
          </table:table-cell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ce1"/>
          <table:table-cell office:value-type="float" office:value="20804" calcext:value-type="float">
            <text:p>20804.0</text:p>
          </table:table-cell>
          <table:table-cell office:value-type="float" office:value="24733" calcext:value-type="float">
            <text:p>24733.0</text:p>
          </table:table-cell>
          <table:table-cell office:value-type="float" office:value="507" calcext:value-type="float">
            <text:p>507.0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ce1"/>
          <table:table-cell office:value-type="float" office:value="20565" calcext:value-type="float">
            <text:p>20565.0</text:p>
          </table:table-cell>
          <table:table-cell office:value-type="float" office:value="25283" calcext:value-type="float">
            <text:p>25283.0</text:p>
          </table:table-cell>
          <table:table-cell office:value-type="float" office:value="501" calcext:value-type="float">
            <text:p>501.0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ce1"/>
          <table:table-cell office:value-type="float" office:value="20588" calcext:value-type="float">
            <text:p>20588.0</text:p>
          </table:table-cell>
          <table:table-cell office:value-type="float" office:value="25356" calcext:value-type="float">
            <text:p>25356.0</text:p>
          </table:table-cell>
          <table:table-cell office:value-type="float" office:value="502" calcext:value-type="float">
            <text:p>502.0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1"/>
          <table:table-cell office:value-type="float" office:value="20775" calcext:value-type="float">
            <text:p>20775.0</text:p>
          </table:table-cell>
          <table:table-cell office:value-type="float" office:value="24699" calcext:value-type="float">
            <text:p>24699.0</text:p>
          </table:table-cell>
          <table:table-cell office:value-type="float" office:value="507" calcext:value-type="float">
            <text:p>507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style-name="ce1"/>
          <table:table-cell office:value-type="float" office:value="20563" calcext:value-type="float">
            <text:p>20563.0</text:p>
          </table:table-cell>
          <table:table-cell office:value-type="float" office:value="25266" calcext:value-type="float">
            <text:p>25266.0</text:p>
          </table:table-cell>
          <table:table-cell office:value-type="float" office:value="502" calcext:value-type="float">
            <text:p>502.0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ce1"/>
          <table:table-cell office:value-type="float" office:value="20554" calcext:value-type="float">
            <text:p>20554.0</text:p>
          </table:table-cell>
          <table:table-cell office:value-type="float" office:value="25355" calcext:value-type="float">
            <text:p>25355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style-name="ce1"/>
          <table:table-cell office:value-type="float" office:value="20745" calcext:value-type="float">
            <text:p>20745.0</text:p>
          </table:table-cell>
          <table:table-cell office:value-type="float" office:value="24656" calcext:value-type="float">
            <text:p>24656.0</text:p>
          </table:table-cell>
          <table:table-cell office:value-type="float" office:value="508" calcext:value-type="float">
            <text:p>508.0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style-name="ce1"/>
          <table:table-cell office:value-type="float" office:value="20559" calcext:value-type="float">
            <text:p>20559.0</text:p>
          </table:table-cell>
          <table:table-cell office:value-type="float" office:value="25260" calcext:value-type="float">
            <text:p>25260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0545" calcext:value-type="float">
            <text:p>20545.0</text:p>
          </table:table-cell>
          <table:table-cell office:value-type="float" office:value="25350" calcext:value-type="float">
            <text:p>25350.0</text:p>
          </table:table-cell>
          <table:table-cell office:value-type="float" office:value="504" calcext:value-type="float">
            <text:p>504.0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1"/>
          <table:table-cell office:value-type="float" office:value="20737" calcext:value-type="float">
            <text:p>20737.0</text:p>
          </table:table-cell>
          <table:table-cell office:value-type="float" office:value="24631" calcext:value-type="float">
            <text:p>24631.0</text:p>
          </table:table-cell>
          <table:table-cell office:value-type="float" office:value="509" calcext:value-type="float">
            <text:p>509.0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1"/>
          <table:table-cell office:value-type="float" office:value="20554" calcext:value-type="float">
            <text:p>20554.0</text:p>
          </table:table-cell>
          <table:table-cell office:value-type="float" office:value="25248" calcext:value-type="float">
            <text:p>25248.0</text:p>
          </table:table-cell>
          <table:table-cell office:value-type="float" office:value="504" calcext:value-type="float">
            <text:p>504.0</text:p>
          </table:table-cell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ce1"/>
          <table:table-cell office:value-type="float" office:value="20455" calcext:value-type="float">
            <text:p>20455.0</text:p>
          </table:table-cell>
          <table:table-cell office:value-type="float" office:value="25342" calcext:value-type="float">
            <text:p>25342.0</text:p>
          </table:table-cell>
          <table:table-cell office:value-type="float" office:value="504" calcext:value-type="float">
            <text:p>504.0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1"/>
          <table:table-cell office:value-type="float" office:value="20719" calcext:value-type="float">
            <text:p>20719.0</text:p>
          </table:table-cell>
          <table:table-cell office:value-type="float" office:value="24562" calcext:value-type="float">
            <text:p>24562.0</text:p>
          </table:table-cell>
          <table:table-cell office:value-type="float" office:value="509" calcext:value-type="float">
            <text:p>509.0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/>
          <table:table-cell office:value-type="float" office:value="20554" calcext:value-type="float">
            <text:p>20554.0</text:p>
          </table:table-cell>
          <table:table-cell office:value-type="float" office:value="25242" calcext:value-type="float">
            <text:p>25242.0</text:p>
          </table:table-cell>
          <table:table-cell office:value-type="float" office:value="505" calcext:value-type="float">
            <text:p>505.0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style-name="ce1"/>
          <table:table-cell office:value-type="float" office:value="20388" calcext:value-type="float">
            <text:p>20388.0</text:p>
          </table:table-cell>
          <table:table-cell office:value-type="float" office:value="25336" calcext:value-type="float">
            <text:p>25336.0</text:p>
          </table:table-cell>
          <table:table-cell office:value-type="float" office:value="504" calcext:value-type="float">
            <text:p>504.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style-name="ce1"/>
          <table:table-cell office:value-type="float" office:value="20703" calcext:value-type="float">
            <text:p>20703.0</text:p>
          </table:table-cell>
          <table:table-cell office:value-type="float" office:value="24483" calcext:value-type="float">
            <text:p>24483.0</text:p>
          </table:table-cell>
          <table:table-cell office:value-type="float" office:value="509" calcext:value-type="float">
            <text:p>509.0</text:p>
          </table:table-cell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style-name="ce1"/>
          <table:table-cell office:value-type="float" office:value="20553" calcext:value-type="float">
            <text:p>20553.0</text:p>
          </table:table-cell>
          <table:table-cell office:value-type="float" office:value="25222" calcext:value-type="float">
            <text:p>25222.0</text:p>
          </table:table-cell>
          <table:table-cell office:value-type="float" office:value="506" calcext:value-type="float">
            <text:p>506.0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style-name="ce1"/>
          <table:table-cell office:value-type="float" office:value="20331" calcext:value-type="float">
            <text:p>20331.0</text:p>
          </table:table-cell>
          <table:table-cell office:value-type="float" office:value="25333" calcext:value-type="float">
            <text:p>25333.0</text:p>
          </table:table-cell>
          <table:table-cell office:value-type="float" office:value="504" calcext:value-type="float">
            <text:p>504.0</text:p>
          </table:table-cell>
          <table:table-cell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style-name="ce1"/>
          <table:table-cell office:value-type="float" office:value="20694" calcext:value-type="float">
            <text:p>20694.0</text:p>
          </table:table-cell>
          <table:table-cell office:value-type="float" office:value="24446" calcext:value-type="float">
            <text:p>24446.0</text:p>
          </table:table-cell>
          <table:table-cell office:value-type="float" office:value="510" calcext:value-type="float">
            <text:p>510.0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style-name="ce1"/>
          <table:table-cell office:value-type="float" office:value="20550" calcext:value-type="float">
            <text:p>20550.0</text:p>
          </table:table-cell>
          <table:table-cell office:value-type="float" office:value="25207" calcext:value-type="float">
            <text:p>25207.0</text:p>
          </table:table-cell>
          <table:table-cell office:value-type="float" office:value="507" calcext:value-type="float">
            <text:p>507.0</text:p>
          </table:table-cell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style-name="ce1"/>
          <table:table-cell office:value-type="float" office:value="20273" calcext:value-type="float">
            <text:p>20273.0</text:p>
          </table:table-cell>
          <table:table-cell office:value-type="float" office:value="25336" calcext:value-type="float">
            <text:p>25336.0</text:p>
          </table:table-cell>
          <table:table-cell office:value-type="float" office:value="504" calcext:value-type="float">
            <text:p>504.0</text:p>
          </table:table-cell>
          <table:table-cell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style-name="ce1"/>
          <table:table-cell office:value-type="float" office:value="20696" calcext:value-type="float">
            <text:p>20696.0</text:p>
          </table:table-cell>
          <table:table-cell office:value-type="float" office:value="24414" calcext:value-type="float">
            <text:p>24414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style-name="ce1"/>
          <table:table-cell office:value-type="float" office:value="20566" calcext:value-type="float">
            <text:p>20566.0</text:p>
          </table:table-cell>
          <table:table-cell office:value-type="float" office:value="25165" calcext:value-type="float">
            <text:p>25165.0</text:p>
          </table:table-cell>
          <table:table-cell office:value-type="float" office:value="508" calcext:value-type="float">
            <text:p>508.0</text:p>
          </table:table-cell>
          <table:table-cell office:value-type="float" office:value="0" calcext:value-type="float">
            <text:p>0</text:p>
          </table:table-cell>
          <table:table-cell office:value-type="float" office:value="1030" calcext:value-type="float">
            <text:p>10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0187" calcext:value-type="float">
            <text:p>20187.0</text:p>
          </table:table-cell>
          <table:table-cell office:value-type="float" office:value="25339" calcext:value-type="float">
            <text:p>25339.0</text:p>
          </table:table-cell>
          <table:table-cell office:value-type="float" office:value="504" calcext:value-type="float">
            <text:p>504.0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style-name="ce1"/>
          <table:table-cell office:value-type="float" office:value="20699" calcext:value-type="float">
            <text:p>20699.0</text:p>
          </table:table-cell>
          <table:table-cell office:value-type="float" office:value="24383" calcext:value-type="float">
            <text:p>24383.0</text:p>
          </table:table-cell>
          <table:table-cell office:value-type="float" office:value="512" calcext:value-type="float">
            <text:p>512.0</text:p>
          </table:table-cell>
          <table:table-cell office:value-type="float" office:value="0" calcext:value-type="float">
            <text:p>0</text:p>
          </table:table-cell>
          <table:table-cell office:value-type="float" office:value="1032" calcext:value-type="float">
            <text:p>10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style-name="ce1"/>
          <table:table-cell office:value-type="float" office:value="20578" calcext:value-type="float">
            <text:p>20578.0</text:p>
          </table:table-cell>
          <table:table-cell office:value-type="float" office:value="25135" calcext:value-type="float">
            <text:p>25135.0</text:p>
          </table:table-cell>
          <table:table-cell office:value-type="float" office:value="508" calcext:value-type="float">
            <text:p>508.0</text:p>
          </table:table-cell>
          <table:table-cell office:value-type="float" office:value="0" calcext:value-type="float">
            <text:p>0</text:p>
          </table:table-cell>
          <table:table-cell office:value-type="float" office:value="1033" calcext:value-type="float">
            <text:p>10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style-name="ce1"/>
          <table:table-cell office:value-type="float" office:value="20166" calcext:value-type="float">
            <text:p>20166.0</text:p>
          </table:table-cell>
          <table:table-cell office:value-type="float" office:value="25339" calcext:value-type="float">
            <text:p>25339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style-name="ce1"/>
          <table:table-cell office:value-type="float" office:value="20696" calcext:value-type="float">
            <text:p>20696.0</text:p>
          </table:table-cell>
          <table:table-cell office:value-type="float" office:value="24354" calcext:value-type="float">
            <text:p>24354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style-name="ce1"/>
          <table:table-cell office:value-type="float" office:value="20553" calcext:value-type="float">
            <text:p>20553.0</text:p>
          </table:table-cell>
          <table:table-cell office:value-type="float" office:value="25087" calcext:value-type="float">
            <text:p>25087.0</text:p>
          </table:table-cell>
          <table:table-cell office:value-type="float" office:value="508" calcext:value-type="float">
            <text:p>508.0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style-name="ce1"/>
          <table:table-cell office:value-type="float" office:value="20121" calcext:value-type="float">
            <text:p>20121.0</text:p>
          </table:table-cell>
          <table:table-cell office:value-type="float" office:value="25337" calcext:value-type="float">
            <text:p>25337.0</text:p>
          </table:table-cell>
          <table:table-cell office:value-type="float" office:value="502" calcext:value-type="float">
            <text:p>502.0</text:p>
          </table:table-cell>
          <table:table-cell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style-name="ce1"/>
          <table:table-cell office:value-type="float" office:value="20688" calcext:value-type="float">
            <text:p>20688.0</text:p>
          </table:table-cell>
          <table:table-cell office:value-type="float" office:value="24303" calcext:value-type="float">
            <text:p>24303.0</text:p>
          </table:table-cell>
          <table:table-cell office:value-type="float" office:value="514" calcext:value-type="float">
            <text:p>514.0</text:p>
          </table:table-cell>
          <table:table-cell office:value-type="float" office:value="0" calcext:value-type="float">
            <text:p>0</text:p>
          </table:table-cell>
          <table:table-cell office:value-type="float" office:value="1038" calcext:value-type="float">
            <text:p>10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style-name="ce1"/>
          <table:table-cell office:value-type="float" office:value="20546" calcext:value-type="float">
            <text:p>20546.0</text:p>
          </table:table-cell>
          <table:table-cell office:value-type="float" office:value="25079" calcext:value-type="float">
            <text:p>25079.0</text:p>
          </table:table-cell>
          <table:table-cell office:value-type="float" office:value="507" calcext:value-type="float">
            <text:p>507.0</text:p>
          </table:table-cell>
          <table:table-cell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style-name="ce1"/>
          <table:table-cell office:value-type="float" office:value="20060" calcext:value-type="float">
            <text:p>20060.0</text:p>
          </table:table-cell>
          <table:table-cell office:value-type="float" office:value="25333" calcext:value-type="float">
            <text:p>25333.0</text:p>
          </table:table-cell>
          <table:table-cell office:value-type="float" office:value="502" calcext:value-type="float">
            <text:p>502.0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style-name="ce1"/>
          <table:table-cell office:value-type="float" office:value="20690" calcext:value-type="float">
            <text:p>20690.0</text:p>
          </table:table-cell>
          <table:table-cell office:value-type="float" office:value="24267" calcext:value-type="float">
            <text:p>24267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1041" calcext:value-type="float">
            <text:p>10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style-name="ce1"/>
          <table:table-cell office:value-type="float" office:value="20546" calcext:value-type="float">
            <text:p>20546.0</text:p>
          </table:table-cell>
          <table:table-cell office:value-type="float" office:value="25061" calcext:value-type="float">
            <text:p>25061.0</text:p>
          </table:table-cell>
          <table:table-cell office:value-type="float" office:value="506" calcext:value-type="float">
            <text:p>506.0</text:p>
          </table:table-cell>
          <table:table-cell office:value-type="float" office:value="0" calcext:value-type="float">
            <text:p>0</text:p>
          </table:table-cell>
          <table:table-cell office:value-type="float" office:value="1042" calcext:value-type="float">
            <text:p>10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style-name="ce1"/>
          <table:table-cell office:value-type="float" office:value="19999" calcext:value-type="float">
            <text:p>19999.0</text:p>
          </table:table-cell>
          <table:table-cell office:value-type="float" office:value="25325" calcext:value-type="float">
            <text:p>25325.0</text:p>
          </table:table-cell>
          <table:table-cell office:value-type="float" office:value="502" calcext:value-type="float">
            <text:p>502.0</text:p>
          </table:table-cell>
          <table:table-cell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style-name="ce1"/>
          <table:table-cell office:value-type="float" office:value="20643" calcext:value-type="float">
            <text:p>20643.0</text:p>
          </table:table-cell>
          <table:table-cell office:value-type="float" office:value="24193" calcext:value-type="float">
            <text:p>24193.0</text:p>
          </table:table-cell>
          <table:table-cell office:value-type="float" office:value="516" calcext:value-type="float">
            <text:p>516.0</text:p>
          </table:table-cell>
          <table:table-cell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style-name="ce1"/>
          <table:table-cell office:value-type="float" office:value="20537" calcext:value-type="float">
            <text:p>20537.0</text:p>
          </table:table-cell>
          <table:table-cell office:value-type="float" office:value="25034" calcext:value-type="float">
            <text:p>25034.0</text:p>
          </table:table-cell>
          <table:table-cell office:value-type="float" office:value="505" calcext:value-type="float">
            <text:p>505.0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style-name="ce1"/>
          <table:table-cell office:value-type="float" office:value="19972" calcext:value-type="float">
            <text:p>19972.0</text:p>
          </table:table-cell>
          <table:table-cell office:value-type="float" office:value="25329" calcext:value-type="float">
            <text:p>25329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1"/>
          <table:table-cell office:value-type="float" office:value="20591" calcext:value-type="float">
            <text:p>20591.0</text:p>
          </table:table-cell>
          <table:table-cell office:value-type="float" office:value="24092" calcext:value-type="float">
            <text:p>24092.0</text:p>
          </table:table-cell>
          <table:table-cell office:value-type="float" office:value="516" calcext:value-type="float">
            <text:p>516.0</text:p>
          </table:table-cell>
          <table:table-cell office:value-type="float" office:value="0" calcext:value-type="float">
            <text:p>0</text:p>
          </table:table-cell>
          <table:table-cell office:value-type="float" office:value="1047" calcext:value-type="float">
            <text:p>10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style-name="ce1"/>
          <table:table-cell office:value-type="float" office:value="20532" calcext:value-type="float">
            <text:p>20532.0</text:p>
          </table:table-cell>
          <table:table-cell office:value-type="float" office:value="25010" calcext:value-type="float">
            <text:p>25010.0</text:p>
          </table:table-cell>
          <table:table-cell office:value-type="float" office:value="504" calcext:value-type="float">
            <text:p>504.0</text:p>
          </table:table-cell>
          <table:table-cell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style-name="ce1"/>
          <table:table-cell office:value-type="float" office:value="19922" calcext:value-type="float">
            <text:p>19922.0</text:p>
          </table:table-cell>
          <table:table-cell office:value-type="float" office:value="25324" calcext:value-type="float">
            <text:p>25324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1049" calcext:value-type="float">
            <text:p>10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style-name="ce1"/>
          <table:table-cell office:value-type="float" office:value="20580" calcext:value-type="float">
            <text:p>20580.0</text:p>
          </table:table-cell>
          <table:table-cell office:value-type="float" office:value="24091" calcext:value-type="float">
            <text:p>24091.0</text:p>
          </table:table-cell>
          <table:table-cell office:value-type="float" office:value="517" calcext:value-type="float">
            <text:p>517.0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0501" calcext:value-type="float">
            <text:p>20501.0</text:p>
          </table:table-cell>
          <table:table-cell office:value-type="float" office:value="24950" calcext:value-type="float">
            <text:p>24950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style-name="ce1"/>
          <table:table-cell office:value-type="float" office:value="19906" calcext:value-type="float">
            <text:p>19906.0</text:p>
          </table:table-cell>
          <table:table-cell office:value-type="float" office:value="25316" calcext:value-type="float">
            <text:p>25316.0</text:p>
          </table:table-cell>
          <table:table-cell office:value-type="float" office:value="504" calcext:value-type="float">
            <text:p>504.0</text:p>
          </table:table-cell>
          <table:table-cell office:value-type="float" office:value="0" calcext:value-type="float">
            <text:p>0</text:p>
          </table:table-cell>
          <table:table-cell office:value-type="float" office:value="1052" calcext:value-type="float">
            <text:p>10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style-name="ce1"/>
          <table:table-cell office:value-type="float" office:value="20563" calcext:value-type="float">
            <text:p>20563.0</text:p>
          </table:table-cell>
          <table:table-cell office:value-type="float" office:value="24081" calcext:value-type="float">
            <text:p>24081.0</text:p>
          </table:table-cell>
          <table:table-cell office:value-type="float" office:value="518" calcext:value-type="float">
            <text:p>518.0</text:p>
          </table:table-cell>
          <table:table-cell office:value-type="float" office:value="0" calcext:value-type="float">
            <text:p>0</text:p>
          </table:table-cell>
          <table:table-cell office:value-type="float" office:value="1053" calcext:value-type="float">
            <text:p>10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style-name="ce1"/>
          <table:table-cell office:value-type="float" office:value="20493" calcext:value-type="float">
            <text:p>20493.0</text:p>
          </table:table-cell>
          <table:table-cell office:value-type="float" office:value="24947" calcext:value-type="float">
            <text:p>24947.0</text:p>
          </table:table-cell>
          <table:table-cell office:value-type="float" office:value="502" calcext:value-type="float">
            <text:p>502.0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style-name="ce1"/>
          <table:table-cell office:value-type="float" office:value="19893" calcext:value-type="float">
            <text:p>19893.0</text:p>
          </table:table-cell>
          <table:table-cell office:value-type="float" office:value="25313" calcext:value-type="float">
            <text:p>25313.0</text:p>
          </table:table-cell>
          <table:table-cell office:value-type="float" office:value="505" calcext:value-type="float">
            <text:p>505.0</text:p>
          </table:table-cell>
          <table:table-cell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style-name="ce1"/>
          <table:table-cell office:value-type="float" office:value="20557" calcext:value-type="float">
            <text:p>20557.0</text:p>
          </table:table-cell>
          <table:table-cell office:value-type="float" office:value="24081" calcext:value-type="float">
            <text:p>24081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style-name="ce1"/>
          <table:table-cell office:value-type="float" office:value="20478" calcext:value-type="float">
            <text:p>20478.0</text:p>
          </table:table-cell>
          <table:table-cell office:value-type="float" office:value="24939" calcext:value-type="float">
            <text:p>24939.0</text:p>
          </table:table-cell>
          <table:table-cell office:value-type="float" office:value="501" calcext:value-type="float">
            <text:p>501.0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style-name="ce1"/>
          <table:table-cell office:value-type="float" office:value="19844" calcext:value-type="float">
            <text:p>19844.0</text:p>
          </table:table-cell>
          <table:table-cell office:value-type="float" office:value="25307" calcext:value-type="float">
            <text:p>25307.0</text:p>
          </table:table-cell>
          <table:table-cell office:value-type="float" office:value="506" calcext:value-type="float">
            <text:p>506.0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style-name="ce1"/>
          <table:table-cell office:value-type="float" office:value="20548" calcext:value-type="float">
            <text:p>20548.0</text:p>
          </table:table-cell>
          <table:table-cell office:value-type="float" office:value="23998" calcext:value-type="float">
            <text:p>23998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1059" calcext:value-type="float">
            <text:p>10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style-name="ce1"/>
          <table:table-cell office:value-type="float" office:value="20456" calcext:value-type="float">
            <text:p>20456.0</text:p>
          </table:table-cell>
          <table:table-cell office:value-type="float" office:value="24077" calcext:value-type="float">
            <text:p>24077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1059" calcext:value-type="float">
            <text:p>10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style-name="ce1"/>
          <table:table-cell office:value-type="float" office:value="20450" calcext:value-type="float">
            <text:p>20450.0</text:p>
          </table:table-cell>
          <table:table-cell office:value-type="float" office:value="24930" calcext:value-type="float">
            <text:p>24930.0</text:p>
          </table:table-cell>
          <table:table-cell office:value-type="float" office:value="500" calcext:value-type="float">
            <text:p>500.0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style-name="ce1"/>
          <table:table-cell office:value-type="float" office:value="19823" calcext:value-type="float">
            <text:p>19823.0</text:p>
          </table:table-cell>
          <table:table-cell office:value-type="float" office:value="25290" calcext:value-type="float">
            <text:p>25290.0</text:p>
          </table:table-cell>
          <table:table-cell office:value-type="float" office:value="507" calcext:value-type="float">
            <text:p>507.0</text:p>
          </table:table-cell>
          <table:table-cell office:value-type="float" office:value="0" calcext:value-type="float">
            <text:p>0</text:p>
          </table:table-cell>
          <table:table-cell office:value-type="float" office:value="1061" calcext:value-type="float">
            <text:p>10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style-name="ce1"/>
          <table:table-cell office:value-type="float" office:value="20533" calcext:value-type="float">
            <text:p>20533.0</text:p>
          </table:table-cell>
          <table:table-cell office:value-type="float" office:value="23988" calcext:value-type="float">
            <text:p>23988.0</text:p>
          </table:table-cell>
          <table:table-cell office:value-type="float" office:value="520" calcext:value-type="float">
            <text:p>520.0</text:p>
          </table:table-cell>
          <table:table-cell office:value-type="float" office:value="0" calcext:value-type="float">
            <text:p>0</text:p>
          </table:table-cell>
          <table:table-cell office:value-type="float" office:value="1062" calcext:value-type="float">
            <text:p>10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style-name="ce1"/>
          <table:table-cell office:value-type="float" office:value="20427" calcext:value-type="float">
            <text:p>20427.0</text:p>
          </table:table-cell>
          <table:table-cell office:value-type="float" office:value="24052" calcext:value-type="float">
            <text:p>24052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1063" calcext:value-type="float">
            <text:p>10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style-name="ce2" office:value-type="string" calcext:value-type="string">
            <text:p>re-check</text:p>
          </table:table-cell>
          <table:table-cell office:value-type="float" office:value="20394" calcext:value-type="float">
            <text:p>20394.0</text:p>
          </table:table-cell>
          <table:table-cell office:value-type="float" office:value="24914" calcext:value-type="float">
            <text:p>24914.0</text:p>
          </table:table-cell>
          <table:table-cell office:value-type="float" office:value="500" calcext:value-type="float">
            <text:p>500.0</text:p>
          </table:table-cell>
          <table:table-cell office:value-type="float" office:value="0" calcext:value-type="float">
            <text:p>0</text:p>
          </table:table-cell>
          <table:table-cell office:value-type="float" office:value="1064" calcext:value-type="float">
            <text:p>106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style-name="ce1"/>
          <table:table-cell office:value-type="float" office:value="19781" calcext:value-type="float">
            <text:p>19781.0</text:p>
          </table:table-cell>
          <table:table-cell office:value-type="float" office:value="25286" calcext:value-type="float">
            <text:p>25286.0</text:p>
          </table:table-cell>
          <table:table-cell office:value-type="float" office:value="508" calcext:value-type="float">
            <text:p>508.0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style-name="ce1"/>
          <table:table-cell office:value-type="float" office:value="20507" calcext:value-type="float">
            <text:p>20507.0</text:p>
          </table:table-cell>
          <table:table-cell office:value-type="float" office:value="23962" calcext:value-type="float">
            <text:p>23962.0</text:p>
          </table:table-cell>
          <table:table-cell office:value-type="float" office:value="522" calcext:value-type="float">
            <text:p>522.0</text:p>
          </table:table-cell>
          <table:table-cell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style-name="ce1"/>
          <table:table-cell office:value-type="float" office:value="20422" calcext:value-type="float">
            <text:p>20422.0</text:p>
          </table:table-cell>
          <table:table-cell office:value-type="float" office:value="24053" calcext:value-type="float">
            <text:p>24053.0</text:p>
          </table:table-cell>
          <table:table-cell office:value-type="float" office:value="518" calcext:value-type="float">
            <text:p>518.0</text:p>
          </table:table-cell>
          <table:table-cell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style-name="ce1"/>
          <table:table-cell office:value-type="float" office:value="19774" calcext:value-type="float">
            <text:p>19774.0</text:p>
          </table:table-cell>
          <table:table-cell office:value-type="float" office:value="25286" calcext:value-type="float">
            <text:p>25286.0</text:p>
          </table:table-cell>
          <table:table-cell office:value-type="float" office:value="509" calcext:value-type="float">
            <text:p>509.0</text:p>
          </table:table-cell>
          <table:table-cell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style-name="ce1"/>
          <table:table-cell office:value-type="float" office:value="20510" calcext:value-type="float">
            <text:p>20510.0</text:p>
          </table:table-cell>
          <table:table-cell office:value-type="float" office:value="23960" calcext:value-type="float">
            <text:p>23960.0</text:p>
          </table:table-cell>
          <table:table-cell office:value-type="float" office:value="523" calcext:value-type="float">
            <text:p>523.0</text:p>
          </table:table-cell>
          <table:table-cell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style-name="ce1"/>
          <table:table-cell office:value-type="float" office:value="20408" calcext:value-type="float">
            <text:p>20408.0</text:p>
          </table:table-cell>
          <table:table-cell office:value-type="float" office:value="24047" calcext:value-type="float">
            <text:p>24047.0</text:p>
          </table:table-cell>
          <table:table-cell office:value-type="float" office:value="517" calcext:value-type="float">
            <text:p>517.0</text:p>
          </table:table-cell>
          <table:table-cell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style-name="ce1"/>
          <table:table-cell office:value-type="float" office:value="19737" calcext:value-type="float">
            <text:p>19737.0</text:p>
          </table:table-cell>
          <table:table-cell office:value-type="float" office:value="25308" calcext:value-type="float">
            <text:p>25308.0</text:p>
          </table:table-cell>
          <table:table-cell office:value-type="float" office:value="509" calcext:value-type="float">
            <text:p>509.0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style-name="ce1"/>
          <table:table-cell office:value-type="float" office:value="20499" calcext:value-type="float">
            <text:p>20499.0</text:p>
          </table:table-cell>
          <table:table-cell office:value-type="float" office:value="23958" calcext:value-type="float">
            <text:p>23958.0</text:p>
          </table:table-cell>
          <table:table-cell office:value-type="float" office:value="524" calcext:value-type="float">
            <text:p>524.0</text:p>
          </table:table-cell>
          <table:table-cell office:value-type="float" office:value="0" calcext:value-type="float">
            <text:p>0</text:p>
          </table:table-cell>
          <table:table-cell office:value-type="float" office:value="1073" calcext:value-type="float">
            <text:p>10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style-name="ce1"/>
          <table:table-cell office:value-type="float" office:value="20386" calcext:value-type="float">
            <text:p>20386.0</text:p>
          </table:table-cell>
          <table:table-cell office:value-type="float" office:value="24035" calcext:value-type="float">
            <text:p>24035.0</text:p>
          </table:table-cell>
          <table:table-cell office:value-type="float" office:value="516" calcext:value-type="float">
            <text:p>516.0</text:p>
          </table:table-cell>
          <table:table-cell office:value-type="float" office:value="0" calcext:value-type="float">
            <text:p>0</text:p>
          </table:table-cell>
          <table:table-cell office:value-type="float" office:value="1074" calcext:value-type="float">
            <text:p>10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style-name="ce1"/>
          <table:table-cell office:value-type="float" office:value="19721" calcext:value-type="float">
            <text:p>19721.0</text:p>
          </table:table-cell>
          <table:table-cell office:value-type="float" office:value="25335" calcext:value-type="float">
            <text:p>25335.0</text:p>
          </table:table-cell>
          <table:table-cell office:value-type="float" office:value="509" calcext:value-type="float">
            <text:p>509.0</text:p>
          </table:table-cell>
          <table:table-cell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style-name="ce1"/>
          <table:table-cell office:value-type="float" office:value="20495" calcext:value-type="float">
            <text:p>20495.0</text:p>
          </table:table-cell>
          <table:table-cell office:value-type="float" office:value="23943" calcext:value-type="float">
            <text:p>23943.0</text:p>
          </table:table-cell>
          <table:table-cell office:value-type="float" office:value="526" calcext:value-type="float">
            <text:p>526.0</text:p>
          </table:table-cell>
          <table:table-cell office:value-type="float" office:value="0" calcext:value-type="float">
            <text:p>0</text:p>
          </table:table-cell>
          <table:table-cell office:value-type="float" office:value="1076" calcext:value-type="float">
            <text:p>10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style-name="ce1"/>
          <table:table-cell office:value-type="float" office:value="20348" calcext:value-type="float">
            <text:p>20348.0</text:p>
          </table:table-cell>
          <table:table-cell office:value-type="float" office:value="24020" calcext:value-type="float">
            <text:p>24020.0</text:p>
          </table:table-cell>
          <table:table-cell office:value-type="float" office:value="516" calcext:value-type="float">
            <text:p>516.0</text:p>
          </table:table-cell>
          <table:table-cell office:value-type="float" office:value="0" calcext:value-type="float">
            <text:p>0</text:p>
          </table:table-cell>
          <table:table-cell office:value-type="float" office:value="1077" calcext:value-type="float">
            <text:p>10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style-name="ce1"/>
          <table:table-cell office:value-type="float" office:value="19667" calcext:value-type="float">
            <text:p>19667.0</text:p>
          </table:table-cell>
          <table:table-cell office:value-type="float" office:value="25363" calcext:value-type="float">
            <text:p>25363.0</text:p>
          </table:table-cell>
          <table:table-cell office:value-type="float" office:value="509" calcext:value-type="float">
            <text:p>509.0</text:p>
          </table:table-cell>
          <table:table-cell office:value-type="float" office:value="0" calcext:value-type="float">
            <text:p>0</text:p>
          </table:table-cell>
          <table:table-cell office:value-type="float" office:value="1078" calcext:value-type="float">
            <text:p>10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style-name="ce1"/>
          <table:table-cell office:value-type="float" office:value="20487" calcext:value-type="float">
            <text:p>20487.0</text:p>
          </table:table-cell>
          <table:table-cell office:value-type="float" office:value="23931" calcext:value-type="float">
            <text:p>23931.0</text:p>
          </table:table-cell>
          <table:table-cell office:value-type="float" office:value="527" calcext:value-type="float">
            <text:p>527.0</text:p>
          </table:table-cell>
          <table:table-cell office:value-type="float" office:value="0" calcext:value-type="float">
            <text:p>0</text:p>
          </table:table-cell>
          <table:table-cell office:value-type="float" office:value="1079" calcext:value-type="float">
            <text:p>10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style-name="ce1"/>
          <table:table-cell office:value-type="float" office:value="20345" calcext:value-type="float">
            <text:p>20345.0</text:p>
          </table:table-cell>
          <table:table-cell office:value-type="float" office:value="24018" calcext:value-type="float">
            <text:p>24018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style-name="ce1"/>
          <table:table-cell office:value-type="float" office:value="19604" calcext:value-type="float">
            <text:p>19604.0</text:p>
          </table:table-cell>
          <table:table-cell office:value-type="float" office:value="25381" calcext:value-type="float">
            <text:p>25381.0</text:p>
          </table:table-cell>
          <table:table-cell office:value-type="float" office:value="509" calcext:value-type="float">
            <text:p>509.0</text:p>
          </table:table-cell>
          <table:table-cell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style-name="ce1"/>
          <table:table-cell office:value-type="float" office:value="20484" calcext:value-type="float">
            <text:p>20484.0</text:p>
          </table:table-cell>
          <table:table-cell office:value-type="float" office:value="23928" calcext:value-type="float">
            <text:p>23928.0</text:p>
          </table:table-cell>
          <table:table-cell office:value-type="float" office:value="529" calcext:value-type="float">
            <text:p>529.0</text:p>
          </table:table-cell>
          <table:table-cell office:value-type="float" office:value="0" calcext:value-type="float">
            <text:p>0</text:p>
          </table:table-cell>
          <table:table-cell office:value-type="float" office:value="1082" calcext:value-type="float">
            <text:p>10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style-name="ce1"/>
          <table:table-cell office:value-type="float" office:value="20308" calcext:value-type="float">
            <text:p>20308.0</text:p>
          </table:table-cell>
          <table:table-cell office:value-type="float" office:value="23995" calcext:value-type="float">
            <text:p>23995.0</text:p>
          </table:table-cell>
          <table:table-cell office:value-type="float" office:value="514" calcext:value-type="float">
            <text:p>514.0</text:p>
          </table:table-cell>
          <table:table-cell office:value-type="float" office:value="0" calcext:value-type="float">
            <text:p>0</text:p>
          </table:table-cell>
          <table:table-cell office:value-type="float" office:value="1083" calcext:value-type="float">
            <text:p>10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style-name="ce1"/>
          <table:table-cell office:value-type="float" office:value="19499" calcext:value-type="float">
            <text:p>19499.0</text:p>
          </table:table-cell>
          <table:table-cell office:value-type="float" office:value="25384" calcext:value-type="float">
            <text:p>25384.0</text:p>
          </table:table-cell>
          <table:table-cell office:value-type="float" office:value="509" calcext:value-type="float">
            <text:p>509.0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style-name="ce1"/>
          <table:table-cell office:value-type="float" office:value="20480" calcext:value-type="float">
            <text:p>20480.0</text:p>
          </table:table-cell>
          <table:table-cell office:value-type="float" office:value="23911" calcext:value-type="float">
            <text:p>23911.0</text:p>
          </table:table-cell>
          <table:table-cell office:value-type="float" office:value="530" calcext:value-type="float">
            <text:p>530.0</text:p>
          </table:table-cell>
          <table:table-cell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style-name="ce1"/>
          <table:table-cell office:value-type="float" office:value="20291" calcext:value-type="float">
            <text:p>20291.0</text:p>
          </table:table-cell>
          <table:table-cell office:value-type="float" office:value="23987" calcext:value-type="float">
            <text:p>23987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style-name="ce1"/>
          <table:table-cell office:value-type="float" office:value="19468" calcext:value-type="float">
            <text:p>19468.0</text:p>
          </table:table-cell>
          <table:table-cell office:value-type="float" office:value="25390" calcext:value-type="float">
            <text:p>25390.0</text:p>
          </table:table-cell>
          <table:table-cell office:value-type="float" office:value="510" calcext:value-type="float">
            <text:p>510.0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1"/>
          <table:table-cell office:value-type="float" office:value="20474" calcext:value-type="float">
            <text:p>20474.0</text:p>
          </table:table-cell>
          <table:table-cell office:value-type="float" office:value="23890" calcext:value-type="float">
            <text:p>23890.0</text:p>
          </table:table-cell>
          <table:table-cell office:value-type="float" office:value="531" calcext:value-type="float">
            <text:p>531.0</text:p>
          </table:table-cell>
          <table:table-cell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style-name="ce1"/>
          <table:table-cell office:value-type="float" office:value="20268" calcext:value-type="float">
            <text:p>20268.0</text:p>
          </table:table-cell>
          <table:table-cell office:value-type="float" office:value="23982" calcext:value-type="float">
            <text:p>23982.0</text:p>
          </table:table-cell>
          <table:table-cell office:value-type="float" office:value="512" calcext:value-type="float">
            <text:p>512.0</text:p>
          </table:table-cell>
          <table:table-cell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style-name="ce1"/>
          <table:table-cell office:value-type="float" office:value="19431" calcext:value-type="float">
            <text:p>19431.0</text:p>
          </table:table-cell>
          <table:table-cell office:value-type="float" office:value="25382" calcext:value-type="float">
            <text:p>25382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style-name="ce1"/>
          <table:table-cell office:value-type="float" office:value="20463" calcext:value-type="float">
            <text:p>20463.0</text:p>
          </table:table-cell>
          <table:table-cell office:value-type="float" office:value="23890" calcext:value-type="float">
            <text:p>23890.0</text:p>
          </table:table-cell>
          <table:table-cell office:value-type="float" office:value="532" calcext:value-type="float">
            <text:p>532.0</text:p>
          </table:table-cell>
          <table:table-cell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style-name="ce1"/>
          <table:table-cell office:value-type="float" office:value="20252" calcext:value-type="float">
            <text:p>20252.0</text:p>
          </table:table-cell>
          <table:table-cell office:value-type="float" office:value="23979" calcext:value-type="float">
            <text:p>23979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style-name="ce1"/>
          <table:table-cell office:value-type="float" office:value="19394" calcext:value-type="float">
            <text:p>19394.0</text:p>
          </table:table-cell>
          <table:table-cell office:value-type="float" office:value="25376" calcext:value-type="float">
            <text:p>25376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style-name="ce1"/>
          <table:table-cell office:value-type="float" office:value="20450" calcext:value-type="float">
            <text:p>20450.0</text:p>
          </table:table-cell>
          <table:table-cell office:value-type="float" office:value="23871" calcext:value-type="float">
            <text:p>23871.0</text:p>
          </table:table-cell>
          <table:table-cell office:value-type="float" office:value="533" calcext:value-type="float">
            <text:p>533.0</text:p>
          </table:table-cell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style-name="ce1"/>
          <table:table-cell office:value-type="float" office:value="20233" calcext:value-type="float">
            <text:p>20233.0</text:p>
          </table:table-cell>
          <table:table-cell office:value-type="float" office:value="23958" calcext:value-type="float">
            <text:p>23958.0</text:p>
          </table:table-cell>
          <table:table-cell office:value-type="float" office:value="510" calcext:value-type="float">
            <text:p>510.0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style-name="ce1"/>
          <table:table-cell office:value-type="float" office:value="19354" calcext:value-type="float">
            <text:p>19354.0</text:p>
          </table:table-cell>
          <table:table-cell office:value-type="float" office:value="25371" calcext:value-type="float">
            <text:p>25371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1"/>
          <table:table-cell office:value-type="float" office:value="20450" calcext:value-type="float">
            <text:p>20450.0</text:p>
          </table:table-cell>
          <table:table-cell office:value-type="float" office:value="23871" calcext:value-type="float">
            <text:p>23871.0</text:p>
          </table:table-cell>
          <table:table-cell office:value-type="float" office:value="534" calcext:value-type="float">
            <text:p>534.0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1"/>
          <table:table-cell office:value-type="float" office:value="20232" calcext:value-type="float">
            <text:p>20232.0</text:p>
          </table:table-cell>
          <table:table-cell office:value-type="float" office:value="23946" calcext:value-type="float">
            <text:p>23946.0</text:p>
          </table:table-cell>
          <table:table-cell office:value-type="float" office:value="509" calcext:value-type="float">
            <text:p>509.0</text:p>
          </table:table-cell>
          <table:table-cell office:value-type="float" office:value="0" calcext:value-type="float">
            <text:p>0</text:p>
          </table:table-cell>
          <table:table-cell office:value-type="float" office:value="1098" calcext:value-type="float">
            <text:p>10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style-name="ce1"/>
          <table:table-cell office:value-type="float" office:value="19273" calcext:value-type="float">
            <text:p>19273.0</text:p>
          </table:table-cell>
          <table:table-cell office:value-type="float" office:value="25342" calcext:value-type="float">
            <text:p>25342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style-name="ce1"/>
          <table:table-cell office:value-type="float" office:value="20434" calcext:value-type="float">
            <text:p>20434.0</text:p>
          </table:table-cell>
          <table:table-cell office:value-type="float" office:value="23863" calcext:value-type="float">
            <text:p>23863.0</text:p>
          </table:table-cell>
          <table:table-cell office:value-type="float" office:value="535" calcext:value-type="float">
            <text:p>535.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9230" calcext:value-type="float">
            <text:p>19230.0</text:p>
          </table:table-cell>
          <table:table-cell office:value-type="float" office:value="25321" calcext:value-type="float">
            <text:p>25321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style-name="ce1"/>
          <table:table-cell office:value-type="float" office:value="20418" calcext:value-type="float">
            <text:p>20418.0</text:p>
          </table:table-cell>
          <table:table-cell office:value-type="float" office:value="23852" calcext:value-type="float">
            <text:p>23852.0</text:p>
          </table:table-cell>
          <table:table-cell office:value-type="float" office:value="536" calcext:value-type="float">
            <text:p>536.0</text:p>
          </table:table-cell>
          <table:table-cell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style-name="ce1"/>
          <table:table-cell office:value-type="float" office:value="19158" calcext:value-type="float">
            <text:p>19158.0</text:p>
          </table:table-cell>
          <table:table-cell office:value-type="float" office:value="25358" calcext:value-type="float">
            <text:p>25358.0</text:p>
          </table:table-cell>
          <table:table-cell office:value-type="float" office:value="512" calcext:value-type="float">
            <text:p>512.0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style-name="ce1"/>
          <table:table-cell office:value-type="float" office:value="20392" calcext:value-type="float">
            <text:p>20392.0</text:p>
          </table:table-cell>
          <table:table-cell office:value-type="float" office:value="23849" calcext:value-type="float">
            <text:p>23849.0</text:p>
          </table:table-cell>
          <table:table-cell office:value-type="float" office:value="537" calcext:value-type="float">
            <text:p>537.0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style-name="ce1"/>
          <table:table-cell office:value-type="float" office:value="19151" calcext:value-type="float">
            <text:p>19151.0</text:p>
          </table:table-cell>
          <table:table-cell office:value-type="float" office:value="25360" calcext:value-type="float">
            <text:p>25360.0</text:p>
          </table:table-cell>
          <table:table-cell office:value-type="float" office:value="514" calcext:value-type="float">
            <text:p>514.0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style-name="ce1"/>
          <table:table-cell office:value-type="float" office:value="20372" calcext:value-type="float">
            <text:p>20372.0</text:p>
          </table:table-cell>
          <table:table-cell office:value-type="float" office:value="23844" calcext:value-type="float">
            <text:p>23844.0</text:p>
          </table:table-cell>
          <table:table-cell office:value-type="float" office:value="538" calcext:value-type="float">
            <text:p>538.0</text:p>
          </table:table-cell>
          <table:table-cell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style-name="ce1"/>
          <table:table-cell office:value-type="float" office:value="19148" calcext:value-type="float">
            <text:p>19148.0</text:p>
          </table:table-cell>
          <table:table-cell office:value-type="float" office:value="25362" calcext:value-type="float">
            <text:p>25362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style-name="ce1"/>
          <table:table-cell office:value-type="float" office:value="20375" calcext:value-type="float">
            <text:p>20375.0</text:p>
          </table:table-cell>
          <table:table-cell office:value-type="float" office:value="23844" calcext:value-type="float">
            <text:p>23844.0</text:p>
          </table:table-cell>
          <table:table-cell office:value-type="float" office:value="539" calcext:value-type="float">
            <text:p>539.0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style-name="ce1"/>
          <table:table-cell office:value-type="float" office:value="19143" calcext:value-type="float">
            <text:p>19143.0</text:p>
          </table:table-cell>
          <table:table-cell office:value-type="float" office:value="25360" calcext:value-type="float">
            <text:p>25360.0</text:p>
          </table:table-cell>
          <table:table-cell office:value-type="float" office:value="517" calcext:value-type="float">
            <text:p>517.0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style-name="ce1"/>
          <table:table-cell office:value-type="float" office:value="20361" calcext:value-type="float">
            <text:p>20361.0</text:p>
          </table:table-cell>
          <table:table-cell office:value-type="float" office:value="23850" calcext:value-type="float">
            <text:p>23850.0</text:p>
          </table:table-cell>
          <table:table-cell office:value-type="float" office:value="540" calcext:value-type="float">
            <text:p>540.0</text:p>
          </table:table-cell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style-name="ce1"/>
          <table:table-cell office:value-type="float" office:value="19118" calcext:value-type="float">
            <text:p>19118.0</text:p>
          </table:table-cell>
          <table:table-cell office:value-type="float" office:value="25360" calcext:value-type="float">
            <text:p>25360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style-name="ce1"/>
          <table:table-cell office:value-type="float" office:value="20360" calcext:value-type="float">
            <text:p>20360.0</text:p>
          </table:table-cell>
          <table:table-cell office:value-type="float" office:value="23841" calcext:value-type="float">
            <text:p>23841.0</text:p>
          </table:table-cell>
          <table:table-cell office:value-type="float" office:value="541" calcext:value-type="float">
            <text:p>541.0</text:p>
          </table:table-cell>
          <table:table-cell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style-name="ce1"/>
          <table:table-cell office:value-type="float" office:value="19116" calcext:value-type="float">
            <text:p>19116.0</text:p>
          </table:table-cell>
          <table:table-cell office:value-type="float" office:value="25358" calcext:value-type="float">
            <text:p>25358.0</text:p>
          </table:table-cell>
          <table:table-cell office:value-type="float" office:value="520" calcext:value-type="float">
            <text:p>520.0</text:p>
          </table:table-cell>
          <table:table-cell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style-name="ce1"/>
          <table:table-cell office:value-type="float" office:value="20350" calcext:value-type="float">
            <text:p>20350.0</text:p>
          </table:table-cell>
          <table:table-cell office:value-type="float" office:value="23830" calcext:value-type="float">
            <text:p>23830.0</text:p>
          </table:table-cell>
          <table:table-cell office:value-type="float" office:value="542" calcext:value-type="float">
            <text:p>542.0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9116" calcext:value-type="float">
            <text:p>19116.0</text:p>
          </table:table-cell>
          <table:table-cell office:value-type="float" office:value="25358" calcext:value-type="float">
            <text:p>25358.0</text:p>
          </table:table-cell>
          <table:table-cell office:value-type="float" office:value="522" calcext:value-type="float">
            <text:p>522.0</text:p>
          </table:table-cell>
          <table:table-cell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style-name="ce1"/>
          <table:table-cell office:value-type="float" office:value="20340" calcext:value-type="float">
            <text:p>20340.0</text:p>
          </table:table-cell>
          <table:table-cell office:value-type="float" office:value="23820" calcext:value-type="float">
            <text:p>23820.0</text:p>
          </table:table-cell>
          <table:table-cell office:value-type="float" office:value="543" calcext:value-type="float">
            <text:p>543.0</text:p>
          </table:table-cell>
          <table:table-cell office:value-type="float" office:value="0" calcext:value-type="float">
            <text:p>0</text:p>
          </table:table-cell>
          <table:table-cell office:value-type="float" office:value="1117" calcext:value-type="float">
            <text:p>11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style-name="ce1"/>
          <table:table-cell office:value-type="float" office:value="19116" calcext:value-type="float">
            <text:p>19116.0</text:p>
          </table:table-cell>
          <table:table-cell office:value-type="float" office:value="25358" calcext:value-type="float">
            <text:p>25358.0</text:p>
          </table:table-cell>
          <table:table-cell office:value-type="float" office:value="523" calcext:value-type="float">
            <text:p>523.0</text:p>
          </table:table-cell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1"/>
          <table:table-cell office:value-type="float" office:value="20316" calcext:value-type="float">
            <text:p>20316.0</text:p>
          </table:table-cell>
          <table:table-cell office:value-type="float" office:value="23789" calcext:value-type="float">
            <text:p>23789.0</text:p>
          </table:table-cell>
          <table:table-cell office:value-type="float" office:value="544" calcext:value-type="float">
            <text:p>544.0</text:p>
          </table:table-cell>
          <table:table-cell office:value-type="float" office:value="0" calcext:value-type="float">
            <text:p>0</text:p>
          </table:table-cell>
          <table:table-cell office:value-type="float" office:value="1119" calcext:value-type="float">
            <text:p>11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9103" calcext:value-type="float">
            <text:p>19103.0</text:p>
          </table:table-cell>
          <table:table-cell office:value-type="float" office:value="25364" calcext:value-type="float">
            <text:p>25364.0</text:p>
          </table:table-cell>
          <table:table-cell office:value-type="float" office:value="524" calcext:value-type="float">
            <text:p>524.0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0291" calcext:value-type="float">
            <text:p>20291.0</text:p>
          </table:table-cell>
          <table:table-cell office:value-type="float" office:value="23761" calcext:value-type="float">
            <text:p>23761.0</text:p>
          </table:table-cell>
          <table:table-cell office:value-type="float" office:value="545" calcext:value-type="float">
            <text:p>545.0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style-name="ce1"/>
          <table:table-cell office:value-type="float" office:value="19067" calcext:value-type="float">
            <text:p>19067.0</text:p>
          </table:table-cell>
          <table:table-cell office:value-type="float" office:value="25387" calcext:value-type="float">
            <text:p>25387.0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style-name="ce1"/>
          <table:table-cell office:value-type="float" office:value="20273" calcext:value-type="float">
            <text:p>20273.0</text:p>
          </table:table-cell>
          <table:table-cell office:value-type="float" office:value="23734" calcext:value-type="float">
            <text:p>23734.0</text:p>
          </table:table-cell>
          <table:table-cell office:value-type="float" office:value="546" calcext:value-type="float">
            <text:p>546.0</text:p>
          </table:table-cell>
          <table:table-cell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style-name="ce1"/>
          <table:table-cell office:value-type="float" office:value="19026" calcext:value-type="float">
            <text:p>19026.0</text:p>
          </table:table-cell>
          <table:table-cell office:value-type="float" office:value="25413" calcext:value-type="float">
            <text:p>25413.0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style-name="ce1"/>
          <table:table-cell office:value-type="float" office:value="20247" calcext:value-type="float">
            <text:p>20247.0</text:p>
          </table:table-cell>
          <table:table-cell office:value-type="float" office:value="23709" calcext:value-type="float">
            <text:p>23709.0</text:p>
          </table:table-cell>
          <table:table-cell office:value-type="float" office:value="547" calcext:value-type="float">
            <text:p>547.0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style-name="ce1"/>
          <table:table-cell office:value-type="float" office:value="18973" calcext:value-type="float">
            <text:p>18973.0</text:p>
          </table:table-cell>
          <table:table-cell office:value-type="float" office:value="25429" calcext:value-type="float">
            <text:p>25429.0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style-name="ce1"/>
          <table:table-cell office:value-type="float" office:value="20213" calcext:value-type="float">
            <text:p>20213.0</text:p>
          </table:table-cell>
          <table:table-cell office:value-type="float" office:value="23665" calcext:value-type="float">
            <text:p>23665.0</text:p>
          </table:table-cell>
          <table:table-cell office:value-type="float" office:value="547" calcext:value-type="float">
            <text:p>547.0</text:p>
          </table:table-cell>
          <table:table-cell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style-name="ce1"/>
          <table:table-cell office:value-type="float" office:value="18902" calcext:value-type="float">
            <text:p>18902.0</text:p>
          </table:table-cell>
          <table:table-cell office:value-type="float" office:value="25429" calcext:value-type="float">
            <text:p>25429.0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1"/>
          <table:table-cell office:value-type="float" office:value="20170" calcext:value-type="float">
            <text:p>20170.0</text:p>
          </table:table-cell>
          <table:table-cell office:value-type="float" office:value="23620" calcext:value-type="float">
            <text:p>23620.0</text:p>
          </table:table-cell>
          <table:table-cell office:value-type="float" office:value="548" calcext:value-type="float">
            <text:p>548.0</text:p>
          </table:table-cell>
          <table:table-cell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style-name="ce1"/>
          <table:table-cell office:value-type="float" office:value="18866" calcext:value-type="float">
            <text:p>18866.0</text:p>
          </table:table-cell>
          <table:table-cell office:value-type="float" office:value="25428" calcext:value-type="float">
            <text:p>25428.0</text:p>
          </table:table-cell>
          <table:table-cell office:value-type="float" office:value="526" calcext:value-type="float">
            <text:p>526.0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style-name="ce1"/>
          <table:table-cell office:value-type="float" office:value="20123" calcext:value-type="float">
            <text:p>20123.0</text:p>
          </table:table-cell>
          <table:table-cell office:value-type="float" office:value="23590" calcext:value-type="float">
            <text:p>23590.0</text:p>
          </table:table-cell>
          <table:table-cell office:value-type="float" office:value="548" calcext:value-type="float">
            <text:p>548.0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style-name="ce1"/>
          <table:table-cell office:value-type="float" office:value="18852" calcext:value-type="float">
            <text:p>18852.0</text:p>
          </table:table-cell>
          <table:table-cell office:value-type="float" office:value="25433" calcext:value-type="float">
            <text:p>25433.0</text:p>
          </table:table-cell>
          <table:table-cell office:value-type="float" office:value="527" calcext:value-type="float">
            <text:p>527.0</text:p>
          </table:table-cell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style-name="ce1"/>
          <table:table-cell office:value-type="float" office:value="20098" calcext:value-type="float">
            <text:p>20098.0</text:p>
          </table:table-cell>
          <table:table-cell office:value-type="float" office:value="23573" calcext:value-type="float">
            <text:p>23573.0</text:p>
          </table:table-cell>
          <table:table-cell office:value-type="float" office:value="549" calcext:value-type="float">
            <text:p>549.0</text:p>
          </table:table-cell>
          <table:table-cell office:value-type="float" office:value="0" calcext:value-type="float">
            <text:p>0</text:p>
          </table:table-cell>
          <table:table-cell office:value-type="float" office:value="1133" calcext:value-type="float">
            <text:p>11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style-name="ce1"/>
          <table:table-cell office:value-type="float" office:value="18826" calcext:value-type="float">
            <text:p>18826.0</text:p>
          </table:table-cell>
          <table:table-cell office:value-type="float" office:value="25443" calcext:value-type="float">
            <text:p>25443.0</text:p>
          </table:table-cell>
          <table:table-cell office:value-type="float" office:value="528" calcext:value-type="float">
            <text:p>528.0</text:p>
          </table:table-cell>
          <table:table-cell office:value-type="float" office:value="0" calcext:value-type="float">
            <text:p>0</text:p>
          </table:table-cell>
          <table:table-cell office:value-type="float" office:value="1134" calcext:value-type="float">
            <text:p>11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style-name="ce1"/>
          <table:table-cell office:value-type="float" office:value="20047" calcext:value-type="float">
            <text:p>20047.0</text:p>
          </table:table-cell>
          <table:table-cell office:value-type="float" office:value="23536" calcext:value-type="float">
            <text:p>23536.0</text:p>
          </table:table-cell>
          <table:table-cell office:value-type="float" office:value="550" calcext:value-type="float">
            <text:p>550.0</text:p>
          </table:table-cell>
          <table:table-cell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style-name="ce1"/>
          <table:table-cell office:value-type="float" office:value="18773" calcext:value-type="float">
            <text:p>18773.0</text:p>
          </table:table-cell>
          <table:table-cell office:value-type="float" office:value="25437" calcext:value-type="float">
            <text:p>25437.0</text:p>
          </table:table-cell>
          <table:table-cell office:value-type="float" office:value="528" calcext:value-type="float">
            <text:p>528.0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style-name="ce1"/>
          <table:table-cell office:value-type="float" office:value="20029" calcext:value-type="float">
            <text:p>20029.0</text:p>
          </table:table-cell>
          <table:table-cell office:value-type="float" office:value="23518" calcext:value-type="float">
            <text:p>23518.0</text:p>
          </table:table-cell>
          <table:table-cell office:value-type="float" office:value="551" calcext:value-type="float">
            <text:p>551.0</text:p>
          </table:table-cell>
          <table:table-cell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737" calcext:value-type="float">
            <text:p>18737.0</text:p>
          </table:table-cell>
          <table:table-cell office:value-type="float" office:value="25449" calcext:value-type="float">
            <text:p>25449.0</text:p>
          </table:table-cell>
          <table:table-cell office:value-type="float" office:value="528" calcext:value-type="float">
            <text:p>528.0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1"/>
          <table:table-cell office:value-type="float" office:value="20004" calcext:value-type="float">
            <text:p>20004.0</text:p>
          </table:table-cell>
          <table:table-cell office:value-type="float" office:value="23494" calcext:value-type="float">
            <text:p>23494.0</text:p>
          </table:table-cell>
          <table:table-cell office:value-type="float" office:value="552" calcext:value-type="float">
            <text:p>552.0</text:p>
          </table:table-cell>
          <table:table-cell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style-name="ce1"/>
          <table:table-cell office:value-type="float" office:value="18742" calcext:value-type="float">
            <text:p>18742.0</text:p>
          </table:table-cell>
          <table:table-cell office:value-type="float" office:value="25449" calcext:value-type="float">
            <text:p>25449.0</text:p>
          </table:table-cell>
          <table:table-cell office:value-type="float" office:value="529" calcext:value-type="float">
            <text:p>529.0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style-name="ce1"/>
          <table:table-cell office:value-type="float" office:value="19963" calcext:value-type="float">
            <text:p>19963.0</text:p>
          </table:table-cell>
          <table:table-cell office:value-type="float" office:value="23431" calcext:value-type="float">
            <text:p>23431.0</text:p>
          </table:table-cell>
          <table:table-cell office:value-type="float" office:value="553" calcext:value-type="float">
            <text:p>553.0</text:p>
          </table:table-cell>
          <table:table-cell office:value-type="float" office:value="0" calcext:value-type="float">
            <text:p>0</text:p>
          </table:table-cell>
          <table:table-cell office:value-type="float" office:value="1141" calcext:value-type="float">
            <text:p>11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style-name="ce1"/>
          <table:table-cell office:value-type="float" office:value="18736" calcext:value-type="float">
            <text:p>18736.0</text:p>
          </table:table-cell>
          <table:table-cell office:value-type="float" office:value="25445" calcext:value-type="float">
            <text:p>25445.0</text:p>
          </table:table-cell>
          <table:table-cell office:value-type="float" office:value="531" calcext:value-type="float">
            <text:p>531.0</text:p>
          </table:table-cell>
          <table:table-cell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style-name="ce1"/>
          <table:table-cell office:value-type="float" office:value="19941" calcext:value-type="float">
            <text:p>19941.0</text:p>
          </table:table-cell>
          <table:table-cell office:value-type="float" office:value="23419" calcext:value-type="float">
            <text:p>23419.0</text:p>
          </table:table-cell>
          <table:table-cell office:value-type="float" office:value="554" calcext:value-type="float">
            <text:p>554.0</text:p>
          </table:table-cell>
          <table:table-cell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style-name="ce1"/>
          <table:table-cell office:value-type="float" office:value="18718" calcext:value-type="float">
            <text:p>18718.0</text:p>
          </table:table-cell>
          <table:table-cell office:value-type="float" office:value="25450" calcext:value-type="float">
            <text:p>25450.0</text:p>
          </table:table-cell>
          <table:table-cell office:value-type="float" office:value="533" calcext:value-type="float">
            <text:p>533.0</text:p>
          </table:table-cell>
          <table:table-cell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style-name="ce1"/>
          <table:table-cell office:value-type="float" office:value="19916" calcext:value-type="float">
            <text:p>19916.0</text:p>
          </table:table-cell>
          <table:table-cell office:value-type="float" office:value="23404" calcext:value-type="float">
            <text:p>23404.0</text:p>
          </table:table-cell>
          <table:table-cell office:value-type="float" office:value="555" calcext:value-type="float">
            <text:p>555.0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style-name="ce1"/>
          <table:table-cell office:value-type="float" office:value="18714" calcext:value-type="float">
            <text:p>18714.0</text:p>
          </table:table-cell>
          <table:table-cell office:value-type="float" office:value="25449" calcext:value-type="float">
            <text:p>25449.0</text:p>
          </table:table-cell>
          <table:table-cell office:value-type="float" office:value="534" calcext:value-type="float">
            <text:p>534.0</text:p>
          </table:table-cell>
          <table:table-cell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style-name="ce1"/>
          <table:table-cell office:value-type="float" office:value="19882" calcext:value-type="float">
            <text:p>19882.0</text:p>
          </table:table-cell>
          <table:table-cell office:value-type="float" office:value="23392" calcext:value-type="float">
            <text:p>23392.0</text:p>
          </table:table-cell>
          <table:table-cell office:value-type="float" office:value="556" calcext:value-type="float">
            <text:p>556.0</text:p>
          </table:table-cell>
          <table:table-cell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style-name="ce1"/>
          <table:table-cell office:value-type="float" office:value="18702" calcext:value-type="float">
            <text:p>18702.0</text:p>
          </table:table-cell>
          <table:table-cell office:value-type="float" office:value="25445" calcext:value-type="float">
            <text:p>25445.0</text:p>
          </table:table-cell>
          <table:table-cell office:value-type="float" office:value="536" calcext:value-type="float">
            <text:p>536.0</text:p>
          </table:table-cell>
          <table:table-cell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1"/>
          <table:table-cell office:value-type="float" office:value="19860" calcext:value-type="float">
            <text:p>19860.0</text:p>
          </table:table-cell>
          <table:table-cell office:value-type="float" office:value="23373" calcext:value-type="float">
            <text:p>23373.0</text:p>
          </table:table-cell>
          <table:table-cell office:value-type="float" office:value="557" calcext:value-type="float">
            <text:p>557.0</text:p>
          </table:table-cell>
          <table:table-cell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style-name="ce1"/>
          <table:table-cell office:value-type="float" office:value="18692" calcext:value-type="float">
            <text:p>18692.0</text:p>
          </table:table-cell>
          <table:table-cell office:value-type="float" office:value="25433" calcext:value-type="float">
            <text:p>25433.0</text:p>
          </table:table-cell>
          <table:table-cell office:value-type="float" office:value="538" calcext:value-type="float">
            <text:p>538.0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style-name="ce1"/>
          <table:table-cell office:value-type="float" office:value="19851" calcext:value-type="float">
            <text:p>19851.0</text:p>
          </table:table-cell>
          <table:table-cell office:value-type="float" office:value="23371" calcext:value-type="float">
            <text:p>23371.0</text:p>
          </table:table-cell>
          <table:table-cell office:value-type="float" office:value="558" calcext:value-type="float">
            <text:p>558.0</text:p>
          </table:table-cell>
          <table:table-cell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style-name="ce1"/>
          <table:table-cell office:value-type="float" office:value="18684" calcext:value-type="float">
            <text:p>18684.0</text:p>
          </table:table-cell>
          <table:table-cell office:value-type="float" office:value="25424" calcext:value-type="float">
            <text:p>25424.0</text:p>
          </table:table-cell>
          <table:table-cell office:value-type="float" office:value="539" calcext:value-type="float">
            <text:p>539.0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style-name="ce1"/>
          <table:table-cell office:value-type="float" office:value="19832" calcext:value-type="float">
            <text:p>19832.0</text:p>
          </table:table-cell>
          <table:table-cell office:value-type="float" office:value="23352" calcext:value-type="float">
            <text:p>23352.0</text:p>
          </table:table-cell>
          <table:table-cell office:value-type="float" office:value="559" calcext:value-type="float">
            <text:p>559.0</text:p>
          </table:table-cell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style-name="ce1"/>
          <table:table-cell office:value-type="float" office:value="18663" calcext:value-type="float">
            <text:p>18663.0</text:p>
          </table:table-cell>
          <table:table-cell office:value-type="float" office:value="25399" calcext:value-type="float">
            <text:p>25399.0</text:p>
          </table:table-cell>
          <table:table-cell office:value-type="float" office:value="541" calcext:value-type="float">
            <text:p>541.0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style-name="ce1"/>
          <table:table-cell office:value-type="float" office:value="19811" calcext:value-type="float">
            <text:p>19811.0</text:p>
          </table:table-cell>
          <table:table-cell office:value-type="float" office:value="23335" calcext:value-type="float">
            <text:p>23335.0</text:p>
          </table:table-cell>
          <table:table-cell office:value-type="float" office:value="560" calcext:value-type="float">
            <text:p>560.0</text:p>
          </table:table-cell>
          <table:table-cell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style-name="ce1"/>
          <table:table-cell office:value-type="float" office:value="18644" calcext:value-type="float">
            <text:p>18644.0</text:p>
          </table:table-cell>
          <table:table-cell office:value-type="float" office:value="25391" calcext:value-type="float">
            <text:p>25391.0</text:p>
          </table:table-cell>
          <table:table-cell office:value-type="float" office:value="543" calcext:value-type="float">
            <text:p>543.0</text:p>
          </table:table-cell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style-name="ce1"/>
          <table:table-cell office:value-type="float" office:value="19793" calcext:value-type="float">
            <text:p>19793.0</text:p>
          </table:table-cell>
          <table:table-cell office:value-type="float" office:value="23322" calcext:value-type="float">
            <text:p>23322.0</text:p>
          </table:table-cell>
          <table:table-cell office:value-type="float" office:value="561" calcext:value-type="float">
            <text:p>561.0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style-name="ce1"/>
          <table:table-cell office:value-type="float" office:value="18604" calcext:value-type="float">
            <text:p>18604.0</text:p>
          </table:table-cell>
          <table:table-cell office:value-type="float" office:value="25383" calcext:value-type="float">
            <text:p>25383.0</text:p>
          </table:table-cell>
          <table:table-cell office:value-type="float" office:value="544" calcext:value-type="float">
            <text:p>544.0</text:p>
          </table:table-cell>
          <table:table-cell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style-name="ce1"/>
          <table:table-cell office:value-type="float" office:value="19755" calcext:value-type="float">
            <text:p>19755.0</text:p>
          </table:table-cell>
          <table:table-cell office:value-type="float" office:value="23308" calcext:value-type="float">
            <text:p>23308.0</text:p>
          </table:table-cell>
          <table:table-cell office:value-type="float" office:value="562" calcext:value-type="float">
            <text:p>562.0</text:p>
          </table:table-cell>
          <table:table-cell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style-name="ce1"/>
          <table:table-cell office:value-type="float" office:value="18579" calcext:value-type="float">
            <text:p>18579.0</text:p>
          </table:table-cell>
          <table:table-cell office:value-type="float" office:value="25383" calcext:value-type="float">
            <text:p>25383.0</text:p>
          </table:table-cell>
          <table:table-cell office:value-type="float" office:value="546" calcext:value-type="float">
            <text:p>546.0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style-name="ce1"/>
          <table:table-cell office:value-type="float" office:value="19731" calcext:value-type="float">
            <text:p>19731.0</text:p>
          </table:table-cell>
          <table:table-cell office:value-type="float" office:value="23285" calcext:value-type="float">
            <text:p>23285.0</text:p>
          </table:table-cell>
          <table:table-cell office:value-type="float" office:value="562" calcext:value-type="float">
            <text:p>562.0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style-name="ce1"/>
          <table:table-cell office:value-type="float" office:value="18566" calcext:value-type="float">
            <text:p>18566.0</text:p>
          </table:table-cell>
          <table:table-cell office:value-type="float" office:value="25389" calcext:value-type="float">
            <text:p>25389.0</text:p>
          </table:table-cell>
          <table:table-cell office:value-type="float" office:value="547" calcext:value-type="float">
            <text:p>547.0</text:p>
          </table:table-cell>
          <table:table-cell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style-name="ce1"/>
          <table:table-cell office:value-type="float" office:value="19713" calcext:value-type="float">
            <text:p>19713.0</text:p>
          </table:table-cell>
          <table:table-cell office:value-type="float" office:value="23270" calcext:value-type="float">
            <text:p>23270.0</text:p>
          </table:table-cell>
          <table:table-cell office:value-type="float" office:value="563" calcext:value-type="float">
            <text:p>563.0</text:p>
          </table:table-cell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style-name="ce1"/>
          <table:table-cell office:value-type="float" office:value="18562" calcext:value-type="float">
            <text:p>18562.0</text:p>
          </table:table-cell>
          <table:table-cell office:value-type="float" office:value="25390" calcext:value-type="float">
            <text:p>25390.0</text:p>
          </table:table-cell>
          <table:table-cell office:value-type="float" office:value="548" calcext:value-type="float">
            <text:p>548.0</text:p>
          </table:table-cell>
          <table:table-cell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style-name="ce1"/>
          <table:table-cell office:value-type="float" office:value="19697" calcext:value-type="float">
            <text:p>19697.0</text:p>
          </table:table-cell>
          <table:table-cell office:value-type="float" office:value="23264" calcext:value-type="float">
            <text:p>23264.0</text:p>
          </table:table-cell>
          <table:table-cell office:value-type="float" office:value="564" calcext:value-type="float">
            <text:p>564.0</text:p>
          </table:table-cell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style-name="ce1"/>
          <table:table-cell office:value-type="float" office:value="18557" calcext:value-type="float">
            <text:p>18557.0</text:p>
          </table:table-cell>
          <table:table-cell office:value-type="float" office:value="25393" calcext:value-type="float">
            <text:p>25393.0</text:p>
          </table:table-cell>
          <table:table-cell office:value-type="float" office:value="549" calcext:value-type="float">
            <text:p>549.0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style-name="ce1"/>
          <table:table-cell office:value-type="float" office:value="19683" calcext:value-type="float">
            <text:p>19683.0</text:p>
          </table:table-cell>
          <table:table-cell office:value-type="float" office:value="23255" calcext:value-type="float">
            <text:p>23255.0</text:p>
          </table:table-cell>
          <table:table-cell office:value-type="float" office:value="565" calcext:value-type="float">
            <text:p>565.0</text:p>
          </table:table-cell>
          <table:table-cell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style-name="ce1"/>
          <table:table-cell office:value-type="float" office:value="18536" calcext:value-type="float">
            <text:p>18536.0</text:p>
          </table:table-cell>
          <table:table-cell office:value-type="float" office:value="25406" calcext:value-type="float">
            <text:p>25406.0</text:p>
          </table:table-cell>
          <table:table-cell office:value-type="float" office:value="550" calcext:value-type="float">
            <text:p>550.0</text:p>
          </table:table-cell>
          <table:table-cell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style-name="ce1"/>
          <table:table-cell office:value-type="float" office:value="19661" calcext:value-type="float">
            <text:p>19661.0</text:p>
          </table:table-cell>
          <table:table-cell office:value-type="float" office:value="23229" calcext:value-type="float">
            <text:p>23229.0</text:p>
          </table:table-cell>
          <table:table-cell office:value-type="float" office:value="566" calcext:value-type="float">
            <text:p>566.0</text:p>
          </table:table-cell>
          <table:table-cell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style-name="ce1"/>
          <table:table-cell office:value-type="float" office:value="18475" calcext:value-type="float">
            <text:p>18475.0</text:p>
          </table:table-cell>
          <table:table-cell office:value-type="float" office:value="25427" calcext:value-type="float">
            <text:p>25427.0</text:p>
          </table:table-cell>
          <table:table-cell office:value-type="float" office:value="550" calcext:value-type="float">
            <text:p>550.0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style-name="ce1"/>
          <table:table-cell office:value-type="float" office:value="19642" calcext:value-type="float">
            <text:p>19642.0</text:p>
          </table:table-cell>
          <table:table-cell office:value-type="float" office:value="23213" calcext:value-type="float">
            <text:p>23213.0</text:p>
          </table:table-cell>
          <table:table-cell office:value-type="float" office:value="567" calcext:value-type="float">
            <text:p>567.0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style-name="ce1"/>
          <table:table-cell office:value-type="float" office:value="18459" calcext:value-type="float">
            <text:p>18459.0</text:p>
          </table:table-cell>
          <table:table-cell office:value-type="float" office:value="25443" calcext:value-type="float">
            <text:p>25443.0</text:p>
          </table:table-cell>
          <table:table-cell office:value-type="float" office:value="549" calcext:value-type="float">
            <text:p>549.0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style-name="ce1"/>
          <table:table-cell office:value-type="float" office:value="19615" calcext:value-type="float">
            <text:p>19615.0</text:p>
          </table:table-cell>
          <table:table-cell office:value-type="float" office:value="23197" calcext:value-type="float">
            <text:p>23197.0</text:p>
          </table:table-cell>
          <table:table-cell office:value-type="float" office:value="568" calcext:value-type="float">
            <text:p>568.0</text:p>
          </table:table-cell>
          <table:table-cell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style-name="ce1"/>
          <table:table-cell office:value-type="float" office:value="18439" calcext:value-type="float">
            <text:p>18439.0</text:p>
          </table:table-cell>
          <table:table-cell office:value-type="float" office:value="25459" calcext:value-type="float">
            <text:p>25459.0</text:p>
          </table:table-cell>
          <table:table-cell office:value-type="float" office:value="548" calcext:value-type="float">
            <text:p>548.0</text:p>
          </table:table-cell>
          <table:table-cell office:value-type="float" office:value="0" calcext:value-type="float">
            <text:p>0</text:p>
          </table:table-cell>
          <table:table-cell office:value-type="float" office:value="1174" calcext:value-type="float">
            <text:p>11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style-name="ce1"/>
          <table:table-cell office:value-type="float" office:value="19604" calcext:value-type="float">
            <text:p>19604.0</text:p>
          </table:table-cell>
          <table:table-cell office:value-type="float" office:value="23178" calcext:value-type="float">
            <text:p>23178.0</text:p>
          </table:table-cell>
          <table:table-cell office:value-type="float" office:value="569" calcext:value-type="float">
            <text:p>569.0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style-name="ce1"/>
          <table:table-cell office:value-type="float" office:value="18398" calcext:value-type="float">
            <text:p>18398.0</text:p>
          </table:table-cell>
          <table:table-cell office:value-type="float" office:value="25483" calcext:value-type="float">
            <text:p>25483.0</text:p>
          </table:table-cell>
          <table:table-cell office:value-type="float" office:value="548" calcext:value-type="float">
            <text:p>548.0</text:p>
          </table:table-cell>
          <table:table-cell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style-name="ce1"/>
          <table:table-cell office:value-type="float" office:value="19578" calcext:value-type="float">
            <text:p>19578.0</text:p>
          </table:table-cell>
          <table:table-cell office:value-type="float" office:value="23142" calcext:value-type="float">
            <text:p>23142.0</text:p>
          </table:table-cell>
          <table:table-cell office:value-type="float" office:value="570" calcext:value-type="float">
            <text:p>570.0</text:p>
          </table:table-cell>
          <table:table-cell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style-name="ce1"/>
          <table:table-cell office:value-type="float" office:value="18370" calcext:value-type="float">
            <text:p>18370.0</text:p>
          </table:table-cell>
          <table:table-cell office:value-type="float" office:value="25501" calcext:value-type="float">
            <text:p>25501.0</text:p>
          </table:table-cell>
          <table:table-cell office:value-type="float" office:value="548" calcext:value-type="float">
            <text:p>548.0</text:p>
          </table:table-cell>
          <table:table-cell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style-name="ce1"/>
          <table:table-cell office:value-type="float" office:value="19545" calcext:value-type="float">
            <text:p>19545.0</text:p>
          </table:table-cell>
          <table:table-cell office:value-type="float" office:value="23082" calcext:value-type="float">
            <text:p>23082.0</text:p>
          </table:table-cell>
          <table:table-cell office:value-type="float" office:value="571" calcext:value-type="float">
            <text:p>571.0</text:p>
          </table:table-cell>
          <table:table-cell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style-name="ce1"/>
          <table:table-cell office:value-type="float" office:value="18348" calcext:value-type="float">
            <text:p>18348.0</text:p>
          </table:table-cell>
          <table:table-cell office:value-type="float" office:value="25501" calcext:value-type="float">
            <text:p>25501.0</text:p>
          </table:table-cell>
          <table:table-cell office:value-type="float" office:value="549" calcext:value-type="float">
            <text:p>549.0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style-name="ce1"/>
          <table:table-cell office:value-type="float" office:value="19530" calcext:value-type="float">
            <text:p>19530.0</text:p>
          </table:table-cell>
          <table:table-cell office:value-type="float" office:value="23047" calcext:value-type="float">
            <text:p>23047.0</text:p>
          </table:table-cell>
          <table:table-cell office:value-type="float" office:value="570" calcext:value-type="float">
            <text:p>570.0</text:p>
          </table:table-cell>
          <table:table-cell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style-name="ce1"/>
          <table:table-cell office:value-type="float" office:value="18340" calcext:value-type="float">
            <text:p>18340.0</text:p>
          </table:table-cell>
          <table:table-cell office:value-type="float" office:value="25507" calcext:value-type="float">
            <text:p>25507.0</text:p>
          </table:table-cell>
          <table:table-cell office:value-type="float" office:value="550" calcext:value-type="float">
            <text:p>550.0</text:p>
          </table:table-cell>
          <table:table-cell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style-name="ce1"/>
          <table:table-cell office:value-type="float" office:value="19519" calcext:value-type="float">
            <text:p>19519.0</text:p>
          </table:table-cell>
          <table:table-cell office:value-type="float" office:value="23012" calcext:value-type="float">
            <text:p>23012.0</text:p>
          </table:table-cell>
          <table:table-cell office:value-type="float" office:value="569" calcext:value-type="float">
            <text:p>569.0</text:p>
          </table:table-cell>
          <table:table-cell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style-name="ce1"/>
          <table:table-cell office:value-type="float" office:value="18316" calcext:value-type="float">
            <text:p>18316.0</text:p>
          </table:table-cell>
          <table:table-cell office:value-type="float" office:value="25511" calcext:value-type="float">
            <text:p>25511.0</text:p>
          </table:table-cell>
          <table:table-cell office:value-type="float" office:value="551" calcext:value-type="float">
            <text:p>551.0</text:p>
          </table:table-cell>
          <table:table-cell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style-name="ce1"/>
          <table:table-cell office:value-type="float" office:value="19512" calcext:value-type="float">
            <text:p>19512.0</text:p>
          </table:table-cell>
          <table:table-cell office:value-type="float" office:value="23010" calcext:value-type="float">
            <text:p>23010.0</text:p>
          </table:table-cell>
          <table:table-cell office:value-type="float" office:value="568" calcext:value-type="float">
            <text:p>568.0</text:p>
          </table:table-cell>
          <table:table-cell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style-name="ce1"/>
          <table:table-cell office:value-type="float" office:value="18302" calcext:value-type="float">
            <text:p>18302.0</text:p>
          </table:table-cell>
          <table:table-cell office:value-type="float" office:value="25508" calcext:value-type="float">
            <text:p>25508.0</text:p>
          </table:table-cell>
          <table:table-cell office:value-type="float" office:value="552" calcext:value-type="float">
            <text:p>552.0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style-name="ce1"/>
          <table:table-cell office:value-type="float" office:value="19444" calcext:value-type="float">
            <text:p>19444.0</text:p>
          </table:table-cell>
          <table:table-cell office:value-type="float" office:value="23004" calcext:value-type="float">
            <text:p>23004.0</text:p>
          </table:table-cell>
          <table:table-cell office:value-type="float" office:value="568" calcext:value-type="float">
            <text:p>568.0</text:p>
          </table:table-cell>
          <table:table-cell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style-name="ce1"/>
          <table:table-cell office:value-type="float" office:value="19520" calcext:value-type="float">
            <text:p>19520.0</text:p>
          </table:table-cell>
          <table:table-cell office:value-type="float" office:value="22993" calcext:value-type="float">
            <text:p>22993.0</text:p>
          </table:table-cell>
          <table:table-cell office:value-type="float" office:value="567" calcext:value-type="float">
            <text:p>567.0</text:p>
          </table:table-cell>
          <table:table-cell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style-name="ce1"/>
          <table:table-cell office:value-type="float" office:value="18283" calcext:value-type="float">
            <text:p>18283.0</text:p>
          </table:table-cell>
          <table:table-cell office:value-type="float" office:value="25500" calcext:value-type="float">
            <text:p>25500.0</text:p>
          </table:table-cell>
          <table:table-cell office:value-type="float" office:value="553" calcext:value-type="float">
            <text:p>553.0</text:p>
          </table:table-cell>
          <table:table-cell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style-name="ce1"/>
          <table:table-cell office:value-type="float" office:value="19389" calcext:value-type="float">
            <text:p>19389.0</text:p>
          </table:table-cell>
          <table:table-cell office:value-type="float" office:value="23011" calcext:value-type="float">
            <text:p>23011.0</text:p>
          </table:table-cell>
          <table:table-cell office:value-type="float" office:value="568" calcext:value-type="float">
            <text:p>568.0</text:p>
          </table:table-cell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style-name="ce1"/>
          <table:table-cell office:value-type="float" office:value="19520" calcext:value-type="float">
            <text:p>19520.0</text:p>
          </table:table-cell>
          <table:table-cell office:value-type="float" office:value="22992" calcext:value-type="float">
            <text:p>22992.0</text:p>
          </table:table-cell>
          <table:table-cell office:value-type="float" office:value="566" calcext:value-type="float">
            <text:p>566.0</text:p>
          </table:table-cell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style-name="ce1"/>
          <table:table-cell office:value-type="float" office:value="18277" calcext:value-type="float">
            <text:p>18277.0</text:p>
          </table:table-cell>
          <table:table-cell office:value-type="float" office:value="25497" calcext:value-type="float">
            <text:p>25497.0</text:p>
          </table:table-cell>
          <table:table-cell office:value-type="float" office:value="554" calcext:value-type="float">
            <text:p>554.0</text:p>
          </table:table-cell>
          <table:table-cell office:value-type="float" office:value="0" calcext:value-type="float">
            <text:p>0</text:p>
          </table:table-cell>
          <table:table-cell office:value-type="float" office:value="1191" calcext:value-type="float">
            <text:p>11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style-name="ce1"/>
          <table:table-cell office:value-type="float" office:value="19367" calcext:value-type="float">
            <text:p>19367.0</text:p>
          </table:table-cell>
          <table:table-cell office:value-type="float" office:value="23018" calcext:value-type="float">
            <text:p>23018.0</text:p>
          </table:table-cell>
          <table:table-cell office:value-type="float" office:value="567" calcext:value-type="float">
            <text:p>567.0</text:p>
          </table:table-cell>
          <table:table-cell office:value-type="float" office:value="0" calcext:value-type="float">
            <text:p>0</text:p>
          </table:table-cell>
          <table:table-cell office:value-type="float" office:value="1192" calcext:value-type="float">
            <text:p>11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style-name="ce1"/>
          <table:table-cell office:value-type="float" office:value="19508" calcext:value-type="float">
            <text:p>19508.0</text:p>
          </table:table-cell>
          <table:table-cell office:value-type="float" office:value="22988" calcext:value-type="float">
            <text:p>22988.0</text:p>
          </table:table-cell>
          <table:table-cell office:value-type="float" office:value="565" calcext:value-type="float">
            <text:p>565.0</text:p>
          </table:table-cell>
          <table:table-cell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style-name="ce1"/>
          <table:table-cell office:value-type="float" office:value="18251" calcext:value-type="float">
            <text:p>18251.0</text:p>
          </table:table-cell>
          <table:table-cell office:value-type="float" office:value="25492" calcext:value-type="float">
            <text:p>25492.0</text:p>
          </table:table-cell>
          <table:table-cell office:value-type="float" office:value="555" calcext:value-type="float">
            <text:p>555.0</text:p>
          </table:table-cell>
          <table:table-cell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style-name="ce1"/>
          <table:table-cell office:value-type="float" office:value="19354" calcext:value-type="float">
            <text:p>19354.0</text:p>
          </table:table-cell>
          <table:table-cell office:value-type="float" office:value="23022" calcext:value-type="float">
            <text:p>23022.0</text:p>
          </table:table-cell>
          <table:table-cell office:value-type="float" office:value="566" calcext:value-type="float">
            <text:p>566.0</text:p>
          </table:table-cell>
          <table:table-cell office:value-type="float" office:value="0" calcext:value-type="float">
            <text:p>0</text:p>
          </table:table-cell>
          <table:table-cell office:value-type="float" office:value="1195" calcext:value-type="float">
            <text:p>11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style-name="ce1"/>
          <table:table-cell office:value-type="float" office:value="19501" calcext:value-type="float">
            <text:p>19501.0</text:p>
          </table:table-cell>
          <table:table-cell office:value-type="float" office:value="22985" calcext:value-type="float">
            <text:p>22985.0</text:p>
          </table:table-cell>
          <table:table-cell office:value-type="float" office:value="564" calcext:value-type="float">
            <text:p>564.0</text:p>
          </table:table-cell>
          <table:table-cell office:value-type="float" office:value="0" calcext:value-type="float">
            <text:p>0</text:p>
          </table:table-cell>
          <table:table-cell office:value-type="float" office:value="1196" calcext:value-type="float">
            <text:p>11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"/>
          <table:table-cell office:value-type="float" office:value="18245" calcext:value-type="float">
            <text:p>18245.0</text:p>
          </table:table-cell>
          <table:table-cell office:value-type="float" office:value="25492" calcext:value-type="float">
            <text:p>25492.0</text:p>
          </table:table-cell>
          <table:table-cell office:value-type="float" office:value="556" calcext:value-type="float">
            <text:p>556.0</text:p>
          </table:table-cell>
          <table:table-cell office:value-type="float" office:value="0" calcext:value-type="float">
            <text:p>0</text:p>
          </table:table-cell>
          <table:table-cell office:value-type="float" office:value="1197" calcext:value-type="float">
            <text:p>11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style-name="ce1"/>
          <table:table-cell office:value-type="float" office:value="19341" calcext:value-type="float">
            <text:p>19341.0</text:p>
          </table:table-cell>
          <table:table-cell office:value-type="float" office:value="23022" calcext:value-type="float">
            <text:p>23022.0</text:p>
          </table:table-cell>
          <table:table-cell office:value-type="float" office:value="565" calcext:value-type="float">
            <text:p>565.0</text:p>
          </table:table-cell>
          <table:table-cell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style-name="ce1"/>
          <table:table-cell office:value-type="float" office:value="19495" calcext:value-type="float">
            <text:p>19495.0</text:p>
          </table:table-cell>
          <table:table-cell office:value-type="float" office:value="22984" calcext:value-type="float">
            <text:p>22984.0</text:p>
          </table:table-cell>
          <table:table-cell office:value-type="float" office:value="563" calcext:value-type="float">
            <text:p>563.0</text:p>
          </table:table-cell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style-name="ce1"/>
          <table:table-cell office:value-type="float" office:value="18239" calcext:value-type="float">
            <text:p>18239.0</text:p>
          </table:table-cell>
          <table:table-cell office:value-type="float" office:value="25487" calcext:value-type="float">
            <text:p>25487.0</text:p>
          </table:table-cell>
          <table:table-cell office:value-type="float" office:value="557" calcext:value-type="float">
            <text:p>557.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style-name="ce1"/>
          <table:table-cell office:value-type="float" office:value="19316" calcext:value-type="float">
            <text:p>19316.0</text:p>
          </table:table-cell>
          <table:table-cell office:value-type="float" office:value="23035" calcext:value-type="float">
            <text:p>23035.0</text:p>
          </table:table-cell>
          <table:table-cell office:value-type="float" office:value="564" calcext:value-type="float">
            <text:p>564.0</text:p>
          </table:table-cell>
          <table:table-cell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style-name="ce1"/>
          <table:table-cell office:value-type="float" office:value="19480" calcext:value-type="float">
            <text:p>19480.0</text:p>
          </table:table-cell>
          <table:table-cell office:value-type="float" office:value="22983" calcext:value-type="float">
            <text:p>22983.0</text:p>
          </table:table-cell>
          <table:table-cell office:value-type="float" office:value="562" calcext:value-type="float">
            <text:p>562.0</text:p>
          </table:table-cell>
          <table:table-cell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style-name="ce1"/>
          <table:table-cell office:value-type="float" office:value="18218" calcext:value-type="float">
            <text:p>18218.0</text:p>
          </table:table-cell>
          <table:table-cell office:value-type="float" office:value="25483" calcext:value-type="float">
            <text:p>25483.0</text:p>
          </table:table-cell>
          <table:table-cell office:value-type="float" office:value="558" calcext:value-type="float">
            <text:p>558.0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style-name="ce1"/>
          <table:table-cell office:value-type="float" office:value="19303" calcext:value-type="float">
            <text:p>19303.0</text:p>
          </table:table-cell>
          <table:table-cell office:value-type="float" office:value="23028" calcext:value-type="float">
            <text:p>23028.0</text:p>
          </table:table-cell>
          <table:table-cell office:value-type="float" office:value="563" calcext:value-type="float">
            <text:p>563.0</text:p>
          </table:table-cell>
          <table:table-cell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style-name="ce1"/>
          <table:table-cell office:value-type="float" office:value="19485" calcext:value-type="float">
            <text:p>19485.0</text:p>
          </table:table-cell>
          <table:table-cell office:value-type="float" office:value="22979" calcext:value-type="float">
            <text:p>22979.0</text:p>
          </table:table-cell>
          <table:table-cell office:value-type="float" office:value="561" calcext:value-type="float">
            <text:p>561.0</text:p>
          </table:table-cell>
          <table:table-cell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style-name="ce1"/>
          <table:table-cell office:value-type="float" office:value="18208" calcext:value-type="float">
            <text:p>18208.0</text:p>
          </table:table-cell>
          <table:table-cell office:value-type="float" office:value="25478" calcext:value-type="float">
            <text:p>25478.0</text:p>
          </table:table-cell>
          <table:table-cell office:value-type="float" office:value="559" calcext:value-type="float">
            <text:p>559.0</text:p>
          </table:table-cell>
          <table:table-cell office:value-type="float" office:value="0" calcext:value-type="float">
            <text:p>0</text:p>
          </table:table-cell>
          <table:table-cell office:value-type="float" office:value="1206" calcext:value-type="float">
            <text:p>12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style-name="ce1"/>
          <table:table-cell office:value-type="float" office:value="19258" calcext:value-type="float">
            <text:p>19258.0</text:p>
          </table:table-cell>
          <table:table-cell office:value-type="float" office:value="23010" calcext:value-type="float">
            <text:p>23010.0</text:p>
          </table:table-cell>
          <table:table-cell office:value-type="float" office:value="563" calcext:value-type="float">
            <text:p>563.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style-name="ce1"/>
          <table:table-cell office:value-type="float" office:value="19482" calcext:value-type="float">
            <text:p>19482.0</text:p>
          </table:table-cell>
          <table:table-cell office:value-type="float" office:value="22969" calcext:value-type="float">
            <text:p>22969.0</text:p>
          </table:table-cell>
          <table:table-cell office:value-type="float" office:value="560" calcext:value-type="float">
            <text:p>560.0</text:p>
          </table:table-cell>
          <table:table-cell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style-name="ce1"/>
          <table:table-cell office:value-type="float" office:value="18196" calcext:value-type="float">
            <text:p>18196.0</text:p>
          </table:table-cell>
          <table:table-cell office:value-type="float" office:value="25478" calcext:value-type="float">
            <text:p>25478.0</text:p>
          </table:table-cell>
          <table:table-cell office:value-type="float" office:value="560" calcext:value-type="float">
            <text:p>560.0</text:p>
          </table:table-cell>
          <table:table-cell office:value-type="float" office:value="0" calcext:value-type="float">
            <text:p>0</text:p>
          </table:table-cell>
          <table:table-cell office:value-type="float" office:value="1209" calcext:value-type="float">
            <text:p>12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style-name="ce1"/>
          <table:table-cell office:value-type="float" office:value="19247" calcext:value-type="float">
            <text:p>19247.0</text:p>
          </table:table-cell>
          <table:table-cell office:value-type="float" office:value="23009" calcext:value-type="float">
            <text:p>23009.0</text:p>
          </table:table-cell>
          <table:table-cell office:value-type="float" office:value="562" calcext:value-type="float">
            <text:p>562.0</text:p>
          </table:table-cell>
          <table:table-cell office:value-type="float" office:value="0" calcext:value-type="float">
            <text:p>0</text:p>
          </table:table-cell>
          <table:table-cell office:value-type="float" office:value="1210" calcext:value-type="float">
            <text:p>12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style-name="ce1"/>
          <table:table-cell office:value-type="float" office:value="19483" calcext:value-type="float">
            <text:p>19483.0</text:p>
          </table:table-cell>
          <table:table-cell office:value-type="float" office:value="22967" calcext:value-type="float">
            <text:p>22967.0</text:p>
          </table:table-cell>
          <table:table-cell office:value-type="float" office:value="559" calcext:value-type="float">
            <text:p>559.0</text:p>
          </table:table-cell>
          <table:table-cell office:value-type="float" office:value="0" calcext:value-type="float">
            <text:p>0</text:p>
          </table:table-cell>
          <table:table-cell office:value-type="float" office:value="1211" calcext:value-type="float">
            <text:p>12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style-name="ce1"/>
          <table:table-cell office:value-type="float" office:value="18180" calcext:value-type="float">
            <text:p>18180.0</text:p>
          </table:table-cell>
          <table:table-cell office:value-type="float" office:value="25475" calcext:value-type="float">
            <text:p>25475.0</text:p>
          </table:table-cell>
          <table:table-cell office:value-type="float" office:value="562" calcext:value-type="float">
            <text:p>562.0</text:p>
          </table:table-cell>
          <table:table-cell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style-name="ce1"/>
          <table:table-cell office:value-type="float" office:value="19483" calcext:value-type="float">
            <text:p>19483.0</text:p>
          </table:table-cell>
          <table:table-cell office:value-type="float" office:value="22965" calcext:value-type="float">
            <text:p>22965.0</text:p>
          </table:table-cell>
          <table:table-cell office:value-type="float" office:value="558" calcext:value-type="float">
            <text:p>558.0</text:p>
          </table:table-cell>
          <table:table-cell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style-name="ce1"/>
          <table:table-cell office:value-type="float" office:value="18165" calcext:value-type="float">
            <text:p>18165.0</text:p>
          </table:table-cell>
          <table:table-cell office:value-type="float" office:value="25469" calcext:value-type="float">
            <text:p>25469.0</text:p>
          </table:table-cell>
          <table:table-cell office:value-type="float" office:value="563" calcext:value-type="float">
            <text:p>563.0</text:p>
          </table:table-cell>
          <table:table-cell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style-name="ce1"/>
          <table:table-cell office:value-type="float" office:value="19487" calcext:value-type="float">
            <text:p>19487.0</text:p>
          </table:table-cell>
          <table:table-cell office:value-type="float" office:value="22957" calcext:value-type="float">
            <text:p>22957.0</text:p>
          </table:table-cell>
          <table:table-cell office:value-type="float" office:value="556" calcext:value-type="float">
            <text:p>556.0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style-name="ce1"/>
          <table:table-cell office:value-type="float" office:value="18141" calcext:value-type="float">
            <text:p>18141.0</text:p>
          </table:table-cell>
          <table:table-cell office:value-type="float" office:value="25441" calcext:value-type="float">
            <text:p>25441.0</text:p>
          </table:table-cell>
          <table:table-cell office:value-type="float" office:value="564" calcext:value-type="float">
            <text:p>564.0</text:p>
          </table:table-cell>
          <table:table-cell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style-name="ce1"/>
          <table:table-cell office:value-type="float" office:value="19489" calcext:value-type="float">
            <text:p>19489.0</text:p>
          </table:table-cell>
          <table:table-cell office:value-type="float" office:value="22946" calcext:value-type="float">
            <text:p>22946.0</text:p>
          </table:table-cell>
          <table:table-cell office:value-type="float" office:value="555" calcext:value-type="float">
            <text:p>555.0</text:p>
          </table:table-cell>
          <table:table-cell office:value-type="float" office:value="0" calcext:value-type="float">
            <text:p>0</text:p>
          </table:table-cell>
          <table:table-cell office:value-type="float" office:value="1218" calcext:value-type="float">
            <text:p>12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style-name="ce1"/>
          <table:table-cell office:value-type="float" office:value="18113" calcext:value-type="float">
            <text:p>18113.0</text:p>
          </table:table-cell>
          <table:table-cell office:value-type="float" office:value="25432" calcext:value-type="float">
            <text:p>25432.0</text:p>
          </table:table-cell>
          <table:table-cell office:value-type="float" office:value="566" calcext:value-type="float">
            <text:p>566.0</text:p>
          </table:table-cell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style-name="ce1"/>
          <table:table-cell office:value-type="float" office:value="19476" calcext:value-type="float">
            <text:p>19476.0</text:p>
          </table:table-cell>
          <table:table-cell office:value-type="float" office:value="22941" calcext:value-type="float">
            <text:p>22941.0</text:p>
          </table:table-cell>
          <table:table-cell office:value-type="float" office:value="554" calcext:value-type="float">
            <text:p>554.0</text:p>
          </table:table-cell>
          <table:table-cell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style-name="ce1"/>
          <table:table-cell office:value-type="float" office:value="18105" calcext:value-type="float">
            <text:p>18105.0</text:p>
          </table:table-cell>
          <table:table-cell office:value-type="float" office:value="25438" calcext:value-type="float">
            <text:p>25438.0</text:p>
          </table:table-cell>
          <table:table-cell office:value-type="float" office:value="568" calcext:value-type="float">
            <text:p>568.0</text:p>
          </table:table-cell>
          <table:table-cell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style-name="ce1"/>
          <table:table-cell office:value-type="float" office:value="19436" calcext:value-type="float">
            <text:p>19436.0</text:p>
          </table:table-cell>
          <table:table-cell office:value-type="float" office:value="22918" calcext:value-type="float">
            <text:p>22918.0</text:p>
          </table:table-cell>
          <table:table-cell office:value-type="float" office:value="554" calcext:value-type="float">
            <text:p>554.0</text:p>
          </table:table-cell>
          <table:table-cell office:value-type="float" office:value="0" calcext:value-type="float">
            <text:p>0</text:p>
          </table:table-cell>
          <table:table-cell office:value-type="float" office:value="1222" calcext:value-type="float">
            <text:p>12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style-name="ce1"/>
          <table:table-cell office:value-type="float" office:value="18096" calcext:value-type="float">
            <text:p>18096.0</text:p>
          </table:table-cell>
          <table:table-cell office:value-type="float" office:value="25443" calcext:value-type="float">
            <text:p>25443.0</text:p>
          </table:table-cell>
          <table:table-cell office:value-type="float" office:value="569" calcext:value-type="float">
            <text:p>569.0</text:p>
          </table:table-cell>
          <table:table-cell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style-name="ce1"/>
          <table:table-cell office:value-type="float" office:value="19397" calcext:value-type="float">
            <text:p>19397.0</text:p>
          </table:table-cell>
          <table:table-cell office:value-type="float" office:value="22876" calcext:value-type="float">
            <text:p>22876.0</text:p>
          </table:table-cell>
          <table:table-cell office:value-type="float" office:value="554" calcext:value-type="float">
            <text:p>554.0</text:p>
          </table:table-cell>
          <table:table-cell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style-name="ce1"/>
          <table:table-cell office:value-type="float" office:value="18090" calcext:value-type="float">
            <text:p>18090.0</text:p>
          </table:table-cell>
          <table:table-cell office:value-type="float" office:value="25444" calcext:value-type="float">
            <text:p>25444.0</text:p>
          </table:table-cell>
          <table:table-cell office:value-type="float" office:value="570" calcext:value-type="float">
            <text:p>570.0</text:p>
          </table:table-cell>
          <table:table-cell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style-name="ce1"/>
          <table:table-cell office:value-type="float" office:value="19378" calcext:value-type="float">
            <text:p>19378.0</text:p>
          </table:table-cell>
          <table:table-cell office:value-type="float" office:value="22851" calcext:value-type="float">
            <text:p>22851.0</text:p>
          </table:table-cell>
          <table:table-cell office:value-type="float" office:value="555" calcext:value-type="float">
            <text:p>555.0</text:p>
          </table:table-cell>
          <table:table-cell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style-name="ce1"/>
          <table:table-cell office:value-type="float" office:value="18074" calcext:value-type="float">
            <text:p>18074.0</text:p>
          </table:table-cell>
          <table:table-cell office:value-type="float" office:value="25448" calcext:value-type="float">
            <text:p>25448.0</text:p>
          </table:table-cell>
          <table:table-cell office:value-type="float" office:value="571" calcext:value-type="float">
            <text:p>571.0</text:p>
          </table:table-cell>
          <table:table-cell office:value-type="float" office:value="0" calcext:value-type="float">
            <text:p>0</text:p>
          </table:table-cell>
          <table:table-cell office:value-type="float" office:value="1227" calcext:value-type="float">
            <text:p>12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style-name="ce1"/>
          <table:table-cell office:value-type="float" office:value="19354" calcext:value-type="float">
            <text:p>19354.0</text:p>
          </table:table-cell>
          <table:table-cell office:value-type="float" office:value="22840" calcext:value-type="float">
            <text:p>22840.0</text:p>
          </table:table-cell>
          <table:table-cell office:value-type="float" office:value="556" calcext:value-type="float">
            <text:p>556.0</text:p>
          </table:table-cell>
          <table:table-cell office:value-type="float" office:value="0" calcext:value-type="float">
            <text:p>0</text:p>
          </table:table-cell>
          <table:table-cell office:value-type="float" office:value="1228" calcext:value-type="float">
            <text:p>12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style-name="ce1"/>
          <table:table-cell office:value-type="float" office:value="18066" calcext:value-type="float">
            <text:p>18066.0</text:p>
          </table:table-cell>
          <table:table-cell office:value-type="float" office:value="25452" calcext:value-type="float">
            <text:p>25452.0</text:p>
          </table:table-cell>
          <table:table-cell office:value-type="float" office:value="572" calcext:value-type="float">
            <text:p>572.0</text:p>
          </table:table-cell>
          <table:table-cell office:value-type="float" office:value="0" calcext:value-type="float">
            <text:p>0</text:p>
          </table:table-cell>
          <table:table-cell office:value-type="float" office:value="1229" calcext:value-type="float">
            <text:p>12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style-name="ce1"/>
          <table:table-cell office:value-type="float" office:value="19324" calcext:value-type="float">
            <text:p>19324.0</text:p>
          </table:table-cell>
          <table:table-cell office:value-type="float" office:value="22810" calcext:value-type="float">
            <text:p>22810.0</text:p>
          </table:table-cell>
          <table:table-cell office:value-type="float" office:value="557" calcext:value-type="float">
            <text:p>557.0</text:p>
          </table:table-cell>
          <table:table-cell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style-name="ce1"/>
          <table:table-cell office:value-type="float" office:value="18063" calcext:value-type="float">
            <text:p>18063.0</text:p>
          </table:table-cell>
          <table:table-cell office:value-type="float" office:value="25452" calcext:value-type="float">
            <text:p>25452.0</text:p>
          </table:table-cell>
          <table:table-cell office:value-type="float" office:value="573" calcext:value-type="float">
            <text:p>573.0</text:p>
          </table:table-cell>
          <table:table-cell office:value-type="float" office:value="0" calcext:value-type="float">
            <text:p>0</text:p>
          </table:table-cell>
          <table:table-cell office:value-type="float" office:value="1231" calcext:value-type="float">
            <text:p>12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9305" calcext:value-type="float">
            <text:p>19305.0</text:p>
          </table:table-cell>
          <table:table-cell office:value-type="float" office:value="22794" calcext:value-type="float">
            <text:p>22794.0</text:p>
          </table:table-cell>
          <table:table-cell office:value-type="float" office:value="558" calcext:value-type="float">
            <text:p>558.0</text:p>
          </table:table-cell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style-name="ce1"/>
          <table:table-cell office:value-type="float" office:value="18047" calcext:value-type="float">
            <text:p>18047.0</text:p>
          </table:table-cell>
          <table:table-cell office:value-type="float" office:value="25447" calcext:value-type="float">
            <text:p>25447.0</text:p>
          </table:table-cell>
          <table:table-cell office:value-type="float" office:value="574" calcext:value-type="float">
            <text:p>574.0</text:p>
          </table:table-cell>
          <table:table-cell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style-name="ce1"/>
          <table:table-cell office:value-type="float" office:value="19298" calcext:value-type="float">
            <text:p>19298.0</text:p>
          </table:table-cell>
          <table:table-cell office:value-type="float" office:value="22799" calcext:value-type="float">
            <text:p>22799.0</text:p>
          </table:table-cell>
          <table:table-cell office:value-type="float" office:value="559" calcext:value-type="float">
            <text:p>559.0</text:p>
          </table:table-cell>
          <table:table-cell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style-name="ce1"/>
          <table:table-cell office:value-type="float" office:value="18040" calcext:value-type="float">
            <text:p>18040.0</text:p>
          </table:table-cell>
          <table:table-cell office:value-type="float" office:value="25447" calcext:value-type="float">
            <text:p>25447.0</text:p>
          </table:table-cell>
          <table:table-cell office:value-type="float" office:value="575" calcext:value-type="float">
            <text:p>575.0</text:p>
          </table:table-cell>
          <table:table-cell office:value-type="float" office:value="0" calcext:value-type="float">
            <text:p>0</text:p>
          </table:table-cell>
          <table:table-cell office:value-type="float" office:value="1235" calcext:value-type="float">
            <text:p>12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style-name="ce1"/>
          <table:table-cell office:value-type="float" office:value="19287" calcext:value-type="float">
            <text:p>19287.0</text:p>
          </table:table-cell>
          <table:table-cell office:value-type="float" office:value="22793" calcext:value-type="float">
            <text:p>22793.0</text:p>
          </table:table-cell>
          <table:table-cell office:value-type="float" office:value="560" calcext:value-type="float">
            <text:p>560.0</text:p>
          </table:table-cell>
          <table:table-cell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style-name="ce1"/>
          <table:table-cell office:value-type="float" office:value="18027" calcext:value-type="float">
            <text:p>18027.0</text:p>
          </table:table-cell>
          <table:table-cell office:value-type="float" office:value="25443" calcext:value-type="float">
            <text:p>25443.0</text:p>
          </table:table-cell>
          <table:table-cell office:value-type="float" office:value="576" calcext:value-type="float">
            <text:p>576.0</text:p>
          </table:table-cell>
          <table:table-cell office:value-type="float" office:value="0" calcext:value-type="float">
            <text:p>0</text:p>
          </table:table-cell>
          <table:table-cell office:value-type="float" office:value="1237" calcext:value-type="float">
            <text:p>12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style-name="ce1"/>
          <table:table-cell office:value-type="float" office:value="19259" calcext:value-type="float">
            <text:p>19259.0</text:p>
          </table:table-cell>
          <table:table-cell office:value-type="float" office:value="22786" calcext:value-type="float">
            <text:p>22786.0</text:p>
          </table:table-cell>
          <table:table-cell office:value-type="float" office:value="560" calcext:value-type="float">
            <text:p>560.0</text:p>
          </table:table-cell>
          <table:table-cell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style-name="ce1"/>
          <table:table-cell office:value-type="float" office:value="18020" calcext:value-type="float">
            <text:p>18020.0</text:p>
          </table:table-cell>
          <table:table-cell office:value-type="float" office:value="25443" calcext:value-type="float">
            <text:p>25443.0</text:p>
          </table:table-cell>
          <table:table-cell office:value-type="float" office:value="577" calcext:value-type="float">
            <text:p>577.0</text:p>
          </table:table-cell>
          <table:table-cell office:value-type="float" office:value="0" calcext:value-type="float">
            <text:p>0</text:p>
          </table:table-cell>
          <table:table-cell office:value-type="float" office:value="1239" calcext:value-type="float">
            <text:p>12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style-name="ce1"/>
          <table:table-cell office:value-type="float" office:value="19262" calcext:value-type="float">
            <text:p>19262.0</text:p>
          </table:table-cell>
          <table:table-cell office:value-type="float" office:value="22760" calcext:value-type="float">
            <text:p>22760.0</text:p>
          </table:table-cell>
          <table:table-cell office:value-type="float" office:value="560" calcext:value-type="float">
            <text:p>560.0</text:p>
          </table:table-cell>
          <table:table-cell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style-name="ce1"/>
          <table:table-cell office:value-type="float" office:value="18004" calcext:value-type="float">
            <text:p>18004.0</text:p>
          </table:table-cell>
          <table:table-cell office:value-type="float" office:value="25431" calcext:value-type="float">
            <text:p>25431.0</text:p>
          </table:table-cell>
          <table:table-cell office:value-type="float" office:value="578" calcext:value-type="float">
            <text:p>578.0</text:p>
          </table:table-cell>
          <table:table-cell office:value-type="float" office:value="0" calcext:value-type="float">
            <text:p>0</text:p>
          </table:table-cell>
          <table:table-cell office:value-type="float" office:value="1241" calcext:value-type="float">
            <text:p>12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style-name="ce1"/>
          <table:table-cell office:value-type="float" office:value="19254" calcext:value-type="float">
            <text:p>19254.0</text:p>
          </table:table-cell>
          <table:table-cell office:value-type="float" office:value="22747" calcext:value-type="float">
            <text:p>22747.0</text:p>
          </table:table-cell>
          <table:table-cell office:value-type="float" office:value="561" calcext:value-type="float">
            <text:p>561.0</text:p>
          </table:table-cell>
          <table:table-cell office:value-type="float" office:value="0" calcext:value-type="float">
            <text:p>0</text:p>
          </table:table-cell>
          <table:table-cell office:value-type="float" office:value="1242" calcext:value-type="float">
            <text:p>12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style-name="ce1"/>
          <table:table-cell office:value-type="float" office:value="17954" calcext:value-type="float">
            <text:p>17954.0</text:p>
          </table:table-cell>
          <table:table-cell office:value-type="float" office:value="25413" calcext:value-type="float">
            <text:p>25413.0</text:p>
          </table:table-cell>
          <table:table-cell office:value-type="float" office:value="579" calcext:value-type="float">
            <text:p>579.0</text:p>
          </table:table-cell>
          <table:table-cell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style-name="ce1"/>
          <table:table-cell office:value-type="float" office:value="19248" calcext:value-type="float">
            <text:p>19248.0</text:p>
          </table:table-cell>
          <table:table-cell office:value-type="float" office:value="22737" calcext:value-type="float">
            <text:p>22737.0</text:p>
          </table:table-cell>
          <table:table-cell office:value-type="float" office:value="562" calcext:value-type="float">
            <text:p>562.0</text:p>
          </table:table-cell>
          <table:table-cell office:value-type="float" office:value="0" calcext:value-type="float">
            <text:p>0</text:p>
          </table:table-cell>
          <table:table-cell office:value-type="float" office:value="1244" calcext:value-type="float">
            <text:p>12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style-name="ce1"/>
          <table:table-cell office:value-type="float" office:value="17947" calcext:value-type="float">
            <text:p>17947.0</text:p>
          </table:table-cell>
          <table:table-cell office:value-type="float" office:value="25408" calcext:value-type="float">
            <text:p>25408.0</text:p>
          </table:table-cell>
          <table:table-cell office:value-type="float" office:value="580" calcext:value-type="float">
            <text:p>580.0</text:p>
          </table:table-cell>
          <table:table-cell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style-name="ce1"/>
          <table:table-cell office:value-type="float" office:value="19218" calcext:value-type="float">
            <text:p>19218.0</text:p>
          </table:table-cell>
          <table:table-cell office:value-type="float" office:value="22719" calcext:value-type="float">
            <text:p>22719.0</text:p>
          </table:table-cell>
          <table:table-cell office:value-type="float" office:value="562" calcext:value-type="float">
            <text:p>562.0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style-name="ce1"/>
          <table:table-cell office:value-type="float" office:value="17942" calcext:value-type="float">
            <text:p>17942.0</text:p>
          </table:table-cell>
          <table:table-cell office:value-type="float" office:value="25402" calcext:value-type="float">
            <text:p>25402.0</text:p>
          </table:table-cell>
          <table:table-cell office:value-type="float" office:value="581" calcext:value-type="float">
            <text:p>581.0</text:p>
          </table:table-cell>
          <table:table-cell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style-name="ce1"/>
          <table:table-cell office:value-type="float" office:value="19205" calcext:value-type="float">
            <text:p>19205.0</text:p>
          </table:table-cell>
          <table:table-cell office:value-type="float" office:value="22713" calcext:value-type="float">
            <text:p>22713.0</text:p>
          </table:table-cell>
          <table:table-cell office:value-type="float" office:value="563" calcext:value-type="float">
            <text:p>563.0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style-name="ce1"/>
          <table:table-cell office:value-type="float" office:value="17914" calcext:value-type="float">
            <text:p>17914.0</text:p>
          </table:table-cell>
          <table:table-cell office:value-type="float" office:value="25399" calcext:value-type="float">
            <text:p>25399.0</text:p>
          </table:table-cell>
          <table:table-cell office:value-type="float" office:value="582" calcext:value-type="float">
            <text:p>582.0</text:p>
          </table:table-cell>
          <table:table-cell office:value-type="float" office:value="0" calcext:value-type="float">
            <text:p>0</text:p>
          </table:table-cell>
          <table:table-cell office:value-type="float" office:value="1249" calcext:value-type="float">
            <text:p>12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style-name="ce1"/>
          <table:table-cell office:value-type="float" office:value="19175" calcext:value-type="float">
            <text:p>19175.0</text:p>
          </table:table-cell>
          <table:table-cell office:value-type="float" office:value="22694" calcext:value-type="float">
            <text:p>22694.0</text:p>
          </table:table-cell>
          <table:table-cell office:value-type="float" office:value="562" calcext:value-type="float">
            <text:p>562.0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style-name="ce1"/>
          <table:table-cell office:value-type="float" office:value="17891" calcext:value-type="float">
            <text:p>17891.0</text:p>
          </table:table-cell>
          <table:table-cell office:value-type="float" office:value="25390" calcext:value-type="float">
            <text:p>25390.0</text:p>
          </table:table-cell>
          <table:table-cell office:value-type="float" office:value="583" calcext:value-type="float">
            <text:p>583.0</text:p>
          </table:table-cell>
          <table:table-cell office:value-type="float" office:value="0" calcext:value-type="float">
            <text:p>0</text:p>
          </table:table-cell>
          <table:table-cell office:value-type="float" office:value="1251" calcext:value-type="float">
            <text:p>12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style-name="ce1"/>
          <table:table-cell office:value-type="float" office:value="19163" calcext:value-type="float">
            <text:p>19163.0</text:p>
          </table:table-cell>
          <table:table-cell office:value-type="float" office:value="22689" calcext:value-type="float">
            <text:p>22689.0</text:p>
          </table:table-cell>
          <table:table-cell office:value-type="float" office:value="561" calcext:value-type="float">
            <text:p>561.0</text:p>
          </table:table-cell>
          <table:table-cell office:value-type="float" office:value="0" calcext:value-type="float">
            <text:p>0</text:p>
          </table:table-cell>
          <table:table-cell office:value-type="float" office:value="1252" calcext:value-type="float">
            <text:p>12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style-name="ce1"/>
          <table:table-cell office:value-type="float" office:value="17885" calcext:value-type="float">
            <text:p>17885.0</text:p>
          </table:table-cell>
          <table:table-cell office:value-type="float" office:value="25384" calcext:value-type="float">
            <text:p>25384.0</text:p>
          </table:table-cell>
          <table:table-cell office:value-type="float" office:value="584" calcext:value-type="float">
            <text:p>584.0</text:p>
          </table:table-cell>
          <table:table-cell office:value-type="float" office:value="0" calcext:value-type="float">
            <text:p>0</text:p>
          </table:table-cell>
          <table:table-cell office:value-type="float" office:value="1253" calcext:value-type="float">
            <text:p>12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style-name="ce1"/>
          <table:table-cell office:value-type="float" office:value="19163" calcext:value-type="float">
            <text:p>19163.0</text:p>
          </table:table-cell>
          <table:table-cell office:value-type="float" office:value="22679" calcext:value-type="float">
            <text:p>22679.0</text:p>
          </table:table-cell>
          <table:table-cell office:value-type="float" office:value="560" calcext:value-type="float">
            <text:p>560.0</text:p>
          </table:table-cell>
          <table:table-cell office:value-type="float" office:value="0" calcext:value-type="float">
            <text:p>0</text:p>
          </table:table-cell>
          <table:table-cell office:value-type="float" office:value="1254" calcext:value-type="float">
            <text:p>12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style-name="ce1"/>
          <table:table-cell office:value-type="float" office:value="17873" calcext:value-type="float">
            <text:p>17873.0</text:p>
          </table:table-cell>
          <table:table-cell office:value-type="float" office:value="25378" calcext:value-type="float">
            <text:p>25378.0</text:p>
          </table:table-cell>
          <table:table-cell office:value-type="float" office:value="585" calcext:value-type="float">
            <text:p>585.0</text:p>
          </table:table-cell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style-name="ce1"/>
          <table:table-cell office:value-type="float" office:value="19160" calcext:value-type="float">
            <text:p>19160.0</text:p>
          </table:table-cell>
          <table:table-cell office:value-type="float" office:value="22682" calcext:value-type="float">
            <text:p>22682.0</text:p>
          </table:table-cell>
          <table:table-cell office:value-type="float" office:value="559" calcext:value-type="float">
            <text:p>559.0</text:p>
          </table:table-cell>
          <table:table-cell office:value-type="float" office:value="0" calcext:value-type="float">
            <text:p>0</text:p>
          </table:table-cell>
          <table:table-cell office:value-type="float" office:value="1256" calcext:value-type="float">
            <text:p>12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style-name="ce1"/>
          <table:table-cell office:value-type="float" office:value="17866" calcext:value-type="float">
            <text:p>17866.0</text:p>
          </table:table-cell>
          <table:table-cell office:value-type="float" office:value="25373" calcext:value-type="float">
            <text:p>25373.0</text:p>
          </table:table-cell>
          <table:table-cell office:value-type="float" office:value="587" calcext:value-type="float">
            <text:p>587.0</text:p>
          </table:table-cell>
          <table:table-cell office:value-type="float" office:value="0" calcext:value-type="float">
            <text:p>0</text:p>
          </table:table-cell>
          <table:table-cell office:value-type="float" office:value="1257" calcext:value-type="float">
            <text:p>12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9168" calcext:value-type="float">
            <text:p>19168.0</text:p>
          </table:table-cell>
          <table:table-cell office:value-type="float" office:value="22672" calcext:value-type="float">
            <text:p>22672.0</text:p>
          </table:table-cell>
          <table:table-cell office:value-type="float" office:value="558" calcext:value-type="float">
            <text:p>558.0</text:p>
          </table:table-cell>
          <table:table-cell office:value-type="float" office:value="0" calcext:value-type="float">
            <text:p>0</text:p>
          </table:table-cell>
          <table:table-cell office:value-type="float" office:value="1258" calcext:value-type="float">
            <text:p>125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style-name="ce1"/>
          <table:table-cell office:value-type="float" office:value="17854" calcext:value-type="float">
            <text:p>17854.0</text:p>
          </table:table-cell>
          <table:table-cell office:value-type="float" office:value="25373" calcext:value-type="float">
            <text:p>25373.0</text:p>
          </table:table-cell>
          <table:table-cell office:value-type="float" office:value="588" calcext:value-type="float">
            <text:p>588.0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style-name="ce1"/>
          <table:table-cell office:value-type="float" office:value="19159" calcext:value-type="float">
            <text:p>19159.0</text:p>
          </table:table-cell>
          <table:table-cell office:value-type="float" office:value="22669" calcext:value-type="float">
            <text:p>22669.0</text:p>
          </table:table-cell>
          <table:table-cell office:value-type="float" office:value="557" calcext:value-type="float">
            <text:p>557.0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style-name="ce1"/>
          <table:table-cell office:value-type="float" office:value="17840" calcext:value-type="float">
            <text:p>17840.0</text:p>
          </table:table-cell>
          <table:table-cell office:value-type="float" office:value="25372" calcext:value-type="float">
            <text:p>25372.0</text:p>
          </table:table-cell>
          <table:table-cell office:value-type="float" office:value="589" calcext:value-type="float">
            <text:p>589.0</text:p>
          </table:table-cell>
          <table:table-cell office:value-type="float" office:value="0" calcext:value-type="float">
            <text:p>0</text:p>
          </table:table-cell>
          <table:table-cell office:value-type="float" office:value="1261" calcext:value-type="float">
            <text:p>12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style-name="ce1"/>
          <table:table-cell office:value-type="float" office:value="19144" calcext:value-type="float">
            <text:p>19144.0</text:p>
          </table:table-cell>
          <table:table-cell office:value-type="float" office:value="22661" calcext:value-type="float">
            <text:p>22661.0</text:p>
          </table:table-cell>
          <table:table-cell office:value-type="float" office:value="556" calcext:value-type="float">
            <text:p>556.0</text:p>
          </table:table-cell>
          <table:table-cell office:value-type="float" office:value="0" calcext:value-type="float">
            <text:p>0</text:p>
          </table:table-cell>
          <table:table-cell office:value-type="float" office:value="1262" calcext:value-type="float">
            <text:p>12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style-name="ce1"/>
          <table:table-cell office:value-type="float" office:value="17792" calcext:value-type="float">
            <text:p>17792.0</text:p>
          </table:table-cell>
          <table:table-cell office:value-type="float" office:value="25361" calcext:value-type="float">
            <text:p>25361.0</text:p>
          </table:table-cell>
          <table:table-cell office:value-type="float" office:value="590" calcext:value-type="float">
            <text:p>590.0</text:p>
          </table:table-cell>
          <table:table-cell office:value-type="float" office:value="0" calcext:value-type="float">
            <text:p>0</text:p>
          </table:table-cell>
          <table:table-cell office:value-type="float" office:value="1263" calcext:value-type="float">
            <text:p>12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style-name="ce1"/>
          <table:table-cell office:value-type="float" office:value="19138" calcext:value-type="float">
            <text:p>19138.0</text:p>
          </table:table-cell>
          <table:table-cell office:value-type="float" office:value="22654" calcext:value-type="float">
            <text:p>22654.0</text:p>
          </table:table-cell>
          <table:table-cell office:value-type="float" office:value="555" calcext:value-type="float">
            <text:p>555.0</text:p>
          </table:table-cell>
          <table:table-cell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style-name="ce1"/>
          <table:table-cell office:value-type="float" office:value="17765" calcext:value-type="float">
            <text:p>17765.0</text:p>
          </table:table-cell>
          <table:table-cell office:value-type="float" office:value="25363" calcext:value-type="float">
            <text:p>25363.0</text:p>
          </table:table-cell>
          <table:table-cell office:value-type="float" office:value="591" calcext:value-type="float">
            <text:p>591.0</text:p>
          </table:table-cell>
          <table:table-cell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style-name="ce1"/>
          <table:table-cell office:value-type="float" office:value="19116" calcext:value-type="float">
            <text:p>19116.0</text:p>
          </table:table-cell>
          <table:table-cell office:value-type="float" office:value="22635" calcext:value-type="float">
            <text:p>22635.0</text:p>
          </table:table-cell>
          <table:table-cell office:value-type="float" office:value="554" calcext:value-type="float">
            <text:p>554.0</text:p>
          </table:table-cell>
          <table:table-cell office:value-type="float" office:value="0" calcext:value-type="float">
            <text:p>0</text:p>
          </table:table-cell>
          <table:table-cell office:value-type="float" office:value="1266" calcext:value-type="float">
            <text:p>12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style-name="ce1"/>
          <table:table-cell office:value-type="float" office:value="17746" calcext:value-type="float">
            <text:p>17746.0</text:p>
          </table:table-cell>
          <table:table-cell office:value-type="float" office:value="25359" calcext:value-type="float">
            <text:p>25359.0</text:p>
          </table:table-cell>
          <table:table-cell office:value-type="float" office:value="592" calcext:value-type="float">
            <text:p>592.0</text:p>
          </table:table-cell>
          <table:table-cell office:value-type="float" office:value="0" calcext:value-type="float">
            <text:p>0</text:p>
          </table:table-cell>
          <table:table-cell office:value-type="float" office:value="1267" calcext:value-type="float">
            <text:p>12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style-name="ce1"/>
          <table:table-cell office:value-type="float" office:value="19111" calcext:value-type="float">
            <text:p>19111.0</text:p>
          </table:table-cell>
          <table:table-cell office:value-type="float" office:value="22629" calcext:value-type="float">
            <text:p>22629.0</text:p>
          </table:table-cell>
          <table:table-cell office:value-type="float" office:value="553" calcext:value-type="float">
            <text:p>553.0</text:p>
          </table:table-cell>
          <table:table-cell office:value-type="float" office:value="0" calcext:value-type="float">
            <text:p>0</text:p>
          </table:table-cell>
          <table:table-cell office:value-type="float" office:value="1268" calcext:value-type="float">
            <text:p>12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style-name="ce1"/>
          <table:table-cell office:value-type="float" office:value="17732" calcext:value-type="float">
            <text:p>17732.0</text:p>
          </table:table-cell>
          <table:table-cell office:value-type="float" office:value="25353" calcext:value-type="float">
            <text:p>25353.0</text:p>
          </table:table-cell>
          <table:table-cell office:value-type="float" office:value="593" calcext:value-type="float">
            <text:p>593.0</text:p>
          </table:table-cell>
          <table:table-cell office:value-type="float" office:value="0" calcext:value-type="float">
            <text:p>0</text:p>
          </table:table-cell>
          <table:table-cell office:value-type="float" office:value="1269" calcext:value-type="float">
            <text:p>12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style-name="ce1"/>
          <table:table-cell office:value-type="float" office:value="19108" calcext:value-type="float">
            <text:p>19108.0</text:p>
          </table:table-cell>
          <table:table-cell office:value-type="float" office:value="22619" calcext:value-type="float">
            <text:p>22619.0</text:p>
          </table:table-cell>
          <table:table-cell office:value-type="float" office:value="552" calcext:value-type="float">
            <text:p>552.0</text:p>
          </table:table-cell>
          <table:table-cell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style-name="ce1"/>
          <table:table-cell office:value-type="float" office:value="17711" calcext:value-type="float">
            <text:p>17711.0</text:p>
          </table:table-cell>
          <table:table-cell office:value-type="float" office:value="25342" calcext:value-type="float">
            <text:p>25342.0</text:p>
          </table:table-cell>
          <table:table-cell office:value-type="float" office:value="594" calcext:value-type="float">
            <text:p>594.0</text:p>
          </table:table-cell>
          <table:table-cell office:value-type="float" office:value="0" calcext:value-type="float">
            <text:p>0</text:p>
          </table:table-cell>
          <table:table-cell office:value-type="float" office:value="1271" calcext:value-type="float">
            <text:p>12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style-name="ce1"/>
          <table:table-cell office:value-type="float" office:value="19104" calcext:value-type="float">
            <text:p>19104.0</text:p>
          </table:table-cell>
          <table:table-cell office:value-type="float" office:value="22597" calcext:value-type="float">
            <text:p>22597.0</text:p>
          </table:table-cell>
          <table:table-cell office:value-type="float" office:value="551" calcext:value-type="float">
            <text:p>551.0</text:p>
          </table:table-cell>
          <table:table-cell office:value-type="float" office:value="0" calcext:value-type="float">
            <text:p>0</text:p>
          </table:table-cell>
          <table:table-cell office:value-type="float" office:value="1272" calcext:value-type="float">
            <text:p>12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style-name="ce1"/>
          <table:table-cell office:value-type="float" office:value="17697" calcext:value-type="float">
            <text:p>17697.0</text:p>
          </table:table-cell>
          <table:table-cell office:value-type="float" office:value="25336" calcext:value-type="float">
            <text:p>25336.0</text:p>
          </table:table-cell>
          <table:table-cell office:value-type="float" office:value="595" calcext:value-type="float">
            <text:p>595.0</text:p>
          </table:table-cell>
          <table:table-cell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style-name="ce1"/>
          <table:table-cell office:value-type="float" office:value="19108" calcext:value-type="float">
            <text:p>19108.0</text:p>
          </table:table-cell>
          <table:table-cell office:value-type="float" office:value="22583" calcext:value-type="float">
            <text:p>22583.0</text:p>
          </table:table-cell>
          <table:table-cell office:value-type="float" office:value="550" calcext:value-type="float">
            <text:p>550.0</text:p>
          </table:table-cell>
          <table:table-cell office:value-type="float" office:value="0" calcext:value-type="float">
            <text:p>0</text:p>
          </table:table-cell>
          <table:table-cell office:value-type="float" office:value="1274" calcext:value-type="float">
            <text:p>12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style-name="ce1"/>
          <table:table-cell office:value-type="float" office:value="17689" calcext:value-type="float">
            <text:p>17689.0</text:p>
          </table:table-cell>
          <table:table-cell office:value-type="float" office:value="25333" calcext:value-type="float">
            <text:p>25333.0</text:p>
          </table:table-cell>
          <table:table-cell office:value-type="float" office:value="596" calcext:value-type="float">
            <text:p>596.0</text:p>
          </table:table-cell>
          <table:table-cell office:value-type="float" office:value="0" calcext:value-type="float">
            <text:p>0</text:p>
          </table:table-cell>
          <table:table-cell office:value-type="float" office:value="1275" calcext:value-type="float">
            <text:p>12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style-name="ce1"/>
          <table:table-cell office:value-type="float" office:value="19114" calcext:value-type="float">
            <text:p>19114.0</text:p>
          </table:table-cell>
          <table:table-cell office:value-type="float" office:value="22579" calcext:value-type="float">
            <text:p>22579.0</text:p>
          </table:table-cell>
          <table:table-cell office:value-type="float" office:value="548" calcext:value-type="float">
            <text:p>548.0</text:p>
          </table:table-cell>
          <table:table-cell office:value-type="float" office:value="0" calcext:value-type="float">
            <text:p>0</text:p>
          </table:table-cell>
          <table:table-cell office:value-type="float" office:value="1276" calcext:value-type="float">
            <text:p>12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style-name="ce1"/>
          <table:table-cell office:value-type="float" office:value="17669" calcext:value-type="float">
            <text:p>17669.0</text:p>
          </table:table-cell>
          <table:table-cell office:value-type="float" office:value="25322" calcext:value-type="float">
            <text:p>25322.0</text:p>
          </table:table-cell>
          <table:table-cell office:value-type="float" office:value="597" calcext:value-type="float">
            <text:p>597.0</text:p>
          </table:table-cell>
          <table:table-cell office:value-type="float" office:value="0" calcext:value-type="float">
            <text:p>0</text:p>
          </table:table-cell>
          <table:table-cell office:value-type="float" office:value="1277" calcext:value-type="float">
            <text:p>12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style-name="ce1"/>
          <table:table-cell office:value-type="float" office:value="19120" calcext:value-type="float">
            <text:p>19120.0</text:p>
          </table:table-cell>
          <table:table-cell office:value-type="float" office:value="22580" calcext:value-type="float">
            <text:p>22580.0</text:p>
          </table:table-cell>
          <table:table-cell office:value-type="float" office:value="547" calcext:value-type="float">
            <text:p>547.0</text:p>
          </table:table-cell>
          <table:table-cell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style-name="ce1"/>
          <table:table-cell office:value-type="float" office:value="17649" calcext:value-type="float">
            <text:p>17649.0</text:p>
          </table:table-cell>
          <table:table-cell office:value-type="float" office:value="25320" calcext:value-type="float">
            <text:p>25320.0</text:p>
          </table:table-cell>
          <table:table-cell office:value-type="float" office:value="598" calcext:value-type="float">
            <text:p>598.0</text:p>
          </table:table-cell>
          <table:table-cell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style-name="ce1"/>
          <table:table-cell office:value-type="float" office:value="19124" calcext:value-type="float">
            <text:p>19124.0</text:p>
          </table:table-cell>
          <table:table-cell office:value-type="float" office:value="22574" calcext:value-type="float">
            <text:p>22574.0</text:p>
          </table:table-cell>
          <table:table-cell office:value-type="float" office:value="545" calcext:value-type="float">
            <text:p>545.0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style-name="ce1"/>
          <table:table-cell office:value-type="float" office:value="17640" calcext:value-type="float">
            <text:p>17640.0</text:p>
          </table:table-cell>
          <table:table-cell office:value-type="float" office:value="25318" calcext:value-type="float">
            <text:p>25318.0</text:p>
          </table:table-cell>
          <table:table-cell office:value-type="float" office:value="599" calcext:value-type="float">
            <text:p>599.0</text:p>
          </table:table-cell>
          <table:table-cell office:value-type="float" office:value="0" calcext:value-type="float">
            <text:p>0</text:p>
          </table:table-cell>
          <table:table-cell office:value-type="float" office:value="1281" calcext:value-type="float">
            <text:p>12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style-name="ce1"/>
          <table:table-cell office:value-type="float" office:value="19132" calcext:value-type="float">
            <text:p>19132.0</text:p>
          </table:table-cell>
          <table:table-cell office:value-type="float" office:value="22568" calcext:value-type="float">
            <text:p>22568.0</text:p>
          </table:table-cell>
          <table:table-cell office:value-type="float" office:value="544" calcext:value-type="float">
            <text:p>544.0</text:p>
          </table:table-cell>
          <table:table-cell office:value-type="float" office:value="0" calcext:value-type="float">
            <text:p>0</text:p>
          </table:table-cell>
          <table:table-cell office:value-type="float" office:value="1282" calcext:value-type="float">
            <text:p>12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style-name="ce1"/>
          <table:table-cell office:value-type="float" office:value="17626" calcext:value-type="float">
            <text:p>17626.0</text:p>
          </table:table-cell>
          <table:table-cell office:value-type="float" office:value="25325" calcext:value-type="float">
            <text:p>25325.0</text:p>
          </table:table-cell>
          <table:table-cell office:value-type="float" office:value="600" calcext:value-type="float">
            <text:p>600.0</text:p>
          </table:table-cell>
          <table:table-cell office:value-type="float" office:value="0" calcext:value-type="float">
            <text:p>0</text:p>
          </table:table-cell>
          <table:table-cell office:value-type="float" office:value="1283" calcext:value-type="float">
            <text:p>12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style-name="ce1"/>
          <table:table-cell office:value-type="float" office:value="19134" calcext:value-type="float">
            <text:p>19134.0</text:p>
          </table:table-cell>
          <table:table-cell office:value-type="float" office:value="22559" calcext:value-type="float">
            <text:p>22559.0</text:p>
          </table:table-cell>
          <table:table-cell office:value-type="float" office:value="542" calcext:value-type="float">
            <text:p>542.0</text:p>
          </table:table-cell>
          <table:table-cell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style-name="ce1"/>
          <table:table-cell office:value-type="float" office:value="17618" calcext:value-type="float">
            <text:p>17618.0</text:p>
          </table:table-cell>
          <table:table-cell office:value-type="float" office:value="25322" calcext:value-type="float">
            <text:p>25322.0</text:p>
          </table:table-cell>
          <table:table-cell office:value-type="float" office:value="601" calcext:value-type="float">
            <text:p>601.0</text:p>
          </table:table-cell>
          <table:table-cell office:value-type="float" office:value="0" calcext:value-type="float">
            <text:p>0</text:p>
          </table:table-cell>
          <table:table-cell office:value-type="float" office:value="1285" calcext:value-type="float">
            <text:p>12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style-name="ce1"/>
          <table:table-cell office:value-type="float" office:value="19135" calcext:value-type="float">
            <text:p>19135.0</text:p>
          </table:table-cell>
          <table:table-cell office:value-type="float" office:value="22552" calcext:value-type="float">
            <text:p>22552.0</text:p>
          </table:table-cell>
          <table:table-cell office:value-type="float" office:value="540" calcext:value-type="float">
            <text:p>540.0</text:p>
          </table:table-cell>
          <table:table-cell office:value-type="float" office:value="0" calcext:value-type="float">
            <text:p>0</text:p>
          </table:table-cell>
          <table:table-cell office:value-type="float" office:value="1286" calcext:value-type="float">
            <text:p>12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style-name="ce1"/>
          <table:table-cell office:value-type="float" office:value="17610" calcext:value-type="float">
            <text:p>17610.0</text:p>
          </table:table-cell>
          <table:table-cell office:value-type="float" office:value="25320" calcext:value-type="float">
            <text:p>25320.0</text:p>
          </table:table-cell>
          <table:table-cell office:value-type="float" office:value="602" calcext:value-type="float">
            <text:p>602.0</text:p>
          </table:table-cell>
          <table:table-cell office:value-type="float" office:value="0" calcext:value-type="float">
            <text:p>0</text:p>
          </table:table-cell>
          <table:table-cell office:value-type="float" office:value="1287" calcext:value-type="float">
            <text:p>12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style-name="ce1"/>
          <table:table-cell office:value-type="float" office:value="19133" calcext:value-type="float">
            <text:p>19133.0</text:p>
          </table:table-cell>
          <table:table-cell office:value-type="float" office:value="22548" calcext:value-type="float">
            <text:p>22548.0</text:p>
          </table:table-cell>
          <table:table-cell office:value-type="float" office:value="538" calcext:value-type="float">
            <text:p>538.0</text:p>
          </table:table-cell>
          <table:table-cell office:value-type="float" office:value="0" calcext:value-type="float">
            <text:p>0</text:p>
          </table:table-cell>
          <table:table-cell office:value-type="float" office:value="1288" calcext:value-type="float">
            <text:p>12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style-name="ce1"/>
          <table:table-cell office:value-type="float" office:value="17606" calcext:value-type="float">
            <text:p>17606.0</text:p>
          </table:table-cell>
          <table:table-cell office:value-type="float" office:value="25321" calcext:value-type="float">
            <text:p>25321.0</text:p>
          </table:table-cell>
          <table:table-cell office:value-type="float" office:value="603" calcext:value-type="float">
            <text:p>603.0</text:p>
          </table:table-cell>
          <table:table-cell office:value-type="float" office:value="0" calcext:value-type="float">
            <text:p>0</text:p>
          </table:table-cell>
          <table:table-cell office:value-type="float" office:value="1289" calcext:value-type="float">
            <text:p>12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style-name="ce1"/>
          <table:table-cell office:value-type="float" office:value="19130" calcext:value-type="float">
            <text:p>19130.0</text:p>
          </table:table-cell>
          <table:table-cell office:value-type="float" office:value="22536" calcext:value-type="float">
            <text:p>22536.0</text:p>
          </table:table-cell>
          <table:table-cell office:value-type="float" office:value="536" calcext:value-type="float">
            <text:p>536.0</text:p>
          </table:table-cell>
          <table:table-cell office:value-type="float" office:value="0" calcext:value-type="float">
            <text:p>0</text:p>
          </table:table-cell>
          <table:table-cell office:value-type="float" office:value="1290" calcext:value-type="float">
            <text:p>12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style-name="ce1"/>
          <table:table-cell office:value-type="float" office:value="17584" calcext:value-type="float">
            <text:p>17584.0</text:p>
          </table:table-cell>
          <table:table-cell office:value-type="float" office:value="25336" calcext:value-type="float">
            <text:p>25336.0</text:p>
          </table:table-cell>
          <table:table-cell office:value-type="float" office:value="604" calcext:value-type="float">
            <text:p>604.0</text:p>
          </table:table-cell>
          <table:table-cell office:value-type="float" office:value="0" calcext:value-type="float">
            <text:p>0</text:p>
          </table:table-cell>
          <table:table-cell office:value-type="float" office:value="1291" calcext:value-type="float">
            <text:p>12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style-name="ce1"/>
          <table:table-cell office:value-type="float" office:value="19127" calcext:value-type="float">
            <text:p>19127.0</text:p>
          </table:table-cell>
          <table:table-cell office:value-type="float" office:value="22511" calcext:value-type="float">
            <text:p>22511.0</text:p>
          </table:table-cell>
          <table:table-cell office:value-type="float" office:value="535" calcext:value-type="float">
            <text:p>535.0</text:p>
          </table:table-cell>
          <table:table-cell office:value-type="float" office:value="0" calcext:value-type="float">
            <text:p>0</text:p>
          </table:table-cell>
          <table:table-cell office:value-type="float" office:value="1292" calcext:value-type="float">
            <text:p>12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style-name="ce1"/>
          <table:table-cell office:value-type="float" office:value="17577" calcext:value-type="float">
            <text:p>17577.0</text:p>
          </table:table-cell>
          <table:table-cell office:value-type="float" office:value="25345" calcext:value-type="float">
            <text:p>25345.0</text:p>
          </table:table-cell>
          <table:table-cell office:value-type="float" office:value="605" calcext:value-type="float">
            <text:p>605.0</text:p>
          </table:table-cell>
          <table:table-cell office:value-type="float" office:value="0" calcext:value-type="float">
            <text:p>0</text:p>
          </table:table-cell>
          <table:table-cell office:value-type="float" office:value="1293" calcext:value-type="float">
            <text:p>12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style-name="ce1"/>
          <table:table-cell office:value-type="float" office:value="19115" calcext:value-type="float">
            <text:p>19115.0</text:p>
          </table:table-cell>
          <table:table-cell office:value-type="float" office:value="22479" calcext:value-type="float">
            <text:p>22479.0</text:p>
          </table:table-cell>
          <table:table-cell office:value-type="float" office:value="533" calcext:value-type="float">
            <text:p>533.0</text:p>
          </table:table-cell>
          <table:table-cell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style-name="ce1"/>
          <table:table-cell office:value-type="float" office:value="17570" calcext:value-type="float">
            <text:p>17570.0</text:p>
          </table:table-cell>
          <table:table-cell office:value-type="float" office:value="25350" calcext:value-type="float">
            <text:p>25350.0</text:p>
          </table:table-cell>
          <table:table-cell office:value-type="float" office:value="606" calcext:value-type="float">
            <text:p>606.0</text:p>
          </table:table-cell>
          <table:table-cell office:value-type="float" office:value="0" calcext:value-type="float">
            <text:p>0</text:p>
          </table:table-cell>
          <table:table-cell office:value-type="float" office:value="1295" calcext:value-type="float">
            <text:p>12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style-name="ce1"/>
          <table:table-cell office:value-type="float" office:value="19100" calcext:value-type="float">
            <text:p>19100.0</text:p>
          </table:table-cell>
          <table:table-cell office:value-type="float" office:value="22456" calcext:value-type="float">
            <text:p>22456.0</text:p>
          </table:table-cell>
          <table:table-cell office:value-type="float" office:value="532" calcext:value-type="float">
            <text:p>532.0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style-name="ce1"/>
          <table:table-cell office:value-type="float" office:value="17560" calcext:value-type="float">
            <text:p>17560.0</text:p>
          </table:table-cell>
          <table:table-cell office:value-type="float" office:value="25349" calcext:value-type="float">
            <text:p>25349.0</text:p>
          </table:table-cell>
          <table:table-cell office:value-type="float" office:value="607" calcext:value-type="float">
            <text:p>607.0</text:p>
          </table:table-cell>
          <table:table-cell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1"/>
          <table:table-cell office:value-type="float" office:value="19096" calcext:value-type="float">
            <text:p>19096.0</text:p>
          </table:table-cell>
          <table:table-cell office:value-type="float" office:value="22449" calcext:value-type="float">
            <text:p>22449.0</text:p>
          </table:table-cell>
          <table:table-cell office:value-type="float" office:value="531" calcext:value-type="float">
            <text:p>531.0</text:p>
          </table:table-cell>
          <table:table-cell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style-name="ce1"/>
          <table:table-cell office:value-type="float" office:value="17541" calcext:value-type="float">
            <text:p>17541.0</text:p>
          </table:table-cell>
          <table:table-cell office:value-type="float" office:value="25349" calcext:value-type="float">
            <text:p>25349.0</text:p>
          </table:table-cell>
          <table:table-cell office:value-type="float" office:value="608" calcext:value-type="float">
            <text:p>608.0</text:p>
          </table:table-cell>
          <table:table-cell office:value-type="float" office:value="0" calcext:value-type="float">
            <text:p>0</text:p>
          </table:table-cell>
          <table:table-cell office:value-type="float" office:value="1299" calcext:value-type="float">
            <text:p>12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style-name="ce1"/>
          <table:table-cell office:value-type="float" office:value="19092" calcext:value-type="float">
            <text:p>19092.0</text:p>
          </table:table-cell>
          <table:table-cell office:value-type="float" office:value="22438" calcext:value-type="float">
            <text:p>22438.0</text:p>
          </table:table-cell>
          <table:table-cell office:value-type="float" office:value="529" calcext:value-type="float">
            <text:p>529.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style-name="ce1"/>
          <table:table-cell office:value-type="float" office:value="17521" calcext:value-type="float">
            <text:p>17521.0</text:p>
          </table:table-cell>
          <table:table-cell office:value-type="float" office:value="25355" calcext:value-type="float">
            <text:p>25355.0</text:p>
          </table:table-cell>
          <table:table-cell office:value-type="float" office:value="609" calcext:value-type="float">
            <text:p>609.0</text:p>
          </table:table-cell>
          <table:table-cell office:value-type="float" office:value="0" calcext:value-type="float">
            <text:p>0</text:p>
          </table:table-cell>
          <table:table-cell office:value-type="float" office:value="1301" calcext:value-type="float">
            <text:p>13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style-name="ce1"/>
          <table:table-cell office:value-type="float" office:value="19088" calcext:value-type="float">
            <text:p>19088.0</text:p>
          </table:table-cell>
          <table:table-cell office:value-type="float" office:value="22439" calcext:value-type="float">
            <text:p>22439.0</text:p>
          </table:table-cell>
          <table:table-cell office:value-type="float" office:value="527" calcext:value-type="float">
            <text:p>527.0</text:p>
          </table:table-cell>
          <table:table-cell office:value-type="float" office:value="0" calcext:value-type="float">
            <text:p>0</text:p>
          </table:table-cell>
          <table:table-cell office:value-type="float" office:value="1302" calcext:value-type="float">
            <text:p>13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style-name="ce1"/>
          <table:table-cell office:value-type="float" office:value="17513" calcext:value-type="float">
            <text:p>17513.0</text:p>
          </table:table-cell>
          <table:table-cell office:value-type="float" office:value="25361" calcext:value-type="float">
            <text:p>25361.0</text:p>
          </table:table-cell>
          <table:table-cell office:value-type="float" office:value="610" calcext:value-type="float">
            <text:p>610.0</text:p>
          </table:table-cell>
          <table:table-cell office:value-type="float" office:value="0" calcext:value-type="float">
            <text:p>0</text:p>
          </table:table-cell>
          <table:table-cell office:value-type="float" office:value="1303" calcext:value-type="float">
            <text:p>13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9077" calcext:value-type="float">
            <text:p>19077.0</text:p>
          </table:table-cell>
          <table:table-cell office:value-type="float" office:value="22436" calcext:value-type="float">
            <text:p>22436.0</text:p>
          </table:table-cell>
          <table:table-cell office:value-type="float" office:value="528" calcext:value-type="float">
            <text:p>528.0</text:p>
          </table:table-cell>
          <table:table-cell office:value-type="float" office:value="0" calcext:value-type="float">
            <text:p>0</text:p>
          </table:table-cell>
          <table:table-cell office:value-type="float" office:value="1304" calcext:value-type="float">
            <text:p>130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style-name="ce1"/>
          <table:table-cell office:value-type="float" office:value="17512" calcext:value-type="float">
            <text:p>17512.0</text:p>
          </table:table-cell>
          <table:table-cell office:value-type="float" office:value="25355" calcext:value-type="float">
            <text:p>25355.0</text:p>
          </table:table-cell>
          <table:table-cell office:value-type="float" office:value="611" calcext:value-type="float">
            <text:p>611.0</text:p>
          </table:table-cell>
          <table:table-cell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style-name="ce1"/>
          <table:table-cell office:value-type="float" office:value="19091" calcext:value-type="float">
            <text:p>19091.0</text:p>
          </table:table-cell>
          <table:table-cell office:value-type="float" office:value="22428" calcext:value-type="float">
            <text:p>22428.0</text:p>
          </table:table-cell>
          <table:table-cell office:value-type="float" office:value="526" calcext:value-type="float">
            <text:p>526.0</text:p>
          </table:table-cell>
          <table:table-cell office:value-type="float" office:value="0" calcext:value-type="float">
            <text:p>0</text:p>
          </table:table-cell>
          <table:table-cell office:value-type="float" office:value="1306" calcext:value-type="float">
            <text:p>13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style-name="ce1"/>
          <table:table-cell office:value-type="float" office:value="17489" calcext:value-type="float">
            <text:p>17489.0</text:p>
          </table:table-cell>
          <table:table-cell office:value-type="float" office:value="25357" calcext:value-type="float">
            <text:p>25357.0</text:p>
          </table:table-cell>
          <table:table-cell office:value-type="float" office:value="612" calcext:value-type="float">
            <text:p>612.0</text:p>
          </table:table-cell>
          <table:table-cell office:value-type="float" office:value="0" calcext:value-type="float">
            <text:p>0</text:p>
          </table:table-cell>
          <table:table-cell office:value-type="float" office:value="1307" calcext:value-type="float">
            <text:p>13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style-name="ce1"/>
          <table:table-cell office:value-type="float" office:value="19090" calcext:value-type="float">
            <text:p>19090.0</text:p>
          </table:table-cell>
          <table:table-cell office:value-type="float" office:value="22423" calcext:value-type="float">
            <text:p>22423.0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style-name="ce1"/>
          <table:table-cell office:value-type="float" office:value="17473" calcext:value-type="float">
            <text:p>17473.0</text:p>
          </table:table-cell>
          <table:table-cell office:value-type="float" office:value="25353" calcext:value-type="float">
            <text:p>25353.0</text:p>
          </table:table-cell>
          <table:table-cell office:value-type="float" office:value="613" calcext:value-type="float">
            <text:p>613.0</text:p>
          </table:table-cell>
          <table:table-cell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style-name="ce1"/>
          <table:table-cell office:value-type="float" office:value="19076" calcext:value-type="float">
            <text:p>19076.0</text:p>
          </table:table-cell>
          <table:table-cell office:value-type="float" office:value="22409" calcext:value-type="float">
            <text:p>22409.0</text:p>
          </table:table-cell>
          <table:table-cell office:value-type="float" office:value="523" calcext:value-type="float">
            <text:p>523.0</text:p>
          </table:table-cell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style-name="ce1"/>
          <table:table-cell office:value-type="float" office:value="17467" calcext:value-type="float">
            <text:p>17467.0</text:p>
          </table:table-cell>
          <table:table-cell office:value-type="float" office:value="25351" calcext:value-type="float">
            <text:p>25351.0</text:p>
          </table:table-cell>
          <table:table-cell office:value-type="float" office:value="614" calcext:value-type="float">
            <text:p>614.0</text:p>
          </table:table-cell>
          <table:table-cell office:value-type="float" office:value="0" calcext:value-type="float">
            <text:p>0</text:p>
          </table:table-cell>
          <table:table-cell office:value-type="float" office:value="1311" calcext:value-type="float">
            <text:p>13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style-name="ce1"/>
          <table:table-cell office:value-type="float" office:value="19072" calcext:value-type="float">
            <text:p>19072.0</text:p>
          </table:table-cell>
          <table:table-cell office:value-type="float" office:value="22404" calcext:value-type="float">
            <text:p>22404.0</text:p>
          </table:table-cell>
          <table:table-cell office:value-type="float" office:value="522" calcext:value-type="float">
            <text:p>522.0</text:p>
          </table:table-cell>
          <table:table-cell office:value-type="float" office:value="0" calcext:value-type="float">
            <text:p>0</text:p>
          </table:table-cell>
          <table:table-cell office:value-type="float" office:value="1312" calcext:value-type="float">
            <text:p>13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style-name="ce1"/>
          <table:table-cell office:value-type="float" office:value="17457" calcext:value-type="float">
            <text:p>17457.0</text:p>
          </table:table-cell>
          <table:table-cell office:value-type="float" office:value="25350" calcext:value-type="float">
            <text:p>25350.0</text:p>
          </table:table-cell>
          <table:table-cell office:value-type="float" office:value="615" calcext:value-type="float">
            <text:p>615.0</text:p>
          </table:table-cell>
          <table:table-cell office:value-type="float" office:value="0" calcext:value-type="float">
            <text:p>0</text:p>
          </table:table-cell>
          <table:table-cell office:value-type="float" office:value="1313" calcext:value-type="float">
            <text:p>13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style-name="ce1"/>
          <table:table-cell office:value-type="float" office:value="19061" calcext:value-type="float">
            <text:p>19061.0</text:p>
          </table:table-cell>
          <table:table-cell office:value-type="float" office:value="22390" calcext:value-type="float">
            <text:p>22390.0</text:p>
          </table:table-cell>
          <table:table-cell office:value-type="float" office:value="520" calcext:value-type="float">
            <text:p>520.0</text:p>
          </table:table-cell>
          <table:table-cell office:value-type="float" office:value="0" calcext:value-type="float">
            <text:p>0</text:p>
          </table:table-cell>
          <table:table-cell office:value-type="float" office:value="1314" calcext:value-type="float">
            <text:p>13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style-name="ce1"/>
          <table:table-cell office:value-type="float" office:value="17444" calcext:value-type="float">
            <text:p>17444.0</text:p>
          </table:table-cell>
          <table:table-cell office:value-type="float" office:value="25349" calcext:value-type="float">
            <text:p>25349.0</text:p>
          </table:table-cell>
          <table:table-cell office:value-type="float" office:value="616" calcext:value-type="float">
            <text:p>616.0</text:p>
          </table:table-cell>
          <table:table-cell office:value-type="float" office:value="0" calcext:value-type="float">
            <text:p>0</text:p>
          </table:table-cell>
          <table:table-cell office:value-type="float" office:value="1315" calcext:value-type="float">
            <text:p>13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style-name="ce1"/>
          <table:table-cell office:value-type="float" office:value="19037" calcext:value-type="float">
            <text:p>19037.0</text:p>
          </table:table-cell>
          <table:table-cell office:value-type="float" office:value="22344" calcext:value-type="float">
            <text:p>22344.0</text:p>
          </table:table-cell>
          <table:table-cell office:value-type="float" office:value="520" calcext:value-type="float">
            <text:p>520.0</text:p>
          </table:table-cell>
          <table:table-cell office:value-type="float" office:value="0" calcext:value-type="float">
            <text:p>0</text:p>
          </table:table-cell>
          <table:table-cell office:value-type="float" office:value="1316" calcext:value-type="float">
            <text:p>13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style-name="ce1"/>
          <table:table-cell office:value-type="float" office:value="17394" calcext:value-type="float">
            <text:p>17394.0</text:p>
          </table:table-cell>
          <table:table-cell office:value-type="float" office:value="25353" calcext:value-type="float">
            <text:p>25353.0</text:p>
          </table:table-cell>
          <table:table-cell office:value-type="float" office:value="616" calcext:value-type="float">
            <text:p>616.0</text:p>
          </table:table-cell>
          <table:table-cell office:value-type="float" office:value="0" calcext:value-type="float">
            <text:p>0</text:p>
          </table:table-cell>
          <table:table-cell office:value-type="float" office:value="1317" calcext:value-type="float">
            <text:p>13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style-name="ce1"/>
          <table:table-cell office:value-type="float" office:value="19014" calcext:value-type="float">
            <text:p>19014.0</text:p>
          </table:table-cell>
          <table:table-cell office:value-type="float" office:value="22291" calcext:value-type="float">
            <text:p>22291.0</text:p>
          </table:table-cell>
          <table:table-cell office:value-type="float" office:value="520" calcext:value-type="float">
            <text:p>520.0</text:p>
          </table:table-cell>
          <table:table-cell office:value-type="float" office:value="0" calcext:value-type="float">
            <text:p>0</text:p>
          </table:table-cell>
          <table:table-cell office:value-type="float" office:value="1318" calcext:value-type="float">
            <text:p>13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style-name="ce1"/>
          <table:table-cell office:value-type="float" office:value="17336" calcext:value-type="float">
            <text:p>17336.0</text:p>
          </table:table-cell>
          <table:table-cell office:value-type="float" office:value="25358" calcext:value-type="float">
            <text:p>25358.0</text:p>
          </table:table-cell>
          <table:table-cell office:value-type="float" office:value="616" calcext:value-type="float">
            <text:p>616.0</text:p>
          </table:table-cell>
          <table:table-cell office:value-type="float" office:value="0" calcext:value-type="float">
            <text:p>0</text:p>
          </table:table-cell>
          <table:table-cell office:value-type="float" office:value="1319" calcext:value-type="float">
            <text:p>13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style-name="ce1"/>
          <table:table-cell office:value-type="float" office:value="18981" calcext:value-type="float">
            <text:p>18981.0</text:p>
          </table:table-cell>
          <table:table-cell office:value-type="float" office:value="22238" calcext:value-type="float">
            <text:p>22238.0</text:p>
          </table:table-cell>
          <table:table-cell office:value-type="float" office:value="520" calcext:value-type="float">
            <text:p>520.0</text:p>
          </table:table-cell>
          <table:table-cell office:value-type="float" office:value="0" calcext:value-type="float">
            <text:p>0</text:p>
          </table:table-cell>
          <table:table-cell office:value-type="float" office:value="1320" calcext:value-type="float">
            <text:p>13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style-name="ce1"/>
          <table:table-cell office:value-type="float" office:value="17287" calcext:value-type="float">
            <text:p>17287.0</text:p>
          </table:table-cell>
          <table:table-cell office:value-type="float" office:value="25373" calcext:value-type="float">
            <text:p>25373.0</text:p>
          </table:table-cell>
          <table:table-cell office:value-type="float" office:value="616" calcext:value-type="float">
            <text:p>616.0</text:p>
          </table:table-cell>
          <table:table-cell office:value-type="float" office:value="0" calcext:value-type="float">
            <text:p>0</text:p>
          </table:table-cell>
          <table:table-cell office:value-type="float" office:value="1321" calcext:value-type="float">
            <text:p>13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style-name="ce1"/>
          <table:table-cell office:value-type="float" office:value="18937" calcext:value-type="float">
            <text:p>18937.0</text:p>
          </table:table-cell>
          <table:table-cell office:value-type="float" office:value="22172" calcext:value-type="float">
            <text:p>22172.0</text:p>
          </table:table-cell>
          <table:table-cell office:value-type="float" office:value="520" calcext:value-type="float">
            <text:p>520.0</text:p>
          </table:table-cell>
          <table:table-cell office:value-type="float" office:value="0" calcext:value-type="float">
            <text:p>0</text:p>
          </table:table-cell>
          <table:table-cell office:value-type="float" office:value="1322" calcext:value-type="float">
            <text:p>13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style-name="ce1"/>
          <table:table-cell office:value-type="float" office:value="17254" calcext:value-type="float">
            <text:p>17254.0</text:p>
          </table:table-cell>
          <table:table-cell office:value-type="float" office:value="25375" calcext:value-type="float">
            <text:p>25375.0</text:p>
          </table:table-cell>
          <table:table-cell office:value-type="float" office:value="617" calcext:value-type="float">
            <text:p>617.0</text:p>
          </table:table-cell>
          <table:table-cell office:value-type="float" office:value="0" calcext:value-type="float">
            <text:p>0</text:p>
          </table:table-cell>
          <table:table-cell office:value-type="float" office:value="1323" calcext:value-type="float">
            <text:p>13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style-name="ce1"/>
          <table:table-cell office:value-type="float" office:value="18918" calcext:value-type="float">
            <text:p>18918.0</text:p>
          </table:table-cell>
          <table:table-cell office:value-type="float" office:value="22129" calcext:value-type="float">
            <text:p>22129.0</text:p>
          </table:table-cell>
          <table:table-cell office:value-type="float" office:value="520" calcext:value-type="float">
            <text:p>520.0</text:p>
          </table:table-cell>
          <table:table-cell office:value-type="float" office:value="0" calcext:value-type="float">
            <text:p>0</text:p>
          </table:table-cell>
          <table:table-cell office:value-type="float" office:value="1324" calcext:value-type="float">
            <text:p>13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style-name="ce1"/>
          <table:table-cell office:value-type="float" office:value="17214" calcext:value-type="float">
            <text:p>17214.0</text:p>
          </table:table-cell>
          <table:table-cell office:value-type="float" office:value="25381" calcext:value-type="float">
            <text:p>25381.0</text:p>
          </table:table-cell>
          <table:table-cell office:value-type="float" office:value="618" calcext:value-type="float">
            <text:p>618.0</text:p>
          </table:table-cell>
          <table:table-cell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style-name="ce1"/>
          <table:table-cell office:value-type="float" office:value="18914" calcext:value-type="float">
            <text:p>18914.0</text:p>
          </table:table-cell>
          <table:table-cell office:value-type="float" office:value="22104" calcext:value-type="float">
            <text:p>22104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1326" calcext:value-type="float">
            <text:p>13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style-name="ce1"/>
          <table:table-cell office:value-type="float" office:value="17193" calcext:value-type="float">
            <text:p>17193.0</text:p>
          </table:table-cell>
          <table:table-cell office:value-type="float" office:value="25383" calcext:value-type="float">
            <text:p>25383.0</text:p>
          </table:table-cell>
          <table:table-cell office:value-type="float" office:value="619" calcext:value-type="float">
            <text:p>619.0</text:p>
          </table:table-cell>
          <table:table-cell office:value-type="float" office:value="0" calcext:value-type="float">
            <text:p>0</text:p>
          </table:table-cell>
          <table:table-cell office:value-type="float" office:value="1327" calcext:value-type="float">
            <text:p>13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style-name="ce1"/>
          <table:table-cell office:value-type="float" office:value="18903" calcext:value-type="float">
            <text:p>18903.0</text:p>
          </table:table-cell>
          <table:table-cell office:value-type="float" office:value="22092" calcext:value-type="float">
            <text:p>22092.0</text:p>
          </table:table-cell>
          <table:table-cell office:value-type="float" office:value="518" calcext:value-type="float">
            <text:p>518.0</text:p>
          </table:table-cell>
          <table:table-cell office:value-type="float" office:value="0" calcext:value-type="float">
            <text:p>0</text:p>
          </table:table-cell>
          <table:table-cell office:value-type="float" office:value="1328" calcext:value-type="float">
            <text:p>13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style-name="ce1"/>
          <table:table-cell office:value-type="float" office:value="17174" calcext:value-type="float">
            <text:p>17174.0</text:p>
          </table:table-cell>
          <table:table-cell office:value-type="float" office:value="25390" calcext:value-type="float">
            <text:p>25390.0</text:p>
          </table:table-cell>
          <table:table-cell office:value-type="float" office:value="620" calcext:value-type="float">
            <text:p>620.0</text:p>
          </table:table-cell>
          <table:table-cell office:value-type="float" office:value="0" calcext:value-type="float">
            <text:p>0</text:p>
          </table:table-cell>
          <table:table-cell office:value-type="float" office:value="1329" calcext:value-type="float">
            <text:p>13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style-name="ce1"/>
          <table:table-cell office:value-type="float" office:value="18884" calcext:value-type="float">
            <text:p>18884.0</text:p>
          </table:table-cell>
          <table:table-cell office:value-type="float" office:value="22074" calcext:value-type="float">
            <text:p>22074.0</text:p>
          </table:table-cell>
          <table:table-cell office:value-type="float" office:value="517" calcext:value-type="float">
            <text:p>517.0</text:p>
          </table:table-cell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style-name="ce1"/>
          <table:table-cell office:value-type="float" office:value="17156" calcext:value-type="float">
            <text:p>17156.0</text:p>
          </table:table-cell>
          <table:table-cell office:value-type="float" office:value="25406" calcext:value-type="float">
            <text:p>25406.0</text:p>
          </table:table-cell>
          <table:table-cell office:value-type="float" office:value="621" calcext:value-type="float">
            <text:p>621.0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style-name="ce1"/>
          <table:table-cell office:value-type="float" office:value="18858" calcext:value-type="float">
            <text:p>18858.0</text:p>
          </table:table-cell>
          <table:table-cell office:value-type="float" office:value="22059" calcext:value-type="float">
            <text:p>22059.0</text:p>
          </table:table-cell>
          <table:table-cell office:value-type="float" office:value="516" calcext:value-type="float">
            <text:p>516.0</text:p>
          </table:table-cell>
          <table:table-cell office:value-type="float" office:value="0" calcext:value-type="float">
            <text:p>0</text:p>
          </table:table-cell>
          <table:table-cell office:value-type="float" office:value="1332" calcext:value-type="float">
            <text:p>13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style-name="ce1"/>
          <table:table-cell office:value-type="float" office:value="17142" calcext:value-type="float">
            <text:p>17142.0</text:p>
          </table:table-cell>
          <table:table-cell office:value-type="float" office:value="25412" calcext:value-type="float">
            <text:p>25412.0</text:p>
          </table:table-cell>
          <table:table-cell office:value-type="float" office:value="622" calcext:value-type="float">
            <text:p>622.0</text:p>
          </table:table-cell>
          <table:table-cell office:value-type="float" office:value="0" calcext:value-type="float">
            <text:p>0</text:p>
          </table:table-cell>
          <table:table-cell office:value-type="float" office:value="1333" calcext:value-type="float">
            <text:p>13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style-name="ce1"/>
          <table:table-cell office:value-type="float" office:value="18827" calcext:value-type="float">
            <text:p>18827.0</text:p>
          </table:table-cell>
          <table:table-cell office:value-type="float" office:value="22037" calcext:value-type="float">
            <text:p>22037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1334" calcext:value-type="float">
            <text:p>13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style-name="ce1"/>
          <table:table-cell office:value-type="float" office:value="17138" calcext:value-type="float">
            <text:p>17138.0</text:p>
          </table:table-cell>
          <table:table-cell office:value-type="float" office:value="25419" calcext:value-type="float">
            <text:p>25419.0</text:p>
          </table:table-cell>
          <table:table-cell office:value-type="float" office:value="623" calcext:value-type="float">
            <text:p>623.0</text:p>
          </table:table-cell>
          <table:table-cell office:value-type="float" office:value="0" calcext:value-type="float">
            <text:p>0</text:p>
          </table:table-cell>
          <table:table-cell office:value-type="float" office:value="1335" calcext:value-type="float">
            <text:p>13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style-name="ce1"/>
          <table:table-cell office:value-type="float" office:value="18778" calcext:value-type="float">
            <text:p>18778.0</text:p>
          </table:table-cell>
          <table:table-cell office:value-type="float" office:value="22031" calcext:value-type="float">
            <text:p>22031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1336" calcext:value-type="float">
            <text:p>13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style-name="ce1"/>
          <table:table-cell office:value-type="float" office:value="17128" calcext:value-type="float">
            <text:p>17128.0</text:p>
          </table:table-cell>
          <table:table-cell office:value-type="float" office:value="25422" calcext:value-type="float">
            <text:p>25422.0</text:p>
          </table:table-cell>
          <table:table-cell office:value-type="float" office:value="624" calcext:value-type="float">
            <text:p>624.0</text:p>
          </table:table-cell>
          <table:table-cell office:value-type="float" office:value="0" calcext:value-type="float">
            <text:p>0</text:p>
          </table:table-cell>
          <table:table-cell office:value-type="float" office:value="1337" calcext:value-type="float">
            <text:p>13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style-name="ce1"/>
          <table:table-cell office:value-type="float" office:value="18716" calcext:value-type="float">
            <text:p>18716.0</text:p>
          </table:table-cell>
          <table:table-cell office:value-type="float" office:value="22000" calcext:value-type="float">
            <text:p>22000.0</text:p>
          </table:table-cell>
          <table:table-cell office:value-type="float" office:value="512" calcext:value-type="float">
            <text:p>512.0</text:p>
          </table:table-cell>
          <table:table-cell office:value-type="float" office:value="0" calcext:value-type="float">
            <text:p>0</text:p>
          </table:table-cell>
          <table:table-cell office:value-type="float" office:value="1338" calcext:value-type="float">
            <text:p>13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style-name="ce1"/>
          <table:table-cell office:value-type="float" office:value="17119" calcext:value-type="float">
            <text:p>17119.0</text:p>
          </table:table-cell>
          <table:table-cell office:value-type="float" office:value="25434" calcext:value-type="float">
            <text:p>25434.0</text:p>
          </table:table-cell>
          <table:table-cell office:value-type="float" office:value="625" calcext:value-type="float">
            <text:p>625.0</text:p>
          </table:table-cell>
          <table:table-cell office:value-type="float" office:value="0" calcext:value-type="float">
            <text:p>0</text:p>
          </table:table-cell>
          <table:table-cell office:value-type="float" office:value="1339" calcext:value-type="float">
            <text:p>13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style-name="ce1"/>
          <table:table-cell office:value-type="float" office:value="18681" calcext:value-type="float">
            <text:p>18681.0</text:p>
          </table:table-cell>
          <table:table-cell office:value-type="float" office:value="21990" calcext:value-type="float">
            <text:p>21990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style-name="ce1"/>
          <table:table-cell office:value-type="float" office:value="17104" calcext:value-type="float">
            <text:p>17104.0</text:p>
          </table:table-cell>
          <table:table-cell office:value-type="float" office:value="25450" calcext:value-type="float">
            <text:p>25450.0</text:p>
          </table:table-cell>
          <table:table-cell office:value-type="float" office:value="626" calcext:value-type="float">
            <text:p>626.0</text:p>
          </table:table-cell>
          <table:table-cell office:value-type="float" office:value="0" calcext:value-type="float">
            <text:p>0</text:p>
          </table:table-cell>
          <table:table-cell office:value-type="float" office:value="1341" calcext:value-type="float">
            <text:p>13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style-name="ce1"/>
          <table:table-cell office:value-type="float" office:value="18667" calcext:value-type="float">
            <text:p>18667.0</text:p>
          </table:table-cell>
          <table:table-cell office:value-type="float" office:value="21989" calcext:value-type="float">
            <text:p>21989.0</text:p>
          </table:table-cell>
          <table:table-cell office:value-type="float" office:value="510" calcext:value-type="float">
            <text:p>510.0</text:p>
          </table:table-cell>
          <table:table-cell office:value-type="float" office:value="0" calcext:value-type="float">
            <text:p>0</text:p>
          </table:table-cell>
          <table:table-cell office:value-type="float" office:value="1342" calcext:value-type="float">
            <text:p>13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style-name="ce1"/>
          <table:table-cell office:value-type="float" office:value="17095" calcext:value-type="float">
            <text:p>17095.0</text:p>
          </table:table-cell>
          <table:table-cell office:value-type="float" office:value="25465" calcext:value-type="float">
            <text:p>25465.0</text:p>
          </table:table-cell>
          <table:table-cell office:value-type="float" office:value="627" calcext:value-type="float">
            <text:p>627.0</text:p>
          </table:table-cell>
          <table:table-cell office:value-type="float" office:value="0" calcext:value-type="float">
            <text:p>0</text:p>
          </table:table-cell>
          <table:table-cell office:value-type="float" office:value="1343" calcext:value-type="float">
            <text:p>13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style-name="ce1"/>
          <table:table-cell office:value-type="float" office:value="18651" calcext:value-type="float">
            <text:p>18651.0</text:p>
          </table:table-cell>
          <table:table-cell office:value-type="float" office:value="21986" calcext:value-type="float">
            <text:p>21986.0</text:p>
          </table:table-cell>
          <table:table-cell office:value-type="float" office:value="509" calcext:value-type="float">
            <text:p>509.0</text:p>
          </table:table-cell>
          <table:table-cell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style-name="ce1"/>
          <table:table-cell office:value-type="float" office:value="17088" calcext:value-type="float">
            <text:p>17088.0</text:p>
          </table:table-cell>
          <table:table-cell office:value-type="float" office:value="25467" calcext:value-type="float">
            <text:p>25467.0</text:p>
          </table:table-cell>
          <table:table-cell office:value-type="float" office:value="628" calcext:value-type="float">
            <text:p>628.0</text:p>
          </table:table-cell>
          <table:table-cell office:value-type="float" office:value="0" calcext:value-type="float">
            <text:p>0</text:p>
          </table:table-cell>
          <table:table-cell office:value-type="float" office:value="1345" calcext:value-type="float">
            <text:p>13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style-name="ce1"/>
          <table:table-cell office:value-type="float" office:value="18639" calcext:value-type="float">
            <text:p>18639.0</text:p>
          </table:table-cell>
          <table:table-cell office:value-type="float" office:value="21983" calcext:value-type="float">
            <text:p>21983.0</text:p>
          </table:table-cell>
          <table:table-cell office:value-type="float" office:value="508" calcext:value-type="float">
            <text:p>508.0</text:p>
          </table:table-cell>
          <table:table-cell office:value-type="float" office:value="0" calcext:value-type="float">
            <text:p>0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style-name="ce1"/>
          <table:table-cell office:value-type="float" office:value="17035" calcext:value-type="float">
            <text:p>17035.0</text:p>
          </table:table-cell>
          <table:table-cell office:value-type="float" office:value="25496" calcext:value-type="float">
            <text:p>25496.0</text:p>
          </table:table-cell>
          <table:table-cell office:value-type="float" office:value="629" calcext:value-type="float">
            <text:p>629.0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style-name="ce1"/>
          <table:table-cell office:value-type="float" office:value="18604" calcext:value-type="float">
            <text:p>18604.0</text:p>
          </table:table-cell>
          <table:table-cell office:value-type="float" office:value="21979" calcext:value-type="float">
            <text:p>21979.0</text:p>
          </table:table-cell>
          <table:table-cell office:value-type="float" office:value="507" calcext:value-type="float">
            <text:p>507.0</text:p>
          </table:table-cell>
          <table:table-cell office:value-type="float" office:value="0" calcext:value-type="float">
            <text:p>0</text:p>
          </table:table-cell>
          <table:table-cell office:value-type="float" office:value="1348" calcext:value-type="float">
            <text:p>13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style-name="ce1"/>
          <table:table-cell office:value-type="float" office:value="17022" calcext:value-type="float">
            <text:p>17022.0</text:p>
          </table:table-cell>
          <table:table-cell office:value-type="float" office:value="25513" calcext:value-type="float">
            <text:p>25513.0</text:p>
          </table:table-cell>
          <table:table-cell office:value-type="float" office:value="630" calcext:value-type="float">
            <text:p>630.0</text:p>
          </table:table-cell>
          <table:table-cell office:value-type="float" office:value="0" calcext:value-type="float">
            <text:p>0</text:p>
          </table:table-cell>
          <table:table-cell office:value-type="float" office:value="1349" calcext:value-type="float">
            <text:p>13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style-name="ce1"/>
          <table:table-cell office:value-type="float" office:value="18586" calcext:value-type="float">
            <text:p>18586.0</text:p>
          </table:table-cell>
          <table:table-cell office:value-type="float" office:value="21974" calcext:value-type="float">
            <text:p>21974.0</text:p>
          </table:table-cell>
          <table:table-cell office:value-type="float" office:value="506" calcext:value-type="float">
            <text:p>506.0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style-name="ce1"/>
          <table:table-cell office:value-type="float" office:value="17005" calcext:value-type="float">
            <text:p>17005.0</text:p>
          </table:table-cell>
          <table:table-cell office:value-type="float" office:value="25524" calcext:value-type="float">
            <text:p>25524.0</text:p>
          </table:table-cell>
          <table:table-cell office:value-type="float" office:value="631" calcext:value-type="float">
            <text:p>631.0</text:p>
          </table:table-cell>
          <table:table-cell office:value-type="float" office:value="0" calcext:value-type="float">
            <text:p>0</text:p>
          </table:table-cell>
          <table:table-cell office:value-type="float" office:value="1351" calcext:value-type="float">
            <text:p>13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style-name="ce1"/>
          <table:table-cell office:value-type="float" office:value="18552" calcext:value-type="float">
            <text:p>18552.0</text:p>
          </table:table-cell>
          <table:table-cell office:value-type="float" office:value="21950" calcext:value-type="float">
            <text:p>21950.0</text:p>
          </table:table-cell>
          <table:table-cell office:value-type="float" office:value="505" calcext:value-type="float">
            <text:p>505.0</text:p>
          </table:table-cell>
          <table:table-cell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style-name="ce1"/>
          <table:table-cell office:value-type="float" office:value="16968" calcext:value-type="float">
            <text:p>16968.0</text:p>
          </table:table-cell>
          <table:table-cell office:value-type="float" office:value="25564" calcext:value-type="float">
            <text:p>25564.0</text:p>
          </table:table-cell>
          <table:table-cell office:value-type="float" office:value="632" calcext:value-type="float">
            <text:p>632.0</text:p>
          </table:table-cell>
          <table:table-cell office:value-type="float" office:value="0" calcext:value-type="float">
            <text:p>0</text:p>
          </table:table-cell>
          <table:table-cell office:value-type="float" office:value="1353" calcext:value-type="float">
            <text:p>13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style-name="ce1"/>
          <table:table-cell office:value-type="float" office:value="18536" calcext:value-type="float">
            <text:p>18536.0</text:p>
          </table:table-cell>
          <table:table-cell office:value-type="float" office:value="21924" calcext:value-type="float">
            <text:p>21924.0</text:p>
          </table:table-cell>
          <table:table-cell office:value-type="float" office:value="504" calcext:value-type="float">
            <text:p>504.0</text:p>
          </table:table-cell>
          <table:table-cell office:value-type="float" office:value="0" calcext:value-type="float">
            <text:p>0</text:p>
          </table:table-cell>
          <table:table-cell office:value-type="float" office:value="1354" calcext:value-type="float">
            <text:p>13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style-name="ce1"/>
          <table:table-cell office:value-type="float" office:value="16951" calcext:value-type="float">
            <text:p>16951.0</text:p>
          </table:table-cell>
          <table:table-cell office:value-type="float" office:value="25579" calcext:value-type="float">
            <text:p>25579.0</text:p>
          </table:table-cell>
          <table:table-cell office:value-type="float" office:value="634" calcext:value-type="float">
            <text:p>634.0</text:p>
          </table:table-cell>
          <table:table-cell office:value-type="float" office:value="0" calcext:value-type="float">
            <text:p>0</text:p>
          </table:table-cell>
          <table:table-cell office:value-type="float" office:value="1355" calcext:value-type="float">
            <text:p>13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style-name="ce1"/>
          <table:table-cell office:value-type="float" office:value="18501" calcext:value-type="float">
            <text:p>18501.0</text:p>
          </table:table-cell>
          <table:table-cell office:value-type="float" office:value="21882" calcext:value-type="float">
            <text:p>21882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1356" calcext:value-type="float">
            <text:p>13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style-name="ce1"/>
          <table:table-cell office:value-type="float" office:value="16918" calcext:value-type="float">
            <text:p>16918.0</text:p>
          </table:table-cell>
          <table:table-cell office:value-type="float" office:value="25605" calcext:value-type="float">
            <text:p>25605.0</text:p>
          </table:table-cell>
          <table:table-cell office:value-type="float" office:value="634" calcext:value-type="float">
            <text:p>634.0</text:p>
          </table:table-cell>
          <table:table-cell office:value-type="float" office:value="0" calcext:value-type="float">
            <text:p>0</text:p>
          </table:table-cell>
          <table:table-cell office:value-type="float" office:value="1357" calcext:value-type="float">
            <text:p>13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477" calcext:value-type="float">
            <text:p>18477.0</text:p>
          </table:table-cell>
          <table:table-cell office:value-type="float" office:value="21837" calcext:value-type="float">
            <text:p>21837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1358" calcext:value-type="float">
            <text:p>135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style-name="ce1"/>
          <table:table-cell office:value-type="float" office:value="16901" calcext:value-type="float">
            <text:p>16901.0</text:p>
          </table:table-cell>
          <table:table-cell office:value-type="float" office:value="25626" calcext:value-type="float">
            <text:p>25626.0</text:p>
          </table:table-cell>
          <table:table-cell office:value-type="float" office:value="632" calcext:value-type="float">
            <text:p>632.0</text:p>
          </table:table-cell>
          <table:table-cell office:value-type="float" office:value="0" calcext:value-type="float">
            <text:p>0</text:p>
          </table:table-cell>
          <table:table-cell office:value-type="float" office:value="1359" calcext:value-type="float">
            <text:p>13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style-name="ce1"/>
          <table:table-cell office:value-type="float" office:value="18398" calcext:value-type="float">
            <text:p>18398.0</text:p>
          </table:table-cell>
          <table:table-cell office:value-type="float" office:value="21800" calcext:value-type="float">
            <text:p>21800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style-name="ce2" office:value-type="string" calcext:value-type="string">
            <text:p>re-check</text:p>
          </table:table-cell>
          <table:table-cell office:value-type="float" office:value="16896" calcext:value-type="float">
            <text:p>16896.0</text:p>
          </table:table-cell>
          <table:table-cell office:value-type="float" office:value="25630" calcext:value-type="float">
            <text:p>25630.0</text:p>
          </table:table-cell>
          <table:table-cell office:value-type="float" office:value="631" calcext:value-type="float">
            <text:p>631.0</text:p>
          </table:table-cell>
          <table:table-cell office:value-type="float" office:value="0" calcext:value-type="float">
            <text:p>0</text:p>
          </table:table-cell>
          <table:table-cell office:value-type="float" office:value="1361" calcext:value-type="float">
            <text:p>136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style-name="ce1"/>
          <table:table-cell office:value-type="float" office:value="18325" calcext:value-type="float">
            <text:p>18325.0</text:p>
          </table:table-cell>
          <table:table-cell office:value-type="float" office:value="21694" calcext:value-type="float">
            <text:p>21694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1362" calcext:value-type="float">
            <text:p>13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style-name="ce1"/>
          <table:table-cell office:value-type="float" office:value="18311" calcext:value-type="float">
            <text:p>18311.0</text:p>
          </table:table-cell>
          <table:table-cell office:value-type="float" office:value="21674" calcext:value-type="float">
            <text:p>21674.0</text:p>
          </table:table-cell>
          <table:table-cell office:value-type="float" office:value="502" calcext:value-type="float">
            <text:p>502.0</text:p>
          </table:table-cell>
          <table:table-cell office:value-type="float" office:value="0" calcext:value-type="float">
            <text:p>0</text:p>
          </table:table-cell>
          <table:table-cell office:value-type="float" office:value="1364" calcext:value-type="float">
            <text:p>13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style-name="ce1"/>
          <table:table-cell office:value-type="float" office:value="18303" calcext:value-type="float">
            <text:p>18303.0</text:p>
          </table:table-cell>
          <table:table-cell office:value-type="float" office:value="21661" calcext:value-type="float">
            <text:p>21661.0</text:p>
          </table:table-cell>
          <table:table-cell office:value-type="float" office:value="501" calcext:value-type="float">
            <text:p>501.0</text:p>
          </table:table-cell>
          <table:table-cell office:value-type="float" office:value="0" calcext:value-type="float">
            <text:p>0</text:p>
          </table:table-cell>
          <table:table-cell office:value-type="float" office:value="1365" calcext:value-type="float">
            <text:p>13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style-name="ce1"/>
          <table:table-cell office:value-type="float" office:value="18285" calcext:value-type="float">
            <text:p>18285.0</text:p>
          </table:table-cell>
          <table:table-cell office:value-type="float" office:value="21618" calcext:value-type="float">
            <text:p>21618.0</text:p>
          </table:table-cell>
          <table:table-cell office:value-type="float" office:value="500" calcext:value-type="float">
            <text:p>500.0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style-name="ce1"/>
          <table:table-cell office:value-type="float" office:value="18275" calcext:value-type="float">
            <text:p>18275.0</text:p>
          </table:table-cell>
          <table:table-cell office:value-type="float" office:value="21609" calcext:value-type="float">
            <text:p>21609.0</text:p>
          </table:table-cell>
          <table:table-cell office:value-type="float" office:value="499" calcext:value-type="float">
            <text:p>499.0</text:p>
          </table:table-cell>
          <table:table-cell office:value-type="float" office:value="0" calcext:value-type="float">
            <text:p>0</text:p>
          </table:table-cell>
          <table:table-cell office:value-type="float" office:value="1367" calcext:value-type="float">
            <text:p>13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style-name="ce1"/>
          <table:table-cell office:value-type="float" office:value="18266" calcext:value-type="float">
            <text:p>18266.0</text:p>
          </table:table-cell>
          <table:table-cell office:value-type="float" office:value="21590" calcext:value-type="float">
            <text:p>21590.0</text:p>
          </table:table-cell>
          <table:table-cell office:value-type="float" office:value="498" calcext:value-type="float">
            <text:p>498.0</text:p>
          </table:table-cell>
          <table:table-cell office:value-type="float" office:value="0" calcext:value-type="float">
            <text:p>0</text:p>
          </table:table-cell>
          <table:table-cell office:value-type="float" office:value="1368" calcext:value-type="float">
            <text:p>13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style-name="ce1"/>
          <table:table-cell office:value-type="float" office:value="18266" calcext:value-type="float">
            <text:p>18266.0</text:p>
          </table:table-cell>
          <table:table-cell office:value-type="float" office:value="21587" calcext:value-type="float">
            <text:p>21587.0</text:p>
          </table:table-cell>
          <table:table-cell office:value-type="float" office:value="497" calcext:value-type="float">
            <text:p>497.0</text:p>
          </table:table-cell>
          <table:table-cell office:value-type="float" office:value="0" calcext:value-type="float">
            <text:p>0</text:p>
          </table:table-cell>
          <table:table-cell office:value-type="float" office:value="1369" calcext:value-type="float">
            <text:p>13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style-name="ce1"/>
          <table:table-cell office:value-type="float" office:value="18268" calcext:value-type="float">
            <text:p>18268.0</text:p>
          </table:table-cell>
          <table:table-cell office:value-type="float" office:value="21578" calcext:value-type="float">
            <text:p>21578.0</text:p>
          </table:table-cell>
          <table:table-cell office:value-type="float" office:value="496" calcext:value-type="float">
            <text:p>496.0</text:p>
          </table:table-cell>
          <table:table-cell office:value-type="float" office:value="0" calcext:value-type="float">
            <text:p>0</text:p>
          </table:table-cell>
          <table:table-cell office:value-type="float" office:value="1370" calcext:value-type="float">
            <text:p>13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style-name="ce1"/>
          <table:table-cell office:value-type="float" office:value="18266" calcext:value-type="float">
            <text:p>18266.0</text:p>
          </table:table-cell>
          <table:table-cell office:value-type="float" office:value="21570" calcext:value-type="float">
            <text:p>21570.0</text:p>
          </table:table-cell>
          <table:table-cell office:value-type="float" office:value="495" calcext:value-type="float">
            <text:p>495.0</text:p>
          </table:table-cell>
          <table:table-cell office:value-type="float" office:value="0" calcext:value-type="float">
            <text:p>0</text:p>
          </table:table-cell>
          <table:table-cell office:value-type="float" office:value="1371" calcext:value-type="float">
            <text:p>13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style-name="ce1"/>
          <table:table-cell office:value-type="float" office:value="18262" calcext:value-type="float">
            <text:p>18262.0</text:p>
          </table:table-cell>
          <table:table-cell office:value-type="float" office:value="21533" calcext:value-type="float">
            <text:p>21533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1372" calcext:value-type="float">
            <text:p>13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style-name="ce1"/>
          <table:table-cell office:value-type="float" office:value="18246" calcext:value-type="float">
            <text:p>18246.0</text:p>
          </table:table-cell>
          <table:table-cell office:value-type="float" office:value="21483" calcext:value-type="float">
            <text:p>21483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1373" calcext:value-type="float">
            <text:p>13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style-name="ce1"/>
          <table:table-cell office:value-type="float" office:value="18247" calcext:value-type="float">
            <text:p>18247.0</text:p>
          </table:table-cell>
          <table:table-cell office:value-type="float" office:value="21449" calcext:value-type="float">
            <text:p>21449.0</text:p>
          </table:table-cell>
          <table:table-cell office:value-type="float" office:value="493" calcext:value-type="float">
            <text:p>493.0</text:p>
          </table:table-cell>
          <table:table-cell office:value-type="float" office:value="0" calcext:value-type="float">
            <text:p>0</text:p>
          </table:table-cell>
          <table:table-cell office:value-type="float" office:value="1374" calcext:value-type="float">
            <text:p>13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style-name="ce1"/>
          <table:table-cell office:value-type="float" office:value="18257" calcext:value-type="float">
            <text:p>18257.0</text:p>
          </table:table-cell>
          <table:table-cell office:value-type="float" office:value="21401" calcext:value-type="float">
            <text:p>21401.0</text:p>
          </table:table-cell>
          <table:table-cell office:value-type="float" office:value="493" calcext:value-type="float">
            <text:p>493.0</text:p>
          </table:table-cell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style-name="ce1"/>
          <table:table-cell office:value-type="float" office:value="18252" calcext:value-type="float">
            <text:p>18252.0</text:p>
          </table:table-cell>
          <table:table-cell office:value-type="float" office:value="21355" calcext:value-type="float">
            <text:p>21355.0</text:p>
          </table:table-cell>
          <table:table-cell office:value-type="float" office:value="492" calcext:value-type="float">
            <text:p>492.0</text:p>
          </table:table-cell>
          <table:table-cell office:value-type="float" office:value="0" calcext:value-type="float">
            <text:p>0</text:p>
          </table:table-cell>
          <table:table-cell office:value-type="float" office:value="1376" calcext:value-type="float">
            <text:p>13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style-name="ce1"/>
          <table:table-cell office:value-type="float" office:value="18237" calcext:value-type="float">
            <text:p>18237.0</text:p>
          </table:table-cell>
          <table:table-cell office:value-type="float" office:value="21317" calcext:value-type="float">
            <text:p>21317.0</text:p>
          </table:table-cell>
          <table:table-cell office:value-type="float" office:value="492" calcext:value-type="float">
            <text:p>492.0</text:p>
          </table:table-cell>
          <table:table-cell office:value-type="float" office:value="0" calcext:value-type="float">
            <text:p>0</text:p>
          </table:table-cell>
          <table:table-cell office:value-type="float" office:value="1377" calcext:value-type="float">
            <text:p>13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style-name="ce1"/>
          <table:table-cell office:value-type="float" office:value="18233" calcext:value-type="float">
            <text:p>18233.0</text:p>
          </table:table-cell>
          <table:table-cell office:value-type="float" office:value="21295" calcext:value-type="float">
            <text:p>21295.0</text:p>
          </table:table-cell>
          <table:table-cell office:value-type="float" office:value="491" calcext:value-type="float">
            <text:p>491.0</text:p>
          </table:table-cell>
          <table:table-cell office:value-type="float" office:value="0" calcext:value-type="float">
            <text:p>0</text:p>
          </table:table-cell>
          <table:table-cell office:value-type="float" office:value="1378" calcext:value-type="float">
            <text:p>13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style-name="ce1"/>
          <table:table-cell office:value-type="float" office:value="18233" calcext:value-type="float">
            <text:p>18233.0</text:p>
          </table:table-cell>
          <table:table-cell office:value-type="float" office:value="21290" calcext:value-type="float">
            <text:p>21290.0</text:p>
          </table:table-cell>
          <table:table-cell office:value-type="float" office:value="490" calcext:value-type="float">
            <text:p>490.0</text:p>
          </table:table-cell>
          <table:table-cell office:value-type="float" office:value="0" calcext:value-type="float">
            <text:p>0</text:p>
          </table:table-cell>
          <table:table-cell office:value-type="float" office:value="1379" calcext:value-type="float">
            <text:p>13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style-name="ce1"/>
          <table:table-cell office:value-type="float" office:value="18227" calcext:value-type="float">
            <text:p>18227.0</text:p>
          </table:table-cell>
          <table:table-cell office:value-type="float" office:value="21266" calcext:value-type="float">
            <text:p>21266.0</text:p>
          </table:table-cell>
          <table:table-cell office:value-type="float" office:value="489" calcext:value-type="float">
            <text:p>489.0</text:p>
          </table:table-cell>
          <table:table-cell office:value-type="float" office:value="0" calcext:value-type="float">
            <text:p>0</text:p>
          </table:table-cell>
          <table:table-cell office:value-type="float" office:value="1380" calcext:value-type="float">
            <text:p>13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style-name="ce1"/>
          <table:table-cell office:value-type="float" office:value="18220" calcext:value-type="float">
            <text:p>18220.0</text:p>
          </table:table-cell>
          <table:table-cell office:value-type="float" office:value="21259" calcext:value-type="float">
            <text:p>21259.0</text:p>
          </table:table-cell>
          <table:table-cell office:value-type="float" office:value="488" calcext:value-type="float">
            <text:p>488.0</text:p>
          </table:table-cell>
          <table:table-cell office:value-type="float" office:value="0" calcext:value-type="float">
            <text:p>0</text:p>
          </table:table-cell>
          <table:table-cell office:value-type="float" office:value="1381" calcext:value-type="float">
            <text:p>13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style-name="ce1"/>
          <table:table-cell office:value-type="float" office:value="18211" calcext:value-type="float">
            <text:p>18211.0</text:p>
          </table:table-cell>
          <table:table-cell office:value-type="float" office:value="21247" calcext:value-type="float">
            <text:p>21247.0</text:p>
          </table:table-cell>
          <table:table-cell office:value-type="float" office:value="487" calcext:value-type="float">
            <text:p>487.0</text:p>
          </table:table-cell>
          <table:table-cell office:value-type="float" office:value="0" calcext:value-type="float">
            <text:p>0</text:p>
          </table:table-cell>
          <table:table-cell office:value-type="float" office:value="1382" calcext:value-type="float">
            <text:p>13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style-name="ce1"/>
          <table:table-cell office:value-type="float" office:value="18197" calcext:value-type="float">
            <text:p>18197.0</text:p>
          </table:table-cell>
          <table:table-cell office:value-type="float" office:value="21233" calcext:value-type="float">
            <text:p>21233.0</text:p>
          </table:table-cell>
          <table:table-cell office:value-type="float" office:value="486" calcext:value-type="float">
            <text:p>486.0</text:p>
          </table:table-cell>
          <table:table-cell office:value-type="float" office:value="0" calcext:value-type="float">
            <text:p>0</text:p>
          </table:table-cell>
          <table:table-cell office:value-type="float" office:value="1383" calcext:value-type="float">
            <text:p>13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style-name="ce1"/>
          <table:table-cell office:value-type="float" office:value="18175" calcext:value-type="float">
            <text:p>18175.0</text:p>
          </table:table-cell>
          <table:table-cell office:value-type="float" office:value="21225" calcext:value-type="float">
            <text:p>21225.0</text:p>
          </table:table-cell>
          <table:table-cell office:value-type="float" office:value="484" calcext:value-type="float">
            <text:p>484.0</text:p>
          </table:table-cell>
          <table:table-cell office:value-type="float" office:value="0" calcext:value-type="float">
            <text:p>0</text:p>
          </table:table-cell>
          <table:table-cell office:value-type="float" office:value="1384" calcext:value-type="float">
            <text:p>13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style-name="ce1"/>
          <table:table-cell office:value-type="float" office:value="18152" calcext:value-type="float">
            <text:p>18152.0</text:p>
          </table:table-cell>
          <table:table-cell office:value-type="float" office:value="21211" calcext:value-type="float">
            <text:p>21211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1385" calcext:value-type="float">
            <text:p>13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style-name="ce1"/>
          <table:table-cell office:value-type="float" office:value="18124" calcext:value-type="float">
            <text:p>18124.0</text:p>
          </table:table-cell>
          <table:table-cell office:value-type="float" office:value="21193" calcext:value-type="float">
            <text:p>21193.0</text:p>
          </table:table-cell>
          <table:table-cell office:value-type="float" office:value="482" calcext:value-type="float">
            <text:p>482.0</text:p>
          </table:table-cell>
          <table:table-cell office:value-type="float" office:value="0" calcext:value-type="float">
            <text:p>0</text:p>
          </table:table-cell>
          <table:table-cell office:value-type="float" office:value="1386" calcext:value-type="float">
            <text:p>13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style-name="ce1"/>
          <table:table-cell office:value-type="float" office:value="18115" calcext:value-type="float">
            <text:p>18115.0</text:p>
          </table:table-cell>
          <table:table-cell office:value-type="float" office:value="21185" calcext:value-type="float">
            <text:p>21185.0</text:p>
          </table:table-cell>
          <table:table-cell office:value-type="float" office:value="480" calcext:value-type="float">
            <text:p>480.0</text:p>
          </table:table-cell>
          <table:table-cell office:value-type="float" office:value="0" calcext:value-type="float">
            <text:p>0</text:p>
          </table:table-cell>
          <table:table-cell office:value-type="float" office:value="1387" calcext:value-type="float">
            <text:p>13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style-name="ce1"/>
          <table:table-cell office:value-type="float" office:value="18110" calcext:value-type="float">
            <text:p>18110.0</text:p>
          </table:table-cell>
          <table:table-cell office:value-type="float" office:value="21179" calcext:value-type="float">
            <text:p>21179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1388" calcext:value-type="float">
            <text:p>13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style-name="ce1"/>
          <table:table-cell office:value-type="float" office:value="18099" calcext:value-type="float">
            <text:p>18099.0</text:p>
          </table:table-cell>
          <table:table-cell office:value-type="float" office:value="21178" calcext:value-type="float">
            <text:p>21178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1389" calcext:value-type="float">
            <text:p>13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style-name="ce1"/>
          <table:table-cell office:value-type="float" office:value="18091" calcext:value-type="float">
            <text:p>18091.0</text:p>
          </table:table-cell>
          <table:table-cell office:value-type="float" office:value="21165" calcext:value-type="float">
            <text:p>21165.0</text:p>
          </table:table-cell>
          <table:table-cell office:value-type="float" office:value="476" calcext:value-type="float">
            <text:p>476.0</text:p>
          </table:table-cell>
          <table:table-cell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style-name="ce1"/>
          <table:table-cell office:value-type="float" office:value="18081" calcext:value-type="float">
            <text:p>18081.0</text:p>
          </table:table-cell>
          <table:table-cell office:value-type="float" office:value="21145" calcext:value-type="float">
            <text:p>21145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1391" calcext:value-type="float">
            <text:p>13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style-name="ce1"/>
          <table:table-cell office:value-type="float" office:value="18062" calcext:value-type="float">
            <text:p>18062.0</text:p>
          </table:table-cell>
          <table:table-cell office:value-type="float" office:value="21132" calcext:value-type="float">
            <text:p>21132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style-name="ce1"/>
          <table:table-cell office:value-type="float" office:value="18038" calcext:value-type="float">
            <text:p>18038.0</text:p>
          </table:table-cell>
          <table:table-cell office:value-type="float" office:value="21108" calcext:value-type="float">
            <text:p>21108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1393" calcext:value-type="float">
            <text:p>13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style-name="ce1"/>
          <table:table-cell office:value-type="float" office:value="18065" calcext:value-type="float">
            <text:p>18065.0</text:p>
          </table:table-cell>
          <table:table-cell office:value-type="float" office:value="21140" calcext:value-type="float">
            <text:p>21140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1393" calcext:value-type="float">
            <text:p>13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style-name="ce1"/>
          <table:table-cell office:value-type="float" office:value="17995" calcext:value-type="float">
            <text:p>17995.0</text:p>
          </table:table-cell>
          <table:table-cell office:value-type="float" office:value="21065" calcext:value-type="float">
            <text:p>21065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1394" calcext:value-type="float">
            <text:p>13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style-name="ce1"/>
          <table:table-cell office:value-type="float" office:value="18070" calcext:value-type="float">
            <text:p>18070.0</text:p>
          </table:table-cell>
          <table:table-cell office:value-type="float" office:value="21141" calcext:value-type="float">
            <text:p>21141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1395" calcext:value-type="float">
            <text:p>13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style-name="ce1"/>
          <table:table-cell office:value-type="float" office:value="17979" calcext:value-type="float">
            <text:p>17979.0</text:p>
          </table:table-cell>
          <table:table-cell office:value-type="float" office:value="21027" calcext:value-type="float">
            <text:p>21027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1396" calcext:value-type="float">
            <text:p>13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style-name="ce1"/>
          <table:table-cell office:value-type="float" office:value="18073" calcext:value-type="float">
            <text:p>18073.0</text:p>
          </table:table-cell>
          <table:table-cell office:value-type="float" office:value="21130" calcext:value-type="float">
            <text:p>21130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1397" calcext:value-type="float">
            <text:p>13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1"/>
          <table:table-cell office:value-type="float" office:value="17942" calcext:value-type="float">
            <text:p>17942.0</text:p>
          </table:table-cell>
          <table:table-cell office:value-type="float" office:value="20996" calcext:value-type="float">
            <text:p>20996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1398" calcext:value-type="float">
            <text:p>13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style-name="ce1"/>
          <table:table-cell office:value-type="float" office:value="18069" calcext:value-type="float">
            <text:p>18069.0</text:p>
          </table:table-cell>
          <table:table-cell office:value-type="float" office:value="21128" calcext:value-type="float">
            <text:p>21128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1399" calcext:value-type="float">
            <text:p>13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style-name="ce1"/>
          <table:table-cell office:value-type="float" office:value="17922" calcext:value-type="float">
            <text:p>17922.0</text:p>
          </table:table-cell>
          <table:table-cell office:value-type="float" office:value="20979" calcext:value-type="float">
            <text:p>20979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style-name="ce1"/>
          <table:table-cell office:value-type="float" office:value="18061" calcext:value-type="float">
            <text:p>18061.0</text:p>
          </table:table-cell>
          <table:table-cell office:value-type="float" office:value="21120" calcext:value-type="float">
            <text:p>21120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1401" calcext:value-type="float">
            <text:p>14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style-name="ce1"/>
          <table:table-cell office:value-type="float" office:value="17881" calcext:value-type="float">
            <text:p>17881.0</text:p>
          </table:table-cell>
          <table:table-cell office:value-type="float" office:value="20943" calcext:value-type="float">
            <text:p>20943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1402" calcext:value-type="float">
            <text:p>14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style-name="ce1"/>
          <table:table-cell office:value-type="float" office:value="18056" calcext:value-type="float">
            <text:p>18056.0</text:p>
          </table:table-cell>
          <table:table-cell office:value-type="float" office:value="21115" calcext:value-type="float">
            <text:p>21115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1403" calcext:value-type="float">
            <text:p>14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style-name="ce1"/>
          <table:table-cell office:value-type="float" office:value="17861" calcext:value-type="float">
            <text:p>17861.0</text:p>
          </table:table-cell>
          <table:table-cell office:value-type="float" office:value="20928" calcext:value-type="float">
            <text:p>20928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1404" calcext:value-type="float">
            <text:p>14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style-name="ce1"/>
          <table:table-cell office:value-type="float" office:value="18057" calcext:value-type="float">
            <text:p>18057.0</text:p>
          </table:table-cell>
          <table:table-cell office:value-type="float" office:value="21115" calcext:value-type="float">
            <text:p>21115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style-name="ce1"/>
          <table:table-cell office:value-type="float" office:value="17851" calcext:value-type="float">
            <text:p>17851.0</text:p>
          </table:table-cell>
          <table:table-cell office:value-type="float" office:value="20904" calcext:value-type="float">
            <text:p>20904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1406" calcext:value-type="float">
            <text:p>14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style-name="ce1"/>
          <table:table-cell office:value-type="float" office:value="18056" calcext:value-type="float">
            <text:p>18056.0</text:p>
          </table:table-cell>
          <table:table-cell office:value-type="float" office:value="21110" calcext:value-type="float">
            <text:p>21110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1407" calcext:value-type="float">
            <text:p>14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style-name="ce1"/>
          <table:table-cell office:value-type="float" office:value="17813" calcext:value-type="float">
            <text:p>17813.0</text:p>
          </table:table-cell>
          <table:table-cell office:value-type="float" office:value="20851" calcext:value-type="float">
            <text:p>20851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style-name="ce1"/>
          <table:table-cell office:value-type="float" office:value="18055" calcext:value-type="float">
            <text:p>18055.0</text:p>
          </table:table-cell>
          <table:table-cell office:value-type="float" office:value="21110" calcext:value-type="float">
            <text:p>21110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1409" calcext:value-type="float">
            <text:p>14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style-name="ce1"/>
          <table:table-cell office:value-type="float" office:value="17761" calcext:value-type="float">
            <text:p>17761.0</text:p>
          </table:table-cell>
          <table:table-cell office:value-type="float" office:value="20821" calcext:value-type="float">
            <text:p>20821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style-name="ce1"/>
          <table:table-cell office:value-type="float" office:value="18052" calcext:value-type="float">
            <text:p>18052.0</text:p>
          </table:table-cell>
          <table:table-cell office:value-type="float" office:value="21110" calcext:value-type="float">
            <text:p>21110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1411" calcext:value-type="float">
            <text:p>14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style-name="ce1"/>
          <table:table-cell office:value-type="float" office:value="17749" calcext:value-type="float">
            <text:p>17749.0</text:p>
          </table:table-cell>
          <table:table-cell office:value-type="float" office:value="20815" calcext:value-type="float">
            <text:p>20815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1412" calcext:value-type="float">
            <text:p>14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style-name="ce1"/>
          <table:table-cell office:value-type="float" office:value="18051" calcext:value-type="float">
            <text:p>18051.0</text:p>
          </table:table-cell>
          <table:table-cell office:value-type="float" office:value="21113" calcext:value-type="float">
            <text:p>21113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1413" calcext:value-type="float">
            <text:p>14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style-name="ce1"/>
          <table:table-cell office:value-type="float" office:value="17717" calcext:value-type="float">
            <text:p>17717.0</text:p>
          </table:table-cell>
          <table:table-cell office:value-type="float" office:value="20782" calcext:value-type="float">
            <text:p>20782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style-name="ce1"/>
          <table:table-cell office:value-type="float" office:value="17718" calcext:value-type="float">
            <text:p>17718.0</text:p>
          </table:table-cell>
          <table:table-cell office:value-type="float" office:value="20762" calcext:value-type="float">
            <text:p>20762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 table:number-rows-repeated="104715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2T15:40:39.181759494</dc:date>
    <meta:document-statistic meta:table-count="1" meta:cell-count="8532" meta:object-count="0"/>
    <meta:generator>LibreOffice/4.2.8.2$Linux_X86_64 LibreOffice_project/420m0$Build-2</meta:generator>
  </office:meta>
</office:document-meta>
</file>